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d792b2a" officeooo:paragraph-rsid="11be5a8f"/>
    </style:style>
    <style:style style:name="P206" style:family="paragraph" style:parent-style-name="Text_20_body">
      <style:text-properties officeooo:paragraph-rsid="11e506b1"/>
    </style:style>
    <style:style style:name="P207" style:family="paragraph" style:parent-style-name="Text_20_body">
      <style:text-properties officeooo:rsid="1201dc02" officeooo:paragraph-rsid="1205dc09"/>
    </style:style>
    <style:style style:name="P208" style:family="paragraph" style:parent-style-name="Text_20_body">
      <style:text-properties officeooo:rsid="1201dc02" officeooo:paragraph-rsid="19bd59b7"/>
    </style:style>
    <style:style style:name="P209" style:family="paragraph" style:parent-style-name="Text_20_body">
      <style:text-properties officeooo:rsid="1201dc02" officeooo:paragraph-rsid="19bdf4cf"/>
    </style:style>
    <style:style style:name="P210" style:family="paragraph" style:parent-style-name="Text_20_body">
      <style:text-properties officeooo:rsid="1201dc02" officeooo:paragraph-rsid="1c87741f"/>
    </style:style>
    <style:style style:name="P211" style:family="paragraph" style:parent-style-name="Text_20_body">
      <style:text-properties officeooo:rsid="0d8dba42" officeooo:paragraph-rsid="0d8dba42"/>
    </style:style>
    <style:style style:name="P212" style:family="paragraph" style:parent-style-name="Text_20_body">
      <style:text-properties officeooo:rsid="129eb4ab" officeooo:paragraph-rsid="16c00943"/>
    </style:style>
    <style:style style:name="P213" style:family="paragraph" style:parent-style-name="Text_20_body">
      <style:text-properties officeooo:rsid="129554af" officeooo:paragraph-rsid="16c00943"/>
    </style:style>
    <style:style style:name="P214" style:family="paragraph" style:parent-style-name="Text_20_body">
      <style:text-properties officeooo:rsid="1298bba0" officeooo:paragraph-rsid="16c00943"/>
    </style:style>
    <style:style style:name="P215" style:family="paragraph" style:parent-style-name="Text_20_body">
      <style:text-properties officeooo:rsid="129a4a49" officeooo:paragraph-rsid="16c00943"/>
    </style:style>
    <style:style style:name="P216" style:family="paragraph" style:parent-style-name="Text_20_body">
      <style:text-properties officeooo:rsid="0d91cd38" officeooo:paragraph-rsid="16e3d221"/>
    </style:style>
    <style:style style:name="P217" style:family="paragraph" style:parent-style-name="Text_20_body">
      <style:text-properties officeooo:rsid="0d91cd38" officeooo:paragraph-rsid="19bb349d"/>
    </style:style>
    <style:style style:name="P218" style:family="paragraph" style:parent-style-name="Text_20_body">
      <style:text-properties officeooo:rsid="1207db1f" officeooo:paragraph-rsid="1207db1f"/>
    </style:style>
    <style:style style:name="P219" style:family="paragraph" style:parent-style-name="Text_20_body">
      <style:text-properties officeooo:paragraph-rsid="17fa615c"/>
    </style:style>
    <style:style style:name="P220" style:family="paragraph" style:parent-style-name="Text_20_body">
      <style:text-properties officeooo:rsid="18031e6e" officeooo:paragraph-rsid="18031e6e"/>
    </style:style>
    <style:style style:name="P221" style:family="paragraph" style:parent-style-name="Text_20_body">
      <style:text-properties officeooo:rsid="0d0d638d" officeooo:paragraph-rsid="1804bdfe"/>
    </style:style>
    <style:style style:name="P222" style:family="paragraph" style:parent-style-name="Text_20_body">
      <style:text-properties officeooo:rsid="196abd03" officeooo:paragraph-rsid="196abd03"/>
    </style:style>
    <style:style style:name="P223" style:family="paragraph" style:parent-style-name="Text_20_body">
      <style:text-properties officeooo:rsid="0beb7791" officeooo:paragraph-rsid="196b272a"/>
    </style:style>
    <style:style style:name="P224" style:family="paragraph" style:parent-style-name="Text_20_body">
      <style:text-properties officeooo:rsid="0bbf3792" officeooo:paragraph-rsid="19738d15"/>
    </style:style>
    <style:style style:name="P225" style:family="paragraph" style:parent-style-name="Text_20_body">
      <style:text-properties officeooo:rsid="0bd4e8c7" officeooo:paragraph-rsid="1974c350"/>
    </style:style>
    <style:style style:name="P226" style:family="paragraph" style:parent-style-name="Text_20_body">
      <style:text-properties officeooo:paragraph-rsid="19786505"/>
    </style:style>
    <style:style style:name="P227" style:family="paragraph" style:parent-style-name="Text_20_body">
      <style:text-properties officeooo:paragraph-rsid="1978befc"/>
    </style:style>
    <style:style style:name="P228" style:family="paragraph" style:parent-style-name="Text_20_body">
      <style:text-properties officeooo:paragraph-rsid="19792592"/>
    </style:style>
    <style:style style:name="P229" style:family="paragraph" style:parent-style-name="Text_20_body">
      <style:text-properties officeooo:paragraph-rsid="0c499913"/>
    </style:style>
    <style:style style:name="P230" style:family="paragraph" style:parent-style-name="Text_20_body">
      <style:text-properties officeooo:rsid="1985464c" officeooo:paragraph-rsid="1985464c"/>
    </style:style>
    <style:style style:name="P231" style:family="paragraph" style:parent-style-name="Text_20_body">
      <style:text-properties officeooo:paragraph-rsid="19a2a52b"/>
    </style:style>
    <style:style style:name="P232" style:family="paragraph" style:parent-style-name="Text_20_body">
      <style:text-properties officeooo:paragraph-rsid="19a40040"/>
    </style:style>
    <style:style style:name="P233" style:family="paragraph" style:parent-style-name="Text_20_body">
      <style:text-properties officeooo:paragraph-rsid="19a7ab6d"/>
    </style:style>
    <style:style style:name="P234" style:family="paragraph" style:parent-style-name="Text_20_body">
      <style:text-properties officeooo:paragraph-rsid="19a96a31"/>
    </style:style>
    <style:style style:name="P235" style:family="paragraph" style:parent-style-name="Text_20_body">
      <style:text-properties officeooo:rsid="19a9d272" officeooo:paragraph-rsid="19aeae46"/>
    </style:style>
    <style:style style:name="P236" style:family="paragraph" style:parent-style-name="Text_20_body">
      <style:text-properties officeooo:paragraph-rsid="19a9d272"/>
    </style:style>
    <style:style style:name="P237" style:family="paragraph" style:parent-style-name="Text_20_body">
      <style:text-properties officeooo:rsid="19aeae46" officeooo:paragraph-rsid="19aeae46"/>
    </style:style>
    <style:style style:name="P238" style:family="paragraph" style:parent-style-name="Text_20_body">
      <style:text-properties officeooo:rsid="0d712afb" officeooo:paragraph-rsid="19b5f439"/>
    </style:style>
    <style:style style:name="P239" style:family="paragraph" style:parent-style-name="Text_20_body">
      <style:text-properties officeooo:rsid="0d712afb" officeooo:paragraph-rsid="19b6d39f"/>
    </style:style>
    <style:style style:name="P240" style:family="paragraph" style:parent-style-name="Text_20_body">
      <style:text-properties officeooo:rsid="0d6fab28" officeooo:paragraph-rsid="19b5f439"/>
    </style:style>
    <style:style style:name="P241" style:family="paragraph" style:parent-style-name="Text_20_body">
      <style:text-properties officeooo:rsid="0d8f7ff7" officeooo:paragraph-rsid="19baa9b7"/>
    </style:style>
    <style:style style:name="P242" style:family="paragraph" style:parent-style-name="Text_20_body">
      <style:text-properties officeooo:rsid="16e7f075" officeooo:paragraph-rsid="19c35a64"/>
    </style:style>
    <style:style style:name="P243" style:family="paragraph" style:parent-style-name="Text_20_body">
      <style:text-properties officeooo:rsid="16e8b319" officeooo:paragraph-rsid="19c41193"/>
    </style:style>
    <style:style style:name="P244" style:family="paragraph" style:parent-style-name="Text_20_body">
      <style:text-properties officeooo:rsid="0ccef310" officeooo:paragraph-rsid="19a2a52b"/>
    </style:style>
    <style:style style:name="P245" style:family="paragraph" style:parent-style-name="Text_20_body">
      <style:text-properties officeooo:rsid="0ccbf014" officeooo:paragraph-rsid="19a40040"/>
    </style:style>
    <style:style style:name="P246" style:family="paragraph" style:parent-style-name="Text_20_body">
      <style:text-properties officeooo:rsid="0cffede4" officeooo:paragraph-rsid="19a40040"/>
    </style:style>
    <style:style style:name="P247" style:family="paragraph" style:parent-style-name="Text_20_body">
      <style:text-properties officeooo:rsid="0d0f7b2b" officeooo:paragraph-rsid="19a7ab6d"/>
    </style:style>
    <style:style style:name="P248" style:family="paragraph" style:parent-style-name="Text_20_body">
      <style:text-properties officeooo:rsid="0d1b5941" officeooo:paragraph-rsid="19a7ab6d"/>
    </style:style>
    <style:style style:name="P249" style:family="paragraph" style:parent-style-name="Text_20_body">
      <style:text-properties officeooo:rsid="19a96a31" officeooo:paragraph-rsid="19a96a31"/>
    </style:style>
    <style:style style:name="P250" style:family="paragraph" style:parent-style-name="Text_20_body">
      <style:text-properties officeooo:rsid="0d2ea86e" officeooo:paragraph-rsid="19a9d272"/>
    </style:style>
    <style:style style:name="P251" style:family="paragraph" style:parent-style-name="Text_20_body">
      <style:text-properties officeooo:rsid="19aeaefb" officeooo:paragraph-rsid="19aeae46"/>
    </style:style>
    <style:style style:name="P252" style:family="paragraph" style:parent-style-name="Text_20_body">
      <style:text-properties officeooo:rsid="19b5f439" officeooo:paragraph-rsid="19b5f439"/>
    </style:style>
    <style:style style:name="P253" style:family="paragraph" style:parent-style-name="Text_20_body">
      <style:text-properties officeooo:rsid="19b6d39f" officeooo:paragraph-rsid="19b6d39f"/>
    </style:style>
    <style:style style:name="P254" style:family="paragraph" style:parent-style-name="Text_20_body">
      <style:text-properties officeooo:rsid="1221bdc9" officeooo:paragraph-rsid="19c69928"/>
    </style:style>
    <style:style style:name="P255" style:family="paragraph" style:parent-style-name="Text_20_body">
      <style:text-properties officeooo:rsid="0ec56be0" officeooo:paragraph-rsid="19ce2140"/>
    </style:style>
    <style:style style:name="P256" style:family="paragraph" style:parent-style-name="Text_20_body">
      <style:text-properties officeooo:rsid="0ec56be0" officeooo:paragraph-rsid="1c6de5b9"/>
    </style:style>
    <style:style style:name="P257" style:family="paragraph" style:parent-style-name="Text_20_body">
      <style:text-properties officeooo:rsid="19cf08e0" officeooo:paragraph-rsid="19cf08e0"/>
    </style:style>
    <style:style style:name="P258" style:family="paragraph" style:parent-style-name="Text_20_body">
      <style:text-properties officeooo:rsid="0f0e5bdd" officeooo:paragraph-rsid="19e72d70"/>
    </style:style>
    <style:style style:name="P259" style:family="paragraph" style:parent-style-name="Text_20_body">
      <style:text-properties officeooo:rsid="0f14cbdb" officeooo:paragraph-rsid="19e876cd"/>
    </style:style>
    <style:style style:name="P260" style:family="paragraph" style:parent-style-name="Text_20_body">
      <style:text-properties officeooo:rsid="19e876cd" officeooo:paragraph-rsid="19e876cd"/>
    </style:style>
    <style:style style:name="P261" style:family="paragraph" style:parent-style-name="Text_20_body">
      <style:text-properties officeooo:rsid="0f2d2fae" officeooo:paragraph-rsid="19ebc139"/>
    </style:style>
    <style:style style:name="P262" style:family="paragraph" style:parent-style-name="Text_20_body">
      <style:text-properties officeooo:rsid="0f11c374" officeooo:paragraph-rsid="19e72d70"/>
    </style:style>
    <style:style style:name="P263" style:family="paragraph" style:parent-style-name="Text_20_body">
      <style:text-properties officeooo:rsid="0f503680" officeooo:paragraph-rsid="19e876cd"/>
    </style:style>
    <style:style style:name="P264" style:family="paragraph" style:parent-style-name="Text_20_body">
      <style:text-properties officeooo:rsid="0f3e2439" officeooo:paragraph-rsid="19ee5f97"/>
    </style:style>
    <style:style style:name="P265" style:family="paragraph" style:parent-style-name="Text_20_body">
      <style:text-properties officeooo:rsid="0f947a33" officeooo:paragraph-rsid="19f1cf53"/>
    </style:style>
    <style:style style:name="P266" style:family="paragraph" style:parent-style-name="Text_20_body">
      <style:text-properties officeooo:rsid="0f197a7d" officeooo:paragraph-rsid="19ed3697"/>
    </style:style>
    <style:style style:name="P267" style:family="paragraph" style:parent-style-name="Text_20_body">
      <style:text-properties officeooo:rsid="0f5f3e09" officeooo:paragraph-rsid="19ee5f97"/>
    </style:style>
    <style:style style:name="P268" style:family="paragraph" style:parent-style-name="Text_20_body">
      <style:text-properties officeooo:rsid="0f42bf0a" officeooo:paragraph-rsid="19ee5f97"/>
    </style:style>
    <style:style style:name="P269" style:family="paragraph" style:parent-style-name="Text_20_body">
      <style:text-properties officeooo:paragraph-rsid="1b189df3"/>
    </style:style>
    <style:style style:name="P270" style:family="paragraph" style:parent-style-name="Text_20_body">
      <style:text-properties officeooo:rsid="0bb0b3d0" officeooo:paragraph-rsid="1b558bda"/>
    </style:style>
    <style:style style:name="P271" style:family="paragraph" style:parent-style-name="Text_20_body">
      <style:text-properties officeooo:paragraph-rsid="1b5ab810"/>
    </style:style>
    <style:style style:name="P272" style:family="paragraph" style:parent-style-name="Text_20_body">
      <style:paragraph-properties>
        <style:tab-stops>
          <style:tab-stop style:position="18.43mm"/>
        </style:tab-stops>
      </style:paragraph-properties>
      <style:text-properties officeooo:rsid="1b5b2c1e" officeooo:paragraph-rsid="1b5b2c1e"/>
    </style:style>
    <style:style style:name="P273" style:family="paragraph" style:parent-style-name="Text_20_body">
      <style:text-properties officeooo:paragraph-rsid="1b6602a7"/>
    </style:style>
    <style:style style:name="P274" style:family="paragraph" style:parent-style-name="Text_20_body">
      <style:text-properties officeooo:rsid="0e2dcde4" officeooo:paragraph-rsid="1b7fdd40"/>
    </style:style>
    <style:style style:name="P275" style:family="paragraph" style:parent-style-name="Text_20_body">
      <style:text-properties officeooo:rsid="0ec68315" officeooo:paragraph-rsid="1b7fdd40"/>
    </style:style>
    <style:style style:name="P276" style:family="paragraph" style:parent-style-name="Text_20_body">
      <style:text-properties officeooo:rsid="1b828b19" officeooo:paragraph-rsid="1b8a404d"/>
    </style:style>
    <style:style style:name="P277" style:family="paragraph" style:parent-style-name="Text_20_body">
      <style:text-properties officeooo:rsid="0ebbc082" officeooo:paragraph-rsid="1b8a404d"/>
    </style:style>
    <style:style style:name="P278" style:family="paragraph" style:parent-style-name="Text_20_body">
      <style:text-properties officeooo:rsid="0e1c5f73" officeooo:paragraph-rsid="1b8ba40c"/>
    </style:style>
    <style:style style:name="P279" style:family="paragraph" style:parent-style-name="Footnote">
      <style:text-properties officeooo:paragraph-rsid="0d0a175b"/>
    </style:style>
    <style:style style:name="P280" style:family="paragraph" style:parent-style-name="Footnote">
      <style:text-properties officeooo:paragraph-rsid="0d7a7113"/>
    </style:style>
    <style:style style:name="P281" style:family="paragraph" style:parent-style-name="Text_20_body">
      <style:text-properties officeooo:rsid="0dee65a4" officeooo:paragraph-rsid="1c953574"/>
    </style:style>
    <style:style style:name="P282" style:family="paragraph" style:parent-style-name="Text_20_body">
      <style:text-properties officeooo:rsid="0dee65a4" officeooo:paragraph-rsid="0dee65a4"/>
    </style:style>
    <style:style style:name="P283" style:family="paragraph" style:parent-style-name="Footnote">
      <style:text-properties officeooo:paragraph-rsid="1ce8c87e"/>
    </style:style>
    <style:style style:name="P284" style:family="paragraph" style:parent-style-name="Footnote">
      <style:text-properties officeooo:rsid="1cf5ed17" officeooo:paragraph-rsid="1cf5ed17"/>
    </style:style>
    <style:style style:name="P285" style:family="paragraph" style:parent-style-name="Footnote">
      <style:text-properties officeooo:paragraph-rsid="1ce9cd27"/>
    </style:style>
    <style:style style:name="P286" style:family="paragraph" style:parent-style-name="Text_20_body">
      <style:text-properties officeooo:paragraph-rsid="1ce290f3"/>
    </style:style>
    <style:style style:name="P287" style:family="paragraph" style:parent-style-name="Text_20_body">
      <style:text-properties officeooo:rsid="0b8c9d03" officeooo:paragraph-rsid="19a14d5d"/>
    </style:style>
    <style:style style:name="P288" style:family="paragraph" style:parent-style-name="Text_20_body">
      <style:text-properties officeooo:rsid="1ced708d" officeooo:paragraph-rsid="1ce290f3"/>
    </style:style>
    <style:style style:name="P289" style:family="paragraph" style:parent-style-name="Heading_20_1">
      <style:text-properties officeooo:paragraph-rsid="1ce436df"/>
    </style:style>
    <style:style style:name="P290" style:family="paragraph" style:parent-style-name="Heading_20_3" style:master-page-name="">
      <style:paragraph-properties style:page-number="auto" fo:break-before="auto" fo:break-after="auto"/>
    </style:style>
    <style:style style:name="P291" style:family="paragraph" style:parent-style-name="Heading_20_3" style:master-page-name="First_20_Page">
      <style:paragraph-properties style:page-number="auto" fo:break-before="page"/>
    </style:style>
    <style:style style:name="P292" style:family="paragraph" style:parent-style-name="Heading_20_3">
      <style:text-properties officeooo:paragraph-rsid="16c00943"/>
    </style:style>
    <style:style style:name="P293" style:family="paragraph" style:parent-style-name="Heading_20_3">
      <style:text-properties fo:language="es" fo:country="CO" officeooo:rsid="0eb07005" officeooo:paragraph-rsid="0eb016d8"/>
    </style:style>
    <style:style style:name="P294" style:family="paragraph" style:parent-style-name="Heading_20_3">
      <style:text-properties officeooo:rsid="0f0e5bdd" officeooo:paragraph-rsid="0f12db14"/>
    </style:style>
    <style:style style:name="P295" style:family="paragraph" style:parent-style-name="Heading_20_4">
      <style:text-properties officeooo:rsid="0bb0b3d0" officeooo:paragraph-rsid="0bb5689a"/>
    </style:style>
    <style:style style:name="P296" style:family="paragraph" style:parent-style-name="Heading_20_4">
      <style:text-properties officeooo:rsid="0c1a7d57" officeooo:paragraph-rsid="0c1a7d57"/>
    </style:style>
    <style:style style:name="P297" style:family="paragraph" style:parent-style-name="Heading_20_4" style:master-page-name="">
      <style:paragraph-properties style:page-number="auto" fo:break-before="auto" fo:break-after="auto"/>
      <style:text-properties officeooo:paragraph-rsid="1ce290f3"/>
    </style:style>
    <style:style style:name="P298" style:family="paragraph" style:parent-style-name="Heading_20_4">
      <style:text-properties officeooo:rsid="0d842d7b" officeooo:paragraph-rsid="0d842d7b"/>
    </style:style>
    <style:style style:name="P299" style:family="paragraph" style:parent-style-name="Text_20_body" style:list-style-name="L1">
      <style:text-properties officeooo:paragraph-rsid="1ce290f3"/>
    </style:style>
    <style:style style:name="P300" style:family="paragraph" style:parent-style-name="Text_20_body" style:list-style-name="L1">
      <style:text-properties officeooo:rsid="1ce8c87e" officeooo:paragraph-rsid="1ce290f3"/>
    </style:style>
    <style:style style:name="P301" style:family="paragraph" style:parent-style-name="Text_20_body" style:list-style-name="L1">
      <style:text-properties officeooo:rsid="1cebd649" officeooo:paragraph-rsid="1ce290f3"/>
    </style:style>
    <style:style style:name="P302" style:family="paragraph" style:parent-style-name="Text_20_body" style:list-style-name="L2">
      <style:text-properties officeooo:paragraph-rsid="19a2a52b"/>
    </style:style>
    <style:style style:name="P303" style:family="paragraph" style:parent-style-name="Text_20_body" style:list-style-name="L3">
      <style:text-properties officeooo:rsid="19b6d39f" officeooo:paragraph-rsid="19b6d39f"/>
    </style:style>
    <style:style style:name="P304" style:family="paragraph" style:parent-style-name="Text_20_body" style:list-style-name="L3">
      <style:text-properties officeooo:rsid="0d712afb" officeooo:paragraph-rsid="19b6d39f"/>
    </style:style>
    <style:style style:name="P305"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306" style:family="paragraph" style:parent-style-name="Text_20_body" style:list-style-name="L4">
      <style:text-properties fo:language="es" fo:country="CO" officeooo:rsid="12918286" officeooo:paragraph-rsid="12918286"/>
    </style:style>
    <style:style style:name="P307" style:family="paragraph" style:parent-style-name="Text_20_body" style:list-style-name="L4">
      <style:text-properties fo:language="es" fo:country="CO" officeooo:rsid="12918286" officeooo:paragraph-rsid="19c69928"/>
    </style:style>
    <style:style style:name="P308" style:family="paragraph" style:parent-style-name="Text_20_body" style:list-style-name="L5">
      <style:text-properties fo:language="es" fo:country="CO" officeooo:rsid="01e5f1a0" officeooo:paragraph-rsid="0e5ae425"/>
    </style:style>
    <style:style style:name="P309" style:family="paragraph" style:parent-style-name="Text_20_body" style:list-style-name="L6">
      <style:text-properties officeooo:rsid="0f503680" officeooo:paragraph-rsid="19e876cd"/>
    </style:style>
    <style:style style:name="P310" style:family="paragraph" style:parent-style-name="Text_20_body" style:list-style-name="L8">
      <style:text-properties officeooo:rsid="0f503680" officeooo:paragraph-rsid="19e876cd"/>
    </style:style>
    <style:style style:name="P311" style:family="paragraph" style:parent-style-name="Text_20_body" style:list-style-name="L9">
      <style:text-properties officeooo:rsid="0f503680" officeooo:paragraph-rsid="19ed3697"/>
    </style:style>
    <style:style style:name="P312" style:family="paragraph" style:parent-style-name="Text_20_body" style:list-style-name="L7">
      <style:text-properties officeooo:rsid="19e876cd" officeooo:paragraph-rsid="19e876cd"/>
    </style:style>
    <style:style style:name="P313" style:family="paragraph" style:parent-style-name="Text_20_body">
      <style:text-properties officeooo:rsid="0fbcaf21" officeooo:paragraph-rsid="10154bb2"/>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fo:language="es" fo:country="CO" officeooo:rsid="1ce101bf"/>
    </style:style>
    <style:style style:name="T146" style:family="text">
      <style:text-properties fo:language="es" fo:country="CO" officeooo:rsid="1ce4460f"/>
    </style:style>
    <style:style style:name="T147" style:family="text">
      <style:text-properties fo:language="es" fo:country="CO" officeooo:rsid="1ce9a877"/>
    </style:style>
    <style:style style:name="T148" style:family="text">
      <style:text-properties officeooo:rsid="0569af48"/>
    </style:style>
    <style:style style:name="T149" style:family="text">
      <style:text-properties officeooo:rsid="056d4f24"/>
    </style:style>
    <style:style style:name="T150" style:family="text">
      <style:text-properties officeooo:rsid="06c3b828"/>
    </style:style>
    <style:style style:name="T151" style:family="text">
      <style:text-properties officeooo:rsid="076c6362"/>
    </style:style>
    <style:style style:name="T152" style:family="text">
      <style:text-properties officeooo:rsid="0a93fcb7"/>
    </style:style>
    <style:style style:name="T153" style:family="text">
      <style:text-properties officeooo:rsid="0b73a3f0"/>
    </style:style>
    <style:style style:name="T154" style:family="text">
      <style:text-properties officeooo:rsid="0b7444e8"/>
    </style:style>
    <style:style style:name="T155" style:family="text">
      <style:text-properties officeooo:rsid="0b748758"/>
    </style:style>
    <style:style style:name="T156" style:family="text">
      <style:text-properties officeooo:rsid="0b792fba"/>
    </style:style>
    <style:style style:name="T157" style:family="text">
      <style:text-properties officeooo:rsid="0b7e4902"/>
    </style:style>
    <style:style style:name="T158" style:family="text">
      <style:text-properties officeooo:rsid="0b813c8a"/>
    </style:style>
    <style:style style:name="T159" style:family="text">
      <style:text-properties officeooo:rsid="0b8c2249"/>
    </style:style>
    <style:style style:name="T160" style:family="text">
      <style:text-properties officeooo:rsid="0b8c9d03"/>
    </style:style>
    <style:style style:name="T161" style:family="text">
      <style:text-properties officeooo:rsid="0b9ee626"/>
    </style:style>
    <style:style style:name="T162" style:family="text">
      <style:text-properties officeooo:rsid="0ba04646"/>
    </style:style>
    <style:style style:name="T163" style:family="text">
      <style:text-properties officeooo:rsid="0ba09ac2"/>
    </style:style>
    <style:style style:name="T164" style:family="text">
      <style:text-properties officeooo:rsid="0ba348a9"/>
    </style:style>
    <style:style style:name="T165" style:family="text">
      <style:text-properties officeooo:rsid="0ba3ff63"/>
    </style:style>
    <style:style style:name="T166" style:family="text">
      <style:text-properties officeooo:rsid="0ba4019e"/>
    </style:style>
    <style:style style:name="T167" style:family="text">
      <style:text-properties officeooo:rsid="0ba57d48"/>
    </style:style>
    <style:style style:name="T168" style:family="text">
      <style:text-properties officeooo:rsid="0ba6edd1"/>
    </style:style>
    <style:style style:name="T169" style:family="text">
      <style:text-properties officeooo:rsid="0ba8f94e"/>
    </style:style>
    <style:style style:name="T170" style:family="text">
      <style:text-properties officeooo:rsid="0baca354"/>
    </style:style>
    <style:style style:name="T171" style:family="text">
      <style:text-properties officeooo:rsid="0bae94fd"/>
    </style:style>
    <style:style style:name="T172" style:family="text">
      <style:text-properties officeooo:rsid="0bb0685c"/>
    </style:style>
    <style:style style:name="T173" style:family="text">
      <style:text-properties officeooo:rsid="0bb1fd11"/>
    </style:style>
    <style:style style:name="T174" style:family="text">
      <style:text-properties officeooo:rsid="0bb34463"/>
    </style:style>
    <style:style style:name="T175" style:family="text">
      <style:text-properties officeooo:rsid="0bb4d377"/>
    </style:style>
    <style:style style:name="T176" style:family="text">
      <style:text-properties officeooo:rsid="0bbd3516"/>
    </style:style>
    <style:style style:name="T177" style:family="text">
      <style:text-properties officeooo:rsid="0bbdf7d6"/>
    </style:style>
    <style:style style:name="T178" style:family="text">
      <style:text-properties officeooo:rsid="0bbf17df"/>
    </style:style>
    <style:style style:name="T179" style:family="text">
      <style:text-properties officeooo:rsid="0bbf3792"/>
    </style:style>
    <style:style style:name="T180" style:family="text">
      <style:text-properties officeooo:rsid="0bc0f15f"/>
    </style:style>
    <style:style style:name="T181" style:family="text">
      <style:text-properties officeooo:rsid="0bc4a72a"/>
    </style:style>
    <style:style style:name="T182" style:family="text">
      <style:text-properties officeooo:rsid="0bc67d9c"/>
    </style:style>
    <style:style style:name="T183" style:family="text">
      <style:text-properties officeooo:rsid="0bc7ff4b"/>
    </style:style>
    <style:style style:name="T184" style:family="text">
      <style:text-properties officeooo:rsid="0bd1b1ff"/>
    </style:style>
    <style:style style:name="T185" style:family="text">
      <style:text-properties officeooo:rsid="0bd2d838"/>
    </style:style>
    <style:style style:name="T186" style:family="text">
      <style:text-properties officeooo:rsid="0bd2fd4a"/>
    </style:style>
    <style:style style:name="T187" style:family="text">
      <style:text-properties officeooo:rsid="0bd4e8c7"/>
    </style:style>
    <style:style style:name="T188" style:family="text">
      <style:text-properties officeooo:rsid="0bd8f2a0"/>
    </style:style>
    <style:style style:name="T189" style:family="text">
      <style:text-properties officeooo:rsid="0bdb99a9"/>
    </style:style>
    <style:style style:name="T190" style:family="text">
      <style:text-properties officeooo:rsid="0bdff79b"/>
    </style:style>
    <style:style style:name="T191" style:family="text">
      <style:text-properties officeooo:rsid="0be2f8ac"/>
    </style:style>
    <style:style style:name="T192" style:family="text">
      <style:text-properties officeooo:rsid="0be8fb20"/>
    </style:style>
    <style:style style:name="T193" style:family="text">
      <style:text-properties officeooo:rsid="0beb7791"/>
    </style:style>
    <style:style style:name="T194" style:family="text">
      <style:text-properties officeooo:rsid="0bef7de0"/>
    </style:style>
    <style:style style:name="T195" style:family="text">
      <style:text-properties officeooo:rsid="0bf14c75"/>
    </style:style>
    <style:style style:name="T196" style:family="text">
      <style:text-properties officeooo:rsid="0bf4fc22"/>
    </style:style>
    <style:style style:name="T197" style:family="text">
      <style:text-properties officeooo:rsid="0bf6f49c"/>
    </style:style>
    <style:style style:name="T198" style:family="text">
      <style:text-properties officeooo:rsid="0bfba6d2"/>
    </style:style>
    <style:style style:name="T199" style:family="text">
      <style:text-properties officeooo:rsid="0bfc6638"/>
    </style:style>
    <style:style style:name="T200" style:family="text">
      <style:text-properties officeooo:rsid="0bfc9534"/>
    </style:style>
    <style:style style:name="T201" style:family="text">
      <style:text-properties officeooo:rsid="0c015ae4"/>
    </style:style>
    <style:style style:name="T202" style:family="text">
      <style:text-properties officeooo:rsid="0c02b2e6"/>
    </style:style>
    <style:style style:name="T203" style:family="text">
      <style:text-properties officeooo:rsid="0c0378a8"/>
    </style:style>
    <style:style style:name="T204" style:family="text">
      <style:text-properties officeooo:rsid="0c04a884"/>
    </style:style>
    <style:style style:name="T205" style:family="text">
      <style:text-properties officeooo:rsid="0c07c578"/>
    </style:style>
    <style:style style:name="T206" style:family="text">
      <style:text-properties officeooo:rsid="0c0807e6"/>
    </style:style>
    <style:style style:name="T207" style:family="text">
      <style:text-properties officeooo:rsid="0c0c0dc1"/>
    </style:style>
    <style:style style:name="T208" style:family="text">
      <style:text-properties officeooo:rsid="0c130731"/>
    </style:style>
    <style:style style:name="T209" style:family="text">
      <style:text-properties officeooo:rsid="0c169019"/>
    </style:style>
    <style:style style:name="T210" style:family="text">
      <style:text-properties officeooo:rsid="0c1bc942"/>
    </style:style>
    <style:style style:name="T211" style:family="text">
      <style:text-properties officeooo:rsid="0bc8e824"/>
    </style:style>
    <style:style style:name="T212" style:family="text">
      <style:text-properties officeooo:rsid="0c1c98da"/>
    </style:style>
    <style:style style:name="T213" style:family="text">
      <style:text-properties officeooo:rsid="0c205e39"/>
    </style:style>
    <style:style style:name="T214" style:family="text">
      <style:text-properties officeooo:rsid="0c208944"/>
    </style:style>
    <style:style style:name="T215" style:family="text">
      <style:text-properties officeooo:rsid="0c314b55"/>
    </style:style>
    <style:style style:name="T216" style:family="text">
      <style:text-properties officeooo:rsid="0c32495c"/>
    </style:style>
    <style:style style:name="T217" style:family="text">
      <style:text-properties officeooo:rsid="0c33e324"/>
    </style:style>
    <style:style style:name="T218" style:family="text">
      <style:text-properties officeooo:rsid="0c366162"/>
    </style:style>
    <style:style style:name="T219" style:family="text">
      <style:text-properties officeooo:rsid="0c36d0a1"/>
    </style:style>
    <style:style style:name="T220" style:family="text">
      <style:text-properties officeooo:rsid="0c37266c"/>
    </style:style>
    <style:style style:name="T221" style:family="text">
      <style:text-properties officeooo:rsid="0c38be3c"/>
    </style:style>
    <style:style style:name="T222" style:family="text">
      <style:text-properties officeooo:rsid="0c448547"/>
    </style:style>
    <style:style style:name="T223" style:family="text">
      <style:text-properties officeooo:rsid="0c46c853"/>
    </style:style>
    <style:style style:name="T224" style:family="text">
      <style:text-properties officeooo:rsid="0c5b53b4"/>
    </style:style>
    <style:style style:name="T225" style:family="text">
      <style:text-properties officeooo:rsid="0c5ff926"/>
    </style:style>
    <style:style style:name="T226" style:family="text">
      <style:text-properties officeooo:rsid="0c615e2a"/>
    </style:style>
    <style:style style:name="T227" style:family="text">
      <style:text-properties officeooo:rsid="0c6ac03a"/>
    </style:style>
    <style:style style:name="T228" style:family="text">
      <style:text-properties officeooo:rsid="0c6cba23"/>
    </style:style>
    <style:style style:name="T229" style:family="text">
      <style:text-properties officeooo:rsid="0c788420"/>
    </style:style>
    <style:style style:name="T230" style:family="text">
      <style:text-properties officeooo:rsid="0c406852"/>
    </style:style>
    <style:style style:name="T231" style:family="text">
      <style:text-properties officeooo:rsid="0c788f9b"/>
    </style:style>
    <style:style style:name="T232" style:family="text">
      <style:text-properties officeooo:rsid="0c7a6540"/>
    </style:style>
    <style:style style:name="T233" style:family="text">
      <style:text-properties officeooo:rsid="0c7e3efc"/>
    </style:style>
    <style:style style:name="T234" style:family="text">
      <style:text-properties officeooo:rsid="0c7fc638"/>
    </style:style>
    <style:style style:name="T235" style:family="text">
      <style:text-properties officeooo:rsid="0c81a586"/>
    </style:style>
    <style:style style:name="T236" style:family="text">
      <style:text-properties officeooo:rsid="0c81eca3"/>
    </style:style>
    <style:style style:name="T237" style:family="text">
      <style:text-properties officeooo:rsid="0c8392df"/>
    </style:style>
    <style:style style:name="T238" style:family="text">
      <style:text-properties officeooo:rsid="0c850f7a"/>
    </style:style>
    <style:style style:name="T239" style:family="text">
      <style:text-properties officeooo:rsid="0c86600e"/>
    </style:style>
    <style:style style:name="T240" style:family="text">
      <style:text-properties officeooo:rsid="0c87603c"/>
    </style:style>
    <style:style style:name="T241" style:family="text">
      <style:text-properties officeooo:rsid="0c9dc8ab"/>
    </style:style>
    <style:style style:name="T242" style:family="text">
      <style:text-properties officeooo:rsid="0c9ec558"/>
    </style:style>
    <style:style style:name="T243" style:family="text">
      <style:text-properties officeooo:rsid="0ca01fde"/>
    </style:style>
    <style:style style:name="T244" style:family="text">
      <style:text-properties officeooo:rsid="0ca23984"/>
    </style:style>
    <style:style style:name="T245" style:family="text">
      <style:text-properties officeooo:rsid="0ca30314"/>
    </style:style>
    <style:style style:name="T246" style:family="text">
      <style:text-properties officeooo:rsid="0ca4fa10"/>
    </style:style>
    <style:style style:name="T247" style:family="text">
      <style:text-properties officeooo:rsid="0ca54097"/>
    </style:style>
    <style:style style:name="T248" style:family="text">
      <style:text-properties officeooo:rsid="0ca83457"/>
    </style:style>
    <style:style style:name="T249" style:family="text">
      <style:text-properties officeooo:rsid="0ca8e568"/>
    </style:style>
    <style:style style:name="T250" style:family="text">
      <style:text-properties officeooo:rsid="0caa2bd4"/>
    </style:style>
    <style:style style:name="T251" style:family="text">
      <style:text-properties officeooo:rsid="0caa9085"/>
    </style:style>
    <style:style style:name="T252" style:family="text">
      <style:text-properties officeooo:rsid="0cabf277"/>
    </style:style>
    <style:style style:name="T253" style:family="text">
      <style:text-properties officeooo:rsid="0cad15ca"/>
    </style:style>
    <style:style style:name="T254" style:family="text">
      <style:text-properties officeooo:rsid="0cadaeb4"/>
    </style:style>
    <style:style style:name="T255" style:family="text">
      <style:text-properties officeooo:rsid="0cb45626"/>
    </style:style>
    <style:style style:name="T256" style:family="text">
      <style:text-properties officeooo:rsid="0cb9c25f"/>
    </style:style>
    <style:style style:name="T257" style:family="text">
      <style:text-properties officeooo:rsid="0cc0204f"/>
    </style:style>
    <style:style style:name="T258" style:family="text">
      <style:text-properties officeooo:rsid="0cc0c7cd"/>
    </style:style>
    <style:style style:name="T259" style:family="text">
      <style:text-properties officeooo:rsid="0cc35107"/>
    </style:style>
    <style:style style:name="T260" style:family="text">
      <style:text-properties officeooo:rsid="0cc385ac"/>
    </style:style>
    <style:style style:name="T261" style:family="text">
      <style:text-properties officeooo:rsid="0cc3a43a"/>
    </style:style>
    <style:style style:name="T262" style:family="text">
      <style:text-properties officeooo:rsid="0cc595e5"/>
    </style:style>
    <style:style style:name="T263" style:family="text">
      <style:text-properties officeooo:rsid="0cc6d073"/>
    </style:style>
    <style:style style:name="T264" style:family="text">
      <style:text-properties officeooo:rsid="0cc7f124"/>
    </style:style>
    <style:style style:name="T265" style:family="text">
      <style:text-properties officeooo:rsid="0ccd6c5b"/>
    </style:style>
    <style:style style:name="T266" style:family="text">
      <style:text-properties officeooo:rsid="0ccef310"/>
    </style:style>
    <style:style style:name="T267" style:family="text">
      <style:text-properties officeooo:rsid="0cd19e46"/>
    </style:style>
    <style:style style:name="T268" style:family="text">
      <style:text-properties officeooo:rsid="0cd3709b"/>
    </style:style>
    <style:style style:name="T269" style:family="text">
      <style:text-properties officeooo:rsid="0cd44758"/>
    </style:style>
    <style:style style:name="T270" style:family="text">
      <style:text-properties officeooo:rsid="0cd60c65"/>
    </style:style>
    <style:style style:name="T271" style:family="text">
      <style:text-properties officeooo:rsid="0cd6806a"/>
    </style:style>
    <style:style style:name="T272" style:family="text">
      <style:text-properties officeooo:rsid="0cdbd136"/>
    </style:style>
    <style:style style:name="T273" style:family="text">
      <style:text-properties officeooo:rsid="0cdd8a52"/>
    </style:style>
    <style:style style:name="T274" style:family="text">
      <style:text-properties officeooo:rsid="0ce71e25"/>
    </style:style>
    <style:style style:name="T275" style:family="text">
      <style:text-properties officeooo:rsid="0ce7e646"/>
    </style:style>
    <style:style style:name="T276" style:family="text">
      <style:text-properties officeooo:rsid="0ceab7f8"/>
    </style:style>
    <style:style style:name="T277" style:family="text">
      <style:text-properties officeooo:rsid="0ceeba06"/>
    </style:style>
    <style:style style:name="T278" style:family="text">
      <style:text-properties officeooo:rsid="0cf15ac1"/>
    </style:style>
    <style:style style:name="T279" style:family="text">
      <style:text-properties officeooo:rsid="0cf3fb58"/>
    </style:style>
    <style:style style:name="T280" style:family="text">
      <style:text-properties officeooo:rsid="0cf567d5"/>
    </style:style>
    <style:style style:name="T281" style:family="text">
      <style:text-properties officeooo:rsid="0cf614dc"/>
    </style:style>
    <style:style style:name="T282" style:family="text">
      <style:text-properties officeooo:rsid="0ccbf014"/>
    </style:style>
    <style:style style:name="T283" style:family="text">
      <style:text-properties officeooo:rsid="0cffede4"/>
    </style:style>
    <style:style style:name="T284" style:family="text">
      <style:text-properties officeooo:rsid="0d059b24"/>
    </style:style>
    <style:style style:name="T285" style:family="text">
      <style:text-properties officeooo:rsid="0d0a920a"/>
    </style:style>
    <style:style style:name="T286" style:family="text">
      <style:text-properties officeooo:rsid="0d0bddbb"/>
    </style:style>
    <style:style style:name="T287" style:family="text">
      <style:text-properties officeooo:rsid="0d0ee778"/>
    </style:style>
    <style:style style:name="T288" style:family="text">
      <style:text-properties officeooo:rsid="0d0ef743"/>
    </style:style>
    <style:style style:name="T289" style:family="text">
      <style:text-properties officeooo:rsid="0d0f0eaa"/>
    </style:style>
    <style:style style:name="T290" style:family="text">
      <style:text-properties officeooo:rsid="0d10b6a7"/>
    </style:style>
    <style:style style:name="T291" style:family="text">
      <style:text-properties officeooo:rsid="0d1aad1c"/>
    </style:style>
    <style:style style:name="T292" style:family="text">
      <style:text-properties officeooo:rsid="0d0f7b2b"/>
    </style:style>
    <style:style style:name="T293" style:family="text">
      <style:text-properties officeooo:rsid="0d1b5941"/>
    </style:style>
    <style:style style:name="T294" style:family="text">
      <style:text-properties officeooo:rsid="0d1b8809"/>
    </style:style>
    <style:style style:name="T295" style:family="text">
      <style:text-properties officeooo:rsid="0d1e8cf9"/>
    </style:style>
    <style:style style:name="T296" style:family="text">
      <style:text-properties officeooo:rsid="0d1efdfb"/>
    </style:style>
    <style:style style:name="T297" style:family="text">
      <style:text-properties officeooo:rsid="0d204620"/>
    </style:style>
    <style:style style:name="T298" style:family="text">
      <style:text-properties officeooo:rsid="0d2178b3"/>
    </style:style>
    <style:style style:name="T299" style:family="text">
      <style:text-properties officeooo:rsid="0d221567"/>
    </style:style>
    <style:style style:name="T300" style:family="text">
      <style:text-properties officeooo:rsid="0d23a148"/>
    </style:style>
    <style:style style:name="T301" style:family="text">
      <style:text-properties officeooo:rsid="0d24bec5"/>
    </style:style>
    <style:style style:name="T302" style:family="text">
      <style:text-properties officeooo:rsid="0d26d45b"/>
    </style:style>
    <style:style style:name="T303" style:family="text">
      <style:text-properties officeooo:rsid="0d281d27"/>
    </style:style>
    <style:style style:name="T304" style:family="text">
      <style:text-properties officeooo:rsid="0d2d21b6"/>
    </style:style>
    <style:style style:name="T305" style:family="text">
      <style:text-properties officeooo:rsid="0d2ea86e"/>
    </style:style>
    <style:style style:name="T306" style:family="text">
      <style:text-properties officeooo:rsid="0d3092d3"/>
    </style:style>
    <style:style style:name="T307" style:family="text">
      <style:text-properties officeooo:rsid="0d323c4b"/>
    </style:style>
    <style:style style:name="T308" style:family="text">
      <style:text-properties officeooo:rsid="0d3320c3"/>
    </style:style>
    <style:style style:name="T309" style:family="text">
      <style:text-properties officeooo:rsid="0d338c86"/>
    </style:style>
    <style:style style:name="T310" style:family="text">
      <style:text-properties officeooo:rsid="0d340a58"/>
    </style:style>
    <style:style style:name="T311" style:family="text">
      <style:text-properties officeooo:rsid="0d3579e1"/>
    </style:style>
    <style:style style:name="T312" style:family="text">
      <style:text-properties officeooo:rsid="0d36faca"/>
    </style:style>
    <style:style style:name="T313" style:family="text">
      <style:text-properties officeooo:rsid="0d38aa2d"/>
    </style:style>
    <style:style style:name="T314" style:family="text">
      <style:text-properties officeooo:rsid="0d3b484a"/>
    </style:style>
    <style:style style:name="T315" style:family="text">
      <style:text-properties officeooo:rsid="0d3cc47a"/>
    </style:style>
    <style:style style:name="T316" style:family="text">
      <style:text-properties officeooo:rsid="0d3cc839"/>
    </style:style>
    <style:style style:name="T317" style:family="text">
      <style:text-properties officeooo:rsid="0d3fbffc"/>
    </style:style>
    <style:style style:name="T318" style:family="text">
      <style:text-properties officeooo:rsid="0d44f3d3"/>
    </style:style>
    <style:style style:name="T319" style:family="text">
      <style:text-properties officeooo:rsid="0d478739"/>
    </style:style>
    <style:style style:name="T320" style:family="text">
      <style:text-properties officeooo:rsid="0d49dc7a"/>
    </style:style>
    <style:style style:name="T321" style:family="text">
      <style:text-properties officeooo:rsid="0d4c3086"/>
    </style:style>
    <style:style style:name="T322" style:family="text">
      <style:text-properties officeooo:rsid="0d609f9e"/>
    </style:style>
    <style:style style:name="T323" style:family="text">
      <style:text-properties officeooo:rsid="0d60352b"/>
    </style:style>
    <style:style style:name="T324" style:family="text">
      <style:text-properties officeooo:rsid="0d60bef5"/>
    </style:style>
    <style:style style:name="T325" style:family="text">
      <style:text-properties officeooo:rsid="0d63d0c8"/>
    </style:style>
    <style:style style:name="T326" style:family="text">
      <style:text-properties officeooo:rsid="0d6deafd"/>
    </style:style>
    <style:style style:name="T327" style:family="text">
      <style:text-properties officeooo:rsid="0d6fab28"/>
    </style:style>
    <style:style style:name="T328" style:family="text">
      <style:text-properties officeooo:rsid="0d71b5bc"/>
    </style:style>
    <style:style style:name="T329" style:family="text">
      <style:text-properties officeooo:rsid="0d720d9b"/>
    </style:style>
    <style:style style:name="T330" style:family="text">
      <style:text-properties officeooo:rsid="0d726913"/>
    </style:style>
    <style:style style:name="T331" style:family="text">
      <style:text-properties officeooo:rsid="0d748aec"/>
    </style:style>
    <style:style style:name="T332" style:family="text">
      <style:text-properties officeooo:rsid="0d75303f"/>
    </style:style>
    <style:style style:name="T333" style:family="text">
      <style:text-properties officeooo:rsid="0d77b5c5"/>
    </style:style>
    <style:style style:name="T334" style:family="text">
      <style:text-properties officeooo:rsid="0d7a6a89"/>
    </style:style>
    <style:style style:name="T335" style:family="text">
      <style:text-properties officeooo:rsid="0d83ef92"/>
    </style:style>
    <style:style style:name="T336" style:family="text">
      <style:text-properties officeooo:rsid="0d84f9f2"/>
    </style:style>
    <style:style style:name="T337" style:family="text">
      <style:text-properties officeooo:rsid="0d875061"/>
    </style:style>
    <style:style style:name="T338" style:family="text">
      <style:text-properties officeooo:rsid="0d880731"/>
    </style:style>
    <style:style style:name="T339" style:family="text">
      <style:text-properties officeooo:rsid="0d897720"/>
    </style:style>
    <style:style style:name="T340" style:family="text">
      <style:text-properties officeooo:rsid="0d8f73bc"/>
    </style:style>
    <style:style style:name="T341" style:family="text">
      <style:text-properties officeooo:rsid="0d90c924"/>
    </style:style>
    <style:style style:name="T342" style:family="text">
      <style:text-properties officeooo:rsid="0d91cd38"/>
    </style:style>
    <style:style style:name="T343" style:family="text">
      <style:text-properties officeooo:rsid="0d938e76"/>
    </style:style>
    <style:style style:name="T344" style:family="text">
      <style:text-properties officeooo:rsid="0d974759"/>
    </style:style>
    <style:style style:name="T345" style:family="text">
      <style:text-properties officeooo:rsid="0d9eb93c"/>
    </style:style>
    <style:style style:name="T346" style:family="text">
      <style:text-properties officeooo:rsid="0da1feb5"/>
    </style:style>
    <style:style style:name="T347" style:family="text">
      <style:text-properties officeooo:rsid="0dafb8b3"/>
    </style:style>
    <style:style style:name="T348" style:family="text">
      <style:text-properties officeooo:rsid="0db0e63e"/>
    </style:style>
    <style:style style:name="T349" style:family="text">
      <style:text-properties officeooo:rsid="0db4f1a1"/>
    </style:style>
    <style:style style:name="T350" style:family="text">
      <style:text-properties officeooo:rsid="0db9652b"/>
    </style:style>
    <style:style style:name="T351" style:family="text">
      <style:text-properties officeooo:rsid="0dbb06b1"/>
    </style:style>
    <style:style style:name="T352" style:family="text">
      <style:text-properties officeooo:rsid="0dbee6d2"/>
    </style:style>
    <style:style style:name="T353" style:family="text">
      <style:text-properties officeooo:rsid="0dbf746c"/>
    </style:style>
    <style:style style:name="T354" style:family="text">
      <style:text-properties officeooo:rsid="0dc2a0e8"/>
    </style:style>
    <style:style style:name="T355" style:family="text">
      <style:text-properties officeooo:rsid="0dc6067c"/>
    </style:style>
    <style:style style:name="T356" style:family="text">
      <style:text-properties officeooo:rsid="0dc618e3"/>
    </style:style>
    <style:style style:name="T357" style:family="text">
      <style:text-properties officeooo:rsid="0de3b0ba"/>
    </style:style>
    <style:style style:name="T358" style:family="text">
      <style:text-properties officeooo:rsid="0decdfe0"/>
    </style:style>
    <style:style style:name="T359" style:family="text">
      <style:text-properties officeooo:rsid="0ded48c2"/>
    </style:style>
    <style:style style:name="T360" style:family="text">
      <style:text-properties officeooo:rsid="0dee65a4"/>
    </style:style>
    <style:style style:name="T361" style:family="text">
      <style:text-properties officeooo:rsid="0deee950"/>
    </style:style>
    <style:style style:name="T362" style:family="text">
      <style:text-properties officeooo:rsid="0def91c1"/>
    </style:style>
    <style:style style:name="T363" style:family="text">
      <style:text-properties officeooo:rsid="0defdb7c"/>
    </style:style>
    <style:style style:name="T364" style:family="text">
      <style:text-properties officeooo:rsid="0df00a0d"/>
    </style:style>
    <style:style style:name="T365" style:family="text">
      <style:text-properties officeooo:rsid="0df0e58f"/>
    </style:style>
    <style:style style:name="T366" style:family="text">
      <style:text-properties officeooo:rsid="0df0f4eb"/>
    </style:style>
    <style:style style:name="T367" style:family="text">
      <style:text-properties officeooo:rsid="0df3e6a5"/>
    </style:style>
    <style:style style:name="T368" style:family="text">
      <style:text-properties officeooo:rsid="0df40a58"/>
    </style:style>
    <style:style style:name="T369" style:family="text">
      <style:text-properties officeooo:rsid="0df411c5"/>
    </style:style>
    <style:style style:name="T370" style:family="text">
      <style:text-properties officeooo:rsid="0dfb842c"/>
    </style:style>
    <style:style style:name="T371" style:family="text">
      <style:text-properties officeooo:rsid="0dfdf77d"/>
    </style:style>
    <style:style style:name="T372" style:family="text">
      <style:text-properties officeooo:rsid="0e0e6b23"/>
    </style:style>
    <style:style style:name="T373" style:family="text">
      <style:text-properties officeooo:rsid="0e1a406b"/>
    </style:style>
    <style:style style:name="T374" style:family="text">
      <style:text-properties officeooo:rsid="0e1c5f73"/>
    </style:style>
    <style:style style:name="T375" style:family="text">
      <style:text-properties officeooo:rsid="0e1e05db"/>
    </style:style>
    <style:style style:name="T376" style:family="text">
      <style:text-properties officeooo:rsid="0e1f1b02"/>
    </style:style>
    <style:style style:name="T377" style:family="text">
      <style:text-properties officeooo:rsid="0e1fc4a7"/>
    </style:style>
    <style:style style:name="T378" style:family="text">
      <style:text-properties officeooo:rsid="0e2030f8"/>
    </style:style>
    <style:style style:name="T379" style:family="text">
      <style:text-properties officeooo:rsid="0e2dcde4"/>
    </style:style>
    <style:style style:name="T380" style:family="text">
      <style:text-properties officeooo:rsid="0e34bafe"/>
    </style:style>
    <style:style style:name="T381" style:family="text">
      <style:text-properties officeooo:rsid="0e36a1dd"/>
    </style:style>
    <style:style style:name="T382" style:family="text">
      <style:text-properties officeooo:rsid="0e38144d"/>
    </style:style>
    <style:style style:name="T383" style:family="text">
      <style:text-properties officeooo:rsid="0e3ac6fb"/>
    </style:style>
    <style:style style:name="T384" style:family="text">
      <style:text-properties officeooo:rsid="0e5a09b3"/>
    </style:style>
    <style:style style:name="T385" style:family="text">
      <style:text-properties officeooo:rsid="0e5ae425"/>
    </style:style>
    <style:style style:name="T386" style:family="text">
      <style:text-properties officeooo:rsid="0e5c2b7f"/>
    </style:style>
    <style:style style:name="T387" style:family="text">
      <style:text-properties officeooo:rsid="0e5e9878"/>
    </style:style>
    <style:style style:name="T388" style:family="text">
      <style:text-properties officeooo:rsid="0e5f6faf"/>
    </style:style>
    <style:style style:name="T389" style:family="text">
      <style:text-properties officeooo:rsid="0e5fd05f"/>
    </style:style>
    <style:style style:name="T390" style:family="text">
      <style:text-properties officeooo:rsid="0e612a58"/>
    </style:style>
    <style:style style:name="T391" style:family="text">
      <style:text-properties officeooo:rsid="0e651020"/>
    </style:style>
    <style:style style:name="T392" style:family="text">
      <style:text-properties officeooo:rsid="0e65ee63"/>
    </style:style>
    <style:style style:name="T393" style:family="text">
      <style:text-properties officeooo:rsid="0e691bb6"/>
    </style:style>
    <style:style style:name="T394" style:family="text">
      <style:text-properties officeooo:rsid="0e6d5c25"/>
    </style:style>
    <style:style style:name="T395" style:family="text">
      <style:text-properties officeooo:rsid="0e752868"/>
    </style:style>
    <style:style style:name="T396" style:family="text">
      <style:text-properties officeooo:rsid="0e7a29b3"/>
    </style:style>
    <style:style style:name="T397" style:family="text">
      <style:text-properties officeooo:rsid="0e7ba7ce"/>
    </style:style>
    <style:style style:name="T398" style:family="text">
      <style:text-properties officeooo:rsid="0e7d5217"/>
    </style:style>
    <style:style style:name="T399" style:family="text">
      <style:text-properties officeooo:rsid="0e7e2918"/>
    </style:style>
    <style:style style:name="T400" style:family="text">
      <style:text-properties officeooo:rsid="0e829b74"/>
    </style:style>
    <style:style style:name="T401" style:family="text">
      <style:text-properties officeooo:rsid="0e84bcb6"/>
    </style:style>
    <style:style style:name="T402" style:family="text">
      <style:text-properties officeooo:rsid="0e879292"/>
    </style:style>
    <style:style style:name="T403" style:family="text">
      <style:text-properties officeooo:rsid="0e891707"/>
    </style:style>
    <style:style style:name="T404" style:family="text">
      <style:text-properties officeooo:rsid="0e9a77a6"/>
    </style:style>
    <style:style style:name="T405" style:family="text">
      <style:text-properties officeooo:rsid="0e9e56e0"/>
    </style:style>
    <style:style style:name="T406" style:family="text">
      <style:text-properties officeooo:rsid="0ea10557"/>
    </style:style>
    <style:style style:name="T407" style:family="text">
      <style:text-properties officeooo:rsid="0ea288ce"/>
    </style:style>
    <style:style style:name="T408" style:family="text">
      <style:text-properties officeooo:rsid="0ea363da"/>
    </style:style>
    <style:style style:name="T409" style:family="text">
      <style:text-properties officeooo:rsid="0ea8b228"/>
    </style:style>
    <style:style style:name="T410" style:family="text">
      <style:text-properties officeooo:rsid="0eacacd2"/>
    </style:style>
    <style:style style:name="T411" style:family="text">
      <style:text-properties officeooo:rsid="0eb26cff"/>
    </style:style>
    <style:style style:name="T412" style:family="text">
      <style:text-properties officeooo:rsid="0eb5b240"/>
    </style:style>
    <style:style style:name="T413" style:family="text">
      <style:text-properties officeooo:rsid="0ec56be0"/>
    </style:style>
    <style:style style:name="T414" style:family="text">
      <style:text-properties officeooo:rsid="0ec68315"/>
    </style:style>
    <style:style style:name="T415" style:family="text">
      <style:text-properties officeooo:rsid="0ec78254"/>
    </style:style>
    <style:style style:name="T416" style:family="text">
      <style:text-properties officeooo:rsid="0ecb3f77"/>
    </style:style>
    <style:style style:name="T417" style:family="text">
      <style:text-properties officeooo:rsid="0ecb4837"/>
    </style:style>
    <style:style style:name="T418" style:family="text">
      <style:text-properties officeooo:rsid="0ed413fa"/>
    </style:style>
    <style:style style:name="T419" style:family="text">
      <style:text-properties officeooo:rsid="0ed79214"/>
    </style:style>
    <style:style style:name="T420" style:family="text">
      <style:text-properties officeooo:rsid="0efc01c0"/>
    </style:style>
    <style:style style:name="T421" style:family="text">
      <style:text-properties officeooo:rsid="0eff5c78"/>
    </style:style>
    <style:style style:name="T422" style:family="text">
      <style:text-properties officeooo:rsid="0effdd1f"/>
    </style:style>
    <style:style style:name="T423" style:family="text">
      <style:text-properties officeooo:rsid="0f01155c"/>
    </style:style>
    <style:style style:name="T424" style:family="text">
      <style:text-properties officeooo:rsid="0f038f41"/>
    </style:style>
    <style:style style:name="T425" style:family="text">
      <style:text-properties officeooo:rsid="0f03c176"/>
    </style:style>
    <style:style style:name="T426" style:family="text">
      <style:text-properties officeooo:rsid="0f06632b"/>
    </style:style>
    <style:style style:name="T427" style:family="text">
      <style:text-properties officeooo:rsid="0f0838c5"/>
    </style:style>
    <style:style style:name="T428" style:family="text">
      <style:text-properties officeooo:rsid="0f11c374"/>
    </style:style>
    <style:style style:name="T429" style:family="text">
      <style:text-properties officeooo:rsid="0f14cbdb"/>
    </style:style>
    <style:style style:name="T430" style:family="text">
      <style:text-properties officeooo:rsid="0f1735e4"/>
    </style:style>
    <style:style style:name="T431" style:family="text">
      <style:text-properties officeooo:rsid="0f197a7d"/>
    </style:style>
    <style:style style:name="T432" style:family="text">
      <style:text-properties officeooo:rsid="0f1e029b"/>
    </style:style>
    <style:style style:name="T433" style:family="text">
      <style:text-properties officeooo:rsid="0f1e3e07"/>
    </style:style>
    <style:style style:name="T434" style:family="text">
      <style:text-properties officeooo:rsid="0f1f522a"/>
    </style:style>
    <style:style style:name="T435" style:family="text">
      <style:text-properties officeooo:rsid="0f22411a"/>
    </style:style>
    <style:style style:name="T436" style:family="text">
      <style:text-properties officeooo:rsid="0f24c67a"/>
    </style:style>
    <style:style style:name="T437" style:family="text">
      <style:text-properties officeooo:rsid="0f264021"/>
    </style:style>
    <style:style style:name="T438" style:family="text">
      <style:text-properties officeooo:rsid="0f29a54b"/>
    </style:style>
    <style:style style:name="T439" style:family="text">
      <style:text-properties officeooo:rsid="0f1d5b3d"/>
    </style:style>
    <style:style style:name="T440" style:family="text">
      <style:text-properties officeooo:rsid="0f2cc6d7"/>
    </style:style>
    <style:style style:name="T441" style:family="text">
      <style:text-properties officeooo:rsid="0f2e8783"/>
    </style:style>
    <style:style style:name="T442" style:family="text">
      <style:text-properties officeooo:rsid="0f3122b6"/>
    </style:style>
    <style:style style:name="T443" style:family="text">
      <style:text-properties officeooo:rsid="0f32e783"/>
    </style:style>
    <style:style style:name="T444" style:family="text">
      <style:text-properties officeooo:rsid="0f336952"/>
    </style:style>
    <style:style style:name="T445" style:family="text">
      <style:text-properties officeooo:rsid="0f354d78"/>
    </style:style>
    <style:style style:name="T446" style:family="text">
      <style:text-properties officeooo:rsid="0f3d4b2a"/>
    </style:style>
    <style:style style:name="T447" style:family="text">
      <style:text-properties officeooo:rsid="0f4014eb"/>
    </style:style>
    <style:style style:name="T448" style:family="text">
      <style:text-properties officeooo:rsid="0f42bf0a"/>
    </style:style>
    <style:style style:name="T449" style:family="text">
      <style:text-properties officeooo:rsid="0f43a588"/>
    </style:style>
    <style:style style:name="T450" style:family="text">
      <style:text-properties officeooo:rsid="0f43e702"/>
    </style:style>
    <style:style style:name="T451" style:family="text">
      <style:text-properties officeooo:rsid="0f4f50a0"/>
    </style:style>
    <style:style style:name="T452" style:family="text">
      <style:text-properties officeooo:rsid="0f503680"/>
    </style:style>
    <style:style style:name="T453" style:family="text">
      <style:text-properties officeooo:rsid="0f5721c6"/>
    </style:style>
    <style:style style:name="T454" style:family="text">
      <style:text-properties officeooo:rsid="0f5f3e09"/>
    </style:style>
    <style:style style:name="T455" style:family="text">
      <style:text-properties officeooo:rsid="0f6475d7"/>
    </style:style>
    <style:style style:name="T456" style:family="text">
      <style:text-properties officeooo:rsid="0f6685b4"/>
    </style:style>
    <style:style style:name="T457" style:family="text">
      <style:text-properties officeooo:rsid="0f67939c"/>
    </style:style>
    <style:style style:name="T458" style:family="text">
      <style:text-properties officeooo:rsid="0f6a0cbb"/>
    </style:style>
    <style:style style:name="T459" style:family="text">
      <style:text-properties officeooo:rsid="0f6c9844"/>
    </style:style>
    <style:style style:name="T460" style:family="text">
      <style:text-properties officeooo:rsid="0f6f8702"/>
    </style:style>
    <style:style style:name="T461" style:family="text">
      <style:text-properties officeooo:rsid="0f8083b0"/>
    </style:style>
    <style:style style:name="T462" style:family="text">
      <style:text-properties officeooo:rsid="0f83c65a"/>
    </style:style>
    <style:style style:name="T463" style:family="text">
      <style:text-properties officeooo:rsid="0f866f61"/>
    </style:style>
    <style:style style:name="T464" style:family="text">
      <style:text-properties officeooo:rsid="0f87def7"/>
    </style:style>
    <style:style style:name="T465" style:family="text">
      <style:text-properties officeooo:rsid="0f8a8faa"/>
    </style:style>
    <style:style style:name="T466" style:family="text">
      <style:text-properties officeooo:rsid="0f8b672a"/>
    </style:style>
    <style:style style:name="T467" style:family="text">
      <style:text-properties officeooo:rsid="0f8eac43"/>
    </style:style>
    <style:style style:name="T468" style:family="text">
      <style:text-properties officeooo:rsid="0f8f8d5c"/>
    </style:style>
    <style:style style:name="T469" style:family="text">
      <style:text-properties officeooo:rsid="0f91569d"/>
    </style:style>
    <style:style style:name="T470" style:family="text">
      <style:text-properties officeooo:rsid="0f92c344"/>
    </style:style>
    <style:style style:name="T471" style:family="text">
      <style:text-properties officeooo:rsid="0f947a33"/>
    </style:style>
    <style:style style:name="T472" style:family="text">
      <style:text-properties officeooo:rsid="0f9aafa5"/>
    </style:style>
    <style:style style:name="T473" style:family="text">
      <style:text-properties officeooo:rsid="11dfafd9"/>
    </style:style>
    <style:style style:name="T474" style:family="text">
      <style:text-properties officeooo:rsid="11e3938e"/>
    </style:style>
    <style:style style:name="T475" style:family="text">
      <style:text-properties officeooo:rsid="11e77d70"/>
    </style:style>
    <style:style style:name="T476" style:family="text">
      <style:text-properties officeooo:rsid="11e7a3a1"/>
    </style:style>
    <style:style style:name="T477" style:family="text">
      <style:text-properties officeooo:rsid="11e8179f"/>
    </style:style>
    <style:style style:name="T478" style:family="text">
      <style:text-properties officeooo:rsid="11e9a8cb"/>
    </style:style>
    <style:style style:name="T479" style:family="text">
      <style:text-properties officeooo:rsid="11ef46e1"/>
    </style:style>
    <style:style style:name="T480" style:family="text">
      <style:text-properties officeooo:rsid="11efe824"/>
    </style:style>
    <style:style style:name="T481" style:family="text">
      <style:text-properties officeooo:rsid="11f4ab8f"/>
    </style:style>
    <style:style style:name="T482" style:family="text">
      <style:text-properties officeooo:rsid="11fe128f"/>
    </style:style>
    <style:style style:name="T483" style:family="text">
      <style:text-properties officeooo:rsid="1203c134"/>
    </style:style>
    <style:style style:name="T484" style:family="text">
      <style:text-properties officeooo:rsid="12086683"/>
    </style:style>
    <style:style style:name="T485" style:family="text">
      <style:text-properties officeooo:rsid="12236c89"/>
    </style:style>
    <style:style style:name="T486" style:family="text">
      <style:text-properties officeooo:rsid="122c1e23"/>
    </style:style>
    <style:style style:name="T487" style:family="text">
      <style:text-properties officeooo:rsid="12920069"/>
    </style:style>
    <style:style style:name="T488" style:family="text">
      <style:text-properties officeooo:rsid="12939086"/>
    </style:style>
    <style:style style:name="T489" style:family="text">
      <style:text-properties officeooo:rsid="1296a272"/>
    </style:style>
    <style:style style:name="T490" style:family="text">
      <style:text-properties officeooo:rsid="12997695"/>
    </style:style>
    <style:style style:name="T491" style:family="text">
      <style:text-properties officeooo:rsid="129fc335"/>
    </style:style>
    <style:style style:name="T492" style:family="text">
      <style:text-properties officeooo:rsid="12b7f03c"/>
    </style:style>
    <style:style style:name="T493" style:family="text">
      <style:text-properties officeooo:rsid="12bd7c33"/>
    </style:style>
    <style:style style:name="T494" style:family="text">
      <style:text-properties officeooo:rsid="12c8ecc8"/>
    </style:style>
    <style:style style:name="T495" style:family="text">
      <style:text-properties officeooo:rsid="12c9f264"/>
    </style:style>
    <style:style style:name="T496" style:family="text">
      <style:text-properties officeooo:rsid="12ca62d7"/>
    </style:style>
    <style:style style:name="T497" style:family="text">
      <style:text-properties officeooo:rsid="12e105ea"/>
    </style:style>
    <style:style style:name="T498" style:family="text">
      <style:text-properties officeooo:rsid="131c0348"/>
    </style:style>
    <style:style style:name="T499" style:family="text">
      <style:text-properties officeooo:rsid="131ddb62"/>
    </style:style>
    <style:style style:name="T500" style:family="text">
      <style:text-properties officeooo:rsid="131f6247"/>
    </style:style>
    <style:style style:name="T501" style:family="text">
      <style:text-properties officeooo:rsid="163770aa"/>
    </style:style>
    <style:style style:name="T502" style:family="text">
      <style:text-properties officeooo:rsid="16383cc5"/>
    </style:style>
    <style:style style:name="T503" style:family="text">
      <style:text-properties officeooo:rsid="163f25c6"/>
    </style:style>
    <style:style style:name="T504" style:family="text">
      <style:text-properties officeooo:rsid="163f5c46"/>
    </style:style>
    <style:style style:name="T505" style:family="text">
      <style:text-properties officeooo:rsid="163fc794"/>
    </style:style>
    <style:style style:name="T506" style:family="text">
      <style:text-properties officeooo:rsid="169316b6"/>
    </style:style>
    <style:style style:name="T507" style:family="text">
      <style:text-properties officeooo:rsid="16963d61"/>
    </style:style>
    <style:style style:name="T508" style:family="text">
      <style:text-properties officeooo:rsid="16bb3966"/>
    </style:style>
    <style:style style:name="T509" style:family="text">
      <style:text-properties officeooo:rsid="16bd4854"/>
    </style:style>
    <style:style style:name="T510" style:family="text">
      <style:text-properties officeooo:rsid="16e3d221"/>
    </style:style>
    <style:style style:name="T511" style:family="text">
      <style:text-properties officeooo:rsid="16f7e3c8"/>
    </style:style>
    <style:style style:name="T512" style:family="text">
      <style:text-properties officeooo:rsid="17f2e059"/>
    </style:style>
    <style:style style:name="T513" style:family="text">
      <style:text-properties officeooo:rsid="17f9868e"/>
    </style:style>
    <style:style style:name="T514" style:family="text">
      <style:text-properties officeooo:rsid="17fa615c"/>
    </style:style>
    <style:style style:name="T515" style:family="text">
      <style:text-properties officeooo:rsid="17fc0ea7"/>
    </style:style>
    <style:style style:name="T516" style:family="text">
      <style:text-properties officeooo:rsid="17fef16f"/>
    </style:style>
    <style:style style:name="T517" style:family="text">
      <style:text-properties officeooo:rsid="1802a61c"/>
    </style:style>
    <style:style style:name="T518" style:family="text">
      <style:text-properties officeooo:rsid="18031e6e"/>
    </style:style>
    <style:style style:name="T519" style:family="text">
      <style:text-properties officeooo:rsid="0cd05940"/>
    </style:style>
    <style:style style:name="T520" style:family="text">
      <style:text-properties officeooo:rsid="1804bdfe"/>
    </style:style>
    <style:style style:name="T521" style:family="text">
      <style:text-properties officeooo:rsid="196629ce"/>
    </style:style>
    <style:style style:name="T522" style:family="text">
      <style:text-properties officeooo:rsid="1966f2c8"/>
    </style:style>
    <style:style style:name="T523" style:family="text">
      <style:text-properties officeooo:rsid="1967bad5"/>
    </style:style>
    <style:style style:name="T524" style:family="text">
      <style:text-properties officeooo:rsid="1968c326"/>
    </style:style>
    <style:style style:name="T525" style:family="text">
      <style:text-properties officeooo:rsid="1968fd32"/>
    </style:style>
    <style:style style:name="T526" style:family="text">
      <style:text-properties officeooo:rsid="196a217c"/>
    </style:style>
    <style:style style:name="T527" style:family="text">
      <style:text-properties officeooo:rsid="196cec86"/>
    </style:style>
    <style:style style:name="T528" style:family="text">
      <style:text-properties officeooo:rsid="19724873"/>
    </style:style>
    <style:style style:name="T529" style:family="text">
      <style:text-properties officeooo:rsid="19738d15"/>
    </style:style>
    <style:style style:name="T530" style:family="text">
      <style:text-properties officeooo:rsid="197baf65"/>
    </style:style>
    <style:style style:name="T531" style:family="text">
      <style:text-properties officeooo:rsid="197f70bd"/>
    </style:style>
    <style:style style:name="T532" style:family="text">
      <style:text-properties officeooo:rsid="1986651d"/>
    </style:style>
    <style:style style:name="T533" style:family="text">
      <style:text-properties officeooo:rsid="1987f929"/>
    </style:style>
    <style:style style:name="T534" style:family="text">
      <style:text-properties officeooo:rsid="198800bd"/>
    </style:style>
    <style:style style:name="T535" style:family="text">
      <style:text-properties officeooo:rsid="198be106"/>
    </style:style>
    <style:style style:name="T536" style:family="text">
      <style:text-properties officeooo:rsid="199a2c50"/>
    </style:style>
    <style:style style:name="T537" style:family="text">
      <style:text-properties officeooo:rsid="199bbae3"/>
    </style:style>
    <style:style style:name="T538" style:family="text">
      <style:text-properties officeooo:rsid="199bd208"/>
    </style:style>
    <style:style style:name="T539" style:family="text">
      <style:text-properties officeooo:rsid="199ff17b"/>
    </style:style>
    <style:style style:name="T540" style:family="text">
      <style:text-properties officeooo:rsid="19a06f27"/>
    </style:style>
    <style:style style:name="T541" style:family="text">
      <style:text-properties officeooo:rsid="19a2a52b"/>
    </style:style>
    <style:style style:name="T542" style:family="text">
      <style:text-properties officeooo:rsid="19a7ab6d"/>
    </style:style>
    <style:style style:name="T543" style:family="text">
      <style:text-properties officeooo:rsid="19aad124"/>
    </style:style>
    <style:style style:name="T544" style:family="text">
      <style:text-properties officeooo:rsid="19b26205"/>
    </style:style>
    <style:style style:name="T545" style:family="text">
      <style:text-properties officeooo:rsid="19b6d39f"/>
    </style:style>
    <style:style style:name="T546" style:family="text">
      <style:text-properties officeooo:rsid="19b8392f"/>
    </style:style>
    <style:style style:name="T547" style:family="text">
      <style:text-properties officeooo:rsid="19baa9b7"/>
    </style:style>
    <style:style style:name="T548" style:family="text">
      <style:text-properties officeooo:rsid="19bb349d"/>
    </style:style>
    <style:style style:name="T549" style:family="text">
      <style:text-properties officeooo:rsid="19bc2ec6"/>
    </style:style>
    <style:style style:name="T550" style:family="text">
      <style:text-properties officeooo:rsid="19bd59b7"/>
    </style:style>
    <style:style style:name="T551" style:family="text">
      <style:text-properties officeooo:rsid="19bed321"/>
    </style:style>
    <style:style style:name="T552" style:family="text">
      <style:text-properties officeooo:rsid="19c087f9"/>
    </style:style>
    <style:style style:name="T553" style:family="text">
      <style:text-properties officeooo:rsid="19ca6722"/>
    </style:style>
    <style:style style:name="T554" style:family="text">
      <style:text-properties officeooo:rsid="19ca7769"/>
    </style:style>
    <style:style style:name="T555" style:family="text">
      <style:text-properties officeooo:rsid="19cc621c"/>
    </style:style>
    <style:style style:name="T556" style:family="text">
      <style:text-properties officeooo:rsid="19cd9688"/>
    </style:style>
    <style:style style:name="T557" style:family="text">
      <style:text-properties officeooo:rsid="19ce2140"/>
    </style:style>
    <style:style style:name="T558" style:family="text">
      <style:text-properties officeooo:rsid="19cf08e0"/>
    </style:style>
    <style:style style:name="T559" style:family="text">
      <style:text-properties officeooo:rsid="19d09b6e"/>
    </style:style>
    <style:style style:name="T560" style:family="text">
      <style:text-properties officeooo:rsid="19d219f9"/>
    </style:style>
    <style:style style:name="T561" style:family="text">
      <style:text-properties officeooo:rsid="19d55156"/>
    </style:style>
    <style:style style:name="T562" style:family="text">
      <style:text-properties officeooo:rsid="19d8e775"/>
    </style:style>
    <style:style style:name="T563" style:family="text">
      <style:text-properties officeooo:rsid="19da7030"/>
    </style:style>
    <style:style style:name="T564" style:family="text">
      <style:text-properties officeooo:rsid="19ddc84f"/>
    </style:style>
    <style:style style:name="T565" style:family="text">
      <style:text-properties officeooo:rsid="19de1005"/>
    </style:style>
    <style:style style:name="T566" style:family="text">
      <style:text-properties officeooo:rsid="19e00bd1"/>
    </style:style>
    <style:style style:name="T567" style:family="text">
      <style:text-properties officeooo:rsid="19e01c48"/>
    </style:style>
    <style:style style:name="T568" style:family="text">
      <style:text-properties officeooo:rsid="19e43cb7"/>
    </style:style>
    <style:style style:name="T569" style:family="text">
      <style:text-properties officeooo:rsid="19e446bd"/>
    </style:style>
    <style:style style:name="T570" style:family="text">
      <style:text-properties officeooo:rsid="19e50ff6"/>
    </style:style>
    <style:style style:name="T571" style:family="text">
      <style:text-properties officeooo:rsid="19e90051"/>
    </style:style>
    <style:style style:name="T572" style:family="text">
      <style:text-properties officeooo:rsid="19ee5f97"/>
    </style:style>
    <style:style style:name="T573" style:family="text">
      <style:text-properties officeooo:rsid="19ef2068"/>
    </style:style>
    <style:style style:name="T574" style:family="text">
      <style:text-properties officeooo:rsid="19f01001"/>
    </style:style>
    <style:style style:name="T575" style:family="text">
      <style:text-properties officeooo:rsid="19f1cf53"/>
    </style:style>
    <style:style style:name="T576" style:family="text">
      <style:text-properties fo:language="en" fo:country="US"/>
    </style:style>
    <style:style style:name="T577" style:family="text">
      <style:text-properties fo:language="en" fo:country="US" officeooo:rsid="0bd67903"/>
    </style:style>
    <style:style style:name="T578" style:family="text">
      <style:text-properties fo:language="zxx" fo:country="none" style:language-asian="zxx" style:country-asian="none" style:language-complex="zxx" style:country-complex="none"/>
    </style:style>
    <style:style style:name="T579" style:family="text">
      <style:text-properties fo:language="zxx" fo:country="none" officeooo:rsid="0cc6d073" style:language-asian="zxx" style:country-asian="none" style:language-complex="zxx" style:country-complex="none"/>
    </style:style>
    <style:style style:name="T580" style:family="text">
      <style:text-properties fo:language="zxx" fo:country="none" officeooo:rsid="0cf3fb58" style:language-asian="zxx" style:country-asian="none" style:language-complex="zxx" style:country-complex="none"/>
    </style:style>
    <style:style style:name="T581" style:family="text">
      <style:text-properties fo:language="zxx" fo:country="none" officeooo:rsid="0d38aa2d" style:language-asian="zxx" style:country-asian="none" style:language-complex="zxx" style:country-complex="none"/>
    </style:style>
    <style:style style:name="T582" style:family="text">
      <style:text-properties fo:language="zxx" fo:country="none" officeooo:rsid="19aad124" style:language-asian="zxx" style:country-asian="none" style:language-complex="zxx" style:country-complex="none"/>
    </style:style>
    <style:style style:name="T583" style:family="text">
      <style:text-properties fo:language="zxx" fo:country="none" officeooo:rsid="1296a272" style:language-asian="zxx" style:country-asian="none" style:language-complex="zxx" style:country-complex="none"/>
    </style:style>
    <style:style style:name="T584" style:family="text">
      <style:text-properties officeooo:rsid="1aadd604"/>
    </style:style>
    <style:style style:name="T585" style:family="text">
      <style:text-properties officeooo:rsid="1aaf3339"/>
    </style:style>
    <style:style style:name="T586" style:family="text">
      <style:text-properties officeooo:rsid="1ab0271a"/>
    </style:style>
    <style:style style:name="T587" style:family="text">
      <style:text-properties officeooo:rsid="1ab22500"/>
    </style:style>
    <style:style style:name="T588" style:family="text">
      <style:text-properties officeooo:rsid="1ab2826a"/>
    </style:style>
    <style:style style:name="T589" style:family="text">
      <style:text-properties officeooo:rsid="1ab41b7d"/>
    </style:style>
    <style:style style:name="T590" style:family="text">
      <style:text-properties officeooo:rsid="1ac8075f"/>
    </style:style>
    <style:style style:name="T591" style:family="text">
      <style:text-properties officeooo:rsid="1b521f6d"/>
    </style:style>
    <style:style style:name="T592" style:family="text">
      <style:text-properties officeooo:rsid="1b53acb2"/>
    </style:style>
    <style:style style:name="T593" style:family="text">
      <style:text-properties officeooo:rsid="1b558bda"/>
    </style:style>
    <style:style style:name="T594" style:family="text">
      <style:text-properties officeooo:rsid="1b55e2b5"/>
    </style:style>
    <style:style style:name="T595" style:family="text">
      <style:text-properties officeooo:rsid="1b5a0d5e"/>
    </style:style>
    <style:style style:name="T596" style:family="text">
      <style:text-properties officeooo:rsid="1b61d6ee"/>
    </style:style>
    <style:style style:name="T597" style:family="text">
      <style:text-properties officeooo:rsid="1b62e663"/>
    </style:style>
    <style:style style:name="T598" style:family="text">
      <style:text-properties officeooo:rsid="1b637303"/>
    </style:style>
    <style:style style:name="T599" style:family="text">
      <style:text-properties officeooo:rsid="1b6529af"/>
    </style:style>
    <style:style style:name="T600" style:family="text">
      <style:text-properties officeooo:rsid="1b6602a7"/>
    </style:style>
    <style:style style:name="T601" style:family="text">
      <style:text-properties officeooo:rsid="1b6732b4"/>
    </style:style>
    <style:style style:name="T602" style:family="text">
      <style:text-properties officeooo:rsid="1b67e2de"/>
    </style:style>
    <style:style style:name="T603" style:family="text">
      <style:text-properties officeooo:rsid="1b6999c3"/>
    </style:style>
    <style:style style:name="T604" style:family="text">
      <style:text-properties officeooo:rsid="1b6a4bf0"/>
    </style:style>
    <style:style style:name="T605" style:family="text">
      <style:text-properties officeooo:rsid="1b715a52"/>
    </style:style>
    <style:style style:name="T606" style:family="text">
      <style:text-properties officeooo:rsid="1b72cea5"/>
    </style:style>
    <style:style style:name="T607" style:family="text">
      <style:text-properties officeooo:rsid="1b736686"/>
    </style:style>
    <style:style style:name="T608" style:family="text">
      <style:text-properties officeooo:rsid="1b745fc2"/>
    </style:style>
    <style:style style:name="T609" style:family="text">
      <style:text-properties officeooo:rsid="1b7657d8"/>
    </style:style>
    <style:style style:name="T610" style:family="text">
      <style:text-properties officeooo:rsid="1b7cc3d3"/>
    </style:style>
    <style:style style:name="T611" style:family="text">
      <style:text-properties officeooo:rsid="1b80fb13"/>
    </style:style>
    <style:style style:name="T612" style:family="text">
      <style:text-properties officeooo:rsid="1b828b19"/>
    </style:style>
    <style:style style:name="T613" style:family="text">
      <style:text-properties officeooo:rsid="1b845e40"/>
    </style:style>
    <style:style style:name="T614" style:family="text">
      <style:text-properties officeooo:rsid="1b88f0ba"/>
    </style:style>
    <style:style style:name="T615" style:family="text">
      <style:text-properties officeooo:rsid="1b8a404d"/>
    </style:style>
    <style:style style:name="T616" style:family="text">
      <style:text-properties officeooo:rsid="1b911cf8"/>
    </style:style>
    <style:style style:name="T617" style:family="text">
      <style:text-properties officeooo:rsid="1b931bd0"/>
    </style:style>
    <style:style style:name="T618" style:family="text">
      <style:text-properties officeooo:rsid="1b94e78e"/>
    </style:style>
    <style:style style:name="T619" style:family="text">
      <style:text-properties officeooo:rsid="1b965c0f"/>
    </style:style>
    <style:style style:name="T620" style:family="text">
      <style:text-properties officeooo:rsid="1b978606"/>
    </style:style>
    <style:style style:name="T621" style:family="text">
      <style:text-properties officeooo:rsid="1b98fb27"/>
    </style:style>
    <style:style style:name="T622" style:family="text">
      <style:text-properties officeooo:rsid="1b99db20"/>
    </style:style>
    <style:style style:name="T623" style:family="text">
      <style:text-properties officeooo:rsid="1b9aab23"/>
    </style:style>
    <style:style style:name="T624" style:family="text">
      <style:text-properties officeooo:rsid="1c25dc26"/>
    </style:style>
    <style:style style:name="T625" style:family="text">
      <style:text-properties style:use-window-font-color="true" loext:opacity="0%" fo:font-size="14pt" officeooo:rsid="1c6d9f0c" style:font-size-asian="10.5pt"/>
    </style:style>
    <style:style style:name="T626" style:family="text">
      <style:text-properties style:use-window-font-color="true" loext:opacity="0%" fo:font-size="14pt" officeooo:rsid="1c6de5b9" style:font-size-asian="10.5pt"/>
    </style:style>
    <style:style style:name="T627" style:family="text">
      <style:text-properties officeooo:rsid="1c6d3886"/>
    </style:style>
    <style:style style:name="T628" style:family="text">
      <style:text-properties officeooo:rsid="1c6d7f27"/>
    </style:style>
    <style:style style:name="T629" style:family="text">
      <style:text-properties officeooo:rsid="1c6d9f0c"/>
    </style:style>
    <style:style style:name="T630" style:family="text">
      <style:text-properties officeooo:rsid="1c6db0f1"/>
    </style:style>
    <style:style style:name="T631" style:family="text">
      <style:text-properties officeooo:rsid="1c6de5b9"/>
    </style:style>
    <style:style style:name="T632" style:family="text">
      <style:text-properties officeooo:rsid="1c6e0c2f"/>
    </style:style>
    <style:style style:name="T633" style:family="text">
      <style:text-properties officeooo:rsid="1c6e7da8"/>
    </style:style>
    <style:style style:name="T634" style:family="text">
      <style:text-properties officeooo:rsid="1c87741f"/>
    </style:style>
    <style:style style:name="T635" style:family="text">
      <style:text-properties officeooo:rsid="1c953574"/>
    </style:style>
    <style:style style:name="T636" style:family="text">
      <style:text-properties officeooo:rsid="1c981a15"/>
    </style:style>
    <style:style style:name="T637" style:family="text">
      <style:text-properties officeooo:rsid="1c984e86"/>
    </style:style>
    <style:style style:name="T638" style:family="text">
      <style:text-properties officeooo:rsid="1c988f07"/>
    </style:style>
    <style:style style:name="T639" style:family="text">
      <style:text-properties officeooo:rsid="1cdb6bdb"/>
    </style:style>
    <style:style style:name="T640" style:family="text">
      <style:text-properties officeooo:rsid="1cf19e8a"/>
    </style:style>
    <style:style style:name="T641" style:family="text">
      <style:text-properties officeooo:rsid="1cf8ef13"/>
    </style:style>
    <style:style style:name="T642" style:family="text">
      <style:text-properties officeooo:rsid="1cfa8450"/>
    </style:style>
    <style:style style:name="T643" style:family="text">
      <style:text-properties officeooo:rsid="1cf74b24"/>
    </style:style>
    <style:style style:name="T644" style:family="text">
      <style:text-properties officeooo:rsid="1cedb57a"/>
    </style:style>
    <style:style style:name="T645" style:family="text">
      <style:text-properties officeooo:rsid="1ce50adb"/>
    </style:style>
    <style:style style:name="T646" style:family="text">
      <style:text-properties officeooo:rsid="1ce8c87e"/>
    </style:style>
    <style:style style:name="T647" style:family="text">
      <style:text-properties officeooo:rsid="1ce9cd27"/>
    </style:style>
    <style:style style:name="T648" style:family="text">
      <style:text-properties officeooo:rsid="1cedf5fc"/>
    </style:style>
    <style:style style:name="T649" style:family="text">
      <style:text-properties officeooo:rsid="1cefcba6"/>
    </style:style>
    <style:style style:name="T650" style:family="text">
      <style:text-properties officeooo:rsid="1cee924e"/>
    </style:style>
    <style:style style:name="T651" style:family="text">
      <style:text-properties officeooo:rsid="1ceac1e0"/>
    </style:style>
    <style:style style:name="T652" style:family="text">
      <style:text-properties officeooo:rsid="1cebd649"/>
    </style:style>
    <style:style style:name="T653" style:family="text">
      <style:text-properties officeooo:rsid="1cf5ed17"/>
    </style:style>
    <style:style style:name="T654" style:family="text">
      <style:text-properties officeooo:rsid="1cf48b4e"/>
    </style:style>
    <style:style style:name="T655" style:family="text">
      <style:text-properties officeooo:rsid="1ce77c1c"/>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0" text:outline-level="1"><text:bookmark-start text:name="__RefHeading___Toc28299_1627726659"/><text:span text:style-name="T153">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94385865385168"/>Hechos 1<text:alphabetical-index-mark-end text:id="IMark94385865385168"/>, después de la crucifixión y de la resurrección de Jesucristo, dice que:</text:p>
      <text:p text:style-name="P46"><text:span text:style-name="Bible_5f_text"><text:span text:style-name="T154">“</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4">” </text:span></text:span><text:span text:style-name="Bible_5f_text"><text:span text:style-name="T154"><text:note text:id="ftn1" text:note-class="footnote"><text:note-citation>1</text:note-citation><text:note-body><text:p text:style-name="Footnote"><text:bookmark-start text:name="__RefHeading___Toc38747_1836810514"/><text:s/><text:alphabetical-index-mark-start text:id="IMark94385866078736"/><text:span text:style-name="T155">Hechos 1</text:span><text:alphabetical-index-mark-end text:id="IMark94385866078736"/><text:span text:style-name="T155">:6-11 </text:span><text:a xlink:type="simple" xlink:href="https://www.biblegateway.com/passage/?search=Hechos+1%3A6-11&amp;version=RVA-2015" text:style-name="Internet_20_link" text:visited-style-name="Visited_20_Internet_20_Link"><text:span text:style-name="T155">RVA-2015</text:span></text:a><text:bookmark-end text:name="__RefHeading___Toc38747_1836810514"/></text:p></text:note-body></text:note></text:span></text:span><text:span text:style-name="T154">.</text:span></text:p>
      <text:p text:style-name="P45">Y en 2da Pedro 3, Pedro nos advierte que:</text:p>
      <text:p text:style-name="P46"><text:span text:style-name="Bible_5f_text"><text:span text:style-name="T154">“</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4385838573904"/><text:span text:style-name="T155">2 Pedro 3</text:span><text:alphabetical-index-mark-end text:id="IMark94385838573904"/><text:span text:style-name="T155">:3-6 </text:span><text:a xlink:type="simple" xlink:href="https://www.biblegateway.com/passage/?search=2+Pedro+3%3A3-6&amp;version=RVA-2015" text:style-name="Internet_20_link" text:visited-style-name="Visited_20_Internet_20_Link"><text:span text:style-name="T155">RVA-2015</text:span></text:a><text:bookmark-end text:name="__RefHeading___Toc38745_1836810514"/></text:p></text:note-body></text:note></text:span>.</text:p>
      <text:p text:style-name="P47">Y cuando los discípulos le preguntan a Jesucristo ¿que señal habrá de tu venida?, según <text:alphabetical-index-mark-start text:id="IMark94385837007536"/>Mateo 24<text:alphabetical-index-mark-end text:id="IMark94385837007536"/> y 25, la respuesta tiene varias partes. Y por l<text:span text:style-name="T171">as respuestas</text:span> que <text:span text:style-name="T171">da </text:span>Jesucristo la cosa parece bastante dramática y nada agradable.</text:p>
      <text:p text:style-name="P48">Estas son la buenas noticias que no parecen tan buenas. El regreso del Hijo del Hombre son buenas noticias para todo aquel que <text:span text:style-name="T157">NO ama a</text:span>l mundo. <text:span text:style-name="T157">El mundo, según la biblia, es el sistema actual, ese que esta bajo el dominio del Satán, hasta donde Dios se lo permite. Para el mundo y </text:span>para todo aquel que ama al mundo, <text:span text:style-name="T157">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8">á</text:span> sobre todas las naciones y habrá paz en toda la tierra. Esta es la disculpa principal que muchos <text:span text:style-name="T158">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4">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3">e</text:span> <text:span text:style-name="T473">admitir </text:span>que <text:span text:style-name="T473">su</text:span> confianza <text:span text:style-name="T473">se reduce a</text:span> un 70 por ciento. Y <text:span text:style-name="T156">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72">con las partes en las que hay un 70 por ciento de confianza.</text:span></text:p>
      <text:h text:style-name="Heading_20_4" text:outline-level="2"><text:bookmark-start text:name="__RefHeading___Toc28303_1627726659"/><text:span text:style-name="T159">Jesucristo</text:span>.<text:bookmark-end text:name="__RefHeading___Toc28303_1627726659"/></text:h>
      <text:p text:style-name="P53"><text:span text:style-name="T160">Cuando los discípulos le preguntan a Jesucristo: ¿Qué señal habrá de tu venida? En </text:span><text:alphabetical-index-mark-start text:id="IMark94385864911808"/><text:span text:style-name="T160">Mateo 24</text:span><text:alphabetical-index-mark-end text:id="IMark94385864911808"/><text:span text:style-name="T160"> </text:span><text:span text:style-name="T160"><text:note text:id="ftn3" text:note-class="footnote"><text:note-citation>3</text:note-citation><text:note-body><text:p text:style-name="Footnote"><text:bookmark-start text:name="__RefHeading___Toc38743_1836810514"/><text:s/><text:alphabetical-index-mark-start text:id="IMark94385865424416"/><text:span text:style-name="T160">Mateo 24</text:span><text:alphabetical-index-mark-end text:id="IMark94385865424416"/><text:span text:style-name="T160">:3 </text:span><text:a xlink:type="simple" xlink:href="https://www.biblegateway.com/passage/?search=Mateo+24%3A3&amp;version=RVA" text:style-name="Internet_20_link" text:visited-style-name="Visited_20_Internet_20_Link"><text:span text:style-name="T160">RVA</text:span></text:a><text:bookmark-end text:name="__RefHeading___Toc38743_1836810514"/></text:p></text:note-body></text:note></text:span><text:span text:style-name="T160">, el responde que: </text:span><text:span text:style-name="Bible_5f_text"><text:span text:style-name="T160">“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60">” </text:span></text:span><text:span text:style-name="Bible_5f_text"><text:span text:style-name="T160"><text:note text:id="ftn4" text:note-class="footnote"><text:note-citation>4</text:note-citation><text:note-body><text:p text:style-name="Footnote"><text:bookmark-start text:name="__RefHeading___Toc38741_1836810514"/><text:s/><text:alphabetical-index-mark-start text:id="IMark94385741600192"/><text:span text:style-name="T160">Mateo 24</text:span><text:alphabetical-index-mark-end text:id="IMark94385741600192"/><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741_1836810514"/></text:p></text:note-body></text:note></text:span></text:span><text:span text:style-name="T160">. En </text:span><text:alphabetical-index-mark-start text:id="IMark94385864422960"/><text:span text:style-name="T160">Lucas 17</text:span><text:alphabetical-index-mark-end text:id="IMark94385864422960"/><text:span text:style-name="T160"> responde algo parecido: </text:span><text:span text:style-name="Bible_5f_text"><text:span text:style-name="T160">“</text:span></text:span><text:bookmark text:name="es-RVA-2015-25643"/><text:span text:style-name="Bible_5f_text">como el relámpago que resplandece ilumina el cielo de un extremo al otro, así también será el Hijo del Hombre en su día</text:span><text:span text:style-name="Bible_5f_text"><text:span text:style-name="T160">” </text:span></text:span><text:span text:style-name="Bible_5f_text"><text:span text:style-name="T160"><text:note text:id="ftn5" text:note-class="footnote"><text:note-citation>5</text:note-citation><text:note-body><text:p text:style-name="Footnote"><text:bookmark-start text:name="__RefHeading___Toc38739_1836810514"/><text:s/><text:alphabetical-index-mark-start text:id="IMark94385837011536"/><text:span text:style-name="T162">Lucas 17</text:span><text:alphabetical-index-mark-end text:id="IMark94385837011536"/><text:span text:style-name="T162">:24 </text:span><text:a xlink:type="simple" xlink:href="https://www.biblegateway.com/passage/?search=Lucas+17%3A24&amp;version=RVA-2015" text:style-name="Internet_20_link" text:visited-style-name="Visited_20_Internet_20_Link"><text:span text:style-name="T162">RVA-2015</text:span></text:a><text:bookmark-end text:name="__RefHeading___Toc38739_1836810514"/></text:p></text:note-body></text:note></text:span></text:span><text:span text:style-name="T160">.</text:span></text:p>
      <text:p text:style-name="P52"><text:span text:style-name="T160">Dice también en </text:span><text:alphabetical-index-mark-start text:id="IMark94385865424416"/><text:span text:style-name="T160">Mateo 24</text:span><text:alphabetical-index-mark-end text:id="IMark94385865424416"/><text:span text:style-name="T160"> que: </text:span><text:span text:style-name="Bible_5f_text"><text:span text:style-name="T16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60">” </text:span></text:span><text:span text:style-name="Bible_5f_text"><text:span text:style-name="T160"><text:note text:id="ftn6" text:note-class="footnote"><text:note-citation>6</text:note-citation><text:note-body><text:p text:style-name="Footnote"><text:bookmark-start text:name="__RefHeading___Toc38737_1836810514"/><text:s/><text:alphabetical-index-mark-start text:id="IMark94385837956368"/><text:span text:style-name="T160">Mateo 24</text:span><text:alphabetical-index-mark-end text:id="IMark94385837956368"/><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737_1836810514"/></text:p></text:note-body></text:note></text:span></text:span><text:span text:style-name="T160">. Y en </text:span><text:alphabetical-index-mark-start text:id="IMark94385865423376"/><text:span text:style-name="T160">Lucas 17</text:span><text:alphabetical-index-mark-end text:id="IMark94385865423376"/><text:span text:style-name="T160"> añade: </text:span><text:span text:style-name="Bible_5f_text"><text:span text:style-name="T16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60">” </text:span></text:span><text:span text:style-name="Bible_5f_text"><text:span text:style-name="T160"><text:note text:id="ftn7" text:note-class="footnote"><text:note-citation>7</text:note-citation><text:note-body><text:p text:style-name="Footnote"><text:bookmark-start text:name="__RefHeading___Toc38735_1836810514"/><text:s/><text:alphabetical-index-mark-start text:id="IMark94385837956368"/><text:span text:style-name="T161">Lucas 17</text:span><text:alphabetical-index-mark-end text:id="IMark94385837956368"/><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735_1836810514"/></text:p></text:note-body></text:note></text:span></text:span><text:span text:style-name="T160">. </text:span><text:span text:style-name="Bible_5f_text"><text:span text:style-name="T160">“E</text:span></text:span><text:span text:style-name="Bible_5f_text">n aquella noche estarán dos en una cama; el uno será tomado y el otro será dejado</text:span><text:span text:style-name="Bible_5f_text"><text:span text:style-name="T160">” </text:span></text:span><text:span text:style-name="Bible_5f_text"><text:span text:style-name="T160"><text:note text:id="ftn8" text:note-class="footnote"><text:note-citation>8</text:note-citation><text:note-body><text:p text:style-name="Footnote"><text:bookmark-start text:name="__RefHeading___Toc38733_1836810514"/><text:s/><text:alphabetical-index-mark-start text:id="IMark94385837334000"/><text:span text:style-name="T161">Lucas 17</text:span><text:alphabetical-index-mark-end text:id="IMark94385837334000"/><text:span text:style-name="T161">:34 </text:span><text:a xlink:type="simple" xlink:href="https://www.biblegateway.com/passage/?search=Lucas+17%3A34&amp;version=RVA-2015" text:style-name="Internet_20_link" text:visited-style-name="Visited_20_Internet_20_Link"><text:span text:style-name="T161">RVA-2015</text:span></text:a><text:bookmark-end text:name="__RefHeading___Toc38733_1836810514"/></text:p></text:note-body></text:note></text:span></text:span><text:span text:style-name="T160">.</text:span></text:p>
      <text:p text:style-name="P54">Cuando Jesucristo regrese, será de un momento a otro, en un instante, y la gente llevará una vida en la que beben, compran, venden, plantan, edifican y se casan. Tal vez por eso <text:span text:style-name="T521">mismo es que vemos </text:span>lo que anunc<text:span text:style-name="T521">ió</text:span> Pedro en 2da Pedro 3 que <text:span text:style-name="T521">pasaría, que </text:span>algunos burlones <text:span text:style-name="T521">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4385866143232"/><text:span text:style-name="T163">2 Pedro 3</text:span><text:alphabetical-index-mark-end text:id="IMark94385866143232"/><text:span text:style-name="T163">:4 </text:span><text:a xlink:type="simple" xlink:href="https://www.biblegateway.com/passage/?search=2+Pedro+3%3A4&amp;version=RVA-2015" text:style-name="Internet_20_link" text:visited-style-name="Visited_20_Internet_20_Link"><text:span text:style-name="T163">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4">En </text:span><text:alphabetical-index-mark-start text:id="IMark94385866143232"/><text:span text:style-name="T164">Isaías 2</text:span><text:alphabetical-index-mark-end text:id="IMark94385866143232"/><text:span text:style-name="T164"> dice que: </text:span><text:span text:style-name="Bible_5f_text"><text:span text:style-name="T16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4">” </text:span></text:span><text:span text:style-name="Bible_5f_text"><text:span text:style-name="T164"><text:note text:id="ftn10" text:note-class="footnote"><text:note-citation>10</text:note-citation><text:note-body><text:p text:style-name="Footnote"><text:bookmark-start text:name="__RefHeading___Toc38729_1836810514"/><text:s/><text:alphabetical-index-mark-start text:id="IMark94385865871568"/><text:span text:style-name="T164">Isaías 2</text:span><text:alphabetical-index-mark-end text:id="IMark94385865871568"/><text:span text:style-name="T164">:2-4 </text:span><text:a xlink:type="simple" xlink:href="https://www.biblegateway.com/passage/?search=Isaias+2%3A2-4&amp;version=RVA" text:style-name="Internet_20_link" text:visited-style-name="Visited_20_Internet_20_Link"><text:span text:style-name="T164">RVA</text:span></text:a><text:bookmark-end text:name="__RefHeading___Toc38729_1836810514"/></text:p></text:note-body></text:note></text:span></text:span><text:span text:style-name="T164">.</text:span></text:p>
      <text:p text:style-name="P55"><text:span text:style-name="T164">En </text:span><text:alphabetical-index-mark-start text:id="IMark94385845896192"/><text:span text:style-name="T164">Isaías 9</text:span><text:alphabetical-index-mark-end text:id="IMark94385845896192"/><text:span text:style-name="T164"> dice que: </text:span><text:span text:style-name="Bible_5f_text"><text:span text:style-name="T164">“</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91">PAZ</text:span></text:span><text:span text:style-name="Bible_5f_text">. Lo dilatado de su imperio y la </text:span><text:span text:style-name="Bible_5f_text"><text:span text:style-name="T591">paz</text:span></text:span><text:span text:style-name="Bible_5f_text"> </text:span><text:span text:style-name="Bible_5f_text"><text:span text:style-name="T591">NO</text:span></text:span><text:span text:style-name="Bible_5f_text"> tendrán término, sobre el trono de David, y sobre su reino, disponiéndolo y confirmándolo en juicio y en justicia desde ahora para </text:span><text:span text:style-name="Bible_5f_text"><text:span text:style-name="T591">SIEMPRE</text:span></text:span><text:span text:style-name="Bible_5f_text">. El celo de Jehová de los ejércitos hará esto</text:span><text:span text:style-name="Bible_5f_text"><text:span text:style-name="T164">” </text:span></text:span><text:span text:style-name="Bible_5f_text"><text:span text:style-name="T164"><text:note text:id="ftn11" text:note-class="footnote"><text:note-citation>11</text:note-citation><text:note-body><text:p text:style-name="Footnote"><text:bookmark-start text:name="__RefHeading___Toc38727_1836810514"/><text:s/><text:alphabetical-index-mark-start text:id="IMark94385838814576"/><text:span text:style-name="T164">Isaías 9</text:span><text:alphabetical-index-mark-end text:id="IMark94385838814576"/><text:span text:style-name="T164">:6-7 </text:span><text:a xlink:type="simple" xlink:href="https://www.biblegateway.com/passage/?search=Isaias+9%3A6-7&amp;version=RVA" text:style-name="Internet_20_link" text:visited-style-name="Visited_20_Internet_20_Link"><text:span text:style-name="T164">RVA</text:span></text:a><text:bookmark-end text:name="__RefHeading___Toc38727_1836810514"/></text:p></text:note-body></text:note></text:span></text:span><text:span text:style-name="T164">.</text:span></text:p>
      <text:p text:style-name="P58"><text:span text:style-name="T165">En </text:span><text:alphabetical-index-mark-start text:id="IMark94385796128000"/><text:span text:style-name="T165">Jeremías 33</text:span><text:alphabetical-index-mark-end text:id="IMark94385796128000"/><text:span text:style-name="T165">, Jehová le promete a Israel que: </text:span><text:span text:style-name="Bible_5f_text"><text:span text:style-name="T152">“</text:span></text:span><text:span text:style-name="Bible_5f_text">los limpiaré de </text:span><text:span text:style-name="Bible_5f_text"><text:span text:style-name="T165">toda</text:span></text:span><text:span text:style-name="Bible_5f_text"> su maldad con que pecaron contra mí; y perdonaré </text:span><text:span text:style-name="Bible_5f_text"><text:span text:style-name="T165">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5">todas</text:span></text:span><text:span text:style-name="Bible_5f_text"> las gentes de la tierra, que habrán oído </text:span><text:span text:style-name="Bible_5f_text"><text:span text:style-name="T165">todo</text:span></text:span><text:span text:style-name="Bible_5f_text"> el bien que yo les hago; y temerán y temblarán de </text:span><text:span text:style-name="Bible_5f_text"><text:span text:style-name="T165">todo</text:span></text:span><text:span text:style-name="Bible_5f_text"> el bien y de </text:span><text:span text:style-name="Bible_5f_text"><text:span text:style-name="T152">TODA</text:span></text:span><text:span text:style-name="Bible_5f_text"> la </text:span><text:span text:style-name="Bible_5f_text"><text:span text:style-name="T592">PAZ</text:span></text:span><text:span text:style-name="Bible_5f_text"> que yo les haré</text:span><text:span text:style-name="Bible_5f_text"><text:span text:style-name="T152">” </text:span></text:span><text:span text:style-name="Bible_5f_text"><text:span text:style-name="T152"><text:note text:id="ftn12" text:note-class="footnote"><text:note-citation>12</text:note-citation><text:note-body><text:p text:style-name="Footnote"><text:bookmark-start text:name="__RefHeading___Toc38725_1836810514"/><text:s/><text:alphabetical-index-mark-start text:id="IMark94385866143232"/><text:span text:style-name="T152">Jeremías 33</text:span><text:alphabetical-index-mark-end text:id="IMark94385866143232"/><text:span text:style-name="T152">:8-9 </text:span><text:a xlink:type="simple" xlink:href="https://www.biblegateway.com/passage/?search=Jeremias+33%3A8-9&amp;version=RVA" text:style-name="Internet_20_link" text:visited-style-name="Visited_20_Internet_20_Link"><text:span text:style-name="T152">RVA</text:span></text:a><text:bookmark-end text:name="__RefHeading___Toc38725_1836810514"/></text:p></text:note-body></text:note></text:span></text:span><text:span text:style-name="T152">.</text:span></text:p>
      <text:p text:style-name="P58"><text:span text:style-name="T165">En </text:span><text:alphabetical-index-mark-start text:id="IMark94385837956288"/><text:span text:style-name="T165">Zacarías 14</text:span><text:alphabetical-index-mark-end text:id="IMark94385837956288"/><text:span text:style-name="T165"> que: </text:span><text:span text:style-name="Bible_5f_text"><text:span text:style-name="T165">“</text:span></text:span><text:bookmark text:name="es-RVA-23078"/><text:span text:style-name="Bible_5f_text">Y Jehová será rey sobre toda la tierra. En aquel día Jehová será uno, y uno su nombre</text:span><text:span text:style-name="Bible_5f_text"><text:span text:style-name="T165">” </text:span></text:span><text:span text:style-name="Bible_5f_text"><text:span text:style-name="T165"><text:note text:id="ftn13" text:note-class="footnote"><text:note-citation>13</text:note-citation><text:note-body><text:p text:style-name="Footnote"><text:bookmark-start text:name="__RefHeading___Toc38723_1836810514"/><text:s/><text:alphabetical-index-mark-start text:id="IMark94385794357968"/><text:span text:style-name="T165">Zacarías 14</text:span><text:alphabetical-index-mark-end text:id="IMark94385794357968"/><text:span text:style-name="T165">:9 </text:span><text:a xlink:type="simple" xlink:href="https://www.biblegateway.com/passage/?search=Zacarías+14%3A9&amp;version=RVA" text:style-name="Internet_20_link" text:visited-style-name="Visited_20_Internet_20_Link"><text:span text:style-name="T165">RVA</text:span></text:a><text:bookmark-end text:name="__RefHeading___Toc38723_1836810514"/></text:p></text:note-body></text:note></text:span></text:span><text:span text:style-name="T165">.</text:span></text:p>
      <text:p text:style-name="P56">Esto era lo que los Israelitas del tiempo de Jesucristo estaban esperando del Meshiakh de Israel. Que fuera el rey de todas las naciones y que habría paz. Esa es la disculpa en que todavía insisten <text:span text:style-name="T522">algunos judíos, algunos descendientes genéticos de Abraham, </text:span>para negar a Yeshua como <text:span text:style-name="T592">su</text:span> Meshiakh.</text:p>
      <text:p text:style-name="P59"><text:span text:style-name="T166">En </text:span><text:alphabetical-index-mark-start text:id="IMark94385807434064"/><text:span text:style-name="T166">Zacarías 14</text:span><text:alphabetical-index-mark-end text:id="IMark94385807434064"/><text:span text:style-name="T166"> también dice Jehová que: ANTES de que el reine, </text:span><text:span text:style-name="Bible_5f_text"><text:span text:style-name="T166">“YO</text:span></text:span><text:span text:style-name="Bible_5f_text"> reuniré </text:span><text:span text:style-name="Bible_5f_text"><text:span text:style-name="T16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5">” </text:span></text:span><text:span text:style-name="Bible_5f_text"><text:span text:style-name="T165"><text:note text:id="ftn14" text:note-class="footnote"><text:note-citation>14</text:note-citation><text:note-body><text:p text:style-name="Footnote"><text:bookmark-start text:name="__RefHeading___Toc38721_1836810514"/><text:s/><text:alphabetical-index-mark-start text:id="IMark94385837956288"/><text:span text:style-name="T166">Zacarías 14</text:span><text:alphabetical-index-mark-end text:id="IMark94385837956288"/><text:span text:style-name="T166">:2 </text:span><text:a xlink:type="simple" xlink:href="https://www.biblegateway.com/passage/?search=Zacarías+14%3A2&amp;version=RVA" text:style-name="Internet_20_link" text:visited-style-name="Visited_20_Internet_20_Link"><text:span text:style-name="T166">RVA</text:span></text:a><text:bookmark-end text:name="__RefHeading___Toc38721_1836810514"/></text:p></text:note-body></text:note></text:span></text:span><text:span text:style-name="T165">. Y cuando el este REINANDO, </text:span><text:span text:style-name="Bible_5f_text"><text:span text:style-name="T165">“TODOS</text:span></text:span><text:span text:style-name="Bible_5f_text"> los que quedaren de las gentes que vinieron contra Jerusalem subirán de año en año á </text:span><text:span text:style-name="Bible_5f_text"><text:span text:style-name="T166">ADORAR</text:span></text:span><text:span text:style-name="Bible_5f_text"> al Rey, Jehová de los ejércitos, y á celebrar la fiesta de las Cabañas</text:span><text:span text:style-name="Bible_5f_text"><text:span text:style-name="T165">” </text:span></text:span><text:span text:style-name="Bible_5f_text"><text:span text:style-name="T165"><text:note text:id="ftn15" text:note-class="footnote"><text:note-citation>15</text:note-citation><text:note-body><text:p text:style-name="Footnote"><text:bookmark-start text:name="__RefHeading___Toc38719_1836810514"/><text:s/><text:alphabetical-index-mark-start text:id="IMark94385807434064"/><text:span text:style-name="T166">Zacarías 14</text:span><text:alphabetical-index-mark-end text:id="IMark94385807434064"/><text:span text:style-name="T166">:16 </text:span><text:a xlink:type="simple" xlink:href="https://www.biblegateway.com/passage/?search=Zacarías+14%3A16&amp;version=RVA" text:style-name="Internet_20_link" text:visited-style-name="Visited_20_Internet_20_Link"><text:span text:style-name="T166">RVA</text:span></text:a><text:bookmark-end text:name="__RefHeading___Toc38719_1836810514"/></text:p></text:note-body></text:note></text:span></text:span><text:span text:style-name="T165">.</text:span></text:p>
      <text:p text:style-name="P60">Y el país o <text:span text:style-name="T522">nación</text:span> que no mande emisarios cada año a adorar al Rey <text:span text:style-name="T167">en la fiesta de Sukot, la fiesta de Tabernáculos, </text:span>pailas y tuqui tuqui, <text:span text:style-name="T168">nada de lluvias.</text:span></text:p>
      <text:p text:style-name="P57">Cuando Jesucristo, Yeshua, el Meshiakh de Israel regrese habrá PAZ y el será el Rey de TODAS las naciones <text:span text:style-name="T513">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3">del templo descrito en Ezequiel </text:span>es que no <text:span text:style-name="T523">tiene</text:span> murallas o paredes que indiquen separación entre <text:span text:style-name="T491">tipos de personas como SI las tenia el templo antes de Jesucristo. Dicho templo, el de tiempos de Jesucristo, separaba los </text:span><text:s/>descendientes genéticos de Abraham <text:span text:style-name="T491">del </text:span>resto de las personas: <text:span text:style-name="T491">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4">futuro </text:span>templo es tan importante para la Biblia, que solo el <text:span text:style-name="T524">Tabernáculo</text:span> del Encuentro, <text:span text:style-name="T169">que se construyo tal y como YHWH le mostró a Moisés en el monte Horeb, también conocido como monte Sinaí, </text:span>es<text:span text:style-name="T525">a tienda</text:span> que cargaron los Israelitas por 40 años en el desierto siguiendo una columna de nube en el día, y una columna de fuego en la noche, <text:span text:style-name="T169">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94385807434064"/><text:span text:style-name="T584">Jeremías</text:span> 33<text:alphabetical-index-mark-end text:id="IMark94385807434064"/> <text:note text:id="ftn16" text:note-class="footnote"><text:note-citation>16</text:note-citation><text:note-body><text:p text:style-name="Footnote"><text:bookmark-start text:name="__RefHeading___Toc38717_1836810514"/><text:s/><text:alphabetical-index-mark-start text:id="IMark94385821456144"/><text:span text:style-name="T590">Jeremías 33</text:span><text:alphabetical-index-mark-end text:id="IMark94385821456144"/><text:span text:style-name="T590">:11 </text:span><text:a xlink:type="simple" xlink:href="https://www.biblegateway.com/passage/?search=Jeremias+33%3A11&amp;version=RVA" text:style-name="Internet_20_link" text:visited-style-name="Visited_20_Internet_20_Link"><text:span text:style-name="T590">RVA</text:span></text:a><text:bookmark-end text:name="__RefHeading___Toc38717_1836810514"/></text:p></text:note-body></text:note><text:s/>y en <text:alphabetical-index-mark-start text:id="IMark94385827352064"/><text:span text:style-name="T584">Isaías</text:span> 66<text:alphabetical-index-mark-end text:id="IMark94385827352064"/> <text:note text:id="ftn17" text:note-class="footnote"><text:note-citation>17</text:note-citation><text:note-body><text:p text:style-name="Footnote"><text:bookmark-start text:name="__RefHeading___Toc38715_1836810514"/><text:s/><text:alphabetical-index-mark-start text:id="IMark94385821456144"/><text:span text:style-name="T170">Isaías 66</text:span><text:alphabetical-index-mark-end text:id="IMark94385821456144"/><text:span text:style-name="T170">:20 </text:span><text:a xlink:type="simple" xlink:href="https://www.biblegateway.com/passage/?search=Isaias+66%3A20&amp;version=RVA" text:style-name="Internet_20_link" text:visited-style-name="Visited_20_Internet_20_Link"><text:span text:style-name="T170">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6">en los</text:span> <text:span text:style-name="T584">capítulos del</text:span> 40 al 48 <text:span text:style-name="T526">de su libro</text:span>.</text:p>
      <text:p text:style-name="P64"><text:soft-page-break/><text:span text:style-name="T513">En ese futuro templo, según </text:span><text:alphabetical-index-mark-start text:id="IMark94385838616752"/><text:span text:style-name="T513">Ezequiel 46</text:span><text:alphabetical-index-mark-end text:id="IMark94385838616752"/><text:span text:style-name="T513">, se harán sacrificios de ofrenda diariamente. Dice que: </text:span><text:span text:style-name="Bible_5f_text"><text:span text:style-name="T170">“</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70">” </text:span></text:span><text:span text:style-name="Bible_5f_text"><text:span text:style-name="T170"><text:note text:id="ftn18" text:note-class="footnote"><text:note-citation>18</text:note-citation><text:note-body><text:p text:style-name="Footnote"><text:bookmark-start text:name="__RefHeading___Toc38713_1836810514"/><text:s/><text:alphabetical-index-mark-start text:id="IMark94385755266544"/><text:span text:style-name="T171">Ezequiel 46</text:span><text:alphabetical-index-mark-end text:id="IMark94385755266544"/><text:span text:style-name="T171">:13-15 </text:span><text:a xlink:type="simple" xlink:href="https://www.biblegateway.com/passage/?search=Ezequiel+46%3A13-15&amp;version=RVA" text:style-name="Internet_20_link" text:visited-style-name="Visited_20_Internet_20_Link"><text:span text:style-name="T171">RVA</text:span></text:a><text:bookmark-end text:name="__RefHeading___Toc38713_1836810514"/></text:p></text:note-body></text:note></text:span></text:span><text:span text:style-name="T170">.</text:span></text:p>
      <text:p text:style-name="P270">Otra característica interesante de este templo, <text:span text:style-name="T173">según </text:span><text:alphabetical-index-mark-start text:id="IMark94385838617200"/><text:span text:style-name="T173">Ezequiel 47</text:span><text:alphabetical-index-mark-end text:id="IMark94385838617200"/><text:span text:style-name="T173"> </text:span><text:span text:style-name="T173"><text:note text:id="ftn19" text:note-class="footnote"><text:note-citation>19</text:note-citation><text:note-body><text:p text:style-name="Footnote"><text:bookmark-start text:name="__RefHeading___Toc38711_1836810514"/><text:s/><text:alphabetical-index-mark-start text:id="IMark94385866079040"/><text:span text:style-name="T175">Ezequiel 47</text:span><text:alphabetical-index-mark-end text:id="IMark94385866079040"/><text:span text:style-name="T175"> </text:span><text:a xlink:type="simple" xlink:href="https://www.biblegateway.com/passage/?search=Ezequiel+47&amp;version=RVA" text:style-name="Internet_20_link" text:visited-style-name="Visited_20_Internet_20_Link"><text:span text:style-name="T175">RVA</text:span></text:a><text:bookmark-end text:name="__RefHeading___Toc38711_1836810514"/></text:p></text:note-body></text:note></text:span><text:span text:style-name="T17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4">siempre </text:span>da<text:span text:style-name="T174">rán</text:span> fruto <text:span text:style-name="T174">a tiempo que se puede comer y las hojas de dichos árboles nunca caerán y serán medicinales</text:span>. <text:span text:style-name="T593">Tal vez por ser medicinales es que nunca caerán. Serán tan apetecidas que la gente las arrancará antes de que caigan. Y el que se bañe o nade en ese rio o en lo que es ahora el “mar muerto” sanará y vivirá.</text:span></text:p>
      <text:p text:style-name="P222">Ese futuro templo es un templo como nunca se ha visto en este planeta.</text:p>
      <text:h text:style-name="P295"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92">En los sueños de </text:span>Jose <text:span text:style-name="T192">11</text:span> estrellas son <text:span text:style-name="T192">11</text:span> hermanos <text:note text:id="ftn20" text:note-class="footnote"><text:note-citation>20</text:note-citation><text:note-body><text:p text:style-name="Footnote"><text:bookmark-start text:name="__RefHeading___Toc38709_1836810514"/><text:s/><text:alphabetical-index-mark-start text:id="IMark94385741466480"/>Génesis 37<text:alphabetical-index-mark-end text:id="IMark94385741466480"/>:9-10 <text:a xlink:type="simple" xlink:href="https://www.biblegateway.com/passage/?search=Génesis+37%3A9-10&amp;version=RVA" text:style-name="Internet_20_link" text:visited-style-name="Visited_20_Internet_20_Link"><text:span text:style-name="T198">RVA</text:span></text:a><text:bookmark-end text:name="__RefHeading___Toc38709_1836810514"/></text:p></text:note-body></text:note>, <text:span text:style-name="T192">3 sarmientos son 3 días </text:span><text:span text:style-name="T192"><text:note text:id="ftn21" text:note-class="footnote"><text:note-citation>21</text:note-citation><text:note-body><text:p text:style-name="Footnote"><text:bookmark-start text:name="__RefHeading___Toc38707_1836810514"/><text:s/><text:alphabetical-index-mark-start text:id="IMark94385837956368"/><text:span text:style-name="T198">Génesis 40</text:span><text:alphabetical-index-mark-end text:id="IMark94385837956368"/><text:span text:style-name="T198">:12 </text:span><text:a xlink:type="simple" xlink:href="https://www.biblegateway.com/passage/?search=Génesis+40%3A12&amp;version=RVA" text:style-name="Internet_20_link" text:visited-style-name="Visited_20_Internet_20_Link"><text:span text:style-name="T198">RVA</text:span></text:a><text:bookmark-end text:name="__RefHeading___Toc38707_1836810514"/></text:p></text:note-body></text:note></text:span><text:span text:style-name="T192">, 3 canastillos son 3 días </text:span><text:span text:style-name="T192"><text:note text:id="ftn22" text:note-class="footnote"><text:note-citation>22</text:note-citation><text:note-body><text:p text:style-name="Footnote"><text:bookmark-start text:name="__RefHeading___Toc38705_1836810514"/><text:s/><text:alphabetical-index-mark-start text:id="IMark94385821456144"/><text:span text:style-name="T198">Génesis 40</text:span><text:alphabetical-index-mark-end text:id="IMark94385821456144"/><text:span text:style-name="T198">:18 </text:span><text:a xlink:type="simple" xlink:href="https://www.biblegateway.com/passage/?search=Génesis+40%3A18&amp;version=RVA" text:style-name="Internet_20_link" text:visited-style-name="Visited_20_Internet_20_Link"><text:span text:style-name="T198">RVA</text:span></text:a><text:bookmark-end text:name="__RefHeading___Toc38705_1836810514"/></text:p></text:note-body></text:note></text:span><text:span text:style-name="T192">, 7 vacas son 7 años, 7 espigas son 7 años </text:span><text:span text:style-name="T192"><text:note text:id="ftn23" text:note-class="footnote"><text:note-citation>23</text:note-citation><text:note-body><text:p text:style-name="Footnote"><text:bookmark-start text:name="__RefHeading___Toc38703_1836810514"/><text:s/><text:alphabetical-index-mark-start text:id="IMark94385866079904"/><text:span text:style-name="T198">Génesis 41</text:span><text:alphabetical-index-mark-end text:id="IMark94385866079904"/><text:span text:style-name="T198">:26 </text:span><text:a xlink:type="simple" xlink:href="https://www.biblegateway.com/passage/?search=Génesis+41%3A26&amp;version=RVA" text:style-name="Internet_20_link" text:visited-style-name="Visited_20_Internet_20_Link"><text:span text:style-name="T198">RVA</text:span></text:a><text:bookmark-end text:name="__RefHeading___Toc38703_1836810514"/></text:p></text:note-body></text:note></text:span><text:span text:style-name="T192">.</text:span> <text:span text:style-name="T192">En las visiones de Daniel 4 bestias son 4 imperios </text:span><text:span text:style-name="T192"><text:note text:id="ftn24" text:note-class="footnote"><text:note-citation>24</text:note-citation><text:note-body><text:p text:style-name="Footnote"><text:bookmark-start text:name="__RefHeading___Toc38701_1836810514"/><text:s/><text:alphabetical-index-mark-start text:id="IMark94385838617200"/><text:span text:style-name="T198">Daniel 7</text:span><text:alphabetical-index-mark-end text:id="IMark94385838617200"/><text:span text:style-name="T198">:17 </text:span><text:a xlink:type="simple" xlink:href="https://www.biblegateway.com/passage/?search=Daniel+7%3A17&amp;version=RVA" text:style-name="Internet_20_link" text:visited-style-name="Visited_20_Internet_20_Link"><text:span text:style-name="T198">RVA</text:span></text:a><text:bookmark-end text:name="__RefHeading___Toc38701_1836810514"/></text:p></text:note-body></text:note></text:span><text:span text:style-name="T192">, 10 cuernos son 10 reyes </text:span><text:span text:style-name="T192"><text:note text:id="ftn25" text:note-class="footnote"><text:note-citation>25</text:note-citation><text:note-body><text:p text:style-name="Footnote"><text:bookmark-start text:name="__RefHeading___Toc38699_1836810514"/><text:s/><text:alphabetical-index-mark-start text:id="IMark94385829454304"/><text:span text:style-name="T198">Daniel 7</text:span><text:alphabetical-index-mark-end text:id="IMark94385829454304"/><text:span text:style-name="T198">:24 </text:span><text:a xlink:type="simple" xlink:href="https://www.biblegateway.com/passage/?search=Daniel+7%3A24&amp;version=RVA" text:style-name="Internet_20_link" text:visited-style-name="Visited_20_Internet_20_Link"><text:span text:style-name="T198">RVA</text:span></text:a><text:bookmark-end text:name="__RefHeading___Toc38699_1836810514"/></text:p></text:note-body></text:note></text:span><text:span text:style-name="T192">, 70 semanas son 70 grupos de 7 años </text:span><text:span text:style-name="T192"><text:note text:id="ftn26" text:note-class="footnote"><text:note-citation>26</text:note-citation><text:note-body><text:p text:style-name="Footnote"><text:bookmark-start text:name="__RefHeading___Toc38697_1836810514"/><text:s/><text:alphabetical-index-mark-start text:id="IMark94385760914992"/><text:span text:style-name="T198">Daniel 9</text:span><text:alphabetical-index-mark-end text:id="IMark94385760914992"/><text:span text:style-name="T198">:26 </text:span><text:a xlink:type="simple" xlink:href="https://www.biblegateway.com/passage/?search=Daniel+9%3A26&amp;version=RVA" text:style-name="Internet_20_link" text:visited-style-name="Visited_20_Internet_20_Link"><text:span text:style-name="T198">RVA</text:span></text:a><text:bookmark-end text:name="__RefHeading___Toc38697_1836810514"/></text:p></text:note-body></text:note></text:span><text:span text:style-name="T192">, 1290 días son 1290 años, 1335 días son 1335 años </text:span><text:span text:style-name="T192"><text:note text:id="ftn27" text:note-class="footnote"><text:note-citation>27</text:note-citation><text:note-body><text:p text:style-name="Footnote"><text:bookmark-start text:name="__RefHeading___Toc38695_1836810514"/><text:s/><text:alphabetical-index-mark-start text:id="IMark94385838618160"/><text:span text:style-name="T199">Daniel 12</text:span><text:alphabetical-index-mark-end text:id="IMark94385838618160"/><text:span text:style-name="T199">:11-12 </text:span><text:a xlink:type="simple" xlink:href="https://www.biblegateway.com/passage/?search=Daniel+12%3A11-12&amp;version=RVA" text:style-name="Internet_20_link" text:visited-style-name="Visited_20_Internet_20_Link"><text:span text:style-name="T199">RVA</text:span></text:a><text:bookmark-end text:name="__RefHeading___Toc38695_1836810514"/></text:p></text:note-body></text:note></text:span><text:span text:style-name="T192">. Nunca sucede que 11 signifique muchos, o algunos, o pocos. 11 son 11, no son 5, ni 3, ni 20.</text:span></text:p>
      <text:p text:style-name="P76">El libro de la revelación no es la excepción: <text:span text:style-name="T197">las 7 estrellas son 7 ángeles, los 7 candelabros son 7 iglesias </text:span><text:span text:style-name="T197"><text:note text:id="ftn28" text:note-class="footnote"><text:note-citation>28</text:note-citation><text:note-body><text:p text:style-name="Footnote"><text:bookmark-start text:name="__RefHeading___Toc38693_1836810514"/><text:s/><text:alphabetical-index-mark-start text:id="IMark94385794357968"/><text:span text:style-name="T199">Revelación 1</text:span><text:alphabetical-index-mark-end text:id="IMark94385794357968"/><text:span text:style-name="T199">:20 </text:span><text:a xlink:type="simple" xlink:href="https://www.biblegateway.com/passage/?search=Apocalipsis+1%3A20&amp;version=RVA" text:style-name="Internet_20_link" text:visited-style-name="Visited_20_Internet_20_Link"><text:span text:style-name="T199">RVA</text:span></text:a><text:bookmark-end text:name="__RefHeading___Toc38693_1836810514"/></text:p></text:note-body></text:note></text:span><text:span text:style-name="T197">, los </text:span>7 sellos son 7 procesos <text:span text:style-name="T196">o plagas </text:span><text:span text:style-name="T196"><text:note text:id="ftn29" text:note-class="footnote"><text:note-citation>29</text:note-citation><text:note-body><text:p text:style-name="Footnote"><text:bookmark-start text:name="__RefHeading___Toc38691_1836810514"/><text:s/><text:alphabetical-index-mark-start text:id="IMark94385760914992"/><text:span text:style-name="T199">Revelación 6</text:span><text:alphabetical-index-mark-end text:id="IMark94385760914992"/><text:span text:style-name="T199"> </text:span><text:a xlink:type="simple" xlink:href="https://www.biblegateway.com/passage/?search=Apocalipsis+6&amp;version=RVA" text:style-name="Internet_20_link" text:visited-style-name="Visited_20_Internet_20_Link"><text:span text:style-name="T199">RVA</text:span></text:a><text:bookmark-end text:name="__RefHeading___Toc38691_1836810514"/></text:p></text:note-body></text:note></text:span>, <text:span text:style-name="T197">las </text:span>7 trompetas son 7 procesos <text:s/><text:note text:id="ftn30" text:note-class="footnote"><text:note-citation>30</text:note-citation><text:note-body><text:p text:style-name="Footnote"><text:bookmark-start text:name="__RefHeading___Toc38689_1836810514"/><text:s/><text:alphabetical-index-mark-start text:id="IMark94385838618240"/><text:span text:style-name="T199">Revelación 8</text:span><text:alphabetical-index-mark-end text:id="IMark94385838618240"/><text:span text:style-name="T199"> </text:span><text:a xlink:type="simple" xlink:href="https://www.biblegateway.com/passage/?search=Apocalipsis+8&amp;version=RVA" text:style-name="Internet_20_link" text:visited-style-name="Visited_20_Internet_20_Link"><text:span text:style-name="T199">RVA</text:span></text:a><text:bookmark-end text:name="__RefHeading___Toc38689_1836810514"/></text:p></text:note-body></text:note><text:s/>y <text:span text:style-name="T197">las </text:span>7 copas son 7 procesos <text:note text:id="ftn31" text:note-class="footnote"><text:note-citation>31</text:note-citation><text:note-body><text:p text:style-name="Footnote"><text:bookmark-start text:name="__RefHeading___Toc38687_1836810514"/><text:s/><text:alphabetical-index-mark-start text:id="IMark94385837954272"/><text:span text:style-name="T199">Revelación 16</text:span><text:alphabetical-index-mark-end text:id="IMark94385837954272"/><text:span text:style-name="T199"> </text:span><text:a xlink:type="simple" xlink:href="https://www.biblegateway.com/passage/?search=Apocalipsis+16&amp;version=RVA" text:style-name="Internet_20_link" text:visited-style-name="Visited_20_Internet_20_Link"><text:span text:style-name="T199">RVA</text:span></text:a><text:bookmark-end text:name="__RefHeading___Toc38687_1836810514"/></text:p></text:note-body></text:note>. Incluso en <text:alphabetical-index-mark-start text:id="IMark94385838617200"/>Revelación 17<text:alphabetical-index-mark-end text:id="IMark94385838617200"/> el ángel le explica a Juan que las 7 cabezas son <text:span text:style-name="T199">7 montes y </text:span>7 reyes <text:note text:id="ftn32" text:note-class="footnote"><text:note-citation>32</text:note-citation><text:note-body><text:p text:style-name="Footnote"><text:bookmark-start text:name="__RefHeading___Toc38685_1836810514"/><text:s/><text:alphabetical-index-mark-start text:id="IMark94385837334000"/><text:span text:style-name="T199">Revelación 17</text:span><text:alphabetical-index-mark-end text:id="IMark94385837334000"/><text:span text:style-name="T199">:9-10 </text:span><text:a xlink:type="simple" xlink:href="https://www.biblegateway.com/passage/?search=Apocalipsis+17%3A9-10&amp;version=RVA" text:style-name="Internet_20_link" text:visited-style-name="Visited_20_Internet_20_Link"><text:span text:style-name="T199">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4385837954272"/><text:span text:style-name="T199">Revelación 17</text:span><text:alphabetical-index-mark-end text:id="IMark94385837954272"/><text:span text:style-name="T199">:12 </text:span><text:a xlink:type="simple" xlink:href="https://www.biblegateway.com/passage/?search=Apocalipsis+17%3A12&amp;version=RVA" text:style-name="Internet_20_link" text:visited-style-name="Visited_20_Internet_20_Link"><text:span text:style-name="T199">RVA</text:span></text:a><text:bookmark-end text:name="__RefHeading___Toc38683_1836810514"/></text:p></text:note-body></text:note>.</text:p>
      <text:p text:style-name="P223"><text:span text:style-name="T195">De la misma manera, la interpretación correcta de </text:span><text:alphabetical-index-mark-start text:id="IMark94385760914992"/>Revelación 20<text:alphabetical-index-mark-end text:id="IMark94385760914992"/>, <text:span text:style-name="T195">así algunos no quieran aceptarlo, es que cuando </text:span>dice “<text:span text:style-name="T527">mil</text:span> años” <text:soft-page-break/><text:span text:style-name="T194">es justamente eso: “MIL</text:span> AÑOS” <text:note text:id="ftn34" text:note-class="footnote"><text:note-citation>34</text:note-citation><text:note-body><text:p text:style-name="Footnote"><text:bookmark-start text:name="__RefHeading___Toc38681_1836810514"/><text:s/><text:alphabetical-index-mark-start text:id="IMark94385796126176"/><text:span text:style-name="T199">Revelación 20</text:span><text:alphabetical-index-mark-end text:id="IMark94385796126176"/><text:span text:style-name="T199"> </text:span><text:a xlink:type="simple" xlink:href="https://www.biblegateway.com/passage/?search=Apocalipsis+20&amp;version=RVA" text:style-name="Internet_20_link" text:visited-style-name="Visited_20_Internet_20_Link"><text:span text:style-name="T199">RVA</text:span></text:a><text:bookmark-end text:name="__RefHeading___Toc38681_1836810514"/></text:p></text:note-body></text:note>. <text:span text:style-name="T527">Mil son mil, no son 2 mil, ni 4 mil, ni 3 mil, ni un ratico, ni mucho tiempo.</text:span></text:p>
      <text:p text:style-name="P66"><text:span text:style-name="T193">Estos mil años son un tiempo de PAZ, en el que según </text:span><text:alphabetical-index-mark-start text:id="IMark94385794367872"/><text:span text:style-name="T193">Isaías 65</text:span><text:alphabetical-index-mark-end text:id="IMark94385794367872"/><text:span text:style-name="T193"> una persona que muera a los 100 años se considera un niño y la gente vivirá como los días de los arboles </text:span><text:span text:style-name="T193"><text:note text:id="ftn35" text:note-class="footnote"><text:note-citation>35</text:note-citation><text:note-body><text:p text:style-name="Footnote"><text:bookmark-start text:name="__RefHeading___Toc38679_1836810514"/><text:s/><text:alphabetical-index-mark-start text:id="IMark94385838613824"/><text:span text:style-name="T214">Isaías 65</text:span><text:alphabetical-index-mark-end text:id="IMark94385838613824"/><text:span text:style-name="T214">:20,22 </text:span><text:a xlink:type="simple" xlink:href="https://www.biblegateway.com/passage/?search=Isaias+65%3A20%2C22&amp;version=RVA-2015" text:style-name="Internet_20_link" text:visited-style-name="Visited_20_Internet_20_Link"><text:span text:style-name="T214">RVA-2015</text:span></text:a><text:bookmark-end text:name="__RefHeading___Toc38679_1836810514"/></text:p></text:note-body></text:note></text:span><text:span text:style-name="T193"><text:s/>y </text:span><text:span text:style-name="Bible_5f_text"><text:span text:style-name="T176">“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4385821456144"/><text:span text:style-name="T177">Isaías 65</text:span><text:alphabetical-index-mark-end text:id="IMark94385821456144"/><text:span text:style-name="T177">:25 </text:span><text:a xlink:type="simple" xlink:href="https://www.biblegateway.com/passage/?search=Isaias+65%3A25&amp;version=RVA" text:style-name="Internet_20_link" text:visited-style-name="Visited_20_Internet_20_Link"><text:span text:style-name="T177">RVA</text:span></text:a><text:bookmark-end text:name="__RefHeading___Toc38677_1836810514"/></text:p></text:note-body></text:note></text:span>, <text:span text:style-name="T178">según </text:span><text:alphabetical-index-mark-start text:id="IMark94385796126176"/><text:span text:style-name="T178">Revelación 20</text:span><text:alphabetical-index-mark-end text:id="IMark94385796126176"/><text:span text:style-name="T178">, serán mil años de PAZ porque el Satán, también llamado “la serpiente antigua” o “diablo” estará encadenado en el abismo </text:span><text:span text:style-name="T178"><text:note text:id="ftn37" text:note-class="footnote"><text:note-citation>37</text:note-citation><text:note-body><text:p text:style-name="Footnote"><text:bookmark-start text:name="__RefHeading___Toc38675_1836810514"/><text:s/><text:alphabetical-index-mark-start text:id="IMark94385838814576"/><text:span text:style-name="T178">Revelación 20</text:span><text:alphabetical-index-mark-end text:id="IMark94385838814576"/><text:span text:style-name="T178">:2 </text:span><text:a xlink:type="simple" xlink:href="https://www.biblegateway.com/passage/?search=Apocalipsis+20%3A2&amp;version=RVA" text:style-name="Internet_20_link" text:visited-style-name="Visited_20_Internet_20_Link"><text:span text:style-name="T178">RVA</text:span></text:a><text:bookmark-end text:name="__RefHeading___Toc38675_1836810514"/></text:p></text:note-body></text:note></text:span><text:span text:style-name="T178">. Paz porque el que la impide no puede actuar por estar encadenado.</text:span></text:p>
      <text:p text:style-name="P67"><text:span text:style-name="T178">Según </text:span><text:alphabetical-index-mark-start text:id="IMark94385838613824"/><text:span text:style-name="T178">Revelación 20</text:span><text:alphabetical-index-mark-end text:id="IMark94385838613824"/><text:span text:style-name="T178">, </text:span><text:span text:style-name="Bible_5f_text"><text:span text:style-name="T178">“</text:span></text:span><text:bookmark text:name="es-RVA-310451"/><text:span text:style-name="Bible_5f_text">cuando los mil años fueren cumplidos, Satanás será suelto de su prisión</text:span><text:span text:style-name="Bible_5f_text"><text:span text:style-name="T178">” </text:span></text:span><text:span text:style-name="Bible_5f_text"><text:span text:style-name="T178"><text:note text:id="ftn38" text:note-class="footnote"><text:note-citation>38</text:note-citation><text:note-body><text:p text:style-name="Footnote"><text:bookmark-start text:name="__RefHeading___Toc38673_1836810514"/><text:s/><text:alphabetical-index-mark-start text:id="IMark94385796129216"/><text:span text:style-name="T179">Revelación 20</text:span><text:alphabetical-index-mark-end text:id="IMark94385796129216"/><text:span text:style-name="T179">:7 </text:span><text:a xlink:type="simple" xlink:href="https://www.biblegateway.com/passage/?search=Apocalipsis+20%3A7&amp;version=RVA" text:style-name="Internet_20_link" text:visited-style-name="Visited_20_Internet_20_Link"><text:span text:style-name="T179">RVA</text:span></text:a><text:bookmark-end text:name="__RefHeading___Toc38673_1836810514"/></text:p></text:note-body></text:note></text:span></text:span><text:span text:style-name="T178"><text:s/>y engañara a las naciones y rodeará la ciudad amada por Dios, pero caerá fuego del cielo y será derrotado.</text:span></text:p>
      <text:p text:style-name="P224">Al final de estos mil años, <text:span text:style-name="T528">se acaba la paz, hay una corta guerra entre los que siguen al Cordero, a Jesucristo, y los que siguen a el Satán,</text:span> <text:span text:style-name="T528">Gog y Magog, pero pronto </text:span>todo es destruido por el fuego que cae del cielo.</text:p>
      <text:p text:style-name="P224"><text:span text:style-name="T529">Dicho fuego físico que cae del cielo</text:span> destruye a los que se dejaron engañar por <text:span text:style-name="T511">el </text:span>Satán. El resto de las personas, los que no fueron engañados por <text:span text:style-name="T511">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4385794291952"/><text:span text:style-name="T183">1</text:span> <text:span text:style-name="T179">Corintios 15</text:span><text:alphabetical-index-mark-end text:id="IMark94385794291952"/><text:span text:style-name="T179">:51-52 </text:span><text:a xlink:type="simple" xlink:href="https://www.biblegateway.com/passage/?search=1+Corintios+15%3A51-52&amp;version=RVA-2015" text:style-name="Internet_20_link" text:visited-style-name="Visited_20_Internet_20_Link"><text:span text:style-name="T179">RVA-2015</text:span></text:a><text:bookmark-end text:name="__RefHeading___Toc38671_1836810514"/></text:p></text:note-body></text:note>.</text:p>
      <text:p text:style-name="P68"><text:soft-page-break/><text:span text:style-name="T180">En ese momento, el fuego también consumirá el planeta entero, este cielo físico y esta tierra física que vemos hoy día, como nos lo relata 2da Pedro 3: </text:span><text:span text:style-name="Bible_5f_text"><text:span text:style-name="T18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80">” </text:span></text:span><text:span text:style-name="Bible_5f_text"><text:span text:style-name="T180"><text:note text:id="ftn40" text:note-class="footnote"><text:note-citation>40</text:note-citation><text:note-body><text:p text:style-name="Footnote"><text:bookmark-start text:name="__RefHeading___Toc38669_1836810514"/><text:s/><text:alphabetical-index-mark-start text:id="IMark94385864357920"/><text:span text:style-name="T180">2 Pedro 3</text:span><text:alphabetical-index-mark-end text:id="IMark94385864357920"/><text:span text:style-name="T180">:10-13 </text:span><text:a xlink:type="simple" xlink:href="https://www.biblegateway.com/passage/?search=2+Pedro+3%3A10-13&amp;version=RVA-2015" text:style-name="Internet_20_link" text:visited-style-name="Visited_20_Internet_20_Link"><text:span text:style-name="T180">RVA-2015</text:span></text:a><text:bookmark-end text:name="__RefHeading___Toc38669_1836810514"/></text:p></text:note-body></text:note></text:span></text:span><text:span text:style-name="T180">. También nos lo anuncia </text:span><text:alphabetical-index-mark-start text:id="IMark94385794291872"/><text:span text:style-name="T180">Isaías 65</text:span><text:alphabetical-index-mark-end text:id="IMark94385794291872"/><text:span text:style-name="T180"> diciendo </text:span><text:span text:style-name="Bible_5f_text"><text:span text:style-name="T180">“</text:span></text:span><text:bookmark text:name="es-RVA-18915"/><text:span text:style-name="Bible_5f_text">Porque he aquí que yo crío nuevos cielos y nueva tierra: y de lo primero no habrá memoria, ni más vendrá al pensamiento</text:span><text:span text:style-name="Bible_5f_text"><text:span text:style-name="T180">” </text:span></text:span><text:span text:style-name="Bible_5f_text"><text:span text:style-name="T180"><text:note text:id="ftn41" text:note-class="footnote"><text:note-citation>41</text:note-citation><text:note-body><text:p text:style-name="Footnote"><text:bookmark-start text:name="__RefHeading___Toc38667_1836810514"/><text:s/><text:alphabetical-index-mark-start text:id="IMark94385794291872"/><text:span text:style-name="T180">Isaías 65</text:span><text:alphabetical-index-mark-end text:id="IMark94385794291872"/><text:span text:style-name="T180">:17 </text:span><text:a xlink:type="simple" xlink:href="https://www.biblegateway.com/passage/?search=Isaías+65%3A17&amp;version=RVA" text:style-name="Internet_20_link" text:visited-style-name="Visited_20_Internet_20_Link"><text:span text:style-name="T180">RVA</text:span></text:a><text:bookmark-end text:name="__RefHeading___Toc38667_1836810514"/></text:p></text:note-body></text:note></text:span></text:span><text:span text:style-name="T180">. Y </text:span><text:alphabetical-index-mark-start text:id="IMark94385794357968"/><text:span text:style-name="T180">Revelación 21</text:span><text:alphabetical-index-mark-end text:id="IMark94385794357968"/><text:span text:style-name="T180"> diciendo: </text:span><text:span text:style-name="Bible_5f_text"><text:span text:style-name="T180">“</text:span></text:span><text:bookmark text:name="es-RVA-31054"/><text:span text:style-name="Bible_5f_text">Y </text:span><text:span text:style-name="Bible_5f_text"><text:span text:style-name="T180">ví</text:span></text:span><text:span text:style-name="Bible_5f_text"> un cielo nuevo, y una tierra nueva: porque el primer cielo y la primera tierra se fueron, y el mar ya no es</text:span><text:span text:style-name="Bible_5f_text"><text:span text:style-name="T180">” </text:span></text:span><text:span text:style-name="Bible_5f_text"><text:span text:style-name="T180"><text:note text:id="ftn42" text:note-class="footnote"><text:note-citation>42</text:note-citation><text:note-body><text:p text:style-name="Footnote"><text:bookmark-start text:name="__RefHeading___Toc38665_1836810514"/><text:s/><text:alphabetical-index-mark-start text:id="IMark94385796129136"/><text:span text:style-name="T180">Revelación 21</text:span><text:alphabetical-index-mark-end text:id="IMark94385796129136"/><text:span text:style-name="T180">:1 </text:span><text:a xlink:type="simple" xlink:href="https://www.biblegateway.com/passage/?search=Apocalipsis+21%3A1&amp;version=RVA" text:style-name="Internet_20_link" text:visited-style-name="Visited_20_Internet_20_Link"><text:span text:style-name="T180">RVA</text:span></text:a><text:bookmark-end text:name="__RefHeading___Toc38665_1836810514"/></text:p></text:note-body></text:note></text:span></text:span><text:span text:style-name="T180">. Y en </text:span><text:alphabetical-index-mark-start text:id="IMark94385866142448"/><text:span text:style-name="T180">Sofonías 1</text:span><text:alphabetical-index-mark-end text:id="IMark94385866142448"/><text:span text:style-name="T180"> también lo anuncia diciendo: </text:span><text:span text:style-name="Bible_5f_text"><text:span text:style-name="T18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80">” </text:span></text:span><text:span text:style-name="Bible_5f_text"><text:span text:style-name="T180"><text:note text:id="ftn43" text:note-class="footnote"><text:note-citation>43</text:note-citation><text:note-body><text:p text:style-name="Footnote"><text:bookmark-start text:name="__RefHeading___Toc38663_1836810514"/><text:s/><text:alphabetical-index-mark-start text:id="IMark94385741614144"/><text:span text:style-name="T180">Sofonías 1</text:span><text:alphabetical-index-mark-end text:id="IMark94385741614144"/><text:span text:style-name="T180">:2-3 </text:span><text:a xlink:type="simple" xlink:href="https://www.biblegateway.com/passage/?search=Sofonias+1%3A2-3&amp;version=RVA" text:style-name="Internet_20_link" text:visited-style-name="Visited_20_Internet_20_Link"><text:span text:style-name="T180">RVA</text:span></text:a><text:bookmark-end text:name="__RefHeading___Toc38663_1836810514"/></text:p></text:note-body></text:note></text:span></text:span><text:span text:style-name="T180">. </text:span></text:p>
      <text:p text:style-name="P69">Este es el momento en el que la descendencia de <text:span text:style-name="T584">Adán</text:span> se termina. Ya no mas hijos de hijos de Adán. Final, final, no va mas.</text:p>
      <text:p text:style-name="P69">A partir de este momento, la tierra nueva con el cielo nuevo, ese Reino de los Cielos, ese Reino de Dios, que <text:span text:style-name="T181">Jehová</text:span> <text:span text:style-name="T181">empezó</text:span> a <text:soft-page-break/>construir espiritualmente desde que Jesucristo <text:span text:style-name="T182">empezó a anunciar el Reino de los Cielos</text:span>, empieza a ser una tierra nueva y un cielo nuevo <text:span text:style-name="T594">FÍSICOS</text:span> también. <text:span text:style-name="T182">Un Reino de los Cielos también FÍSICO aquí en este planeta. Un Reino de Dios en el que Jehová habitará entre los hombres por siempre y para siempre.</text:span></text:p>
      <text:p text:style-name="P70"><text:span text:style-name="T183">Pablo explica en 1ra Corintios 15 citando a </text:span><text:alphabetical-index-mark-start text:id="IMark94385796129136"/><text:span text:style-name="T183">Oseas 13</text:span><text:alphabetical-index-mark-end text:id="IMark94385796129136"/><text:span text:style-name="T183"> diciendo </text:span><text:span text:style-name="Bible_5f_text"><text:span text:style-name="T183">“</text:span></text:span><text:bookmark text:name="es-RVA-2015-28741"/><text:span text:style-name="Bible_5f_text">¿Dónde está, oh muerte, tu victoria? ¿Dónde está, oh muerte, tu aguijón?</text:span><text:span text:style-name="Bible_5f_text"><text:span text:style-name="T183">” </text:span></text:span><text:span text:style-name="Bible_5f_text"><text:span text:style-name="T183"><text:note text:id="ftn44" text:note-class="footnote"><text:note-citation>44</text:note-citation><text:note-body><text:p text:style-name="Footnote"><text:bookmark-start text:name="__RefHeading___Toc38661_1836810514"/><text:s/><text:alphabetical-index-mark-start text:id="IMark94385865424096"/><text:span text:style-name="T183">1 Corintios 15</text:span><text:alphabetical-index-mark-end text:id="IMark94385865424096"/><text:span text:style-name="T183">:55 </text:span><text:a xlink:type="simple" xlink:href="https://www.biblegateway.com/passage/?search=1+Corintios+15%3A55&amp;version=RVA-2015" text:style-name="Internet_20_link" text:visited-style-name="Visited_20_Internet_20_Link"><text:span text:style-name="T183">RVA-2015</text:span></text:a> <text:alphabetical-index-mark-start text:id="IMark94385835188096"/><text:span text:style-name="T183">Oseas 13</text:span><text:alphabetical-index-mark-end text:id="IMark94385835188096"/><text:span text:style-name="T183">:14 </text:span><text:a xlink:type="simple" xlink:href="https://www.biblegateway.com/passage/?search=Oseas+13%3A14&amp;version=RVA-2015" text:style-name="Internet_20_link" text:visited-style-name="Visited_20_Internet_20_Link"><text:span text:style-name="T183">RVA-2015</text:span></text:a><text:bookmark-end text:name="__RefHeading___Toc38661_1836810514"/></text:p></text:note-body></text:note></text:span></text:span><text:span text:style-name="T183">. Y en </text:span><text:alphabetical-index-mark-start text:id="IMark94385837956368"/><text:span text:style-name="T183">Isaías 25</text:span><text:alphabetical-index-mark-end text:id="IMark94385837956368"/><text:span text:style-name="T183"> se anuncia este momento diciendo </text:span><text:span text:style-name="Bible_5f_text"><text:span text:style-name="T18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3">” </text:span></text:span><text:span text:style-name="Bible_5f_text"><text:span text:style-name="T183"><text:note text:id="ftn45" text:note-class="footnote"><text:note-citation>45</text:note-citation><text:note-body><text:p text:style-name="Footnote"><text:bookmark-start text:name="__RefHeading___Toc38659_1836810514"/><text:s/><text:alphabetical-index-mark-start text:id="IMark94385835188096"/><text:span text:style-name="T183">Isaías 25</text:span><text:alphabetical-index-mark-end text:id="IMark94385835188096"/><text:span text:style-name="T183">:8 </text:span><text:a xlink:type="simple" xlink:href="https://www.biblegateway.com/passage/?search=Isaias+25%3A8&amp;version=RVA" text:style-name="Internet_20_link" text:visited-style-name="Visited_20_Internet_20_Link"><text:span text:style-name="T183">RVA</text:span></text:a><text:bookmark-end text:name="__RefHeading___Toc38659_1836810514"/></text:p></text:note-body></text:note></text:span></text:span><text:span text:style-name="T183">.</text:span></text:p>
      <text:p text:style-name="P269"><text:span text:style-name="T211">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385838616176"/><text:span text:style-name="T211">Revelación 20</text:span><text:alphabetical-index-mark-end text:id="IMark94385838616176"/><text:span text:style-name="T211">: </text:span><text:span text:style-name="Bible_5f_text"><text:span text:style-name="T211">“CUANDO</text:span></text:span><text:span text:style-name="Bible_5f_text"> se </text:span><text:span text:style-name="Bible_5f_text"><text:span text:style-name="T514">CUMPLAN</text:span></text:span><text:span text:style-name="Bible_5f_text"> los mil años</text:span><text:span text:style-name="Bible_5f_text"><text:span text:style-name="T211">” </text:span></text:span><text:span text:style-name="Bible_5f_text"><text:span text:style-name="T211"><text:note text:id="ftn46" text:note-class="footnote"><text:note-citation>46</text:note-citation><text:note-body><text:p text:style-name="Footnote"><text:bookmark-start text:name="__RefHeading___Toc38657_1836810514"/><text:s/><text:alphabetical-index-mark-start text:id="IMark94385838614768"/><text:span text:style-name="T212">Revelación 20</text:span><text:alphabetical-index-mark-end text:id="IMark94385838614768"/><text:span text:style-name="T212">:7 </text:span><text:a xlink:type="simple" xlink:href="https://www.biblegateway.com/passage/?search=Apocalipsis+20%3A7&amp;version=RVA-2015" text:style-name="Internet_20_link" text:visited-style-name="Visited_20_Internet_20_Link"><text:span text:style-name="T212">RVA-2015</text:span></text:a><text:bookmark-end text:name="__RefHeading___Toc38657_1836810514"/></text:p></text:note-body></text:note></text:span></text:span><text:span text:style-name="T211">.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94385775781920"/><text:span text:style-name="T10">Juan 5</text:span><text:alphabetical-index-mark-end text:id="IMark94385775781920"/><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94385864911552"/><text:span text:style-name="T10">Juan 5</text:span><text:alphabetical-index-mark-end text:id="IMark94385864911552"/><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94385835188096"/><text:span text:style-name="T132">Revelación</text:span><text:span text:style-name="T33"> 20</text:span><text:alphabetical-index-mark-end text:id="IMark94385835188096"/><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94385835188096"/><text:span text:style-name="T210">Revelación 20</text:span><text:alphabetical-index-mark-end text:id="IMark94385835188096"/><text:span text:style-name="T210">:13 </text:span><text:a xlink:type="simple" xlink:href="https://www.biblegateway.com/passage/?search=Apocalipsis+20%3A13&amp;version=RVA-2015" text:style-name="Internet_20_link" text:visited-style-name="Visited_20_Internet_20_Link"><text:span text:style-name="T210">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19"><text:alphabetical-index-mark-start text:id="IMark94385838613824"/><text:span text:style-name="T15">Mateo 27</text:span><text:alphabetical-index-mark-end text:id="IMark94385838613824"/><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94385741507328"/><text:span text:style-name="T184">Mateo 27</text:span><text:alphabetical-index-mark-end text:id="IMark94385741507328"/><text:span text:style-name="T184">:52-53 </text:span><text:a xlink:type="simple" xlink:href="https://www.biblegateway.com/passage/?search=Mateo+27%3A52-53&amp;version=RVA" text:style-name="Internet_20_link" text:visited-style-name="Visited_20_Internet_20_Link"><text:span text:style-name="T184">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94385741507328"/><text:span text:style-name="T18">Mateo 7</text:span><text:alphabetical-index-mark-end text:id="IMark94385741507328"/><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94385775781920"/><text:span text:style-name="T185">Mateo 7</text:span><text:alphabetical-index-mark-end text:id="IMark94385775781920"/><text:span text:style-name="T185">:14 </text:span><text:a xlink:type="simple" xlink:href="https://www.biblegateway.com/passage/?search=Mateo+7%3A14&amp;version=RVA" text:style-name="Internet_20_link" text:visited-style-name="Visited_20_Internet_20_Link"><text:span text:style-name="T185">RVA</text:span></text:a><text:bookmark-end text:name="__RefHeading___Toc38647_1836810514"/></text:p></text:note-body></text:note></text:span></text:span><text:span text:style-name="T17">, </text:span><text:span text:style-name="T16">o en </text:span><text:span text:style-name="T18">en </text:span><text:alphabetical-index-mark-start text:id="IMark94385838613824"/><text:span text:style-name="T18">Mateo 20</text:span><text:alphabetical-index-mark-end text:id="IMark94385838613824"/><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94385865422672"/><text:span text:style-name="T185">Mateo 20</text:span><text:alphabetical-index-mark-end text:id="IMark94385865422672"/><text:span text:style-name="T185">:16 </text:span><text:a xlink:type="simple" xlink:href="https://www.biblegateway.com/passage/?search=Mateo+20%3A16&amp;version=RVA" text:style-name="Internet_20_link" text:visited-style-name="Visited_20_Internet_20_Link"><text:span text:style-name="T185">RVA</text:span></text:a><text:bookmark-end text:name="__RefHeading___Toc38645_1836810514"/></text:p></text:note-body></text:note></text:span></text:span><text:span text:style-name="T18">. </text:span></text:p>
      <text:p text:style-name="P72"><text:span text:style-name="T18">En </text:span><text:alphabetical-index-mark-start text:id="IMark94385865421776"/><text:span text:style-name="T18">Revelación 14</text:span><text:alphabetical-index-mark-end text:id="IMark94385865421776"/><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94385837955184"/><text:span text:style-name="T185">Revelación 14</text:span><text:alphabetical-index-mark-end text:id="IMark94385837955184"/><text:span text:style-name="T185">:4-5 </text:span><text:a xlink:type="simple" xlink:href="https://www.biblegateway.com/passage/?search=Apocalipsis+14%3A4-5&amp;version=RVA" text:style-name="Internet_20_link" text:visited-style-name="Visited_20_Internet_20_Link"><text:span text:style-name="T185">RVA</text:span></text:a><text:bookmark-end text:name="__RefHeading___Toc38643_1836810514"/></text:p></text:note-body></text:note></text:span></text:span><text:span text:style-name="T18">. </text:span><text:span text:style-name="T19">Y en </text:span><text:alphabetical-index-mark-start text:id="IMark94385864413824"/><text:span text:style-name="T19">Revelación 7</text:span><text:alphabetical-index-mark-end text:id="IMark94385864413824"/><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94385865421776"/><text:span text:style-name="T186">Revelación 7</text:span><text:alphabetical-index-mark-end text:id="IMark94385865421776"/><text:span text:style-name="T186">:4 </text:span><text:a xlink:type="simple" xlink:href="https://www.biblegateway.com/passage/?search=Apocalipsis+7%3A4&amp;version=RVA" text:style-name="Internet_20_link" text:visited-style-name="Visited_20_Internet_20_Link"><text:span text:style-name="T186">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6"><text:s/></text:span><text:a xlink:type="simple" xlink:href="https://biblehub.com/commentaries/pulpit/revelation/7.htm" text:style-name="Internet_20_link" text:visited-style-name="Visited_20_Internet_20_Link"><text:span text:style-name="T135">Comentario</text:span><text:span text:style-name="T577"> </text:span><text:span text:style-name="T135">de</text:span><text:span text:style-name="T577"> Pulpit.</text:span></text:a><text:span text:style-name="T576"> “</text:span><text:span text:style-name="T578">Ewald</text:span><text:span text:style-name="T576"> believes that St. John wrote </text:span><text:span text:style-name="T578">ΔΑΝ</text:span><text:span text:style-name="T576">, and that MAN., the abbreviated form of "</text:span><text:span text:style-name="T578">Manasses</text:span><text:span text:style-name="T576">,"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5"><text:span text:style-name="T114">Por lo que </text:span><text:span text:style-name="T9">nos </text:span><text:span text:style-name="T114">dice </text:span><text:span text:style-name="T18">J</text:span><text:span text:style-name="T9">esucristo en </text:span><text:alphabetical-index-mark-start text:id="IMark94385835188096"/><text:span text:style-name="T9">Lucas 13</text:span><text:alphabetical-index-mark-end text:id="IMark94385835188096"/><text:span text:style-name="T9"> </text:span><text:span text:style-name="T9"><text:note text:id="ftn56" text:note-class="footnote"><text:note-citation>56</text:note-citation><text:note-body><text:p text:style-name="Footnote"><text:bookmark-start text:name="__RefHeading___Toc38637_1836810514"/><text:s/><text:alphabetical-index-mark-start text:id="IMark94385865805184"/><text:span text:style-name="T187">Lucas 13</text:span><text:alphabetical-index-mark-end text:id="IMark94385865805184"/><text:span text:style-name="T187">:28 </text:span><text:a xlink:type="simple" xlink:href="https://www.biblegateway.com/passage/?search=Lucas+13%3A28&amp;version=RVA" text:style-name="Internet_20_link" text:visited-style-name="Visited_20_Internet_20_Link"><text:span text:style-name="T187">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94385837955184"/><text:span text:style-name="T114">Mateo 27</text:span><text:alphabetical-index-mark-end text:id="IMark94385837955184"/><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94385826216320"/><text:span text:style-name="T190">Mateo 19</text:span><text:alphabetical-index-mark-end text:id="IMark94385826216320"/><text:span text:style-name="T190">:28 </text:span><text:a xlink:type="simple" xlink:href="https://www.biblegateway.com/passage/?search=Mateo+19%3A28&amp;version=RVA" text:style-name="Internet_20_link" text:visited-style-name="Visited_20_Internet_20_Link"><text:span text:style-name="T190">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94385865805184"/><text:span text:style-name="T23">Revelación 6</text:span><text:alphabetical-index-mark-end text:id="IMark94385865805184"/><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94385837952416"/><text:span text:style-name="T188">Revelación 6</text:span><text:alphabetical-index-mark-end text:id="IMark94385837952416"/><text:span text:style-name="T188">:10 </text:span><text:a xlink:type="simple" xlink:href="https://www.biblegateway.com/passage/?search=Apocalipsis+6%3A10&amp;version=RVA" text:style-name="Internet_20_link" text:visited-style-name="Visited_20_Internet_20_Link"><text:span text:style-name="T188">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6"><text:span text:style-name="T23">E</text:span><text:span text:style-name="T27">stos </text:span><text:span text:style-name="T28">144.000 </text:span><text:span text:style-name="T27">son los mismos que </text:span><text:span text:style-name="T58">se mencionan en </text:span><text:alphabetical-index-mark-start text:id="IMark94385837952416"/><text:span text:style-name="T27">Revelación 20</text:span><text:alphabetical-index-mark-end text:id="IMark94385837952416"/><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94385865805184"/><text:span text:style-name="T189">Revelación 20</text:span><text:alphabetical-index-mark-end text:id="IMark94385865805184"/><text:span text:style-name="T189">:4 </text:span><text:a xlink:type="simple" xlink:href="https://www.biblegateway.com/passage/?search=Apocalipsis+20%3A4&amp;version=RVA" text:style-name="Internet_20_link" text:visited-style-name="Visited_20_Internet_20_Link"><text:span text:style-name="T189">RVA</text:span></text:a><text:bookmark-end text:name="__RefHeading___Toc38631_1836810514"/></text:p></text:note-body></text:note></text:span></text:span><text:span text:style-name="T27">. </text:span></text:p>
      <text:p text:style-name="P226"><text:span text:style-name="T57">El resto </text:span><text:span text:style-name="T58">de los que INICIAN los mil años, </text:span><text:span text:style-name="T117">según </text:span><text:alphabetical-index-mark-start text:id="IMark94385741507328"/><text:span text:style-name="T117">Revelación 7</text:span><text:alphabetical-index-mark-end text:id="IMark94385741507328"/><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94385865805184"/><text:span text:style-name="T40">Revelación 7</text:span><text:alphabetical-index-mark-end text:id="IMark94385865805184"/><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94385818672816"/><text:span text:style-name="T213">Revelación 7</text:span><text:alphabetical-index-mark-end text:id="IMark94385818672816"/><text:span text:style-name="T213">:14 </text:span><text:a xlink:type="simple" xlink:href="https://www.biblegateway.com/passage/?search=Apocalipsis+7%3A14&amp;version=RVA-2015" text:style-name="Internet_20_link" text:visited-style-name="Visited_20_Internet_20_Link"><text:span text:style-name="T213">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94385775253088"/><text:span text:style-name="T213">Revelación 7</text:span><text:alphabetical-index-mark-end text:id="IMark94385775253088"/><text:span text:style-name="T213">:9 </text:span><text:a xlink:type="simple" xlink:href="https://www.biblegateway.com/passage/?search=Apocalipsis+7%3A9&amp;version=RVA-2015" text:style-name="Internet_20_link" text:visited-style-name="Visited_20_Internet_20_Link"><text:span text:style-name="T213">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94385741614144"/><text:span text:style-name="T45">Revelación 7</text:span><text:alphabetical-index-mark-end text:id="IMark94385741614144"/><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94385864911552"/><text:span text:style-name="T213">Revelación 7</text:span><text:alphabetical-index-mark-end text:id="IMark94385864911552"/><text:span text:style-name="T213">:14 </text:span><text:a xlink:type="simple" xlink:href="https://www.biblegateway.com/passage/?search=Apocalipsis+7%3A14&amp;version=RVA-2015" text:style-name="Internet_20_link" text:visited-style-name="Visited_20_Internet_20_Link"><text:span text:style-name="T213">RVA-2015</text:span></text:a><text:span text:style-name="T213"> </text:span><text:a xlink:type="simple" xlink:href="https://biblehub.com/text/revelation/7-14.htm" text:style-name="Internet_20_link" text:visited-style-name="Visited_20_Internet_20_Link"><text:span text:style-name="T639">biblehub</text:span></text:a><text:bookmark-end text:name="__RefHeading___Toc38625_1836810514"/></text:p></text:note-body></text:note></text:span></text:span><text:span text:style-name="T45">. </text:span><text:span text:style-name="T144">Es</text:span><text:span text:style-name="T146">a</text:span><text:span text:style-name="T144"> </text:span><text:span text:style-name="T146">palabra</text:span><text:span text:style-name="T144">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94385865424112"/><text:span text:style-name="T118">Revelación 7</text:span><text:alphabetical-index-mark-end text:id="IMark94385865424112"/><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94385837952416"/><text:span text:style-name="T42">Isaías 65</text:span><text:alphabetical-index-mark-end text:id="IMark94385837952416"/><text:span text:style-name="T42"> una persona que muera a los 100 años </text:span><text:span text:style-name="T118">se considera </text:span><text:span text:style-name="T42">un niño y la gente vivirá como los días de los árboles </text:span><text:span text:style-name="T42"><text:note text:id="ftn63" text:note-class="footnote"><text:note-citation>63</text:note-citation><text:note-body><text:p text:style-name="Footnote"><text:bookmark-start text:name="__RefHeading___Toc38623_1836810514"/><text:s/><text:alphabetical-index-mark-start text:id="IMark94385837952416"/><text:span text:style-name="T214">Isaías 65</text:span><text:alphabetical-index-mark-end text:id="IMark94385837952416"/><text:span text:style-name="T214">:20,22 </text:span><text:a xlink:type="simple" xlink:href="https://www.biblegateway.com/passage/?search=Isaias+65%3A20%2C22&amp;version=RVA-2015" text:style-name="Internet_20_link" text:visited-style-name="Visited_20_Internet_20_Link"><text:span text:style-name="T214">RVA-2015</text:span></text:a><text:bookmark-end text:name="__RefHeading___Toc38623_1836810514"/></text:p></text:note-body></text:note></text:span><text:span text:style-name="T42">. </text:span></text:p>
      <text:p text:style-name="P227"><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7"><text:span text:style-name="T62">Por eso </text:span><text:alphabetical-index-mark-start text:id="IMark94385837952416"/><text:span text:style-name="T62">Revelación 20</text:span><text:alphabetical-index-mark-end text:id="IMark94385837952416"/><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94385834782112"/><text:span text:style-name="T189">Revelación 20</text:span><text:alphabetical-index-mark-end text:id="IMark94385834782112"/><text:span text:style-name="T189">:4 </text:span><text:a xlink:type="simple" xlink:href="https://www.biblegateway.com/passage/?search=Apocalipsis+20%3A4&amp;version=RVA" text:style-name="Internet_20_link" text:visited-style-name="Visited_20_Internet_20_Link"><text:span text:style-name="T189">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94385741641040"/><text:span text:style-name="T60">Revelación 14</text:span><text:alphabetical-index-mark-end text:id="IMark94385741641040"/><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94385741641040"/><text:span text:style-name="T227">Revelación 14</text:span><text:alphabetical-index-mark-end text:id="IMark94385741641040"/><text:span text:style-name="T227"> </text:span><text:a xlink:type="simple" xlink:href="https://www.biblegateway.com/passage/?search=Apocalipsis+14%3A1-5&amp;version=RVA" text:style-name="Internet_20_link" text:visited-style-name="Visited_20_Internet_20_Link"><text:span text:style-name="T227">RVA</text:span></text:a><text:bookmark-end text:name="__RefHeading___Toc38619_1836810514"/></text:p></text:note-body></text:note></text:span><text:span text:style-name="T60">. </text:span><text:span text:style-name="T61">En </text:span><text:alphabetical-index-mark-start text:id="IMark94385838613824"/><text:span text:style-name="T61">Revelación 7</text:span><text:alphabetical-index-mark-end text:id="IMark94385838613824"/><text:span text:style-name="T61"> son señalados, </text:span><text:span text:style-name="T112">sellados</text:span><text:span text:style-name="T61"> y en </text:span><text:alphabetical-index-mark-start text:id="IMark94385796129184"/><text:span text:style-name="T61">Revelación 14</text:span><text:alphabetical-index-mark-end text:id="IMark94385796129184"/><text:span text:style-name="T61"> ya todos </text:span><text:span text:style-name="T63">están</text:span><text:span text:style-name="T61"> resucitados. </text:span><text:span text:style-name="T64">Estos son los Santos mencionados </text:span><text:span text:style-name="T145">en</text:span><text:span text:style-name="T64"> </text:span><text:alphabetical-index-mark-start text:id="IMark94385865808176"/><text:span text:style-name="T64">Revelación 13</text:span><text:alphabetical-index-mark-end text:id="IMark94385865808176"/><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94385837952416"/><text:span text:style-name="T228">Revelación 13</text:span><text:alphabetical-index-mark-end text:id="IMark94385837952416"/><text:span text:style-name="T228">:7 </text:span><text:a xlink:type="simple" xlink:href="https://www.biblegateway.com/passage/?search=Apocalipsis+13%3A7&amp;version=RVA-2015" text:style-name="Internet_20_link" text:visited-style-name="Visited_20_Internet_20_Link"><text:span text:style-name="T228">RVA-2015</text:span></text:a><text:bookmark-end text:name="__RefHeading___Toc38617_1836810514"/></text:p></text:note-body></text:note></text:span></text:span><text:span text:style-name="T64">.</text:span></text:p>
      <text:p text:style-name="P228"><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8"><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200">los procesos del libro de la Revelación llamados “sellos”, “trompetas” y “copas”</text:span>: espiritualmente o físicamente. <text:span text:style-name="T191">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201">Cuando </text:span><text:alphabetical-index-mark-start text:id="IMark94385794365040"/><text:span text:style-name="T201">Revelación 8</text:span><text:alphabetical-index-mark-end text:id="IMark94385794365040"/><text:span text:style-name="T201"> dice que: </text:span><text:span text:style-name="Bible_5f_text"><text:span text:style-name="T201">“</text:span></text:span><text:bookmark text:name="es-RVA-30834"/><text:span text:style-name="Bible_5f_text">la tercera parte de los árboles fué quemada, y quemóse </text:span><text:span text:style-name="Bible_5f_text"><text:span text:style-name="T515">TODA</text:span></text:span><text:span text:style-name="Bible_5f_text"> la hierba verde</text:span><text:span text:style-name="Bible_5f_text"><text:span text:style-name="T201">” </text:span></text:span><text:span text:style-name="Bible_5f_text"><text:span text:style-name="T201"><text:note text:id="ftn67" text:note-class="footnote"><text:note-citation>67</text:note-citation><text:note-body><text:p text:style-name="Footnote"><text:bookmark-start text:name="__RefHeading___Toc38615_1836810514"/><text:s/><text:alphabetical-index-mark-start text:id="IMark94385864421376"/><text:span text:style-name="T201">Revelación 8</text:span><text:alphabetical-index-mark-end text:id="IMark94385864421376"/><text:span text:style-name="T201">:7 </text:span><text:a xlink:type="simple" xlink:href="https://www.biblegateway.com/passage/?search=Apocalipsis+8%3A7&amp;version=RVA" text:style-name="Internet_20_link" text:visited-style-name="Visited_20_Internet_20_Link"><text:span text:style-name="T201">RVA</text:span></text:a><text:bookmark-end text:name="__RefHeading___Toc38615_1836810514"/></text:p></text:note-body></text:note></text:span></text:span><text:span text:style-name="T201">, lo que significa es exactamente eso: que </text:span><text:bookmark text:name="es-RVA-308341"/>la tercera parte de los árboles <text:span text:style-name="T201">se quemó y que TODA la hierba verde también se quemó.</text:span></text:p>
      <text:p text:style-name="P78"><text:span text:style-name="T201">Cuando dice que: </text:span><text:span text:style-name="Bible_5f_text"><text:span text:style-name="T201">“</text:span></text:span><text:bookmark text:name="es-RVA-30836"/><text:span text:style-name="Bible_5f_text">murió la tercera parte de las criaturas que estaban en la mar</text:span><text:span text:style-name="Bible_5f_text"><text:span text:style-name="T201">” </text:span></text:span><text:span text:style-name="Bible_5f_text"><text:span text:style-name="T201"><text:note text:id="ftn68" text:note-class="footnote"><text:note-citation>68</text:note-citation><text:note-body><text:p text:style-name="Footnote"><text:bookmark-start text:name="__RefHeading___Toc38613_1836810514"/><text:s/><text:alphabetical-index-mark-start text:id="IMark94385741498400"/><text:span text:style-name="T201">Revelación 8</text:span><text:alphabetical-index-mark-end text:id="IMark94385741498400"/><text:span text:style-name="T201">:9 </text:span><text:a xlink:type="simple" xlink:href="https://www.biblegateway.com/passage/?search=Apocalipsis+8%3A9&amp;version=RVA" text:style-name="Internet_20_link" text:visited-style-name="Visited_20_Internet_20_Link"><text:span text:style-name="T201">RVA</text:span></text:a><text:bookmark-end text:name="__RefHeading___Toc38613_1836810514"/></text:p></text:note-body></text:note></text:span></text:span><text:span text:style-name="T201">, lo que significa es justamente eso: que la tercera parte de lo que vivía en el mar se murió.</text:span></text:p>
      <text:p text:style-name="P78"><text:span text:style-name="T207">Y cuando dice que el Sol y la Luna: </text:span><text:span text:style-name="Bible_5f_text"><text:span text:style-name="T201">“</text:span></text:span><text:bookmark text:name="es-RVA-30839"/><text:span text:style-name="Bible_5f_text">no alumbraba la tercera parte del día, y lo mismo de la noche</text:span><text:span text:style-name="Bible_5f_text"><text:span text:style-name="T201">” </text:span></text:span><text:span text:style-name="Bible_5f_text"><text:span text:style-name="T201"><text:note text:id="ftn69" text:note-class="footnote"><text:note-citation>69</text:note-citation><text:note-body><text:p text:style-name="Footnote"><text:bookmark-start text:name="__RefHeading___Toc38611_1836810514"/><text:s/><text:alphabetical-index-mark-start text:id="IMark94385865385168"/><text:span text:style-name="T201">Revelación 8</text:span><text:alphabetical-index-mark-end text:id="IMark94385865385168"/><text:span text:style-name="T201">:12 </text:span><text:a xlink:type="simple" xlink:href="https://www.biblegateway.com/passage/?search=Apocalipsis+8%3A12&amp;version=RVA" text:style-name="Internet_20_link" text:visited-style-name="Visited_20_Internet_20_Link"><text:span text:style-name="T201">RVA</text:span></text:a><text:bookmark-end text:name="__RefHeading___Toc38611_1836810514"/></text:p></text:note-body></text:note></text:span></text:span><text:span text:style-name="T201">, ¿adivine que? Eso es lo que SIGNIFICA.</text:span></text:p>
      <text:p text:style-name="P84"><text:soft-page-break/><text:span text:style-name="T201">Lo mismo sucede cuando </text:span><text:alphabetical-index-mark-start text:id="IMark94385837011408"/><text:span text:style-name="T201">Revelación 9</text:span><text:alphabetical-index-mark-end text:id="IMark94385837011408"/><text:span text:style-name="T201"> dice que durante 5 meses </text:span><text:span text:style-name="Bible_5f_text"><text:span text:style-name="T201">“</text:span></text:span><text:span text:style-name="Bible_5f_text">buscarán los hombres la muerte, y no la hallarán; y desearán morir, y la muerte huirá de ellos</text:span><text:span text:style-name="Bible_5f_text"><text:span text:style-name="T201">” </text:span></text:span><text:span text:style-name="Bible_5f_text"><text:span text:style-name="T201"><text:note text:id="ftn70" text:note-class="footnote"><text:note-citation>70</text:note-citation><text:note-body><text:p text:style-name="Footnote"><text:bookmark-start text:name="__RefHeading___Toc38609_1836810514"/><text:s/><text:alphabetical-index-mark-start text:id="IMark94385839579408"/><text:span text:style-name="T202">Revelación 9</text:span><text:alphabetical-index-mark-end text:id="IMark94385839579408"/><text:span text:style-name="T202">:6 </text:span><text:a xlink:type="simple" xlink:href="https://www.biblegateway.com/passage/?search=Apocalipsis+9%3A6&amp;version=RVA" text:style-name="Internet_20_link" text:visited-style-name="Visited_20_Internet_20_Link"><text:span text:style-name="T202">RVA</text:span></text:a><text:bookmark-end text:name="__RefHeading___Toc38609_1836810514"/></text:p></text:note-body></text:note></text:span></text:span><text:span text:style-name="T201">, o cuando dice que: </text:span><text:span text:style-name="Bible_5f_text"><text:span text:style-name="T201">“</text:span></text:span><text:bookmark text:name="es-RVA-30858"/><text:span text:style-name="Bible_5f_text">fué muerta la tercera parte de los hombre</text:span><text:span text:style-name="Bible_5f_text"><text:span text:style-name="T202">s” </text:span></text:span><text:span text:style-name="Bible_5f_text"><text:span text:style-name="T202"><text:note text:id="ftn71" text:note-class="footnote"><text:note-citation>71</text:note-citation><text:note-body><text:p text:style-name="Footnote"><text:bookmark-start text:name="__RefHeading___Toc38607_1836810514"/><text:s/><text:alphabetical-index-mark-start text:id="IMark94385741641040"/><text:span text:style-name="T202">Revelación 9</text:span><text:alphabetical-index-mark-end text:id="IMark94385741641040"/><text:span text:style-name="T202">:18 </text:span><text:a xlink:type="simple" xlink:href="https://www.biblegateway.com/passage/?search=Apocalipsis+9%3A18&amp;version=RVA" text:style-name="Internet_20_link" text:visited-style-name="Visited_20_Internet_20_Link"><text:span text:style-name="T202">RVA</text:span></text:a><text:bookmark-end text:name="__RefHeading___Toc38607_1836810514"/></text:p></text:note-body></text:note></text:span></text:span><text:span text:style-name="T201">, o cuando dice que los que quedaron vivos: </text:span><text:span text:style-name="Bible_5f_text"><text:span text:style-name="T201">“NO</text:span></text:span><text:span text:style-name="Bible_5f_text"> se arrepintieron de sus homicidios, ni de sus hechicerías, ni de su fornicación, ni de sus hurtos</text:span><text:span text:style-name="Bible_5f_text"><text:span text:style-name="T201">” </text:span></text:span><text:span text:style-name="Bible_5f_text"><text:span text:style-name="T201"><text:note text:id="ftn72" text:note-class="footnote"><text:note-citation>72</text:note-citation><text:note-body><text:p text:style-name="Footnote"><text:bookmark-start text:name="__RefHeading___Toc38605_1836810514"/><text:s/><text:alphabetical-index-mark-start text:id="IMark94385796127344"/><text:span text:style-name="T202">Revelación 9</text:span><text:alphabetical-index-mark-end text:id="IMark94385796127344"/><text:span text:style-name="T202">:21 </text:span><text:a xlink:type="simple" xlink:href="https://www.biblegateway.com/passage/?search=Apocalipsis+9%3A21&amp;version=RVA" text:style-name="Internet_20_link" text:visited-style-name="Visited_20_Internet_20_Link"><text:span text:style-name="T202">RVA</text:span></text:a><text:bookmark-end text:name="__RefHeading___Toc38605_1836810514"/></text:p></text:note-body></text:note></text:span></text:span><text:span text:style-name="T201">. La interpretación es directa. No hay nada que interpretar.</text:span></text:p>
      <text:p text:style-name="P86">Y eso es solo en las trompetas. Después vienen las copas.</text:p>
      <text:p text:style-name="P79"><text:span text:style-name="T202">En </text:span><text:alphabetical-index-mark-start text:id="IMark94385796127344"/><text:span text:style-name="T202">Revelación 16</text:span><text:alphabetical-index-mark-end text:id="IMark94385796127344"/><text:span text:style-name="T202"> dice que el mar </text:span><text:span text:style-name="Bible_5f_text"><text:span text:style-name="T202">“</text:span></text:span><text:bookmark text:name="es-RVA-30957"/><text:span text:style-name="Bible_5f_text">se convirtió en sangre como de un muerto; y </text:span><text:span text:style-name="Bible_5f_text"><text:span text:style-name="T515">TODA</text:span></text:span><text:span text:style-name="Bible_5f_text"> alma viviente fué </text:span><text:span text:style-name="Bible_5f_text"><text:span text:style-name="T515">MUERTA</text:span></text:span><text:span text:style-name="Bible_5f_text"> en el mar</text:span><text:span text:style-name="Bible_5f_text"><text:span text:style-name="T203">” </text:span></text:span><text:span text:style-name="Bible_5f_text"><text:span text:style-name="T203"><text:note text:id="ftn73" text:note-class="footnote"><text:note-citation>73</text:note-citation><text:note-body><text:p text:style-name="Footnote"><text:bookmark-start text:name="__RefHeading___Toc38603_1836810514"/><text:s/><text:alphabetical-index-mark-start text:id="IMark94385828417136"/><text:span text:style-name="T203">Revelación 16</text:span><text:alphabetical-index-mark-end text:id="IMark94385828417136"/><text:span text:style-name="T203">:3 </text:span><text:a xlink:type="simple" xlink:href="https://www.biblegateway.com/passage/?search=Apocalipsis+16%3A3&amp;version=RVA" text:style-name="Internet_20_link" text:visited-style-name="Visited_20_Internet_20_Link"><text:span text:style-name="T203">RVA</text:span></text:a><text:bookmark-end text:name="__RefHeading___Toc38603_1836810514"/></text:p></text:note-body></text:note></text:span></text:span><text:span text:style-name="T203">. También dice que los ríos y las fuentes de agua </text:span><text:span text:style-name="Bible_5f_text"><text:span text:style-name="T203">“</text:span></text:span><text:bookmark text:name="es-RVA-30958"/><text:span text:style-name="Bible_5f_text">se convirtieron en sangre</text:span><text:span text:style-name="Bible_5f_text"><text:span text:style-name="T203">” </text:span></text:span><text:span text:style-name="Bible_5f_text"><text:span text:style-name="T203"><text:note text:id="ftn74" text:note-class="footnote"><text:note-citation>74</text:note-citation><text:note-body><text:p text:style-name="Footnote"><text:bookmark-start text:name="__RefHeading___Toc38601_1836810514"/><text:s/><text:alphabetical-index-mark-start text:id="IMark94385838814576"/><text:span text:style-name="T203">Revelación 16</text:span><text:alphabetical-index-mark-end text:id="IMark94385838814576"/><text:span text:style-name="T203">:4 </text:span><text:a xlink:type="simple" xlink:href="https://www.biblegateway.com/passage/?search=Apocalipsis+16&amp;version=RVA" text:style-name="Internet_20_link" text:visited-style-name="Visited_20_Internet_20_Link"><text:span text:style-name="T203">RVA</text:span></text:a><text:bookmark-end text:name="__RefHeading___Toc38601_1836810514"/></text:p></text:note-body></text:note></text:span></text:span><text:span text:style-name="T203">. Y que después de esto, 3 espíritus inmundos actuaron sobre </text:span><text:span text:style-name="Bible_5f_text"><text:span text:style-name="T203">“</text:span></text:span><text:bookmark text:name="es-RVA-30968"/><text:span text:style-name="Bible_5f_text">los reyes de la tierra y de </text:span><text:span text:style-name="Bible_5f_text"><text:span text:style-name="T530">TODO</text:span></text:span><text:span text:style-name="Bible_5f_text"> el mundo, para congregarlos para la batalla de aquel gran día del Dios Todopoderos</text:span><text:span text:style-name="Bible_5f_text"><text:span text:style-name="T203">o” </text:span></text:span><text:span text:style-name="Bible_5f_text"><text:span text:style-name="T203"><text:note text:id="ftn75" text:note-class="footnote"><text:note-citation>75</text:note-citation><text:note-body><text:p text:style-name="Footnote"><text:bookmark-start text:name="__RefHeading___Toc38599_1836810514"/><text:s/><text:alphabetical-index-mark-start text:id="IMark94385838814576"/><text:span text:style-name="T203">Revelación 16</text:span><text:alphabetical-index-mark-end text:id="IMark94385838814576"/><text:span text:style-name="T203">:14 </text:span><text:a xlink:type="simple" xlink:href="https://www.biblegateway.com/passage/?search=Apocalipsis+16%3A14&amp;version=RVA" text:style-name="Internet_20_link" text:visited-style-name="Visited_20_Internet_20_Link"><text:span text:style-name="T203">RVA</text:span></text:a><text:bookmark-end text:name="__RefHeading___Toc38599_1836810514"/></text:p></text:note-body></text:note></text:span></text:span><text:span text:style-name="T203">. Otra guerra mundial entre 3 grandes poderes.</text:span></text:p>
      <text:p text:style-name="P80"><text:span text:style-name="T203">Pero ahí no acaba la cosa, porque después dice que hubo </text:span><text:span text:style-name="Bible_5f_text"><text:span text:style-name="T203">“</text:span></text:span><text:bookmark text:name="es-RVA-30972"/><text:span text:style-name="Bible_5f_text">un terremoto tan grande, cual no fué </text:span><text:span text:style-name="Bible_5f_text"><text:span text:style-name="T530">JAMÁS</text:span></text:span><text:span text:style-name="Bible_5f_text"> desde que los hombres han estado sobre la tierra</text:span><text:span text:style-name="Bible_5f_text"><text:span text:style-name="T203">” </text:span></text:span><text:span text:style-name="Bible_5f_text"><text:span text:style-name="T203"><text:note text:id="ftn76" text:note-class="footnote"><text:note-citation>76</text:note-citation><text:note-body><text:p text:style-name="Footnote"><text:bookmark-start text:name="__RefHeading___Toc38597_1836810514"/><text:s/><text:alphabetical-index-mark-start text:id="IMark94385864420592"/><text:span text:style-name="T204">Revelación 16</text:span><text:alphabetical-index-mark-end text:id="IMark94385864420592"/><text:span text:style-name="T204">:18 </text:span><text:a xlink:type="simple" xlink:href="https://www.biblegateway.com/passage/?search=Apocalipsis+16%3A18&amp;version=RVA" text:style-name="Internet_20_link" text:visited-style-name="Visited_20_Internet_20_Link"><text:span text:style-name="T204">RVA</text:span></text:a><text:bookmark-end text:name="__RefHeading___Toc38597_1836810514"/></text:p></text:note-body></text:note></text:span></text:span><text:span text:style-name="T203"><text:s/>y que </text:span><text:span text:style-name="Bible_5f_text"><text:span text:style-name="T203">“</text:span></text:span><text:bookmark text:name="es-DHH-30625"/><text:span text:style-name="Bible_5f_text">las ciudades del mundo se derrumbaro</text:span><text:span text:style-name="Bible_5f_text"><text:span text:style-name="T204">n” </text:span></text:span><text:span text:style-name="Bible_5f_text"><text:span text:style-name="T204"><text:note text:id="ftn77" text:note-class="footnote"><text:note-citation>77</text:note-citation><text:note-body><text:p text:style-name="Footnote"><text:bookmark-start text:name="__RefHeading___Toc38595_1836810514"/><text:s/><text:alphabetical-index-mark-start text:id="IMark94385821450992"/><text:span text:style-name="T204">Revelación 16</text:span><text:alphabetical-index-mark-end text:id="IMark94385821450992"/><text:span text:style-name="T204">:19 </text:span><text:a xlink:type="simple" xlink:href="https://www.biblegateway.com/passage/?search=Apocalipsis+16%3A19&amp;version=DHH" text:style-name="Internet_20_link" text:visited-style-name="Visited_20_Internet_20_Link"><text:span text:style-name="T204">DHH</text:span></text:a><text:bookmark-end text:name="__RefHeading___Toc38595_1836810514"/></text:p></text:note-body></text:note></text:span></text:span><text:span text:style-name="T204"><text:s/>y que </text:span><text:span text:style-name="Bible_5f_text"><text:span text:style-name="T204">“TODA</text:span></text:span><text:span text:style-name="Bible_5f_text"> isla huyó, y los montes no fueron hallados</text:span><text:span text:style-name="Bible_5f_text"><text:span text:style-name="T203">” </text:span></text:span><text:span text:style-name="Bible_5f_text"><text:span text:style-name="T203"><text:note text:id="ftn78" text:note-class="footnote"><text:note-citation>78</text:note-citation><text:note-body><text:p text:style-name="Footnote"><text:bookmark-start text:name="__RefHeading___Toc38593_1836810514"/><text:s/><text:alphabetical-index-mark-start text:id="IMark94385794292032"/><text:span text:style-name="T204">Revelación 16</text:span><text:alphabetical-index-mark-end text:id="IMark94385794292032"/><text:span text:style-name="T204">:20 </text:span><text:a xlink:type="simple" xlink:href="https://www.biblegateway.com/passage/?search=Apocalipsis+16%3A20&amp;version=RVA" text:style-name="Internet_20_link" text:visited-style-name="Visited_20_Internet_20_Link"><text:span text:style-name="T204">RVA</text:span></text:a><text:bookmark-end text:name="__RefHeading___Toc38593_1836810514"/></text:p></text:note-body></text:note></text:span></text:span><text:span text:style-name="T203">. Un terremoto como no fue </text:span><text:soft-page-break/><text:span text:style-name="T203">JAMÁS desde que los hombres han estado sobre la tierra, en el que las ciudades del mundo se DERRUMBAN.</text:span></text:p>
      <text:p text:style-name="P98"><text:span text:style-name="T204">Pero ahí tampoco acaba la cosa. Después de eso </text:span>cayó <text:span text:style-name="T530">un</text:span> <text:span text:style-name="Bible_5f_text">“enorme granizo, como de treinta y cuatro kilos de peso</text:span><text:span text:style-name="Bible_5f_text"><text:span text:style-name="T204">” </text:span></text:span><text:span text:style-name="Bible_5f_text"><text:span text:style-name="T204"><text:note text:id="ftn79" text:note-class="footnote"><text:note-citation>79</text:note-citation><text:note-body><text:p text:style-name="Footnote"><text:bookmark-start text:name="__RefHeading___Toc38591_1836810514"/><text:s/><text:alphabetical-index-mark-start text:id="IMark94385835192240"/><text:span text:style-name="T204">Revelación 16</text:span><text:alphabetical-index-mark-end text:id="IMark94385835192240"/><text:span text:style-name="T204">:21</text:span> <text:a xlink:type="simple" xlink:href="https://www.biblegateway.com/passage/?search=Apocalipsis+16%3A21&amp;version=RVA-2015" text:style-name="Internet_20_link" text:visited-style-name="Visited_20_Internet_20_Link"><text:span text:style-name="T204">RVA-2015</text:span></text:a><text:bookmark-end text:name="__RefHeading___Toc38591_1836810514"/></text:p></text:note-body></text:note></text:span></text:span><text:span text:style-name="T204">. Y aquí si la interpretación puede ser algo diferente porque la palabra griega es </text:span><text:span text:style-name="T578">talantiaios</text:span> <text:span text:style-name="T222">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29"><text:span text:style-name="T223">También dice </text:span><text:alphabetical-index-mark-start text:id="IMark94385864421056"/><text:span text:style-name="T223">Revelación 16</text:span><text:alphabetical-index-mark-end text:id="IMark94385864421056"/><text:span text:style-name="T223"> que los que queden vivos, después de la granizadita, que no serán muchos, porque si a uno le cae encima una bola de jugar bolos la cosa parece mortal, digamos unos cuantos miles de personas, </text:span><text:bookmark text:name="es-RVA-2015-30945"/><text:span text:style-name="T223">¿que hicieron?, BLASFEMARON</text:span> <text:span text:style-name="T208">contra</text:span> Dios <text:span text:style-name="T204"><text:note text:id="ftn80" text:note-class="footnote"><text:note-citation>80</text:note-citation><text:note-body><text:p text:style-name="Footnote"><text:bookmark-start text:name="__RefHeading___Toc38589_1836810514"/><text:s/><text:alphabetical-index-mark-start text:id="IMark94385835192240"/><text:span text:style-name="T204">Revelación 16</text:span><text:alphabetical-index-mark-end text:id="IMark94385835192240"/><text:span text:style-name="T204">:21</text:span> <text:a xlink:type="simple" xlink:href="https://www.biblegateway.com/passage/?search=Apocalipsis+16%3A21&amp;version=RVA-2015" text:style-name="Internet_20_link" text:visited-style-name="Visited_20_Internet_20_Link"><text:span text:style-name="T204">RVA-2015</text:span></text:a><text:bookmark-end text:name="__RefHeading___Toc38589_1836810514"/></text:p></text:note-body></text:note></text:span><text:span text:style-name="T204">. Pero, dice </text:span><text:alphabetical-index-mark-start text:id="IMark94385741498400"/><text:span text:style-name="T204">Revelación 19</text:span><text:alphabetical-index-mark-end text:id="IMark94385741498400"/><text:span text:style-name="T204">, que esos que queden vivos físicamente, </text:span><text:span text:style-name="Bible_5f_text"><text:span text:style-name="T218">“</text:span></text:span><text:bookmark text:name="es-RVA-31038"/><text:span text:style-name="Bible_5f_text"><text:span text:style-name="T218">fueron muertos con la espada que salía de la boca del que estaba sentado sobre el caballo, y todas las aves fueron hartas de las carnes de ellos” </text:span></text:span><text:span text:style-name="Bible_5f_text"><text:span text:style-name="T218"><text:note text:id="ftn81" text:note-class="footnote"><text:note-citation>81</text:note-citation><text:note-body><text:p text:style-name="Footnote"><text:bookmark-start text:name="__RefHeading___Toc38587_1836810514"/><text:s/><text:alphabetical-index-mark-start text:id="IMark94385865385168"/><text:span text:style-name="T221">Revelación 19</text:span><text:alphabetical-index-mark-end text:id="IMark94385865385168"/><text:span text:style-name="T221">:21 </text:span><text:a xlink:type="simple" xlink:href="https://www.biblegateway.com/passage/?search=Apocalipsis+19%3A21&amp;version=RVA" text:style-name="Internet_20_link" text:visited-style-name="Visited_20_Internet_20_Link"><text:span text:style-name="T221">RVA</text:span></text:a><text:bookmark-end text:name="__RefHeading___Toc38587_1836810514"/></text:p></text:note-body></text:note></text:span></text:span><text:span text:style-name="T221">.</text:span></text:p>
      <text:p text:style-name="P230">El libro de la Revelación nos <text:span text:style-name="T532">enseña</text:span> que el proceso final <text:span text:style-name="T532">antes de empezar los mil años de paz </text:span>consta de 7 “sellos”, <text:span text:style-name="T595">donde </text:span>el 7mo sello corresponde a un proceso que <text:span text:style-name="T595">se</text:span> divide en 7 “trompetas”, y la 7ma trompeta corresponde a un proceso que <text:span text:style-name="T595">se </text:span>divide en 7 “copas”. <text:span text:style-name="T533">La biblia también nos enseña que </text:span>las 7 trompetas, es decir las 6 primeras trompetas y todas la “copas”, corresponde<text:span text:style-name="T533">n</text:span> a un proceso que llama la “ira” de <text:span text:style-name="T534">Dios.</text:span> <text:span text:style-name="T533">La ira de Dios corresponde a las trompetas y las copas.</text:span></text:p>
      <text:p text:style-name="P271"><text:soft-page-break/><text:span text:style-name="T221">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385844999264"/><text:span text:style-name="T221">Revelación 14</text:span><text:alphabetical-index-mark-end text:id="IMark94385844999264"/><text:span text:style-name="T221"> que </text:span><text:span text:style-name="Bible_5f_text"><text:span text:style-name="T221">“</text:span></text:span><text:bookmark text:name="es-RVA-2015-30909"/><text:span text:style-name="Bible_5f_text">¡Bienaventurados los muertos que de aquí en adelante mueren en el Señor!</text:span><text:span text:style-name="Bible_5f_text"><text:span text:style-name="T221">” </text:span></text:span><text:span text:style-name="Bible_5f_text"><text:span text:style-name="T221"><text:note text:id="ftn82" text:note-class="footnote"><text:note-citation>82</text:note-citation><text:note-body><text:p text:style-name="Footnote"><text:bookmark-start text:name="__RefHeading___Toc38585_1836810514"/><text:s/><text:alphabetical-index-mark-start text:id="IMark94385741498400"/><text:span text:style-name="T224">Revelación 14</text:span><text:alphabetical-index-mark-end text:id="IMark94385741498400"/><text:span text:style-name="T224">:13 </text:span><text:a xlink:type="simple" xlink:href="https://www.biblegateway.com/passage/?search=Apocalipsis+14%3A13&amp;version=RVA-2015" text:style-name="Internet_20_link" text:visited-style-name="Visited_20_Internet_20_Link"><text:span text:style-name="T224">RVA-2015</text:span></text:a><text:bookmark-end text:name="__RefHeading___Toc38585_1836810514"/></text:p></text:note-body></text:note></text:span></text:span><text:span text:style-name="T221">.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5">Tal vez por este gran sufrimiento y mortandad es que justo antes de empezar el séptimo sello, es decir antes de todas las trompetas y de todas las copas, dice </text:span><text:alphabetical-index-mark-start text:id="IMark94385865808672"/><text:span text:style-name="T205">Revelación 6</text:span><text:alphabetical-index-mark-end text:id="IMark94385865808672"/><text:span text:style-name="T205"> que: </text:span><text:span text:style-name="Bible_5f_text"><text:span text:style-name="T205">“</text:span></text:span><text:span text:style-name="Bible_5f_text">los reyes de la tierra, y los príncipes, y los ricos, y los capitanes, y los fuertes, y todo siervo y todo libre</text:span><text:span text:style-name="Bible_5f_text"><text:span text:style-name="T205">”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5">” </text:span></text:span><text:span text:style-name="Bible_5f_text"><text:span text:style-name="T205"><text:note text:id="ftn83" text:note-class="footnote"><text:note-citation>83</text:note-citation><text:note-body><text:p text:style-name="Footnote"><text:bookmark-start text:name="__RefHeading___Toc38583_1836810514"/><text:s/><text:alphabetical-index-mark-start text:id="IMark94385741600192"/><text:span text:style-name="T205">Revelación 6</text:span><text:alphabetical-index-mark-end text:id="IMark94385741600192"/><text:span text:style-name="T205">:15-17 </text:span><text:a xlink:type="simple" xlink:href="https://www.biblegateway.com/passage/?search=Apocalipsis+6%3A15-17&amp;version=RVA" text:style-name="Internet_20_link" text:visited-style-name="Visited_20_Internet_20_Link"><text:span text:style-name="T205">RVA</text:span></text:a><text:bookmark-end text:name="__RefHeading___Toc38583_1836810514"/></text:p></text:note-body></text:note></text:span></text:span><text:span text:style-name="T205">. La Ira de Cordero. Las trompetas y las copas son esa ira de Dios. </text:span></text:p>
      <text:p text:style-name="P85"><text:span text:style-name="T206">Y para este anfitrión es lógicamente inconsistente, incoherente, incongruente creer que mientras están sucediendo estas cosas la gente este </text:span><text:span text:style-name="Bible_5f_text"><text:span text:style-name="T160">“</text:span></text:span><text:span text:style-name="Bible_5f_text">comiendo y bebiendo, casándose y dando en </text:span><text:soft-page-break/><text:span text:style-name="Bible_5f_text">casamiento</text:span><text:span text:style-name="Bible_5f_text"><text:span text:style-name="T160">” </text:span></text:span><text:span text:style-name="Bible_5f_text"><text:span text:style-name="T160"><text:note text:id="ftn84" text:note-class="footnote"><text:note-citation>84</text:note-citation><text:note-body><text:p text:style-name="Footnote"><text:bookmark-start text:name="__RefHeading___Toc38581_1836810514"/><text:s/><text:alphabetical-index-mark-start text:id="IMark94385864415008"/><text:span text:style-name="T160">Mateo 24</text:span><text:alphabetical-index-mark-end text:id="IMark94385864415008"/><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581_1836810514"/></text:p></text:note-body></text:note></text:span></text:span><text:span text:style-name="T160">, como dice nuestro Señor Jesucristo, según </text:span><text:alphabetical-index-mark-start text:id="IMark94385864421056"/><text:span text:style-name="T160">Mateo 24</text:span><text:alphabetical-index-mark-end text:id="IMark94385864421056"/><text:span text:style-name="T160">, que será en el momento en que regrese. O que las personas </text:span><text:span text:style-name="Bible_5f_text"><text:span text:style-name="T160">“</text:span></text:span><text:span text:style-name="Bible_5f_text">Comían, bebían, compraban, vendían, plantaban y edificaban</text:span><text:span text:style-name="Bible_5f_text"><text:span text:style-name="T160">” </text:span></text:span><text:span text:style-name="Bible_5f_text"><text:span text:style-name="T160"><text:note text:id="ftn85" text:note-class="footnote"><text:note-citation>85</text:note-citation><text:note-body><text:p text:style-name="Footnote"><text:bookmark-start text:name="__RefHeading___Toc38579_1836810514"/><text:s/><text:alphabetical-index-mark-start text:id="IMark94385741600192"/><text:span text:style-name="T161">Lucas 17</text:span><text:alphabetical-index-mark-end text:id="IMark94385741600192"/><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579_1836810514"/></text:p></text:note-body></text:note></text:span></text:span><text:span text:style-name="T160">, como dice Jesucristo, según </text:span><text:alphabetical-index-mark-start text:id="IMark94385844999264"/><text:span text:style-name="T160">Lucas 17</text:span><text:alphabetical-index-mark-end text:id="IMark94385844999264"/><text:span text:style-name="T160">. </text:span></text:p>
      <text:p text:style-name="P83">Cuando no haya agua potable, todo lo que hay en el mar este muerto, no haya buena luz ni en el día ni en la noche, y haya <text:span text:style-name="T209">otra </text:span>guerra mundial, la gente no estará pensando en casarse ni en plantar ni en edificar ni en beber. La gente estará pensando en como sobrevivir y según lo que nos dice el mismo libro <text:span text:style-name="Bible_5f_text"><text:span text:style-name="T201">“</text:span></text:span><text:span text:style-name="Bible_5f_text">no se arrepintieron de sus homicidios, ni de sus hechicerías, ni de su fornicación, ni de sus hurtos</text:span><text:span text:style-name="Bible_5f_text"><text:span text:style-name="T201">” </text:span></text:span><text:span text:style-name="Bible_5f_text"><text:span text:style-name="T201"><text:note text:id="ftn86" text:note-class="footnote"><text:note-citation>86</text:note-citation><text:note-body><text:p text:style-name="Footnote"><text:bookmark-start text:name="__RefHeading___Toc38577_1836810514"/><text:s/><text:alphabetical-index-mark-start text:id="IMark94385835192240"/><text:span text:style-name="T202">Revelación 9</text:span><text:alphabetical-index-mark-end text:id="IMark94385835192240"/><text:span text:style-name="T202">:21 </text:span><text:a xlink:type="simple" xlink:href="https://www.biblegateway.com/passage/?search=Apocalipsis+9%3A21&amp;version=RVA" text:style-name="Internet_20_link" text:visited-style-name="Visited_20_Internet_20_Link"><text:span text:style-name="T202">RVA</text:span></text:a><text:bookmark-end text:name="__RefHeading___Toc38577_1836810514"/></text:p></text:note-body></text:note></text:span></text:span>. Ah y, <text:span text:style-name="T531">con excepción de los pocos que mueran creyendo en Jesucristo durante las 6 primeras trompetas, TODOS los que quedan vivos después de cada plaga, físicamente porque espiritualmente están muertos, </text:span>también <text:span text:style-name="T531">van a</text:span> blasfemar contra Dios.</text:p>
      <text:p text:style-name="P82"><text:span text:style-name="T474">También es muy difícil de creer que todas las “trompetas” y “copas” sucedan </text:span><text:span text:style-name="Bible_5f_text"><text:span text:style-name="T160">“Como el relámpago que sale del oriente y se muestra hasta el occidente” </text:span></text:span><text:span text:style-name="Bible_5f_text"><text:span text:style-name="T160"><text:note text:id="ftn87" text:note-class="footnote"><text:note-citation>87</text:note-citation><text:note-body><text:p text:style-name="Footnote"><text:bookmark-start text:name="__RefHeading___Toc38575_1836810514"/><text:s/><text:alphabetical-index-mark-start text:id="IMark94385828417136"/><text:span text:style-name="T160">Mateo 24</text:span><text:alphabetical-index-mark-end text:id="IMark94385828417136"/><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575_1836810514"/></text:p></text:note-body></text:note></text:span></text:span><text:span text:style-name="T160">, como nos dice Jesucristo que será su regreso según </text:span><text:alphabetical-index-mark-start text:id="IMark94385838873904"/><text:span text:style-name="T160">Mateo 24</text:span><text:alphabetical-index-mark-end text:id="IMark94385838873904"/><text:span text:style-name="T160">. Esas “trompetas” y esas “copas” duran un tiempito. Algo ya ha pasado antes de la ira de Dios.</text:span></text:p>
      <text:h text:style-name="P296" text:outline-level="2"><text:bookmark-start text:name="__RefHeading___Toc28315_1627726659"/><text:span text:style-name="T215">Arrebatados</text:span>.<text:bookmark-end text:name="__RefHeading___Toc28315_1627726659"/></text:h>
      <text:p text:style-name="P89"><text:span text:style-name="T215">Pablo dice en 1ra Tesalonicenses 4 que los que estén vivos cuando vuelva Jesucristo serán </text:span><text:span text:style-name="Bible_5f_text"><text:span text:style-name="T215">“</text:span></text:span><text:bookmark text:name="es-RVA-29620"/><text:span text:style-name="Bible_5f_text">arrebatados en las nubes á </text:span><text:soft-page-break/><text:span text:style-name="Bible_5f_text"><text:span text:style-name="T535">RECIBIR</text:span></text:span><text:span text:style-name="Bible_5f_text"> al Señor en el aire</text:span><text:span text:style-name="Bible_5f_text"><text:span text:style-name="T215">” </text:span></text:span><text:span text:style-name="Bible_5f_text"><text:span text:style-name="T215"><text:note text:id="ftn88" text:note-class="footnote"><text:note-citation>88</text:note-citation><text:note-body><text:p text:style-name="Footnote"><text:bookmark-start text:name="__RefHeading___Toc38573_1836810514"/><text:s/><text:alphabetical-index-mark-start text:id="IMark94385835190976"/><text:span text:style-name="T215">1 Tesalonicenses 4</text:span><text:alphabetical-index-mark-end text:id="IMark94385835190976"/><text:span text:style-name="T215">:17 </text:span><text:a xlink:type="simple" xlink:href="https://www.biblegateway.com/passage/?search=1+Tesalonicenses+4%3A17&amp;version=RVA" text:style-name="Internet_20_link" text:visited-style-name="Visited_20_Internet_20_Link"><text:span text:style-name="T215">RVA</text:span></text:a><text:bookmark-end text:name="__RefHeading___Toc38573_1836810514"/></text:p></text:note-body></text:note></text:span></text:span><text:span text:style-name="T215">. A RECIBIR, o sea a volver después con Jesucristo una vez termine la recepción.</text:span></text:p>
      <text:p text:style-name="P96"><text:span text:style-name="T215">También dice Pablo en </text:span><text:alphabetical-index-mark-start text:id="IMark94385775782368"/><text:span text:style-name="T215">Romanos 5</text:span><text:alphabetical-index-mark-end text:id="IMark94385775782368"/><text:span text:style-name="T215"> de los creyentes en Jesucristo que </text:span><text:span text:style-name="Bible_5f_text"><text:span text:style-name="T215">“</text:span></text:span><text:bookmark text:name="es-RVA-28056"/><text:span text:style-name="Bible_5f_text">justificados en su sangre, por él seremos salvos de la </text:span><text:span text:style-name="Bible_5f_text"><text:span text:style-name="T535">IRA” </text:span></text:span><text:span text:style-name="Bible_5f_text"><text:span text:style-name="T535"><text:note text:id="ftn89" text:note-class="footnote"><text:note-citation>89</text:note-citation><text:note-body><text:p text:style-name="Footnote"><text:bookmark-start text:name="__RefHeading___Toc38571_1836810514"/><text:s/><text:alphabetical-index-mark-start text:id="IMark94385844998320"/><text:span text:style-name="T216">Romanos 5</text:span><text:alphabetical-index-mark-end text:id="IMark94385844998320"/><text:span text:style-name="T216">:9 </text:span><text:a xlink:type="simple" xlink:href="https://www.biblegateway.com/passage/?search=Romanos+5%3A9&amp;version=RVA" text:style-name="Internet_20_link" text:visited-style-name="Visited_20_Internet_20_Link"><text:span text:style-name="T216">RVA</text:span></text:a><text:bookmark-end text:name="__RefHeading___Toc38571_1836810514"/></text:p></text:note-body></text:note></text:span></text:span><text:span text:style-name="T216">. Y en </text:span><text:alphabetical-index-mark-start text:id="IMark94385842382752"/><text:span text:style-name="T216">1 Tesalonicenses 5</text:span><text:alphabetical-index-mark-end text:id="IMark94385842382752"/><text:span text:style-name="T216"> dice: </text:span><text:span text:style-name="Bible_5f_text"><text:span text:style-name="T216">“</text:span></text:span><text:bookmark text:name="es-RVA-29630"/><text:span text:style-name="Bible_5f_text">Porque no nos ha puesto Dios para </text:span><text:span text:style-name="Bible_5f_text"><text:span text:style-name="T535">IRA</text:span></text:span><text:span text:style-name="Bible_5f_text">, sino para alcanzar salud por nuestro Señor Jesucristo</text:span><text:span text:style-name="Bible_5f_text"><text:span text:style-name="T216">” </text:span></text:span><text:span text:style-name="Bible_5f_text"><text:span text:style-name="T216"><text:note text:id="ftn90" text:note-class="footnote"><text:note-citation>90</text:note-citation><text:note-body><text:p text:style-name="Footnote"><text:bookmark-start text:name="__RefHeading___Toc38569_1836810514"/><text:s/><text:alphabetical-index-mark-start text:id="IMark94385828908960"/><text:span text:style-name="T217">1 Tesalonicenses 5</text:span><text:alphabetical-index-mark-end text:id="IMark94385828908960"/><text:span text:style-name="T217">:9 </text:span><text:a xlink:type="simple" xlink:href="https://www.biblegateway.com/passage/?search=1+Tesalonicenses+5%3A9&amp;version=RVA" text:style-name="Internet_20_link" text:visited-style-name="Visited_20_Internet_20_Link"><text:span text:style-name="T217">RVA</text:span></text:a><text:bookmark-end text:name="__RefHeading___Toc38569_1836810514"/></text:p></text:note-body></text:note></text:span></text:span><text:span text:style-name="T216">. Y en 1ra Tesalonicenses 1 habla de </text:span><text:span text:style-name="Bible_5f_text"><text:span text:style-name="T216">“</text:span></text:span><text:span text:style-name="Bible_5f_text">esperar á su Hijo de los cielos, al cual resucitó de los muertos; á Jesús, el cual nos libró de la </text:span><text:span text:style-name="Bible_5f_text"><text:span text:style-name="T535">IRA</text:span></text:span><text:span text:style-name="Bible_5f_text"> que ha de venir</text:span><text:span text:style-name="Bible_5f_text"><text:span text:style-name="T216">” </text:span></text:span><text:span text:style-name="Bible_5f_text"><text:span text:style-name="T216"><text:note text:id="ftn91" text:note-class="footnote"><text:note-citation>91</text:note-citation><text:note-body><text:p text:style-name="Footnote"><text:bookmark-start text:name="__RefHeading___Toc38567_1836810514"/><text:s/><text:alphabetical-index-mark-start text:id="IMark94385821558976"/><text:span text:style-name="T216">1 Tesalonicenses 1</text:span><text:alphabetical-index-mark-end text:id="IMark94385821558976"/><text:span text:style-name="T216">:10 </text:span><text:a xlink:type="simple" xlink:href="https://www.biblegateway.com/passage/?search=1+Tesalonicenses+1%3A10&amp;version=RVA" text:style-name="Internet_20_link" text:visited-style-name="Visited_20_Internet_20_Link"><text:span text:style-name="T216">RVA</text:span></text:a><text:bookmark-end text:name="__RefHeading___Toc38567_1836810514"/></text:p></text:note-body></text:note></text:span></text:span><text:span text:style-name="T216">. De la IRA que ha de venir. ¿Cuando? Pues justamente cuando regrese, por eso habla de esperar a su Hijo. Por eso en </text:span><text:alphabetical-index-mark-start text:id="IMark94385865808176"/><text:span text:style-name="T216">Romanos 2</text:span><text:alphabetical-index-mark-end text:id="IMark94385865808176"/><text:span text:style-name="T216"> nos habla del </text:span><text:span text:style-name="Bible_5f_text"><text:span text:style-name="T216">“</text:span></text:span><text:span text:style-name="Bible_5f_text">día de la </text:span><text:span text:style-name="Bible_5f_text"><text:span text:style-name="T516">IRA</text:span></text:span><text:span text:style-name="Bible_5f_text"> y de la manifestación del justo juicio de Dios</text:span><text:span text:style-name="Bible_5f_text"><text:span text:style-name="T216">” </text:span></text:span><text:span text:style-name="Bible_5f_text"><text:span text:style-name="T216"><text:note text:id="ftn92" text:note-class="footnote"><text:note-citation>92</text:note-citation><text:note-body><text:p text:style-name="Footnote"><text:bookmark-start text:name="__RefHeading___Toc38565_1836810514"/><text:s/><text:alphabetical-index-mark-start text:id="IMark94385844998320"/><text:span text:style-name="T217">Romanos 2</text:span><text:alphabetical-index-mark-end text:id="IMark94385844998320"/><text:span text:style-name="T217"> </text:span><text:a xlink:type="simple" xlink:href="https://www.biblegateway.com/passage/?search=Romanos+2%3A5&amp;version=RVA" text:style-name="Internet_20_link" text:visited-style-name="Visited_20_Internet_20_Link"><text:span text:style-name="T217">RVA</text:span></text:a><text:bookmark-end text:name="__RefHeading___Toc38565_1836810514"/></text:p></text:note-body></text:note></text:span></text:span><text:span text:style-name="T216">. Día que no dura mucho </text:span><text:span text:style-name="Bible_5f_text"><text:span text:style-name="T216">“Porque su IRA dura solo un momento pero su favor dura TODA la vida. Por la noche dura el llanto pero al amanecer vendrá la alegría” </text:span></text:span><text:span text:style-name="Bible_5f_text"><text:span text:style-name="T216"><text:note text:id="ftn93" text:note-class="footnote"><text:note-citation>93</text:note-citation><text:note-body><text:p text:style-name="Footnote"><text:bookmark-start text:name="__RefHeading___Toc38563_1836810514"/><text:s/><text:alphabetical-index-mark-start text:id="IMark94385775782368"/><text:span text:style-name="T219">Salmo 30</text:span><text:alphabetical-index-mark-end text:id="IMark94385775782368"/><text:span text:style-name="T219">:5 </text:span><text:a xlink:type="simple" xlink:href="https://www.biblegateway.com/passage/?search=Salmos+30%3A5&amp;version=RVA-2015" text:style-name="Internet_20_link" text:visited-style-name="Visited_20_Internet_20_Link"><text:span text:style-name="T219">RVA-2015</text:span></text:a><text:bookmark-end text:name="__RefHeading___Toc38563_1836810514"/></text:p></text:note-body></text:note></text:span></text:span><text:span text:style-name="T216">, eso dice el </text:span><text:alphabetical-index-mark-start text:id="IMark94385706346720"/><text:span text:style-name="T216">Salmo 30</text:span><text:alphabetical-index-mark-end text:id="IMark94385706346720"/><text:span text:style-name="T216">.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8">Los que escoja Jesucristo son arrebatados o tomados como dice en </text:span><text:alphabetical-index-mark-start text:id="IMark94385775782368"/><text:span text:style-name="T218">Mateo 24</text:span><text:alphabetical-index-mark-end text:id="IMark94385775782368"/><text:span text:style-name="T218">: </text:span><text:span text:style-name="Bible_5f_text"><text:span text:style-name="T160">“estarán dos en el campo; el uno será tomado, y </text:span></text:span><text:soft-page-break/><text:span text:style-name="Bible_5f_text"><text:span text:style-name="T160">el otro será dejado:</text:span></text:span><text:bookmark text:name="es-RVA-239991"/><text:span text:style-name="Bible_5f_text"><text:span text:style-name="T160"> Dos mujeres moliendo á un molinillo; la una será tomada, y la otra será dejada. Velad pues, porque no sabéis á qué hora ha de venir vuestro Señor” </text:span></text:span><text:span text:style-name="Bible_5f_text"><text:span text:style-name="T160"><text:note text:id="ftn94" text:note-class="footnote"><text:note-citation>94</text:note-citation><text:note-body><text:p text:style-name="Footnote"><text:bookmark-start text:name="__RefHeading___Toc38561_1836810514"/><text:s/><text:alphabetical-index-mark-start text:id="IMark94385864411696"/><text:span text:style-name="T160">Mateo 24</text:span><text:alphabetical-index-mark-end text:id="IMark94385864411696"/><text:span text:style-name="T160">:38-42 </text:span><text:a xlink:type="simple" xlink:href="https://www.biblegateway.com/passage/?search=Mateo+24%3A38-42&amp;version=RVA" text:style-name="Internet_20_link" text:visited-style-name="Visited_20_Internet_20_Link"><text:span text:style-name="T160">RVA</text:span></text:a><text:bookmark-end text:name="__RefHeading___Toc38561_1836810514"/></text:p></text:note-body></text:note></text:span></text:span><text:span text:style-name="T160">. O en </text:span><text:alphabetical-index-mark-start text:id="IMark94385827141088"/><text:span text:style-name="T160">Lucas 17</text:span><text:alphabetical-index-mark-end text:id="IMark94385827141088"/><text:span text:style-name="T160"> cuando dice: </text:span><text:span text:style-name="Bible_5f_text"><text:span text:style-name="T160">“En aquella noche estarán dos en una cama; el uno será tomado y el otro será dejado” </text:span></text:span><text:span text:style-name="Bible_5f_text"><text:span text:style-name="T160"><text:note text:id="ftn95" text:note-class="footnote"><text:note-citation>95</text:note-citation><text:note-body><text:p text:style-name="Footnote"><text:bookmark-start text:name="__RefHeading___Toc38559_1836810514"/><text:s/><text:alphabetical-index-mark-start text:id="IMark94385775782368"/><text:span text:style-name="T161">Lucas 17</text:span><text:alphabetical-index-mark-end text:id="IMark94385775782368"/><text:span text:style-name="T161">:34 </text:span><text:a xlink:type="simple" xlink:href="https://www.biblegateway.com/passage/?search=Lucas+17%3A34&amp;version=RVA-2015" text:style-name="Internet_20_link" text:visited-style-name="Visited_20_Internet_20_Link"><text:span text:style-name="T161">RVA-2015</text:span></text:a><text:bookmark-end text:name="__RefHeading___Toc38559_1836810514"/></text:p></text:note-body></text:note></text:span></text:span><text:span text:style-name="T160">. Y esto sucederá </text:span><text:span text:style-name="Bible_5f_text"><text:span text:style-name="T160">“C</text:span></text:span><text:span text:style-name="Bible_5f_text">omo el relámpago que sale del oriente y se muestra hasta el occidente, así será también la venida del Hijo del hombre</text:span><text:span text:style-name="Bible_5f_text"><text:span text:style-name="T160">” </text:span></text:span><text:span text:style-name="Bible_5f_text"><text:span text:style-name="T160"><text:note text:id="ftn96" text:note-class="footnote"><text:note-citation>96</text:note-citation><text:note-body><text:p text:style-name="Footnote"><text:bookmark-start text:name="__RefHeading___Toc38557_1836810514"/><text:s/><text:alphabetical-index-mark-start text:id="IMark94385864411232"/><text:span text:style-name="T160">Mateo 24</text:span><text:alphabetical-index-mark-end text:id="IMark94385864411232"/><text:span text:style-name="T160">:27 </text:span><text:a xlink:type="simple" xlink:href="https://www.biblegateway.com/passage/?search=Mateo+24%3A27&amp;version=RVA" text:style-name="Internet_20_link" text:visited-style-name="Visited_20_Internet_20_Link"><text:span text:style-name="T160">RVA</text:span></text:a><text:bookmark-end text:name="__RefHeading___Toc38557_1836810514"/></text:p></text:note-body></text:note></text:span></text:span><text:span text:style-name="T160">.</text:span></text:p>
      <text:p text:style-name="P95"><text:span text:style-name="T219">Así será el día de su regreso. Día que dura mil años porque Pedro explica que: </text:span><text:span text:style-name="Bible_5f_text"><text:span text:style-name="T219">“</text:span></text:span><text:bookmark text:name="es-RVA-30530"/><text:span text:style-name="Bible_5f_text">un día delante del Señor es como mil años y mil años como un dí</text:span><text:span text:style-name="Bible_5f_text"><text:span text:style-name="T220">a” </text:span></text:span><text:span text:style-name="Bible_5f_text"><text:span text:style-name="T220"><text:note text:id="ftn97" text:note-class="footnote"><text:note-citation>97</text:note-citation><text:note-body><text:p text:style-name="Footnote"><text:bookmark-start text:name="__RefHeading___Toc38555_1836810514"/><text:s/><text:alphabetical-index-mark-start text:id="IMark94385775782368"/><text:span text:style-name="T220">2 Pedro 3</text:span><text:alphabetical-index-mark-end text:id="IMark94385775782368"/><text:span text:style-name="T220">:8 </text:span><text:a xlink:type="simple" xlink:href="https://www.biblegateway.com/passage/?search=2+Pedro+3%3A8&amp;version=RVA" text:style-name="Internet_20_link" text:visited-style-name="Visited_20_Internet_20_Link"><text:span text:style-name="T220">RVA</text:span></text:a><text:bookmark-end text:name="__RefHeading___Toc38555_1836810514"/></text:p></text:note-body></text:note></text:span></text:span><text:span text:style-name="T220">.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2">Los tomados o arrebatados, junto con los 144.000, serán los primeros que físicamente empezarán a cumplir las promesas bíblicas de que los justos heredarán la tierra.</text:p>
      <text:p text:style-name="P91"><text:span text:style-name="T225">Los tomados o arrebatados son esa gran multitud que </text:span><text:span text:style-name="T40">describe </text:span><text:alphabetical-index-mark-start text:id="IMark94385775782368"/><text:span text:style-name="T40">Revelación 7</text:span><text:alphabetical-index-mark-end text:id="IMark94385775782368"/><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94385826544112"/><text:span text:style-name="T213">Revelación 7</text:span><text:alphabetical-index-mark-end text:id="IMark94385826544112"/><text:span text:style-name="T213">:14 </text:span><text:a xlink:type="simple" xlink:href="https://www.biblegateway.com/passage/?search=Apocalipsis+7%3A14&amp;version=RVA-2015" text:style-name="Internet_20_link" text:visited-style-name="Visited_20_Internet_20_Link"><text:span text:style-name="T213">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94385775782368"/><text:span text:style-name="T213">Revelación 7</text:span><text:alphabetical-index-mark-end text:id="IMark94385775782368"/><text:span text:style-name="T213">:9 </text:span><text:a xlink:type="simple" xlink:href="https://www.biblegateway.com/passage/?search=Apocalipsis+7%3A9&amp;version=RVA-2015" text:style-name="Internet_20_link" text:visited-style-name="Visited_20_Internet_20_Link"><text:span text:style-name="T213">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94385826218496"/><text:span text:style-name="T55">Revelación 7</text:span><text:alphabetical-index-mark-end text:id="IMark94385826218496"/><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94385794365040"/><text:span text:style-name="T226">Revelación 7</text:span><text:alphabetical-index-mark-end text:id="IMark94385794365040"/><text:span text:style-name="T226">:9-10 </text:span><text:a xlink:type="simple" xlink:href="https://www.biblegateway.com/passage/?search=Apocalipsis+7%3A9-10&amp;version=RVA" text:style-name="Internet_20_link" text:visited-style-name="Visited_20_Internet_20_Link"><text:span text:style-name="T226">RVA</text:span></text:a><text:bookmark-end text:name="__RefHeading___Toc38549_1836810514"/></text:p></text:note-body></text:note></text:span></text:span><text:span text:style-name="T56">.</text:span></text:p>
      <text:p text:style-name="P92"><text:span text:style-name="T230">En este contexto es muy fácil entender las palabras de Jesucristo en sus parábolas de </text:span><text:alphabetical-index-mark-start text:id="IMark94385826218496"/><text:span text:style-name="T230">Mateo 25</text:span><text:alphabetical-index-mark-end text:id="IMark94385826218496"/><text:span text:style-name="T230"> cuando dice que el reino de los cielos será como 10 vírgenes en las que 5 prudentes entran a la bodas y otras no </text:span><text:span text:style-name="T230"><text:note text:id="ftn101" text:note-class="footnote"><text:note-citation>101</text:note-citation><text:note-body><text:p text:style-name="Footnote"><text:bookmark-start text:name="__RefHeading___Toc38547_1836810514"/><text:s/><text:alphabetical-index-mark-start text:id="IMark94385865808672"/><text:span text:style-name="T229">Mateo 25</text:span><text:alphabetical-index-mark-end text:id="IMark94385865808672"/><text:span text:style-name="T229">:1-13 </text:span><text:a xlink:type="simple" xlink:href="https://www.biblegateway.com/passage/?search=Mateo+25%3A1-13&amp;version=RVA" text:style-name="Internet_20_link" text:visited-style-name="Visited_20_Internet_20_Link"><text:span text:style-name="T229">RVA</text:span></text:a><text:bookmark-end text:name="__RefHeading___Toc38547_1836810514"/></text:p></text:note-body></text:note></text:span><text:span text:style-name="T230">, o la parábola en la que dice que </text:span><text:span text:style-name="Bible_5f_text"><text:span text:style-name="T230">“</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30">”</text:span></text:span><text:span text:style-name="T230"> y a unos les dirá </text:span><text:span text:style-name="Bible_5f_text"><text:span text:style-name="T230">“v</text:span></text:span><text:span text:style-name="Bible_5f_text">enid, benditos de mi Padre, heredad el reino preparado para vosotros desde la fundación del mundo</text:span><text:span text:style-name="Bible_5f_text"><text:span text:style-name="T230">”</text:span></text:span><text:span text:style-name="T230"> y a los otros les dirá </text:span><text:span text:style-name="Bible_5f_text"><text:span text:style-name="T230">“a</text:span></text:span><text:span text:style-name="Bible_5f_text">partaos de mí, malditos, al fuego eterno preparado para el diablo y para sus ángeles</text:span><text:span text:style-name="Bible_5f_text"><text:span text:style-name="T230">” </text:span></text:span><text:span text:style-name="Bible_5f_text"><text:span text:style-name="T230"><text:note text:id="ftn102" text:note-class="footnote"><text:note-citation>102</text:note-citation><text:note-body><text:p text:style-name="Footnote"><text:bookmark-start text:name="__RefHeading___Toc38545_1836810514"/><text:s/><text:alphabetical-index-mark-start text:id="IMark94385864421056"/><text:span text:style-name="T231">Mateo 25</text:span><text:alphabetical-index-mark-end text:id="IMark94385864421056"/><text:span text:style-name="T231">:31-46 </text:span><text:a xlink:type="simple" xlink:href="https://www.biblegateway.com/passage/?search=Mateo+25%3A31-46&amp;version=RVA" text:style-name="Internet_20_link" text:visited-style-name="Visited_20_Internet_20_Link"><text:span text:style-name="T231">RVA</text:span></text:a><text:bookmark-end text:name="__RefHeading___Toc38545_1836810514"/></text:p></text:note-body></text:note></text:span></text:span><text:span text:style-name="T230">. Y entonces se cumplirá la primera parte de la manifestación física del Reino de los Cielos en la tierra, y las palabras de Jesucristo cuando dice que: </text:span><text:span text:style-name="Bible_5f_text"><text:span text:style-name="T230">“</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4385741527712"/><text:span text:style-name="T232">Mateo 7</text:span><text:alphabetical-index-mark-end text:id="IMark94385741527712"/><text:span text:style-name="T232">:21-23 </text:span><text:a xlink:type="simple" xlink:href="https://www.biblegateway.com/passage/?search=Mateo+7%3A21-23&amp;version=RVA" text:style-name="Internet_20_link" text:visited-style-name="Visited_20_Internet_20_Link"><text:span text:style-name="T232">RVA</text:span></text:a><text:bookmark-end text:name="__RefHeading___Toc38543_1836810514"/></text:p></text:note-body></text:note></text:span>.</text:p>
      <text:p text:style-name="P93"><text:soft-page-break/><text:span text:style-name="T233">Los que entran a las bodas son los tomados o arrebatados para RECIBIR a Jesucristo y luego VOLVER con el. El resto se quedan fuera de las bodas. Y en </text:span><text:alphabetical-index-mark-start text:id="IMark94385741527712"/><text:span text:style-name="T233">Mateo 22</text:span><text:alphabetical-index-mark-end text:id="IMark94385741527712"/><text:span text:style-name="T233"> nos dan un detalle adicional cuando en otra parábola de bodas nos dice que: </text:span><text:span text:style-name="Bible_5f_text"><text:span text:style-name="T233">“</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3">” </text:span></text:span><text:span text:style-name="Bible_5f_text"><text:span text:style-name="T233"><text:note text:id="ftn104" text:note-class="footnote"><text:note-citation>104</text:note-citation><text:note-body><text:p text:style-name="Footnote"><text:bookmark-start text:name="__RefHeading___Toc38541_1836810514"/><text:s/><text:alphabetical-index-mark-start text:id="IMark94385818673392"/><text:span text:style-name="T233">Mateo 22</text:span><text:alphabetical-index-mark-end text:id="IMark94385818673392"/><text:span text:style-name="T233">:11-13 </text:span><text:a xlink:type="simple" xlink:href="https://www.biblegateway.com/passage/?search=Mateo+22%3A11-13&amp;version=RVA" text:style-name="Internet_20_link" text:visited-style-name="Visited_20_Internet_20_Link"><text:span text:style-name="T233">RVA</text:span></text:a><text:bookmark-end text:name="__RefHeading___Toc38541_1836810514"/></text:p></text:note-body></text:note></text:span></text:span><text:span text:style-name="T233">. Incluso después de haber entrado a las bodas lo pueden devolver si no esta vestido de boda. Si no ha lavado sus ropas y las ha emblanquecido con la sangre del Cordero, según </text:span><text:alphabetical-index-mark-start text:id="IMark94385864421056"/><text:span text:style-name="T233">Revelación 7</text:span><text:alphabetical-index-mark-end text:id="IMark94385864421056"/><text:span text:style-name="T233">. Son una minoría porque de todos los que estaban en la boda, de esa gran multitud, solo devolvieron a 1, pero lo pueden devolver.</text:span></text:p>
      <text:p text:style-name="P94"><text:span text:style-name="T234">Estas bodas son las mismas de las que nos habla </text:span><text:alphabetical-index-mark-start text:id="IMark94385821452016"/><text:span text:style-name="T234">Revelación 19</text:span><text:alphabetical-index-mark-end text:id="IMark94385821452016"/><text:span text:style-name="T234"> cuando dice: </text:span><text:span text:style-name="Bible_5f_text"><text:span text:style-name="T234">“</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4">” </text:span></text:span><text:span text:style-name="Bible_5f_text"><text:span text:style-name="T234"><text:note text:id="ftn105" text:note-class="footnote"><text:note-citation>105</text:note-citation><text:note-body><text:p text:style-name="Footnote"><text:bookmark-start text:name="__RefHeading___Toc38539_1836810514"/><text:s/><text:alphabetical-index-mark-start text:id="IMark94385835190928"/><text:span text:style-name="T234">Revelación 19</text:span><text:alphabetical-index-mark-end text:id="IMark94385835190928"/><text:span text:style-name="T234">:7-9 </text:span><text:a xlink:type="simple" xlink:href="https://www.biblegateway.com/passage/?search=Apocalipsis+19%3A7-9&amp;version=RVR1960" text:style-name="Internet_20_link" text:visited-style-name="Visited_20_Internet_20_Link"><text:span text:style-name="T234">RVR1960</text:span></text:a><text:bookmark-end text:name="__RefHeading___Toc38539_1836810514"/></text:p></text:note-body></text:note></text:span></text:span><text:span text:style-name="T234">. </text:span></text:p>
      <text:h text:style-name="Heading_20_4" text:outline-level="2"><text:bookmark-start text:name="__RefHeading___Toc28317_1627726659"/><text:soft-page-break/>Gran Tribulación.<text:bookmark-end text:name="__RefHeading___Toc28317_1627726659"/></text:h>
      <text:p text:style-name="P99"><text:span text:style-name="T235">Jesucristo le advierte a sus seguidores que: </text:span><text:span text:style-name="Bible_5f_text"><text:span text:style-name="T235">“</text:span></text:span><text:bookmark text:name="es-RVA-26759"/><text:span text:style-name="Bible_5f_text">En el mundo tendréis aflicción: mas confiad, yo he vencido al mundo</text:span><text:span text:style-name="Bible_5f_text"><text:span text:style-name="T235">” </text:span></text:span><text:span text:style-name="Bible_5f_text"><text:span text:style-name="T235"><text:note text:id="ftn106" text:note-class="footnote"><text:note-citation>106</text:note-citation><text:note-body><text:p text:style-name="Footnote"><text:bookmark-start text:name="__RefHeading___Toc38537_1836810514"/><text:s/><text:alphabetical-index-mark-start text:id="IMark94385838873632"/><text:span text:style-name="T235">Juan 16</text:span><text:alphabetical-index-mark-end text:id="IMark94385838873632"/><text:span text:style-name="T235">:33 </text:span><text:a xlink:type="simple" xlink:href="https://www.biblegateway.com/passage/?search=Juan+16%3A33&amp;version=RVA" text:style-name="Internet_20_link" text:visited-style-name="Visited_20_Internet_20_Link"><text:span text:style-name="T235">RVA</text:span></text:a><text:bookmark-end text:name="__RefHeading___Toc38537_1836810514"/></text:p></text:note-body></text:note></text:span></text:span><text:span text:style-name="T235">. Y que </text:span><text:span text:style-name="Bible_5f_text"><text:span text:style-name="T235">“</text:span></text:span><text:bookmark text:name="es-RVA-23440"/><text:span text:style-name="Bible_5f_text">seréis aborrecidos de todos por mi nombre; mas el que soportare hasta el fin, éste será salvo</text:span><text:span text:style-name="Bible_5f_text"><text:span text:style-name="T235">” </text:span></text:span><text:span text:style-name="Bible_5f_text"><text:span text:style-name="T235"><text:note text:id="ftn107" text:note-class="footnote"><text:note-citation>107</text:note-citation><text:note-body><text:p text:style-name="Footnote"><text:bookmark-start text:name="__RefHeading___Toc38535_1836810514"/><text:s/><text:alphabetical-index-mark-start text:id="IMark94385837008608"/><text:span text:style-name="T235">Mateo 10</text:span><text:alphabetical-index-mark-end text:id="IMark94385837008608"/><text:span text:style-name="T235">:22 </text:span><text:a xlink:type="simple" xlink:href="https://www.biblegateway.com/passage/?search=Mateo+10%3A22&amp;version=RVA" text:style-name="Internet_20_link" text:visited-style-name="Visited_20_Internet_20_Link"><text:span text:style-name="T235">RVA</text:span></text:a><text:bookmark-end text:name="__RefHeading___Toc38535_1836810514"/></text:p></text:note-body></text:note></text:span></text:span><text:span text:style-name="T235">. Y que </text:span><text:span text:style-name="Bible_5f_text"><text:span text:style-name="T235">“</text:span></text:span><text:bookmark text:name="es-RVA-26728"/><text:span text:style-name="Bible_5f_text">Os echarán de los sinagogas; y aun viene la hora, cuando cualquiera que os matare, pensará que hace servició á Dios</text:span><text:span text:style-name="Bible_5f_text"><text:span text:style-name="T235">” </text:span></text:span><text:span text:style-name="Bible_5f_text"><text:span text:style-name="T235"><text:note text:id="ftn108" text:note-class="footnote"><text:note-citation>108</text:note-citation><text:note-body><text:p text:style-name="Footnote"><text:bookmark-start text:name="__RefHeading___Toc38533_1836810514"/><text:s/><text:alphabetical-index-mark-start text:id="IMark94385864411232"/><text:span text:style-name="T236">Juan 16</text:span><text:alphabetical-index-mark-end text:id="IMark94385864411232"/><text:span text:style-name="T236">:2 </text:span><text:a xlink:type="simple" xlink:href="https://www.biblegateway.com/passage/?search=Juan+16%3A2&amp;version=RVA" text:style-name="Internet_20_link" text:visited-style-name="Visited_20_Internet_20_Link"><text:span text:style-name="T236">RVA</text:span></text:a><text:bookmark-end text:name="__RefHeading___Toc38533_1836810514"/></text:p></text:note-body></text:note></text:span></text:span><text:span text:style-name="T235">. Y que </text:span><text:span text:style-name="Bible_5f_text"><text:span text:style-name="T235">“</text:span></text:span><text:span text:style-name="Bible_5f_text">seréis entregados aun de vuestros padres, y hermanos, y parientes, y amigos; y matarán á algunos de vosotros</text:span><text:span text:style-name="Bible_5f_text"><text:span text:style-name="T235">” </text:span></text:span><text:span text:style-name="Bible_5f_text"><text:span text:style-name="T235"><text:note text:id="ftn109" text:note-class="footnote"><text:note-citation>109</text:note-citation><text:note-body><text:p text:style-name="Footnote"><text:bookmark-start text:name="__RefHeading___Toc38531_1836810514"/><text:s/><text:alphabetical-index-mark-start text:id="IMark94385864414208"/><text:span text:style-name="T237">Lucas 21</text:span><text:alphabetical-index-mark-end text:id="IMark94385864414208"/><text:span text:style-name="T237">:16 </text:span><text:a xlink:type="simple" xlink:href="https://www.biblegateway.com/passage/?search=Lucas+21%3A16&amp;version=RVA" text:style-name="Internet_20_link" text:visited-style-name="Visited_20_Internet_20_Link"><text:span text:style-name="T237">RVA</text:span></text:a><text:bookmark-end text:name="__RefHeading___Toc38531_1836810514"/></text:p></text:note-body></text:note></text:span></text:span><text:span text:style-name="T235">. Y que: </text:span><text:span text:style-name="Bible_5f_text"><text:span text:style-name="T235">“</text:span></text:span><text:bookmark text:name="es-RVA-24729"/><text:span text:style-name="Bible_5f_text">entregará á la muerte el hermano al hermano, y el padre al hijo: y se levantarán los hijos contra los padres, y los matarán</text:span><text:span text:style-name="Bible_5f_text"><text:span text:style-name="T235">” </text:span></text:span><text:span text:style-name="Bible_5f_text"><text:span text:style-name="T235"><text:note text:id="ftn110" text:note-class="footnote"><text:note-citation>110</text:note-citation><text:note-body><text:p text:style-name="Footnote"><text:bookmark-start text:name="__RefHeading___Toc38529_1836810514"/><text:s/><text:alphabetical-index-mark-start text:id="IMark94385864421056"/><text:span text:style-name="T239">Marcos 13</text:span><text:alphabetical-index-mark-end text:id="IMark94385864421056"/><text:span text:style-name="T239">:12 </text:span><text:a xlink:type="simple" xlink:href="https://www.biblegateway.com/passage/?search=Marcos+13%3A12&amp;version=RVA" text:style-name="Internet_20_link" text:visited-style-name="Visited_20_Internet_20_Link"><text:span text:style-name="T239">RVA</text:span></text:a><text:bookmark-end text:name="__RefHeading___Toc38529_1836810514"/></text:p></text:note-body></text:note></text:span></text:span><text:span text:style-name="T235">. Y que: </text:span><text:span text:style-name="Bible_5f_text"><text:span text:style-name="T235">“</text:span></text:span><text:bookmark text:name="es-RVA-26717"/><text:span text:style-name="Bible_5f_text"> Si el mundo os aborrece, sabed que á mí me aborreció antes que á vosotros</text:span><text:span text:style-name="Bible_5f_text"><text:span text:style-name="T235">” </text:span></text:span><text:span text:style-name="Bible_5f_text"><text:span text:style-name="T235"><text:note text:id="ftn111" text:note-class="footnote"><text:note-citation>111</text:note-citation><text:note-body><text:p text:style-name="Footnote"><text:bookmark-start text:name="__RefHeading___Toc38527_1836810514"/><text:s/><text:alphabetical-index-mark-start text:id="IMark94385796129008"/><text:span text:style-name="T237">Juan 15</text:span><text:alphabetical-index-mark-end text:id="IMark94385796129008"/><text:span text:style-name="T237">:18 </text:span><text:a xlink:type="simple" xlink:href="https://www.biblegateway.com/passage/?search=Juan+15%3A18&amp;version=RVA" text:style-name="Internet_20_link" text:visited-style-name="Visited_20_Internet_20_Link"><text:span text:style-name="T237">RVA</text:span></text:a><text:bookmark-end text:name="__RefHeading___Toc38527_1836810514"/></text:p></text:note-body></text:note></text:span></text:span><text:span text:style-name="T235">. Y que: </text:span><text:span text:style-name="Bible_5f_text"><text:span text:style-name="T235">“</text:span></text:span><text:bookmark text:name="es-RVA-26719"/><text:span text:style-name="Bible_5f_text">No es el siervo mayor que su señor. Si á mí mé han perseguido, también á vosotros perseguirán</text:span><text:span text:style-name="Bible_5f_text"><text:span text:style-name="T235">” </text:span></text:span><text:span text:style-name="Bible_5f_text"><text:span text:style-name="T235"><text:note text:id="ftn112" text:note-class="footnote"><text:note-citation>112</text:note-citation><text:note-body><text:p text:style-name="Footnote"><text:bookmark-start text:name="__RefHeading___Toc38525_1836810514"/><text:s/><text:alphabetical-index-mark-start text:id="IMark94385865807584"/><text:span text:style-name="T237">Juan 15</text:span><text:alphabetical-index-mark-end text:id="IMark94385865807584"/><text:span text:style-name="T237">:20 </text:span><text:a xlink:type="simple" xlink:href="https://www.biblegateway.com/passage/?search=Juan+15%3A20&amp;version=RVA" text:style-name="Internet_20_link" text:visited-style-name="Visited_20_Internet_20_Link"><text:span text:style-name="T237">RVA</text:span></text:a><text:bookmark-end text:name="__RefHeading___Toc38525_1836810514"/></text:p></text:note-body></text:note></text:span></text:span><text:span text:style-name="T235">. Y que </text:span><text:span text:style-name="Bible_5f_text"><text:span text:style-name="T235">“</text:span></text:span><text:bookmark text:name="es-RVA-23967"/><text:span text:style-name="Bible_5f_text">os entregarán para ser afligidos, y os matarán; y seréis aborrecidos de todas las gentes por causa de mi nombre</text:span><text:span text:style-name="Bible_5f_text"><text:span text:style-name="T235">” </text:span></text:span><text:span text:style-name="Bible_5f_text"><text:span text:style-name="T235"><text:note text:id="ftn113" text:note-class="footnote"><text:note-citation>113</text:note-citation><text:note-body><text:p text:style-name="Footnote"><text:bookmark-start text:name="__RefHeading___Toc38523_1836810514"/><text:s/><text:alphabetical-index-mark-start text:id="IMark94385837008608"/><text:span text:style-name="T237">Mateo 24</text:span><text:alphabetical-index-mark-end text:id="IMark94385837008608"/><text:span text:style-name="T237">:9 </text:span><text:a xlink:type="simple" xlink:href="https://www.biblegateway.com/passage/?search=Mateo+24%3A9&amp;version=RVA" text:style-name="Internet_20_link" text:visited-style-name="Visited_20_Internet_20_Link"><text:span text:style-name="T237">RVA</text:span></text:a><text:bookmark-end text:name="__RefHeading___Toc38523_1836810514"/></text:p></text:note-body></text:note></text:span></text:span><text:span text:style-name="T235">.</text:span></text:p>
      <text:p text:style-name="P100"><text:span text:style-name="T238">Y en particular para el momento en que el ya va a volver, en </text:span><text:alphabetical-index-mark-start text:id="IMark94385838873632"/><text:span text:style-name="T238">Mateo 24</text:span><text:alphabetical-index-mark-end text:id="IMark94385838873632"/><text:span text:style-name="T238"> nos dice que: </text:span><text:span text:style-name="Bible_5f_text"><text:span text:style-name="T238">“</text:span></text:span><text:bookmark text:name="es-RVA-23979"/><text:span text:style-name="Bible_5f_text">habrá entonces grande aflicción, cual no fué desde el principio del mundo hasta ahora, ni será</text:span><text:span text:style-name="Bible_5f_text"><text:span text:style-name="T238">” </text:span></text:span><text:span text:style-name="Bible_5f_text"><text:span text:style-name="T238"><text:note text:id="ftn114" text:note-class="footnote"><text:note-citation>114</text:note-citation><text:note-body><text:p text:style-name="Footnote"><text:bookmark-start text:name="__RefHeading___Toc38521_1836810514"/><text:s/><text:alphabetical-index-mark-start text:id="IMark94385864357200"/><text:span text:style-name="T238">Mateo 24</text:span><text:alphabetical-index-mark-end text:id="IMark94385864357200"/><text:span text:style-name="T238">:21 </text:span><text:a xlink:type="simple" xlink:href="https://www.biblegateway.com/passage/?search=Mateo+24%3A21&amp;version=RVA" text:style-name="Internet_20_link" text:visited-style-name="Visited_20_Internet_20_Link"><text:span text:style-name="T238">RVA</text:span></text:a><text:bookmark-end text:name="__RefHeading___Toc38521_1836810514"/></text:p></text:note-body></text:note></text:span></text:span><text:span text:style-name="T238">. Lo mismo nos dice en </text:span><text:alphabetical-index-mark-start text:id="IMark94385826544112"/><text:span text:style-name="T238">Marcos 13</text:span><text:alphabetical-index-mark-end text:id="IMark94385826544112"/><text:span text:style-name="T238">: </text:span><text:span text:style-name="Bible_5f_text"><text:span text:style-name="T238">“</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8">” </text:span></text:span><text:span text:style-name="Bible_5f_text"><text:span text:style-name="T238"><text:note text:id="ftn115" text:note-class="footnote"><text:note-citation>115</text:note-citation><text:note-body><text:p text:style-name="Footnote"><text:bookmark-start text:name="__RefHeading___Toc38519_1836810514"/><text:s/><text:alphabetical-index-mark-start text:id="IMark94385818673392"/><text:span text:style-name="T240">Marcos 13</text:span><text:alphabetical-index-mark-end text:id="IMark94385818673392"/><text:span text:style-name="T240">:19 </text:span><text:a xlink:type="simple" xlink:href="https://www.biblegateway.com/passage/?search=Marcos+13%3A19&amp;version=RVA" text:style-name="Internet_20_link" text:visited-style-name="Visited_20_Internet_20_Link"><text:span text:style-name="T240">RVA</text:span></text:a><text:bookmark-end text:name="__RefHeading___Toc38519_1836810514"/></text:p></text:note-body></text:note></text:span></text:span><text:span text:style-name="T238">. Cual NO fue desde la creación y NO habrá después.</text:span></text:p>
      <text:p text:style-name="P101"><text:span text:style-name="T241">Y añade que </text:span><text:span text:style-name="Bible_5f_text"><text:span text:style-name="T24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41">” </text:span></text:span><text:span text:style-name="Bible_5f_text"><text:span text:style-name="T241"><text:note text:id="ftn116" text:note-class="footnote"><text:note-citation>116</text:note-citation><text:note-body><text:p text:style-name="Footnote"><text:bookmark-start text:name="__RefHeading___Toc38517_1836810514"/><text:s/><text:alphabetical-index-mark-start text:id="IMark94385818673392"/><text:span text:style-name="T242">Mateo 24</text:span><text:alphabetical-index-mark-end text:id="IMark94385818673392"/><text:span text:style-name="T242">:22 </text:span><text:a xlink:type="simple" xlink:href="https://www.biblegateway.com/passage/?search=Mateo+24%3A22&amp;version=RVA-2015" text:style-name="Internet_20_link" text:visited-style-name="Visited_20_Internet_20_Link"><text:span text:style-name="T242">RVA-2015</text:span></text:a><text:bookmark-end text:name="__RefHeading___Toc38517_1836810514"/></text:p></text:note-body></text:note></text:span></text:span><text:span text:style-name="T241">.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6">es decir el comienzo de la gran tribulación</text:span>.</text:p>
      <text:p text:style-name="P103">La tribulación <text:span text:style-name="T538">solo </text:span>incluye los <text:span text:style-name="T498">6</text:span> primeros “sellos”, y estos los sufre todo el planeta. <text:span text:style-name="T537">La gran tribulación también incluye el 7mo sello. 7mo sello <text:s/>que, recordemos, corresponde a las trompetas y las copas, la ira de Dios.</text:span></text:p>
      <text:p text:style-name="P104"><text:span text:style-name="T243">En </text:span><text:alphabetical-index-mark-start text:id="IMark94385775781920"/><text:span text:style-name="T243">Revelación 6</text:span><text:alphabetical-index-mark-end text:id="IMark94385775781920"/><text:span text:style-name="T243">, Juan nos habla de que un jinete al que se le da </text:span><text:span text:style-name="Bible_5f_text"><text:span text:style-name="T243">“</text:span></text:span><text:bookmark text:name="es-RVA-30797"/><text:span text:style-name="Bible_5f_text">poder de quitar la paz de la tierra, y que se maten unos á otro</text:span><text:span text:style-name="Bible_5f_text"><text:span text:style-name="T243">s” </text:span></text:span><text:span text:style-name="Bible_5f_text"><text:span text:style-name="T243"><text:note text:id="ftn117" text:note-class="footnote"><text:note-citation>117</text:note-citation><text:note-body><text:p text:style-name="Footnote"><text:bookmark-start text:name="__RefHeading___Toc38515_1836810514"/><text:s/><text:alphabetical-index-mark-start text:id="IMark94385818659904"/><text:span text:style-name="T243">Revelación 6</text:span><text:alphabetical-index-mark-end text:id="IMark94385818659904"/><text:span text:style-name="T243">:4 </text:span><text:a xlink:type="simple" xlink:href="https://www.biblegateway.com/passage/?search=Apocalipsis+6%3A4&amp;version=RVA" text:style-name="Internet_20_link" text:visited-style-name="Visited_20_Internet_20_Link"><text:span text:style-name="T243">RVA</text:span></text:a><text:bookmark-end text:name="__RefHeading___Toc38515_1836810514"/></text:p></text:note-body></text:note></text:span></text:span><text:span text:style-name="T243">. Y de otro jinete al que le fue dada </text:span><text:span text:style-name="Bible_5f_text"><text:span text:style-name="T243">“</text:span></text:span><text:bookmark text:name="es-RVA-30801"/><text:span text:style-name="Bible_5f_text">potestad sobre la cuarta parte de la tierra, para matar con espada, con hambre, con mortandad, y con las bestias de la tierra</text:span><text:span text:style-name="Bible_5f_text"><text:span text:style-name="T243">” </text:span></text:span><text:span text:style-name="Bible_5f_text"><text:span text:style-name="T243"><text:note text:id="ftn118" text:note-class="footnote"><text:note-citation>118</text:note-citation><text:note-body><text:p text:style-name="Footnote"><text:bookmark-start text:name="__RefHeading___Toc38513_1836810514"/><text:s/><text:alphabetical-index-mark-start text:id="IMark94385818673392"/><text:span text:style-name="T243">Revelación 6</text:span><text:alphabetical-index-mark-end text:id="IMark94385818673392"/><text:span text:style-name="T243">:8 </text:span><text:a xlink:type="simple" xlink:href="https://www.biblegateway.com/passage/?search=Apocalipsis+6%3A8&amp;version=RVA" text:style-name="Internet_20_link" text:visited-style-name="Visited_20_Internet_20_Link"><text:span text:style-name="T243">RVA</text:span></text:a><text:bookmark-end text:name="__RefHeading___Toc38513_1836810514"/></text:p></text:note-body></text:note></text:span></text:span><text:span text:style-name="T243">. </text:span></text:p>
      <text:p text:style-name="P105"><text:span text:style-name="T245">Lo cual se corresponde con la descripción que hace Jesucristo según </text:span><text:alphabetical-index-mark-start text:id="IMark94385818659904"/><text:span text:style-name="T245">Mateo 24</text:span><text:alphabetical-index-mark-end text:id="IMark94385818659904"/><text:span text:style-name="T245"> sobre los eventos anteriores a su llegada: </text:span><text:span text:style-name="Bible_5f_text"><text:span text:style-name="T245">“</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5">” </text:span></text:span><text:span text:style-name="Bible_5f_text"><text:span text:style-name="T245"><text:note text:id="ftn119" text:note-class="footnote"><text:note-citation>119</text:note-citation><text:note-body><text:p text:style-name="Footnote"><text:bookmark-start text:name="__RefHeading___Toc38511_1836810514"/><text:s/><text:alphabetical-index-mark-start text:id="IMark94385837964768"/><text:span text:style-name="T246">Mateo 24</text:span><text:alphabetical-index-mark-end text:id="IMark94385837964768"/><text:span text:style-name="T246">:7 </text:span><text:a xlink:type="simple" xlink:href="https://www.biblegateway.com/passage/?search=Mateo+24%3A7&amp;version=RVA" text:style-name="Internet_20_link" text:visited-style-name="Visited_20_Internet_20_Link"><text:span text:style-name="T246">RVA</text:span></text:a><text:bookmark-end text:name="__RefHeading___Toc38511_1836810514"/></text:p></text:note-body></text:note></text:span></text:span><text:span text:style-name="T245"><text:s/>y que El llama el </text:span><text:span text:style-name="Bible_5f_text"><text:span text:style-name="T245">“</text:span></text:span><text:bookmark text:name="es-RVA-23966"/><text:span text:style-name="Bible_5f_text">principio de dolores</text:span><text:span text:style-name="Bible_5f_text"><text:span text:style-name="T245">” </text:span></text:span><text:span text:style-name="Bible_5f_text"><text:span text:style-name="T245"><text:note text:id="ftn120" text:note-class="footnote"><text:note-citation>120</text:note-citation><text:note-body><text:p text:style-name="Footnote"><text:bookmark-start text:name="__RefHeading___Toc38509_1836810514"/><text:s/><text:alphabetical-index-mark-start text:id="IMark94385837964768"/><text:span text:style-name="T246">Mateo 24</text:span><text:alphabetical-index-mark-end text:id="IMark94385837964768"/><text:span text:style-name="T246">:8 </text:span><text:a xlink:type="simple" xlink:href="https://www.biblegateway.com/passage/?search=Mateo+24%3A8&amp;version=RVA" text:style-name="Internet_20_link" text:visited-style-name="Visited_20_Internet_20_Link"><text:span text:style-name="T246">RVA</text:span></text:a><text:bookmark-end text:name="__RefHeading___Toc38509_1836810514"/></text:p></text:note-body></text:note></text:span></text:span><text:span text:style-name="T245">. Lo cual también esta narrado en </text:span><text:alphabetical-index-mark-start text:id="IMark94385865806944"/><text:span text:style-name="T245">Marcos 13</text:span><text:alphabetical-index-mark-end text:id="IMark94385865806944"/><text:span text:style-name="T245"> </text:span><text:span text:style-name="T245"><text:note text:id="ftn121" text:note-class="footnote"><text:note-citation>121</text:note-citation><text:note-body><text:p text:style-name="Footnote"><text:bookmark-start text:name="__RefHeading___Toc38507_1836810514"/><text:s/><text:alphabetical-index-mark-start text:id="IMark94385821456144"/><text:span text:style-name="T248">Marcos 13</text:span><text:alphabetical-index-mark-end text:id="IMark94385821456144"/><text:span text:style-name="T248"> </text:span><text:a xlink:type="simple" xlink:href="https://www.biblegateway.com/passage/?search=Marcos+13&amp;version=RVA" text:style-name="Internet_20_link" text:visited-style-name="Visited_20_Internet_20_Link"><text:span text:style-name="T248">RVA</text:span></text:a><text:bookmark-end text:name="__RefHeading___Toc38507_1836810514"/></text:p></text:note-body></text:note></text:span><text:span text:style-name="T245">.</text:span></text:p>
      <text:p text:style-name="P106">Como quien dice nada que no <text:span text:style-name="T255">se </text:span>haya visto desde que Jesucristo resucitó, <text:span text:style-name="T250">solo que mas seguido. Tal cual como sucede con los dolores de parto, estos dolores se van poniendo mas seguidos a medida que se acerca el momento de su venida.</text:span></text:p>
      <text:p text:style-name="P109"><text:span text:style-name="T256">Según </text:span><text:alphabetical-index-mark-start text:id="IMark94385818659904"/><text:span text:style-name="T256">Revelación 6</text:span><text:alphabetical-index-mark-end text:id="IMark94385818659904"/><text:span text:style-name="T256">, cuando El Cordero abrió el sexto sello hubo </text:span><text:span text:style-name="Bible_5f_text"><text:span text:style-name="T24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3">” </text:span></text:span><text:span text:style-name="Bible_5f_text"><text:span text:style-name="T243"><text:note text:id="ftn122" text:note-class="footnote"><text:note-citation>122</text:note-citation><text:note-body><text:p text:style-name="Footnote"><text:bookmark-start text:name="__RefHeading___Toc38505_1836810514"/><text:s/><text:alphabetical-index-mark-start text:id="IMark94385794360512"/><text:span text:style-name="T244">Revelación 6</text:span><text:alphabetical-index-mark-end text:id="IMark94385794360512"/><text:span text:style-name="T244">:12-14 </text:span><text:a xlink:type="simple" xlink:href="https://www.biblegateway.com/passage/?search=Apocalipsis+6%3A12-14&amp;version=RVA" text:style-name="Internet_20_link" text:visited-style-name="Visited_20_Internet_20_Link"><text:span text:style-name="T244">RVA</text:span></text:a><text:bookmark-end text:name="__RefHeading___Toc38505_1836810514"/></text:p></text:note-body></text:note></text:span></text:span><text:span text:style-name="T243">.</text:span></text:p>
      <text:p text:style-name="P107"><text:span text:style-name="T249">Que se corresponde con lo descrito por Jesucristo en </text:span><text:alphabetical-index-mark-start text:id="IMark94385864357200"/><text:span text:style-name="T249">Mateo 24</text:span><text:alphabetical-index-mark-end text:id="IMark94385864357200"/><text:span text:style-name="T249"> después de ese “principio de dolores”: </text:span><text:span text:style-name="Bible_5f_text"><text:span text:style-name="T24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5">” </text:span></text:span><text:span text:style-name="Bible_5f_text"><text:span text:style-name="T245"><text:note text:id="ftn123" text:note-class="footnote"><text:note-citation>123</text:note-citation><text:note-body><text:p text:style-name="Footnote"><text:bookmark-start text:name="__RefHeading___Toc38503_1836810514"/><text:s/><text:alphabetical-index-mark-start text:id="IMark94385826217792"/><text:span text:style-name="T247">Mateo 24</text:span><text:alphabetical-index-mark-end text:id="IMark94385826217792"/><text:span text:style-name="T247">:29 </text:span><text:a xlink:type="simple" xlink:href="https://www.biblegateway.com/passage/?search=Mateo+24%3A29&amp;version=RVA" text:style-name="Internet_20_link" text:visited-style-name="Visited_20_Internet_20_Link"><text:span text:style-name="T247">RVA</text:span></text:a><text:bookmark-end text:name="__RefHeading___Toc38503_1836810514"/></text:p></text:note-body></text:note></text:span></text:span><text:span text:style-name="T245">. <text:s/>O con lo descrito en </text:span><text:alphabetical-index-mark-start text:id="IMark94385741533744"/><text:span text:style-name="T245">Marcos 13</text:span><text:alphabetical-index-mark-end text:id="IMark94385741533744"/><text:span text:style-name="T245">: </text:span><text:span text:style-name="Bible_5f_text"><text:span text:style-name="T24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5">” </text:span></text:span><text:span text:style-name="Bible_5f_text"><text:span text:style-name="T245"><text:note text:id="ftn124" text:note-class="footnote"><text:note-citation>124</text:note-citation><text:note-body><text:p text:style-name="Footnote"><text:bookmark-start text:name="__RefHeading___Toc38501_1836810514"/><text:s/><text:alphabetical-index-mark-start text:id="IMark94385818673392"/><text:span text:style-name="T251">Marcos 13</text:span><text:alphabetical-index-mark-end text:id="IMark94385818673392"/><text:span text:style-name="T251">:24-25 </text:span><text:a xlink:type="simple" xlink:href="https://www.biblegateway.com/passage/?search=Marcos+13%3A24-25&amp;version=RVA" text:style-name="Internet_20_link" text:visited-style-name="Visited_20_Internet_20_Link"><text:span text:style-name="T251">RVA</text:span></text:a><text:bookmark-end text:name="__RefHeading___Toc38501_1836810514"/></text:p></text:note-body></text:note></text:span></text:span><text:span text:style-name="T245">.</text:span></text:p>
      <text:p text:style-name="P108"><text:span text:style-name="T252">No parece muy fácil que se cumpla que: </text:span><text:span text:style-name="Bible_5f_text"><text:span text:style-name="T252">”las estrellas del cielo cayeron sobre la tierra, como la higuera echa sus higos </text:span></text:span><text:soft-page-break/><text:span text:style-name="Bible_5f_text"><text:span text:style-name="T252">cuando es movida de gran viento” </text:span></text:span><text:span text:style-name="Bible_5f_text"><text:span text:style-name="T252"><text:note text:id="ftn125" text:note-class="footnote"><text:note-citation>125</text:note-citation><text:note-body><text:p text:style-name="Footnote"><text:bookmark-start text:name="__RefHeading___Toc38499_1836810514"/><text:s/><text:alphabetical-index-mark-start text:id="IMark94385838872064"/><text:span text:style-name="T244">Revelación 6</text:span><text:alphabetical-index-mark-end text:id="IMark94385838872064"/><text:span text:style-name="T244">:12-14 </text:span><text:a xlink:type="simple" xlink:href="https://www.biblegateway.com/passage/?search=Apocalipsis+6%3A12-14&amp;version=RVA" text:style-name="Internet_20_link" text:visited-style-name="Visited_20_Internet_20_Link"><text:span text:style-name="T244">RVA</text:span></text:a><text:bookmark-end text:name="__RefHeading___Toc38499_1836810514"/></text:p></text:note-body></text:note></text:span></text:span><text:span text:style-name="T243">, pero mas clara y gráfica descripción no se puede pedir. Esta descripción se corresponde con la dada por </text:span><text:alphabetical-index-mark-start text:id="IMark94385838617056"/><text:span text:style-name="T243">Isaías 34</text:span><text:alphabetical-index-mark-end text:id="IMark94385838617056"/><text:span text:style-name="T243"> para el momento del comienzo de la ira de Dios: </text:span><text:span text:style-name="Bible_5f_text"><text:span text:style-name="T24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3">” </text:span></text:span><text:span text:style-name="Bible_5f_text"><text:span text:style-name="T253"><text:note text:id="ftn126" text:note-class="footnote"><text:note-citation>126</text:note-citation><text:note-body><text:p text:style-name="Footnote"><text:bookmark-start text:name="__RefHeading___Toc38497_1836810514"/><text:s/><text:alphabetical-index-mark-start text:id="IMark94385775781920"/><text:span text:style-name="T253">Isaías 34</text:span><text:alphabetical-index-mark-end text:id="IMark94385775781920"/><text:span text:style-name="T253">:4 </text:span><text:a xlink:type="simple" xlink:href="https://www.biblegateway.com/passage/?search=Isaias+34%3A4&amp;version=RVA" text:style-name="Internet_20_link" text:visited-style-name="Visited_20_Internet_20_Link"><text:span text:style-name="T253">RVA</text:span></text:a><text:bookmark-end text:name="__RefHeading___Toc38497_1836810514"/></text:p></text:note-body></text:note></text:span></text:span><text:span text:style-name="T253">. El vocablo hebreo que algunas veces se traduce como estrellas es el vocablo tzabaot, el H6635. Este vocablo, que es el que aparece en </text:span><text:alphabetical-index-mark-start text:id="IMark94385826217792"/><text:span text:style-name="T253">Isaías 34</text:span><text:alphabetical-index-mark-end text:id="IMark94385826217792"/><text:span text:style-name="T253">,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385864414784"/><text:span text:style-name="T253">Mateo 24</text:span><text:alphabetical-index-mark-end text:id="IMark94385864414784"/><text:span text:style-name="T253">: </text:span><text:span text:style-name="Bible_5f_text"><text:span text:style-name="T25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3">” </text:span></text:span><text:span text:style-name="Bible_5f_text"><text:span text:style-name="T253"><text:note text:id="ftn127" text:note-class="footnote"><text:note-citation>127</text:note-citation><text:note-body><text:p text:style-name="Footnote"><text:bookmark-start text:name="__RefHeading___Toc38495_1836810514"/><text:s/><text:alphabetical-index-mark-start text:id="IMark94385826216352"/><text:span text:style-name="T254">Mateo 24</text:span><text:alphabetical-index-mark-end text:id="IMark94385826216352"/><text:span text:style-name="T254">:30-31 </text:span><text:a xlink:type="simple" xlink:href="https://www.biblegateway.com/passage/?search=Mateo+24%3A30-31&amp;version=RVA" text:style-name="Internet_20_link" text:visited-style-name="Visited_20_Internet_20_Link"><text:span text:style-name="T254">RVA</text:span></text:a><text:bookmark-end text:name="__RefHeading___Toc38495_1836810514"/></text:p></text:note-body></text:note></text:span></text:span><text:span text:style-name="T253">. </text:span></text:p>
      <text:p text:style-name="P110">Este es el momento que sucede como un relámpago, el momento en que unos son arrebatados o tomados y otros no. El momento que nadie sabe ni el día ni la hora, solo el Padre celestial. <text:span text:style-name="T539">Ojo ni el día ni la hora. </text:span>E<text:span text:style-name="T539">ste</text:span> momento llega como en tiempos de Noé o como en tiempos de Lot: <text:span text:style-name="T539">en un INSTANTE</text:span>. <text:span text:style-name="T517">Y aunque no se sabe ni el día ni la hora, el año tiene que estar muy cerquita.</text:span></text:p>
      <text:p text:style-name="P139"><text:soft-page-break/>Las buenas noticias para los que <text:span text:style-name="T321">SON</text:span> arrebatados, <text:span text:style-name="T258">según Jesucristo en </text:span><text:alphabetical-index-mark-start text:id="IMark94385838872064"/><text:span text:style-name="T258">Lucas 17</text:span><text:alphabetical-index-mark-end text:id="IMark94385838872064"/><text:span text:style-name="T258">,</text:span> es que, a pesar de <text:span text:style-name="T320">que los </text:span>momentos de gran tribulación, mas de la que <text:span text:style-name="T257">nunca </text:span>ha habido y que <text:span text:style-name="T257">jamás </text:span>habrá, <text:span text:style-name="T320">ya comenzaron, para cuando sean arrebatados los creyentes, las personas </text:span>todavía<text:span text:style-name="T160"> </text:span><text:span text:style-name="Bible_5f_text"><text:span text:style-name="T160">“</text:span></text:span><text:span text:style-name="Bible_5f_text">Comían, bebían, compraban, vendían, plantaban y edificaban</text:span><text:span text:style-name="Bible_5f_text"><text:span text:style-name="T160">” </text:span></text:span><text:span text:style-name="Bible_5f_text"><text:span text:style-name="T160"><text:note text:id="ftn128" text:note-class="footnote"><text:note-citation>128</text:note-citation><text:note-body><text:p text:style-name="Footnote"><text:bookmark-start text:name="__RefHeading___Toc38493_1836810514"/><text:s/><text:alphabetical-index-mark-start text:id="IMark94385741496240"/><text:span text:style-name="T161">Lucas 17</text:span><text:alphabetical-index-mark-end text:id="IMark94385741496240"/><text:span text:style-name="T161">:28-30 </text:span><text:a xlink:type="simple" xlink:href="https://www.biblegateway.com/passage/?search=Lucas+17%3A28-30&amp;version=RVA-2015" text:style-name="Internet_20_link" text:visited-style-name="Visited_20_Internet_20_Link"><text:span text:style-name="T161">RVA-2015</text:span></text:a><text:bookmark-end text:name="__RefHeading___Toc38493_1836810514"/></text:p></text:note-body></text:note></text:span></text:span><text:span text:style-name="T160">. O sea, hasta que los creyentes sean arrebatados la vida sigue mas o menos como ha sido desde que Jesucristo resucitó. Buenas noticias para los arrebatados.</text:span></text:p>
      <text:p text:style-name="P287">Las malas noticias para los que NO son arrebatados es que para cuando termine la gran tribulación todos mueren. No queda ni uno vivo. <text:span text:style-name="T540">Y como esos son justamente los que NO creyeron en la resurrección de Jesucristo, sino que la muerte es el final, pues para ellos son muy malas noticias. Son malas noticias porque creen que es el final. Lo cierto es que</text:span> <text:span text:style-name="T540">l</text:span>es toca esperar hasta la resurrección de los muertos <text:span text:style-name="T540">para darse cuenta de que lo que creían era falso, lo cual en realidad son buenas noticias si las pudieran creer. Malas noticias para los que se quedan.</text:span></text:p>
      <text:h text:style-name="P297" text:outline-level="2"><text:bookmark-start text:name="__RefHeading___Toc28261_1627726659 Copy 1"/><text:span text:style-name="T645">Horror Eterno</text:span>.<text:bookmark-end text:name="__RefHeading___Toc28261_1627726659 Copy 1"/></text:h>
      <text:p text:style-name="P286"><text:span text:style-name="T646">El libro de Daniel en el capítulo 12 nos dice que: </text:span><text:span text:style-name="Bible_5f_text"><text:span text:style-name="T646">“m</text:span></text:span><text:span text:style-name="Bible_5f_text">uchos de los que duermen en el polvo de la tierra serán despertado</text:span><text:span text:style-name="Bible_5f_text"><text:span text:style-name="T646">s” </text:span></text:span><text:span text:style-name="Bible_5f_text"><text:span text:style-name="T646"><text:note text:id="ftn129" text:note-class="footnote"><text:note-citation>129</text:note-citation><text:note-body><text:p text:style-name="P283"><text:span text:style-name="T646"><text:s/></text:span><text:alphabetical-index-mark-start text:id="IMark94385741496240"/><text:span text:style-name="T646">Daniel 12</text:span><text:alphabetical-index-mark-end text:id="IMark94385741496240"/><text:span text:style-name="T646">:2 </text:span><text:a xlink:type="simple" xlink:href="https://www.biblegateway.com/passage/?search=Daniel%2012%3A2&amp;version=RVR1960" text:style-name="Internet_20_link" text:visited-style-name="Visited_20_Internet_20_Link"><text:span text:style-name="T646">RVR1960</text:span></text:a><text:span text:style-name="T646"> </text:span><text:a xlink:type="simple" xlink:href="../../../../../../../../../text/daniel/12-2.htm" text:style-name="Internet_20_link" text:visited-style-name="Visited_20_Internet_20_Link"><text:span text:style-name="T647">biblehub</text:span></text:a></text:p></text:note-body></text:note></text:span></text:span><text:span text:style-name="T646">, respecto a esta narración es importante observar que:</text:span></text:p>
      <text:list text:style-name="L1">
        <text:list-item>
          <text:p text:style-name="P299"><text:span text:style-name="T646">Está ubicada en un momento en el que </text:span><text:span text:style-name="T648">habrá un </text:span><text:span text:style-name="Bible_5f_text"><text:span text:style-name="T646">“</text:span></text:span><text:span text:style-name="Bible_5f_text">tiempo de angustia, cual nunca fue desde que hubo gente hasta entonces</text:span><text:span text:style-name="Bible_5f_text"><text:span text:style-name="T646">”</text:span></text:span><text:span text:style-name="T646"> </text:span><text:span text:style-name="T646"><text:note text:id="ftn130" text:note-class="footnote"><text:note-citation>130</text:note-citation><text:note-body><text:p text:style-name="P283"><text:span text:style-name="T646"><text:s/></text:span><text:alphabetical-index-mark-start text:id="IMark94385838873792"/><text:span text:style-name="T646">Daniel 12</text:span><text:alphabetical-index-mark-end text:id="IMark94385838873792"/><text:span text:style-name="T646">:1 </text:span><text:a xlink:type="simple" xlink:href="https://www.biblegateway.com/passage/?search=Daniel+12%3A1&amp;version=RVR1960" text:style-name="Internet_20_link" text:visited-style-name="Visited_20_Internet_20_Link"><text:span text:style-name="T646">RVR1960</text:span></text:a></text:p></text:note-body></text:note></text:span><text:span text:style-name="T646"><text:s/>que </text:span><text:span text:style-name="T649">se </text:span><text:span text:style-name="T646">corresponde con </text:span><text:span text:style-name="T650">el momento </text:span><text:span text:style-name="T646">que </text:span><text:span text:style-name="T650">Jesucristo</text:span><text:span text:style-name="T646"> </text:span><text:span text:style-name="T650">llama</text:span><text:span text:style-name="T646"> “Gran Tribulación”, </text:span><text:span text:style-name="T649">mismo nombre usado </text:span><text:soft-page-break/><text:span text:style-name="T649">en esta presentación,</text:span><text:span text:style-name="T646"> porque usa la misma </text:span><text:span text:style-name="T650">descripción</text:span><text:span text:style-name="T646"> usada por nuestro Señor </text:span><text:span text:style-name="T648">Jesucristo</text:span><text:span text:style-name="T646"> para referirse a dicho momento.</text:span></text:p>
        </text:list-item>
        <text:list-item>
          <text:p text:style-name="P300">En hebreo el vocablo traducido como “muchos”, <text:span text:style-name="T647">el vocablo H7227</text:span> también tiene la acepción “grande” o “importante”.</text:p>
        </text:list-item>
        <text:list-item>
          <text:p text:style-name="P299"><text:span text:style-name="T646">Nos delimita cuales son esos “</text:span><text:span text:style-name="T647">g</text:span><text:span text:style-name="T651">ra</text:span><text:span text:style-name="T647">ndes</text:span><text:span text:style-name="T646">” que </text:span><text:span text:style-name="T652">son </text:span><text:span text:style-name="T646"><text:s/>“</text:span><text:span text:style-name="T652">despertados</text:span><text:span text:style-name="T646">”. </text:span><text:span text:style-name="T653">Dice que:</text:span><text:span text:style-name="T646"> </text:span><text:span text:style-name="Bible_5f_text"><text:span text:style-name="T646">“</text:span></text:span><text:span text:style-name="Bible_5f_text">en aquel tiempo será libertado tu pueblo, todos los que se hallen escritos en el libro</text:span><text:span text:style-name="Bible_5f_text"><text:span text:style-name="T646">”</text:span></text:span><text:span text:style-name="T646"> </text:span><text:span text:style-name="T646"><text:note text:id="ftn131" text:note-class="footnote"><text:note-citation>131</text:note-citation><text:note-body><text:p text:style-name="P284"><text:s/><text:alphabetical-index-mark-start text:id="IMark94385839579328"/>Daniel 12<text:alphabetical-index-mark-end text:id="IMark94385839579328"/>:1<text:span text:style-name="T646"> </text:span><text:a xlink:type="simple" xlink:href="https://www.biblegateway.com/passage/?search=Daniel+12%3A1&amp;version=RVR1960" text:style-name="Internet_20_link" text:visited-style-name="Visited_20_Internet_20_Link"><text:span text:style-name="T646">RVR1960</text:span></text:a></text:p></text:note-body></text:note></text:span><text:span text:style-name="T646">, </text:span><text:span text:style-name="T653">es decir</text:span><text:span text:style-name="T646"> </text:span><text:span text:style-name="T654">todos</text:span><text:span text:style-name="T646"> </text:span><text:span text:style-name="T653">los </text:span><text:span text:style-name="T654">descendientes de </text:span><text:span text:style-name="T653">Israel</text:span><text:span text:style-name="T654"> </text:span><text:span text:style-name="T646">que están escritos en el libro </text:span><text:span text:style-name="T654">en dicho momento</text:span><text:span text:style-name="T646">. </text:span><text:span text:style-name="T653">Si no es descendiente de Israel no está en el grupo, y si no está escrito en el libro </text:span><text:span text:style-name="T641">en ese momento</text:span><text:span text:style-name="T653">, no está tampoco.</text:span></text:p>
        </text:list-item>
        <text:list-item>
          <text:p text:style-name="P299"><text:span text:style-name="T646">El hebreo de la narración indica que las siguientes cuatro frases se refieren SIEMPRE a estas MISMAS personas, a estos “</text:span><text:span text:style-name="T647">grandes</text:span><text:span text:style-name="T646">” que “despiertan”. No hay ninguna división como lo sugieren la mayoría de las traducciones.</text:span></text:p>
        </text:list-item>
        <text:list-item>
          <text:p text:style-name="P299"><text:span text:style-name="T644">L</text:span><text:span text:style-name="T651">as </text:span><text:span text:style-name="T646">frases: </text:span><text:span text:style-name="Bible_5f_text"><text:span text:style-name="T646">“p</text:span></text:span><text:span text:style-name="Bible_5f_text">ara vida eterna”</text:span>, <text:span text:style-name="Bible_5f_text"><text:span text:style-name="T646">“</text:span></text:span><text:span text:style-name="Bible_5f_text">para la vergüenza y el horror eternos”</text:span>,<text:span text:style-name="T646"> </text:span><text:span text:style-name="Bible_5f_text"><text:span text:style-name="T646">“</text:span></text:span><text:span text:style-name="Bible_5f_text">los que guiaron a muchos por el camino recto”</text:span> <text:span text:style-name="T646">y </text:span><text:span text:style-name="Bible_5f_text"><text:span text:style-name="T646">“</text:span></text:span><text:span text:style-name="Bible_5f_text">brillarán por siempre, como las estrellas”</text:span> <text:note text:id="ftn132" text:note-class="footnote"><text:note-citation>132</text:note-citation><text:note-body><text:p text:style-name="P285"><text:span text:style-name="T647"><text:s/></text:span><text:alphabetical-index-mark-start text:id="IMark94385837953200"/><text:span text:style-name="T647">Daniel 12</text:span><text:alphabetical-index-mark-end text:id="IMark94385837953200"/><text:span text:style-name="T647">:2-3 </text:span><text:a xlink:type="simple" xlink:href="https://www.biblegateway.com/passage/?search=Daniel+12%3A2-3&amp;version=DHH" text:style-name="Internet_20_link" text:visited-style-name="Visited_20_Internet_20_Link"><text:span text:style-name="T647">DHH</text:span></text:a></text:p></text:note-body></text:note><text:s/><text:span text:style-name="T646">se refieren SIEMPRE al MISMO grupo de personas. Los que estaban escritos en el libro. Esos “</text:span><text:span text:style-name="T647">grandes” </text:span><text:span text:style-name="T651">que fueron “despertados”</text:span><text:span text:style-name="T646">.</text:span></text:p>
        </text:list-item>
        <text:list-item>
          <text:p text:style-name="P301">Solo hay dos ocurrencias en toda la TANAKH, en todo el Antiguo Testamento, del vocablo “deraon”, el vocablo H1860, traducido en algunas versiones como “horror”. Una en Isaías 66, que ya analizamos, y esta. No hay mas. <text:span text:style-name="T640">Esto dificulta identificar el significado original </text:span><text:span text:style-name="T643">en hebreo </text:span><text:span text:style-name="T640">del </text:span><text:soft-page-break/><text:span text:style-name="T640">vocablo porque solo hay dos contextos posibles de los cuales deducir dicho significado.</text:span></text:p>
        </text:list-item>
      </text:list>
      <text:p text:style-name="P288">Aceptando la traducción de “horror” <text:span text:style-name="T640">para el vocablo H1860</text:span>, misma que se aceptó cuando se analizó el vocablo “Ge-Henná”, el vocablo G1067, <text:span text:style-name="T640">y teniendo en cuenta estas observaciones, </text:span>es fácil ver que este grupo de personas de Daniel 12 son los 144.000 Santos que ya se analizaron también. <text:span text:style-name="T641">Los únicos que han sido resucitados hasta dicho momento. </text:span>Y ese “horror” y <text:span text:style-name="T640">esa </text:span>“vergüenza” <text:span text:style-name="T640">son</text:span> l<text:span text:style-name="T640">os</text:span> mism<text:span text:style-name="T640">os</text:span> <text:span text:style-name="T642">descritos en Isaías 66 </text:span>que sentirá TODA CARNE <text:span text:style-name="T643">en el día </text:span><text:span text:style-name="T641">FINAL</text:span><text:span text:style-name="T643"> </text:span>cuando suceda la resurrección de <text:span text:style-name="T644">TODOS</text:span> los muertos.</text:p>
      <text:h text:style-name="Heading_20_4" text:outline-level="2"><text:span text:style-name="T259">L</text:span>a <text:span text:style-name="T259">A</text:span>bominación de <text:span text:style-name="T259">A</text:span>solamiento.</text:h>
      <text:p text:style-name="P112"><text:span text:style-name="T260">Según </text:span><text:alphabetical-index-mark-start text:id="IMark94385865808112"/><text:span text:style-name="T260">Mateo 24</text:span><text:alphabetical-index-mark-end text:id="IMark94385865808112"/><text:span text:style-name="T260">, Jesucristo explica que el comienzo de la Gran Tribulación esta marcado por el momento </text:span><text:span text:style-name="Bible_5f_text"><text:span text:style-name="T260">“</text:span></text:span><text:bookmark text:name="es-RVA-23973"/><text:span text:style-name="Bible_5f_text">cuando viereis la abominación del asolamiento, que fué dicha por Daniel profeta, que estará en el lugar santo, (el que lee, entienda)</text:span><text:span text:style-name="Bible_5f_text"><text:span text:style-name="T260">” </text:span></text:span><text:span text:style-name="Bible_5f_text"><text:span text:style-name="T260"><text:note text:id="ftn133" text:note-class="footnote"><text:note-citation>133</text:note-citation><text:note-body><text:p text:style-name="Footnote"><text:bookmark-start text:name="__RefHeading___Toc38491_1836810514"/><text:s/><text:alphabetical-index-mark-start text:id="IMark94385838873792"/><text:span text:style-name="T260">Mateo 24</text:span><text:alphabetical-index-mark-end text:id="IMark94385838873792"/><text:span text:style-name="T260">:15 </text:span><text:a xlink:type="simple" xlink:href="https://www.biblegateway.com/passage/?search=Mateo+24%3A15&amp;version=RVA" text:style-name="Internet_20_link" text:visited-style-name="Visited_20_Internet_20_Link"><text:span text:style-name="T260">RVA</text:span></text:a><text:bookmark-end text:name="__RefHeading___Toc38491_1836810514"/></text:p></text:note-body></text:note></text:span></text:span><text:span text:style-name="T260">. Y palabras muy parecidas según </text:span><text:alphabetical-index-mark-start text:id="IMark94385821452016"/><text:span text:style-name="T260">Marcos 13</text:span><text:alphabetical-index-mark-end text:id="IMark94385821452016"/><text:span text:style-name="T260"> </text:span><text:span text:style-name="Bible_5f_text"><text:span text:style-name="T260">“</text:span></text:span><text:span text:style-name="Bible_5f_text">cuando viereis la abominación de asolamiento, que fué dicha por el profeta Daniel, que estará donde no debe (el que lee, entienda)</text:span><text:span text:style-name="Bible_5f_text"><text:span text:style-name="T260">” </text:span></text:span><text:span text:style-name="Bible_5f_text"><text:span text:style-name="T260"><text:note text:id="ftn134" text:note-class="footnote"><text:note-citation>134</text:note-citation><text:note-body><text:p text:style-name="Footnote"><text:bookmark-start text:name="__RefHeading___Toc38489_1836810514"/><text:s/><text:alphabetical-index-mark-start text:id="IMark94385818673456"/><text:span text:style-name="T260">Marcos 13</text:span><text:alphabetical-index-mark-end text:id="IMark94385818673456"/><text:span text:style-name="T260">:14 </text:span><text:a xlink:type="simple" xlink:href="https://www.biblegateway.com/passage/?search=Marcos+13%3A14&amp;version=RVA" text:style-name="Internet_20_link" text:visited-style-name="Visited_20_Internet_20_Link"><text:span text:style-name="T260">RVA</text:span></text:a><text:bookmark-end text:name="__RefHeading___Toc38489_1836810514"/></text:p></text:note-body></text:note></text:span></text:span><text:span text:style-name="T260">.</text:span></text:p>
      <text:p text:style-name="P111">Solo hay dos versículos en el nuevo testamento que mencionan al profeta Daniel. <text:span text:style-name="T318">S</text:span>on estos dos y ambos están en boca de nuestro Señor Jesucristo anunciando <text:span text:style-name="T261">el comienzo de una</text:span> <text:span text:style-name="Bible_5f_text"><text:span text:style-name="T238">“</text:span></text:span><text:span text:style-name="Bible_5f_text">grande aflicción, cual no fué desde el principio del mundo hasta ahora, ni será</text:span><text:span text:style-name="Bible_5f_text"><text:span text:style-name="T238">” </text:span></text:span><text:span text:style-name="Bible_5f_text"><text:span text:style-name="T238"><text:note text:id="ftn135" text:note-class="footnote"><text:note-citation>135</text:note-citation><text:note-body><text:p text:style-name="Footnote"><text:bookmark-start text:name="__RefHeading___Toc38487_1836810514"/><text:s/><text:alphabetical-index-mark-start text:id="IMark94385837011280"/><text:span text:style-name="T238">Mateo 24</text:span><text:alphabetical-index-mark-end text:id="IMark94385837011280"/><text:span text:style-name="T238">:21 </text:span><text:a xlink:type="simple" xlink:href="https://www.biblegateway.com/passage/?search=Mateo+24%3A21&amp;version=RVA" text:style-name="Internet_20_link" text:visited-style-name="Visited_20_Internet_20_Link"><text:span text:style-name="T238">RVA</text:span></text:a><text:bookmark-end text:name="__RefHeading___Toc38487_1836810514"/></text:p></text:note-body></text:note></text:span></text:span>.</text:p>
      <text:p text:style-name="P113"><text:soft-page-break/><text:span text:style-name="T262">El vocablo griego detrás de la palabra “ver”, el vocablo G3708, </text:span><text:span text:style-name="T578">horaó</text:span>, <text:span text:style-name="T262">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3">La frase “Abominación de Asolamiento” se refiere a la secuencia de vocablos hebreos “</text:span><text:span text:style-name="T578">shiqquts</text:span>” <text:span text:style-name="T263">y “</text:span><text:span text:style-name="T579">shamem</text:span><text:span text:style-name="T263">”, los vocablos H8251 </text:span><text:span text:style-name="T263"><text:note text:id="ftn136"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3">H8251</text:span></text:a><text:bookmark-end text:name="__RefHeading___Toc38485_1836810514"/></text:p></text:note-body></text:note></text:span><text:span text:style-name="T263"><text:s/>y H8074 </text:span><text:span text:style-name="T263"><text:note text:id="ftn137"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3">H8074</text:span></text:a><text:bookmark-end text:name="__RefHeading___Toc38483_1836810514"/></text:p></text:note-body></text:note></text:span><text:span text:style-name="T263">. Esta secuencia solo aparece en 3 versículos en toda la tanakh: en </text:span><text:alphabetical-index-mark-start text:id="IMark94385838873792"/><text:span text:style-name="T263">Daniel 9</text:span><text:alphabetical-index-mark-end text:id="IMark94385838873792"/><text:span text:style-name="T263"> </text:span><text:span text:style-name="T263"><text:note text:id="ftn138" text:note-class="footnote"><text:note-citation>138</text:note-citation><text:note-body><text:p text:style-name="Footnote"><text:bookmark-start text:name="__RefHeading___Toc38481_1836810514"/><text:s/><text:alphabetical-index-mark-start text:id="IMark94385821554736"/><text:span text:style-name="T263">Daniel 9</text:span><text:alphabetical-index-mark-end text:id="IMark94385821554736"/><text:span text:style-name="T263">:27 </text:span><text:a xlink:type="simple" xlink:href="https://biblehub.com/text/daniel/9-27.htm" text:style-name="Internet_20_link" text:visited-style-name="Visited_20_Internet_20_Link"><text:span text:style-name="T263">biblehub</text:span></text:a><text:bookmark-end text:name="__RefHeading___Toc38481_1836810514"/></text:p></text:note-body></text:note></text:span><text:span text:style-name="T263">, en </text:span><text:alphabetical-index-mark-start text:id="IMark94385834063824"/><text:span text:style-name="T263">Daniel 11</text:span><text:alphabetical-index-mark-end text:id="IMark94385834063824"/><text:span text:style-name="T263"> </text:span><text:span text:style-name="T263"><text:note text:id="ftn139" text:note-class="footnote"><text:note-citation>139</text:note-citation><text:note-body><text:p text:style-name="Footnote"><text:bookmark-start text:name="__RefHeading___Toc38479_1836810514"/><text:s/><text:alphabetical-index-mark-start text:id="IMark94385834063824"/><text:span text:style-name="T264">Daniel 11</text:span><text:alphabetical-index-mark-end text:id="IMark94385834063824"/><text:span text:style-name="T264">:31 </text:span><text:a xlink:type="simple" xlink:href="https://biblehub.com/text/daniel/11-31.htm" text:style-name="Internet_20_link" text:visited-style-name="Visited_20_Internet_20_Link"><text:span text:style-name="T264">biblehub</text:span></text:a><text:bookmark-end text:name="__RefHeading___Toc38479_1836810514"/></text:p></text:note-body></text:note></text:span><text:span text:style-name="T263"><text:s/>y en </text:span><text:alphabetical-index-mark-start text:id="IMark94385865808112"/><text:span text:style-name="T263">Daniel 12</text:span><text:alphabetical-index-mark-end text:id="IMark94385865808112"/><text:span text:style-name="T263"> </text:span><text:span text:style-name="T263"><text:note text:id="ftn140" text:note-class="footnote"><text:note-citation>140</text:note-citation><text:note-body><text:p text:style-name="Footnote"><text:bookmark-start text:name="__RefHeading___Toc38477_1836810514"/><text:s/><text:alphabetical-index-mark-start text:id="IMark94385864357072"/><text:span text:style-name="T264">Daniel 12</text:span><text:alphabetical-index-mark-end text:id="IMark94385864357072"/><text:span text:style-name="T264">:11 </text:span><text:a xlink:type="simple" xlink:href="https://biblehub.com/text/daniel/12-11.htm" text:style-name="Internet_20_link" text:visited-style-name="Visited_20_Internet_20_Link"><text:span text:style-name="T264">biblehub</text:span></text:a><text:bookmark-end text:name="__RefHeading___Toc38477_1836810514"/></text:p></text:note-body></text:note></text:span><text:span text:style-name="T263">.</text:span></text:p>
      <text:h text:style-name="Heading_20_5" text:outline-level="5"><text:bookmark-start text:name="__RefHeading___Toc28321_1627726659"/>El momento final.<text:bookmark-end text:name="__RefHeading___Toc28321_1627726659"/></text:h>
      <text:p text:style-name="P137"><text:span text:style-name="T317">La primera a entender de las 3 menciones en la Tanakh de la secuencia “Abominación de Asolamiento” es la de </text:span><text:alphabetical-index-mark-start text:id="IMark94385864357072"/><text:span text:style-name="T317">Daniel 12</text:span><text:alphabetical-index-mark-end text:id="IMark94385864357072"/><text:span text:style-name="T317">. Esta nos permite ver, entender, discernir y reconocer de que momento se trata. Sucede en </text:span><text:alphabetical-index-mark-start text:id="IMark94385834063824"/><text:span text:style-name="T317">Daniel 12</text:span><text:alphabetical-index-mark-end text:id="IMark94385834063824"/><text:span text:style-name="T317"> cuando el ángel le dice a Daniel: </text:span><text:span text:style-name="Bible_5f_text"><text:span text:style-name="T26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64">” </text:span></text:span><text:span text:style-name="Bible_5f_text"><text:span text:style-name="T264"><text:note text:id="ftn141" text:note-class="footnote"><text:note-citation>141</text:note-citation><text:note-body><text:p text:style-name="Footnote"><text:bookmark-start text:name="__RefHeading___Toc38475_1836810514"/><text:s/><text:alphabetical-index-mark-start text:id="IMark94385741550080"/><text:span text:style-name="T265">Daniel 12</text:span><text:alphabetical-index-mark-end text:id="IMark94385741550080"/><text:span text:style-name="T265">:9-12 </text:span><text:a xlink:type="simple" xlink:href="https://www.biblegateway.com/passage/?search=Daniel+12%3A9-12&amp;version=RVA" text:style-name="Internet_20_link" text:visited-style-name="Visited_20_Internet_20_Link"><text:span text:style-name="T265">RVA</text:span></text:a><text:bookmark-end text:name="__RefHeading___Toc38475_1836810514"/></text:p></text:note-body></text:note></text:span></text:span><text:span text:style-name="T264">.</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94385864414672"/>Daniel 9<text:alphabetical-index-mark-end text:id="IMark94385864414672"/>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5">Que es justamente lo que permite discernir </text:span><text:alphabetical-index-mark-start text:id="IMark94385838613744"/><text:span text:style-name="T265">Daniel 12</text:span><text:alphabetical-index-mark-end text:id="IMark94385838613744"/><text:span text:style-name="T265"> en lo que respecta a la “Abominación de Asolamiento”.</text:span></text:p>
      <text:p text:style-name="P117"><text:span text:style-name="T26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5">”desde el tiempo que fuere QUITADO el continuo sacrificio” </text:span></text:span><text:span text:style-name="Bible_5f_text"><text:span text:style-name="T265"><text:note text:id="ftn142" text:note-class="footnote"><text:note-citation>142</text:note-citation><text:note-body><text:p text:style-name="Footnote"><text:bookmark-start text:name="__RefHeading___Toc38473_1836810514"/><text:s/><text:alphabetical-index-mark-start text:id="IMark94385864424896"/><text:span text:style-name="T265">Daniel 12</text:span><text:alphabetical-index-mark-end text:id="IMark94385864424896"/><text:span text:style-name="T265">:11 </text:span><text:a xlink:type="simple" xlink:href="https://www.biblegateway.com/passage/?search=Daniel+12%3A11&amp;version=RVA" text:style-name="Internet_20_link" text:visited-style-name="Visited_20_Internet_20_Link"><text:span text:style-name="T265">RVA</text:span></text:a><text:bookmark-end text:name="__RefHeading___Toc38473_1836810514"/></text:p></text:note-body></text:note></text:span></text:span><text:span text:style-name="T265">, solo aparece en dos versículos de la tanakh: en </text:span><text:alphabetical-index-mark-start text:id="IMark94385834063824"/><text:span text:style-name="T265">Daniel 12</text:span><text:alphabetical-index-mark-end text:id="IMark94385834063824"/><text:span text:style-name="T265"> y en </text:span><text:alphabetical-index-mark-start text:id="IMark94385865422560"/><text:span text:style-name="T265">Levítico 4</text:span><text:alphabetical-index-mark-end text:id="IMark94385865422560"/><text:span text:style-name="T265"> cuando dice </text:span><text:span text:style-name="Bible_5f_text"><text:span text:style-name="T265">“</text:span></text:span><text:bookmark text:name="es-RVA-2827"/><text:span text:style-name="Bible_5f_text">le quitará todo su sebo, de la manera que fue quitado el sebo del sacrificio de las paces</text:span><text:span text:style-name="Bible_5f_text"><text:span text:style-name="T265">” </text:span></text:span><text:span text:style-name="Bible_5f_text"><text:span text:style-name="T265"><text:note text:id="ftn143" text:note-class="footnote"><text:note-citation>143</text:note-citation><text:note-body><text:p text:style-name="Footnote"><text:bookmark-start text:name="__RefHeading___Toc38471_1836810514"/><text:s/><text:alphabetical-index-mark-start text:id="IMark94385826217824"/><text:span text:style-name="T265">Levítico 4</text:span><text:alphabetical-index-mark-end text:id="IMark94385826217824"/><text:span text:style-name="T265">:31 </text:span><text:a xlink:type="simple" xlink:href="https://www.biblegateway.com/passage/?search=Levitico+4%3A31&amp;version=RVA" text:style-name="Internet_20_link" text:visited-style-name="Visited_20_Internet_20_Link"><text:span text:style-name="T265">RVA</text:span></text:a><text:bookmark-end text:name="__RefHeading___Toc38471_1836810514"/></text:p></text:note-body></text:note></text:span></text:span><text:span text:style-name="T265"><text:s/>y la ocurrencia es cuando se refiere a sebo que fue QUITADO en el sacrificio de paces. </text:span></text:p>
      <text:p text:style-name="P231"><text:soft-page-break/><text:span text:style-name="T266">Entendiendo de esta manera el “quitado” cuando </text:span><text:alphabetical-index-mark-start text:id="IMark94385826217824"/><text:span text:style-name="T266">Daniel 12</text:span><text:alphabetical-index-mark-end text:id="IMark94385826217824"/><text:span text:style-name="T266"> nos dice que: </text:span><text:span text:style-name="Bible_5f_text"><text:span text:style-name="T265">”desde el tiempo que fuere QUITADO el continuo sacrificio” </text:span></text:span><text:span text:style-name="Bible_5f_text"><text:span text:style-name="T265"><text:note text:id="ftn144" text:note-class="footnote"><text:note-citation>144</text:note-citation><text:note-body><text:p text:style-name="Footnote"><text:bookmark-start text:name="__RefHeading___Toc38469_1836810514"/><text:s/><text:alphabetical-index-mark-start text:id="IMark94385834063680"/><text:span text:style-name="T265">Daniel 12</text:span><text:alphabetical-index-mark-end text:id="IMark94385834063680"/><text:span text:style-name="T265">:11 </text:span><text:a xlink:type="simple" xlink:href="https://www.biblegateway.com/passage/?search=Daniel+12%3A11&amp;version=RVA" text:style-name="Internet_20_link" text:visited-style-name="Visited_20_Internet_20_Link"><text:span text:style-name="T265">RVA</text:span></text:a><text:bookmark-end text:name="__RefHeading___Toc38469_1836810514"/></text:p></text:note-body></text:note></text:span></text:span><text:span text:style-name="T266">, solo hay dos posibilidades razonables, desde el punto de vista de Daniel, en que fue quitado el continuo sacrificio:</text:span></text:p>
      <text:list text:style-name="L2">
        <text:list-item>
          <text:p text:style-name="P302"><text:span text:style-name="T541">El momento narrado en 2da Reyes 24 cuando Nabucodonosor subió contra Jerusalén en tiempos del rey Joaquín de 18 años y </text:span><text:span text:style-name="Bible_5f_text"><text:span text:style-name="T26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6">” </text:span></text:span><text:span text:style-name="Bible_5f_text"><text:span text:style-name="T266"><text:note text:id="ftn145" text:note-class="footnote"><text:note-citation>145</text:note-citation><text:note-body><text:p text:style-name="Footnote"><text:bookmark-start text:name="__RefHeading___Toc38467_1836810514"/><text:s/><text:alphabetical-index-mark-start text:id="IMark94385741540544"/><text:span text:style-name="T266">2 Reyes 24</text:span><text:alphabetical-index-mark-end text:id="IMark94385741540544"/><text:span text:style-name="T266">:13 </text:span><text:a xlink:type="simple" xlink:href="https://www.biblegateway.com/passage/?search=2+Reyes+24%3A13&amp;version=RVA" text:style-name="Internet_20_link" text:visited-style-name="Visited_20_Internet_20_Link"><text:span text:style-name="T266">RVA</text:span></text:a><text:bookmark-end text:name="__RefHeading___Toc38467_1836810514"/></text:p></text:note-body></text:note></text:span></text:span><text:span text:style-name="T266">, o </text:span></text:p>
        </text:list-item>
        <text:list-item>
          <text:p text:style-name="P302"><text:span text:style-name="T541">El momento narrado en 2da Reyes 25 cuando Nabucodonosor se toma Jerusalén y </text:span><text:span text:style-name="Bible_5f_text"><text:span text:style-name="T266">“</text:span></text:span><text:bookmark text:name="es-RVA-10232"/><text:span text:style-name="Bible_5f_text">quemó la casa de Jehová, y la casa del rey, y todas las casas de Jerusalem; y todas las casas de los príncipes quemó á fuego</text:span><text:span text:style-name="Bible_5f_text"><text:span text:style-name="T266">” </text:span></text:span><text:span text:style-name="Bible_5f_text"><text:span text:style-name="T266"><text:note text:id="ftn146" text:note-class="footnote"><text:note-citation>146</text:note-citation><text:note-body><text:p text:style-name="Footnote"><text:bookmark-start text:name="__RefHeading___Toc38465_1836810514"/><text:s/><text:alphabetical-index-mark-start text:id="IMark94385864420976"/><text:span text:style-name="T266">2 Reyes 25</text:span><text:alphabetical-index-mark-end text:id="IMark94385864420976"/><text:span text:style-name="T266">:9 </text:span><text:a xlink:type="simple" xlink:href="https://www.biblegateway.com/passage/?search=2+Reyes+25%3A9&amp;version=RVA" text:style-name="Internet_20_link" text:visited-style-name="Visited_20_Internet_20_Link"><text:span text:style-name="T266">RVA</text:span></text:a><text:bookmark-end text:name="__RefHeading___Toc38465_1836810514"/></text:p></text:note-body></text:note></text:span></text:span><text:span text:style-name="T266">. </text:span></text:p>
        </text:list-item>
      </text:list>
      <text:p text:style-name="P244">Según la evidencia histórica, el primer momento sucedió en el 598 o 597 antes de Jesucristo y <text:s/>el segundo momento sucedió en el 587 o 586 antes de Jesucristo.</text:p>
      <text:p text:style-name="P245">Si cada día es un año en <text:alphabetical-index-mark-start text:id="IMark94385864420512"/>Daniel 12<text:alphabetical-index-mark-end text:id="IMark94385864420512"/>, la “Abominación de Asolamiento” corresponde a lo que sucedió 1290 años después en el lugar del Santo de los Santos. </text:p>
      <text:p text:style-name="P245">Respecto a la primera opción la terminación de la cúpula dorada de la Roca, entre el 691 y el 692 después de Jesucristo. </text:p>
      <text:p text:style-name="P232"><text:span text:style-name="T282">Y respecto a la segunda opción la terminación de la m</text:span>ezquita de Al-Aqsa <text:span text:style-name="T283">entre el 702 y 703 después de Jesucristo. </text:span></text:p>
      <text:p text:style-name="P246"><text:soft-page-break/>Ambas ubicadas encima del monte Sagrado de Jehová, el monte Moriah, encima de donde fue construido el templo de Salomón. </text:p>
      <text:p text:style-name="P246">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4">y</text:span> “el que lea entienda”. </text:p>
      <text:p text:style-name="P118">Así, <text:span text:style-name="T273">para</text:span> cuando <text:span text:style-name="T269">la mayoría d</text:span>el cuerpo de Jesucristo, <text:span text:style-name="T269">de </text:span>la congregación de los nacidos de nuevo, vean, <text:span text:style-name="T264">ent</text:span>iendan<text:span text:style-name="T264">, disc</text:span>iernan <text:span text:style-name="T264">y recono</text:span>zcan la “Abominación de Asolamiento”, <text:span text:style-name="T275">para cuando eso suceda, </text:span>la Gran Tribulación, ese <text:span text:style-name="T272">periodo</text:span> <text:span text:style-name="T272">de tiempo </text:span>de sufrimiento como nunca ha habido y nunca habrá, ya habrá comenzado.</text:p>
      <text:p text:style-name="P119">Y <text:span text:style-name="T278">según </text:span><text:alphabetical-index-mark-start text:id="IMark94385826217824"/><text:span text:style-name="T278">Daniel 12</text:span><text:alphabetical-index-mark-end text:id="IMark94385826217824"/><text:span text:style-name="T278"> </text:span><text:span text:style-name="T278"><text:note text:id="ftn147" text:note-class="footnote"><text:note-citation>147</text:note-citation><text:note-body><text:p text:style-name="Footnote"><text:bookmark-start text:name="__RefHeading___Toc38463_1836810514"/><text:s/><text:alphabetical-index-mark-start text:id="IMark94385838872064"/><text:span text:style-name="T278">Daniel 12</text:span><text:alphabetical-index-mark-end text:id="IMark94385838872064"/><text:span text:style-name="T278">:12 </text:span><text:a xlink:type="simple" xlink:href="https://www.biblegateway.com/passage/?search=Daniel+12%3A12&amp;version=RVA" text:style-name="Internet_20_link" text:visited-style-name="Visited_20_Internet_20_Link"><text:span text:style-name="T278">RVA</text:span></text:a><text:bookmark-end text:name="__RefHeading___Toc38463_1836810514"/></text:p></text:note-body></text:note></text:span><text:span text:style-name="T278">, bienaventurados</text:span> los que logren esperar <text:span text:style-name="T268">los</text:span> 1335 años desde que esa mezquita est<text:span text:style-name="T267">á</text:span> en el lugar santo. Para la primera opción ese año es entre el 2026 y el 202<text:span text:style-name="T271">7</text:span> y para la segunda opción es entre el 203<text:span text:style-name="T270">7</text:span> y el 20<text:span text:style-name="T270">38</text:span>.</text:p>
      <text:p text:style-name="P120">Este anfitrión, Jose Luis Quiroga, cree <text:span text:style-name="T277">cualquiera de los grandes eventos pendientes respecto al regreso de Jesucristo sucederá en ese momento de “bienaventurados”. Incluso el que simplemente se cumplan las palabras de Jesucristo: </text:span><text:span text:style-name="Bible_5f_text"><text:span text:style-name="T260">“</text:span></text:span><text:bookmark text:name="es-RVA-239731"/><text:span text:style-name="Bible_5f_text"><text:span text:style-name="T260">cuando VIEREIS la </text:span></text:span><text:soft-page-break/><text:span text:style-name="Bible_5f_text"><text:span text:style-name="T260">abominación del asolamiento, que fué dicha por Daniel profeta, que estará en el lugar santo, (el que lee, entienda)” </text:span></text:span><text:span text:style-name="Bible_5f_text"><text:span text:style-name="T260"><text:note text:id="ftn148" text:note-class="footnote"><text:note-citation>148</text:note-citation><text:note-body><text:p text:style-name="Footnote"><text:bookmark-start text:name="__RefHeading___Toc38461_1836810514"/><text:s/><text:alphabetical-index-mark-start text:id="IMark94385821446896"/><text:span text:style-name="T260">Mateo 24</text:span><text:alphabetical-index-mark-end text:id="IMark94385821446896"/><text:span text:style-name="T260">:15 </text:span><text:a xlink:type="simple" xlink:href="https://www.biblegateway.com/passage/?search=Mateo+24%3A15&amp;version=RVA" text:style-name="Internet_20_link" text:visited-style-name="Visited_20_Internet_20_Link"><text:span text:style-name="T260">RVA</text:span></text:a><text:bookmark-end text:name="__RefHeading___Toc38461_1836810514"/></text:p></text:note-body></text:note></text:span></text:span><text:span text:style-name="T276">,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7">La segunda a entender de las 3 menciones en la Tanakh de la secuencia “Abominación de Asolamiento” es la de </text:span><text:alphabetical-index-mark-start text:id="IMark94385827141088"/><text:span text:style-name="T317">Daniel 9</text:span><text:alphabetical-index-mark-end text:id="IMark94385827141088"/><text:span text:style-name="T317">. Esta</text:span> ocurrencia de la secuencia <text:span text:style-name="T263">de vocablos hebreos “</text:span><text:span text:style-name="T578">shiqquts</text:span>” <text:span text:style-name="T263">y “</text:span><text:span text:style-name="T579">shamem</text:span><text:span text:style-name="T263">”, los vocablos H8251 </text:span><text:span text:style-name="T263"><text:note text:id="ftn149" text:note-class="footnote"><text:note-citation>1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3">H8251</text:span></text:a><text:bookmark-end text:name="__RefHeading___Toc38459_1836810514"/></text:p></text:note-body></text:note></text:span><text:span text:style-name="T263"><text:s/>y H8074 </text:span><text:span text:style-name="T263"><text:note text:id="ftn150" text:note-class="footnote"><text:note-citation>1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3">H8074</text:span></text:a><text:bookmark-end text:name="__RefHeading___Toc38457_1836810514"/></text:p></text:note-body></text:note></text:span><text:span text:style-name="T263">, </text:span>comúnmente traducida como <text:span text:style-name="T263">“Abominación de Asolamiento” </text:span>es justo después del final de la profecía de las 70 semanas en Daniel. La profecía de las 70 semanas termina en la mitad del versículo 27 <text:note text:id="ftn151" text:note-class="footnote"><text:note-citation>151</text:note-citation><text:note-body><text:p text:style-name="Footnote"><text:bookmark-start text:name="__RefHeading___Toc38455_1836810514"/><text:s/><text:alphabetical-index-mark-start text:id="IMark94385821551648"/><text:span text:style-name="T279">Daniel 9</text:span><text:alphabetical-index-mark-end text:id="IMark94385821551648"/><text:span text:style-name="T279">:27 </text:span><text:a xlink:type="simple" xlink:href="https://biblehub.com/text/daniel/9-27.htm" text:style-name="Internet_20_link" text:visited-style-name="Visited_20_Internet_20_Link"><text:span text:style-name="T279">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79">o “y encima”, </text:span>como una continuación gramatical. Y esta continuación puede suceder incluso 600 años después.</text:p>
      <text:p text:style-name="P122">Así, la descripción de las 70 semanas termina <text:span text:style-name="T279">con el vocablo “</text:span><text:span text:style-name="T580">minkha</text:span><text:span text:style-name="T279">”, el vocablo H4503, que significa regalo u ofrenda, y se refiere a la muerte de Jesucristo en la mitad de la última semana. </text:span></text:p>
      <text:p text:style-name="P122"><text:span text:style-name="T281">Esta última semana termina con la aparición de Jesucristo a Shaúl, comúnmente conocido como Pablo, en su camino a Damasco </text:span><text:span text:style-name="T281"><text:note text:id="ftn152" text:note-class="footnote"><text:note-citation>152</text:note-citation><text:note-body><text:p text:style-name="Footnote"><text:bookmark-start text:name="__RefHeading___Toc38453_1836810514"/><text:s/><text:alphabetical-index-mark-start text:id="IMark94385837335824"/><text:span text:style-name="T280">Hechos 9</text:span><text:alphabetical-index-mark-end text:id="IMark94385837335824"/><text:span text:style-name="T280"> </text:span><text:a xlink:type="simple" xlink:href="https://www.biblegateway.com/passage/?search=Hechos+9&amp;version=RVA" text:style-name="Internet_20_link" text:visited-style-name="Visited_20_Internet_20_Link"><text:span text:style-name="T280">RVA</text:span></text:a><text:bookmark-end text:name="__RefHeading___Toc38453_1836810514"/></text:p></text:note-body></text:note></text:span><text:span text:style-name="T281">, justo 7 años después de que Jesucristo fuera bautizado por Juan el Bautista y marcara el comienzo de esta última semana. Es con este último acto que Jesucristo trae la </text:span><text:soft-page-break/><text:span text:style-name="T281">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4">Solo hace falta usar Internet.</text:span></text:p>
      <text:p text:style-name="P220">Entendiendo que las 70 semanas están completas, <text:alphabetical-index-mark-start text:id="IMark94385821550672"/>Daniel 9<text:alphabetical-index-mark-end text:id="IMark94385821550672"/> es coherente con <text:alphabetical-index-mark-start text:id="IMark94385837335824"/>Daniel 12<text:alphabetical-index-mark-end text:id="IMark94385837335824"/> en identificar <text:span text:style-name="T282">la “Abominación de Asolamiento” </text:span>con el <text:span text:style-name="T519">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8">3</text:span> menciones en la Tanakh de la secuencia “Abominación de Asolamiento” es la de <text:alphabetical-index-mark-start text:id="IMark94385866143152"/>Daniel 11<text:alphabetical-index-mark-end text:id="IMark94385866143152"/>. </text:p>
      <text:p text:style-name="P127"><text:alphabetical-index-mark-start text:id="IMark94385821550672"/>Daniel 11<text:alphabetical-index-mark-end text:id="IMark94385821550672"/> describe <text:span text:style-name="T312">por anticipado la manera en que el control sobre Jerusalén y el territorio del Israel de Salomón se alterna entre fuerzas del norte y fuerzas del sur representadas en la historia por diferentes nombres.</text:span></text:p>
      <text:p text:style-name="P126"><text:span text:style-name="T313">En la narración de </text:span><text:alphabetical-index-mark-start text:id="IMark94385838873792"/><text:span text:style-name="T313">Daniel 11</text:span><text:alphabetical-index-mark-end text:id="IMark94385838873792"/><text:span text:style-name="T313"> </text:span><text:note text:id="ftn153" text:note-class="footnote"><text:note-citation>153</text:note-citation><text:note-body><text:p text:style-name="Footnote"><text:bookmark-start text:name="__RefHeading___Toc38451_1836810514"/><text:s/><text:alphabetical-index-mark-start text:id="IMark94385865420208"/><text:span text:style-name="T285">Daniel 11</text:span><text:alphabetical-index-mark-end text:id="IMark94385865420208"/><text:span text:style-name="T285"> </text:span><text:a xlink:type="simple" xlink:href="https://www.biblegateway.com/passage/?search=Daniel+11&amp;version=RVA" text:style-name="Internet_20_link" text:visited-style-name="Visited_20_Internet_20_Link"><text:span text:style-name="T285">RVA</text:span></text:a><text:bookmark-end text:name="__RefHeading___Toc38451_1836810514"/></text:p></text:note-body></text:note><text:s/><text:span text:style-name="T313">se puede</text:span> observar como el poder sobre <text:span text:style-name="T315">el territorio sobre </text:span>Jerusalén <text:span text:style-name="T312">y alrededores </text:span>desde <text:span text:style-name="T315">que la alianza Medo-Persa toma el control,</text:span> se ha venido alternando entre fuerzas del Norte y fuerzas del Sur <text:note text:id="ftn154" text:note-class="footnote"><text:note-citation>154</text:note-citation><text:note-body><text:p text:style-name="P279"><text:bookmark-start text:name="__RefHeading___Toc38449_1836810514"/><text:s/><text:bookmark-end text:name="__RefHeading___Toc38449_1836810514"/></text:p><text:p text:style-name="P279"><text:a xlink:type="simple" xlink:href="https://www.jewishvirtuallibrary.org/timeline-for-the-history-of-jerusalem-4500-bce-present" text:style-name="Internet_20_link" text:visited-style-name="Visited_20_Internet_20_Link"><text:bookmark-start text:name="__RefHeading___Toc38447_1836810514"/><text:span text:style-name="T578">https</text:span>://<text:span text:style-name="T578">www.jewishvirtuallibrary.org</text:span>/<text:span text:style-name="T578">timeline-for-the-history-of-jerusalem</text:span>-4500-<text:span text:style-name="T578">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8">http</text:span>://<text:span text:style-name="T578">www.centuryone.com</text:span>/<text:span text:style-name="T578">hstjrslm.html</text:span></text:a><text:bookmark-end text:name="__RefHeading___Toc38445_1836810514"/></text:p></text:note-body></text:note>. <text:span text:style-name="T313">Se pueden identificar figuras como Alejandro Magno, algunos </text:span><text:span text:style-name="T581">Antíocos</text:span><text:span text:style-name="T313">, algunos </text:span><text:soft-page-break/><text:span text:style-name="T581">Ptolomeos</text:span><text:span text:style-name="T313">, algunos </text:span><text:span text:style-name="T581">Caesar</text:span><text:span text:style-name="T313"> y algunos períodos como el Bizantino, el primer Musulmán, el de Cruzadas y el segundo Musulmán. </text:span></text:p>
      <text:p text:style-name="P125"><text:span text:style-name="T313">La llave, como siempre, para poder entender un pasaje del las escrituras, es Nuestro Señor Jesucristo. Primero se debe observar que <text:s/>el vocablo H1285 </text:span><text:span text:style-name="T313"><text:note text:id="ftn155" text:note-class="footnote"><text:note-citation>1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6">H1285</text:span></text:a><text:bookmark-end text:name="__RefHeading___Toc38443_1836810514"/></text:p></text:note-body></text:note></text:span><text:span text:style-name="T313">,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8">Entendiendo que el momento del “Príncipe del Pacto” en </text:span><text:alphabetical-index-mark-start text:id="IMark94385821446896"/><text:span text:style-name="T518">Daniel 11</text:span><text:alphabetical-index-mark-end text:id="IMark94385821446896"/><text:span text:style-name="T518"> se corresponde con el tiempo de Jesucristo, entonces </text:span>el momento en que <text:span text:style-name="T314">se </text:span>menciona la “<text:span text:style-name="T263">Abominación de Asolamiento</text:span>” <text:span text:style-name="T518">en </text:span><text:alphabetical-index-mark-start text:id="IMark94385835191072"/><text:span text:style-name="T518">Daniel 11</text:span><text:alphabetical-index-mark-end text:id="IMark94385835191072"/><text:span text:style-name="T518"> </text:span>se corresponde con el control <text:span text:style-name="T314">del</text:span> primer periodo <text:span text:style-name="T319">Musulmán</text:span> <text:span text:style-name="T314">sobre Jerusalén, y con el momento</text:span> cuando fue construido el complejo de templos <text:span text:style-name="T314">musulmanes </text:span>sobre el monte Santo <text:span text:style-name="T518">en Jerusalén.</text:span></text:p>
      <text:p text:style-name="P220">Las tres menciones en la Tanakh de la <text:span text:style-name="T282">“Abominación de Asolamiento” </text:span>son coherentes en identificarla con el <text:span text:style-name="T519">complejo de templos de Mahoma encima del lugar Santo </text:span>en Jerusalem.</text:p>
      <text:h text:style-name="Heading_20_4" text:outline-level="2"><text:bookmark-start text:name="__RefHeading___Toc28327_1627726659"/><text:span text:style-name="T286">Israel</text:span>.<text:bookmark-end text:name="__RefHeading___Toc28327_1627726659"/></text:h>
      <text:p text:style-name="P221">La principal profecía cumplida que nos indica que el <text:span text:style-name="T520">año del </text:span>regreso de Yeshua, de Jesucristo, de Nuestro Señor, del Rey de Reyes, del Meshiakh de Israel, está muy cerca, <text:span text:style-name="T520">así no conozcamos ni el día ni la hora, </text:span>es la existencia de Israel desde hace menos de 100 años.</text:p>
      <text:p text:style-name="P129"><text:soft-page-break/><text:span text:style-name="T287">En </text:span><text:alphabetical-index-mark-start text:id="IMark94385865420208"/><text:span text:style-name="T287">Deuteronomio 30</text:span><text:alphabetical-index-mark-end text:id="IMark94385865420208"/><text:span text:style-name="T287"> se anuncia el final desde el principio, dice que: después de que Jehová </text:span><text:span text:style-name="Bible_5f_text"><text:span text:style-name="T287">“</text:span></text:span><text:bookmark text:name="es-RVA-5708"/><text:span text:style-name="Bible_5f_text">los desarraigó de su tierra con enojo, y con saña, y con furor grande, y los echó á otra tierra</text:span><text:span text:style-name="Bible_5f_text"><text:span text:style-name="T287">” </text:span></text:span><text:span text:style-name="Bible_5f_text"><text:span text:style-name="T287"><text:note text:id="ftn156" text:note-class="footnote"><text:note-citation>156</text:note-citation><text:note-body><text:p text:style-name="Footnote"><text:bookmark-start text:name="__RefHeading___Toc38441_1836810514"/><text:s/><text:alphabetical-index-mark-start text:id="IMark94385835191072"/><text:span text:style-name="T288">Deuteronomio 29</text:span><text:alphabetical-index-mark-end text:id="IMark94385835191072"/><text:span text:style-name="T288">:28 </text:span><text:a xlink:type="simple" xlink:href="https://www.biblegateway.com/passage/?search=Deuteronomio+29%3A28&amp;version=RVA" text:style-name="Internet_20_link" text:visited-style-name="Visited_20_Internet_20_Link"><text:span text:style-name="T288">RVA</text:span></text:a><text:bookmark-end text:name="__RefHeading___Toc38441_1836810514"/></text:p></text:note-body></text:note></text:span></text:span><text:span text:style-name="T287"><text:s/>; y después de que: </text:span><text:span text:style-name="Bible_5f_text"><text:span text:style-name="T287">“</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7" text:note-class="footnote"><text:note-citation>157</text:note-citation><text:note-body><text:p text:style-name="Footnote"><text:bookmark-start text:name="__RefHeading___Toc38439_1836810514"/><text:s/><text:alphabetical-index-mark-start text:id="IMark94385827141088"/><text:span text:style-name="T288">Deuteronomio 30</text:span><text:alphabetical-index-mark-end text:id="IMark94385827141088"/><text:span text:style-name="T288">:24-26 </text:span><text:a xlink:type="simple" xlink:href="https://www.biblegateway.com/passage/?search=Deuteronomio+29%3A24-26&amp;version=RVA" text:style-name="Internet_20_link" text:visited-style-name="Visited_20_Internet_20_Link"><text:span text:style-name="T288">RVA</text:span></text:a><text:bookmark-end text:name="__RefHeading___Toc38439_1836810514"/></text:p></text:note-body></text:note></text:span>; <text:span text:style-name="T289">después de que </text:span><text:span text:style-name="Bible_5f_text"><text:span text:style-name="T289">“</text:span></text:span><text:bookmark text:name="es-RVA-5710"/><text:span text:style-name="Bible_5f_text">sobrevinieren todas estas cosas, la bendición y la maldición que he puesto delante de ti</text:span><text:span text:style-name="Bible_5f_text"><text:span text:style-name="T289">” </text:span></text:span><text:span text:style-name="Bible_5f_text"><text:span text:style-name="T289"><text:note text:id="ftn158" text:note-class="footnote"><text:note-citation>158</text:note-citation><text:note-body><text:p text:style-name="Footnote"><text:bookmark-start text:name="__RefHeading___Toc38437_1836810514"/><text:s/><text:alphabetical-index-mark-start text:id="IMark94385838873120"/><text:span text:style-name="T289">Deuteronomio 30</text:span><text:alphabetical-index-mark-end text:id="IMark94385838873120"/><text:span text:style-name="T289">:1 </text:span><text:a xlink:type="simple" xlink:href="https://www.biblegateway.com/passage/?search=Deuteronomio+30%3A1&amp;version=RVA" text:style-name="Internet_20_link" text:visited-style-name="Visited_20_Internet_20_Link"><text:span text:style-name="T289">RVA</text:span></text:a><text:bookmark-end text:name="__RefHeading___Toc38437_1836810514"/></text:p></text:note-body></text:note></text:span></text:span><text:span text:style-name="T289">; ENTONCES Jehová </text:span><text:span text:style-name="Bible_5f_text"><text:span text:style-name="T289">“</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6">POSEERÁS</text:span></text:span><text:span text:style-name="Bible_5f_text">; y te hará bien, y te multiplicará más que á tus padres</text:span><text:span text:style-name="Bible_5f_text"><text:span text:style-name="T287">” </text:span></text:span><text:span text:style-name="Bible_5f_text"><text:span text:style-name="T287"><text:note text:id="ftn159" text:note-class="footnote"><text:note-citation>159</text:note-citation><text:note-body><text:p text:style-name="Footnote"><text:bookmark-start text:name="__RefHeading___Toc38435_1836810514"/><text:s/><text:alphabetical-index-mark-start text:id="IMark94385842616400"/><text:span text:style-name="T289">Deuteronomio 30</text:span><text:alphabetical-index-mark-end text:id="IMark94385842616400"/><text:span text:style-name="T289">:3-5 </text:span><text:a xlink:type="simple" xlink:href="https://www.biblegateway.com/passage/?search=Deuteronomio+30%3A3-5&amp;version=RVA" text:style-name="Internet_20_link" text:visited-style-name="Visited_20_Internet_20_Link"><text:span text:style-name="T289">RVA</text:span></text:a><text:bookmark-end text:name="__RefHeading___Toc38435_1836810514"/></text:p></text:note-body></text:note></text:span></text:span><text:span text:style-name="T287">.</text:span></text:p>
      <text:p text:style-name="P247">Desde tiempos de <text:span text:style-name="T585">Moisés</text:span>, mas de 1400 antes de Jesucristo, estaba anunciado todo lo que le pasaría al pueblo de Jacob, al pueblo de Israel, al pueblo escogido de Jehová. </text:p>
      <text:p text:style-name="P247">Primero serían bendecidos con la tierra prometida, con la tierra en la que reinó el rey David y el rey Salomón entre el 1000 antes de Jesucristo y el 930 antes de Jesucristo, y luego serían maldecidos por romper el pacto y adorar otros Dioses y <text:span text:style-name="T585">Nabucodonosor</text:span> sería el encargado de ejecutar uno de los momentos mas importantes de <text:soft-page-break/>tales maldiciones al invadir lo único que faltaba por invadir, Jerusalén, en el año 587 o 586 antes de Jesucristo, momento en el cual el templo construido por <text:span text:style-name="T585">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3"><text:span text:style-name="T292">La creación del país actual Israel estaba anunciada hace casi 3500 años por el Dios creador del cielo y de la tierra, el que nos dice: </text:span><text:span text:style-name="Bible_5f_text"><text:span text:style-name="T292">“</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90">” </text:span></text:span><text:span text:style-name="Bible_5f_text"><text:span text:style-name="T290"><text:note text:id="ftn160" text:note-class="footnote"><text:note-citation>160</text:note-citation><text:note-body><text:p text:style-name="Footnote"><text:bookmark-start text:name="__RefHeading___Toc38433_1836810514"/><text:s/><text:alphabetical-index-mark-start text:id="IMark94385864415008"/><text:span text:style-name="T291">Isaías 46</text:span><text:alphabetical-index-mark-end text:id="IMark94385864415008"/><text:span text:style-name="T291">:9-13 </text:span><text:a xlink:type="simple" xlink:href="https://www.biblegateway.com/passage/?search=isaias+46%3A9-13&amp;version=RVA" text:style-name="Internet_20_link" text:visited-style-name="Visited_20_Internet_20_Link"><text:span text:style-name="T291">RVA</text:span></text:a><text:bookmark-end text:name="__RefHeading___Toc38433_1836810514"/></text:p></text:note-body></text:note></text:span></text:span><text:span text:style-name="T290">.</text:span></text:p>
      <text:p text:style-name="P248">Jehová también nos habla a través de Jeremías. En <text:alphabetical-index-mark-start text:id="IMark94385835200176"/>Jeremías 29<text:alphabetical-index-mark-end text:id="IMark94385835200176"/> al 33 nos da varios detalles de lo que solo hasta ahora está pasando. </text:p>
      <text:p text:style-name="P233"><text:span text:style-name="T293">En primera instancia menciona que </text:span><text:span text:style-name="Bible_5f_text"><text:span text:style-name="T293">“</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94">” </text:span></text:span><text:span text:style-name="Bible_5f_text"><text:span text:style-name="T294"><text:note text:id="ftn161" text:note-class="footnote"><text:note-citation>161</text:note-citation><text:note-body><text:p text:style-name="Footnote"><text:bookmark-start text:name="__RefHeading___Toc38431_1836810514"/><text:s/><text:alphabetical-index-mark-start text:id="IMark94385821556784"/><text:span text:style-name="T294">Jeremías 29</text:span><text:alphabetical-index-mark-end text:id="IMark94385821556784"/><text:span text:style-name="T294">_10 </text:span><text:a xlink:type="simple" xlink:href="https://www.biblegateway.com/passage/?search=Jeremias+29%3A10&amp;version=RVA" text:style-name="Internet_20_link" text:visited-style-name="Visited_20_Internet_20_Link"><text:span text:style-name="T294">RVA</text:span></text:a><text:bookmark-end text:name="__RefHeading___Toc38431_1836810514"/></text:p></text:note-body></text:note></text:span></text:span><text:span text:style-name="T294">. Esos setenta años van desde que Daniel es llevado al exilio en Babilonia en el 607 antes de Jesucristo hasta cuando regresan a </text:span><text:soft-page-break/><text:span text:style-name="T294">Jerusalén algunos de los exiliados en Babilonia en el 537 antes de Jesucristo con el permiso de Ciro. </text:span></text:p>
      <text:p text:style-name="P233"><text:span text:style-name="T294">Pero también nos habla de otro momento en que </text:span><text:span text:style-name="Bible_5f_text"><text:span text:style-name="T294">“</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4">” </text:span></text:span><text:span text:style-name="Bible_5f_text"><text:span text:style-name="T294"><text:note text:id="ftn162" text:note-class="footnote"><text:note-citation>162</text:note-citation><text:note-body><text:p text:style-name="Footnote"><text:bookmark-start text:name="__RefHeading___Toc38429_1836810514"/><text:s/><text:alphabetical-index-mark-start text:id="IMark94385840315936"/><text:span text:style-name="T295">Jeremías 29</text:span><text:alphabetical-index-mark-end text:id="IMark94385840315936"/><text:span text:style-name="T295">:14 </text:span><text:a xlink:type="simple" xlink:href="https://www.biblegateway.com/passage/?search=Jeremias+29%3A14&amp;version=RVA" text:style-name="Internet_20_link" text:visited-style-name="Visited_20_Internet_20_Link"><text:span text:style-name="T295">RVA</text:span></text:a><text:bookmark-end text:name="__RefHeading___Toc38429_1836810514"/></text:p></text:note-body></text:note></text:span></text:span><text:span text:style-name="T294">, y que </text:span><text:span text:style-name="Bible_5f_text"><text:span text:style-name="T294">“</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7">POSEERÁN” </text:span></text:span><text:span text:style-name="Bible_5f_text"><text:span text:style-name="T597"><text:note text:id="ftn163" text:note-class="footnote"><text:note-citation>163</text:note-citation><text:note-body><text:p text:style-name="Footnote"><text:bookmark-start text:name="__RefHeading___Toc38427_1836810514"/><text:s/><text:alphabetical-index-mark-start text:id="IMark94385864415008"/><text:span text:style-name="T295">Jeremías 30</text:span><text:alphabetical-index-mark-end text:id="IMark94385864415008"/><text:span text:style-name="T295">:3 </text:span><text:a xlink:type="simple" xlink:href="https://www.biblegateway.com/passage/?search=Jeremias+30%3A3&amp;version=RVA" text:style-name="Internet_20_link" text:visited-style-name="Visited_20_Internet_20_Link"><text:span text:style-name="T295">RVA</text:span></text:a><text:bookmark-end text:name="__RefHeading___Toc38427_1836810514"/></text:p></text:note-body></text:note></text:span></text:span><text:span text:style-name="T294">, y que </text:span><text:span text:style-name="Bible_5f_text"><text:span text:style-name="T294">“</text:span></text:span><text:bookmark text:name="es-RVA-19676"/><text:span text:style-name="Bible_5f_text">en aquel día, dice Jehová de los ejércitos, que yo quebraré su yugo de tu cuello, y romperé tus coyundas, y extraños </text:span><text:span text:style-name="Bible_5f_text"><text:span text:style-name="T597">NO</text:span></text:span><text:span text:style-name="Bible_5f_text"> </text:span><text:span text:style-name="Bible_5f_text"><text:span text:style-name="T597">LO</text:span></text:span><text:span text:style-name="Bible_5f_text"> </text:span><text:span text:style-name="Bible_5f_text"><text:span text:style-name="T597">VOLVERÁN</text:span></text:span><text:span text:style-name="Bible_5f_text"> más á poner en servidumbre</text:span><text:span text:style-name="Bible_5f_text"><text:span text:style-name="T294">” </text:span></text:span><text:span text:style-name="Bible_5f_text"><text:span text:style-name="T294"><text:note text:id="ftn164" text:note-class="footnote"><text:note-citation>164</text:note-citation><text:note-body><text:p text:style-name="Footnote"><text:bookmark-start text:name="__RefHeading___Toc38425_1836810514"/><text:s/><text:alphabetical-index-mark-start text:id="IMark94385865421376"/><text:span text:style-name="T296">Jeremías 30</text:span><text:alphabetical-index-mark-end text:id="IMark94385865421376"/><text:span text:style-name="T296">:8 </text:span><text:a xlink:type="simple" xlink:href="https://www.biblegateway.com/passage/?search=Jeremias+30%3A8&amp;version=RVA" text:style-name="Internet_20_link" text:visited-style-name="Visited_20_Internet_20_Link"><text:span text:style-name="T296">RVA</text:span></text:a><text:bookmark-end text:name="__RefHeading___Toc38425_1836810514"/></text:p></text:note-body></text:note></text:span></text:span><text:span text:style-name="T294">, y que </text:span><text:span text:style-name="Bible_5f_text"><text:span text:style-name="T294">“</text:span></text:span><text:bookmark text:name="es-RVA-2015-19645"/><text:span text:style-name="Bible_5f_text">Jacob volverá y estará tranquilo; estará confiado, y no habrá quien lo atemorice</text:span><text:span text:style-name="Bible_5f_text"><text:span text:style-name="T294">” </text:span></text:span><text:span text:style-name="Bible_5f_text"><text:span text:style-name="T294"><text:note text:id="ftn165" text:note-class="footnote"><text:note-citation>165</text:note-citation><text:note-body><text:p text:style-name="Footnote"><text:bookmark-start text:name="__RefHeading___Toc38423_1836810514"/><text:s/><text:alphabetical-index-mark-start text:id="IMark94385864411056"/><text:span text:style-name="T297">Jeremías 30</text:span><text:alphabetical-index-mark-end text:id="IMark94385864411056"/><text:span text:style-name="T297">:10 </text:span><text:a xlink:type="simple" xlink:href="https://www.biblegateway.com/passage/?search=Jeremias+30%3A10&amp;version=RVA-2015" text:style-name="Internet_20_link" text:visited-style-name="Visited_20_Internet_20_Link"><text:span text:style-name="T297">RVA-2015</text:span></text:a><text:bookmark-end text:name="__RefHeading___Toc38423_1836810514"/></text:p></text:note-body></text:note></text:span></text:span><text:span text:style-name="T294">, y que </text:span><text:span text:style-name="Bible_5f_text"><text:span text:style-name="T294">“s</text:span></text:span><text:span text:style-name="Bible_5f_text">us hijos serán como en el pasado, y su congregación tendrá estabilidad delante de mí. Y castigaré a todos sus opresores</text:span><text:span text:style-name="Bible_5f_text"><text:span text:style-name="T294">” </text:span></text:span><text:span text:style-name="Bible_5f_text"><text:span text:style-name="T294"><text:note text:id="ftn166" text:note-class="footnote"><text:note-citation>166</text:note-citation><text:note-body><text:p text:style-name="Footnote"><text:bookmark-start text:name="__RefHeading___Toc38421_1836810514"/><text:s/><text:alphabetical-index-mark-start text:id="IMark94385865421376"/><text:span text:style-name="T298">Jeremías 30</text:span><text:alphabetical-index-mark-end text:id="IMark94385865421376"/><text:span text:style-name="T298">:20 </text:span><text:a xlink:type="simple" xlink:href="https://www.biblegateway.com/passage/?search=Jeremias+30%3A20&amp;version=RVA-2015" text:style-name="Internet_20_link" text:visited-style-name="Visited_20_Internet_20_Link"><text:span text:style-name="T298">RVA-2015</text:span></text:a><text:bookmark-end text:name="__RefHeading___Toc38421_1836810514"/></text:p></text:note-body></text:note></text:span></text:span><text:span text:style-name="T294">, y que </text:span><text:span text:style-name="Bible_5f_text"><text:span text:style-name="T294">“e</text:span></text:span><text:span text:style-name="Bible_5f_text">n aquel tiempo, dice el SEÑOR, yo seré el Dios de todas las familias de Israel; y ellos serán mi pueblo</text:span><text:span text:style-name="Bible_5f_text"><text:span text:style-name="T294">” </text:span></text:span><text:span text:style-name="Bible_5f_text"><text:span text:style-name="T294"><text:note text:id="ftn167" text:note-class="footnote"><text:note-citation>167</text:note-citation><text:note-body><text:p text:style-name="Footnote"><text:bookmark-start text:name="__RefHeading___Toc38419_1836810514"/><text:s/><text:alphabetical-index-mark-start text:id="IMark94385838871344"/><text:span text:style-name="T299">Jeremías 31</text:span><text:alphabetical-index-mark-end text:id="IMark94385838871344"/><text:span text:style-name="T299">:1 </text:span><text:a xlink:type="simple" xlink:href="https://www.biblegateway.com/passage/?search=Jeremias+31%3A1&amp;version=RVA-2015" text:style-name="Internet_20_link" text:visited-style-name="Visited_20_Internet_20_Link"><text:span text:style-name="T299">RVA-2015</text:span></text:a><text:bookmark-end text:name="__RefHeading___Toc38419_1836810514"/></text:p></text:note-body></text:note></text:span></text:span><text:span text:style-name="T294">, y que </text:span><text:span text:style-name="Bible_5f_text"><text:span text:style-name="T294">“</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94">” </text:span></text:span><text:span text:style-name="Bible_5f_text"><text:span text:style-name="T294"><text:note text:id="ftn168" text:note-class="footnote"><text:note-citation>168</text:note-citation><text:note-body><text:p text:style-name="Footnote"><text:bookmark-start text:name="__RefHeading___Toc38417_1836810514"/><text:s/><text:alphabetical-index-mark-start text:id="IMark94385821551648"/><text:span text:style-name="T299">Jeremías 31</text:span><text:alphabetical-index-mark-end text:id="IMark94385821551648"/><text:span text:style-name="T299">:4-5 </text:span><text:a xlink:type="simple" xlink:href="https://www.biblegateway.com/passage/?search=Jeremias+31%3A4-5&amp;version=RVA" text:style-name="Internet_20_link" text:visited-style-name="Visited_20_Internet_20_Link"><text:span text:style-name="T299">RVA</text:span></text:a><text:bookmark-end text:name="__RefHeading___Toc38417_1836810514"/></text:p></text:note-body></text:note></text:span></text:span><text:span text:style-name="T294">, y que </text:span><text:span text:style-name="Bible_5f_text"><text:span text:style-name="T294">“</text:span></text:span><text:span text:style-name="Bible_5f_text">griten de júbilo ante la </text:span><text:span text:style-name="Bible_5f_text"><text:span text:style-name="T597">CABEZA</text:span></text:span><text:span text:style-name="Bible_5f_text"> de las naciones</text:span><text:span text:style-name="Bible_5f_text"><text:span text:style-name="T294">” </text:span></text:span><text:span text:style-name="Bible_5f_text"><text:span text:style-name="T294"><text:note text:id="ftn169" text:note-class="footnote"><text:note-citation>169</text:note-citation><text:note-body><text:p text:style-name="Footnote"><text:bookmark-start text:name="__RefHeading___Toc38415_1836810514"/><text:s/><text:alphabetical-index-mark-start text:id="IMark94385835200224"/><text:span text:style-name="T299">Jeremías 31</text:span><text:alphabetical-index-mark-end text:id="IMark94385835200224"/><text:span text:style-name="T299">:7 </text:span><text:a xlink:type="simple" xlink:href="https://www.biblegateway.com/passage/?search=Jeremias+31%3A7&amp;version=RVA-2015" text:style-name="Internet_20_link" text:visited-style-name="Visited_20_Internet_20_Link"><text:span text:style-name="T299">RVA-2015</text:span></text:a><text:bookmark-end text:name="__RefHeading___Toc38415_1836810514"/></text:p></text:note-body></text:note></text:span></text:span><text:span text:style-name="T294">, y que </text:span><text:span text:style-name="Bible_5f_text"><text:span text:style-name="T294">“h</text:span></text:span><text:span text:style-name="Bible_5f_text">e aquí, yo los traigo de la tierra del norte, y los reuniré de los </text:span><text:span text:style-name="Bible_5f_text"><text:span text:style-name="T597">CONFINES</text:span></text:span><text:span text:style-name="Bible_5f_text"> de la </text:span><text:soft-page-break/><text:span text:style-name="Bible_5f_text">tierra. Entre ellos vendrán los ciegos y los cojos, la mujer encinta y la que da a luz. Como una gran multitud volverán acá</text:span><text:span text:style-name="Bible_5f_text"><text:span text:style-name="T294">” </text:span></text:span><text:span text:style-name="Bible_5f_text"><text:span text:style-name="T294"><text:note text:id="ftn170" text:note-class="footnote"><text:note-citation>170</text:note-citation><text:note-body><text:p text:style-name="Footnote"><text:bookmark-start text:name="__RefHeading___Toc38413_1836810514"/><text:s/><text:alphabetical-index-mark-start text:id="IMark94385821551648"/><text:span text:style-name="T299">Jeremías 31</text:span><text:alphabetical-index-mark-end text:id="IMark94385821551648"/><text:span text:style-name="T299">:8 </text:span><text:a xlink:type="simple" xlink:href="https://www.biblegateway.com/passage/?search=Jeremias+31%3A8&amp;version=RVA-2015" text:style-name="Internet_20_link" text:visited-style-name="Visited_20_Internet_20_Link"><text:span text:style-name="T299">RVA-2015</text:span></text:a><text:bookmark-end text:name="__RefHeading___Toc38413_1836810514"/></text:p></text:note-body></text:note></text:span></text:span><text:span text:style-name="T294">, y que </text:span><text:span text:style-name="Bible_5f_text"><text:span text:style-name="T294">“</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4">” </text:span></text:span><text:span text:style-name="Bible_5f_text"><text:span text:style-name="T294"><text:note text:id="ftn171" text:note-class="footnote"><text:note-citation>171</text:note-citation><text:note-body><text:p text:style-name="Footnote"><text:bookmark-start text:name="__RefHeading___Toc38411_1836810514"/><text:s/><text:alphabetical-index-mark-start text:id="IMark94385865220128"/><text:span text:style-name="T300">Jeremías 31</text:span><text:alphabetical-index-mark-end text:id="IMark94385865220128"/><text:span text:style-name="T300">:10 </text:span><text:a xlink:type="simple" xlink:href="https://www.biblegateway.com/passage/?search=Jeremias+31%3A10&amp;version=RVA" text:style-name="Internet_20_link" text:visited-style-name="Visited_20_Internet_20_Link"><text:span text:style-name="T300">RVA</text:span></text:a><text:bookmark-end text:name="__RefHeading___Toc38411_1836810514"/></text:p></text:note-body></text:note></text:span></text:span><text:span text:style-name="T294">, y que Jerusalén </text:span><text:span text:style-name="Bible_5f_text"><text:span text:style-name="T294">“NUNCA</text:span></text:span><text:span text:style-name="Bible_5f_text"> más será </text:span><text:span text:style-name="Bible_5f_text"><text:span text:style-name="T597">ARRANCADA</text:span></text:span><text:span text:style-name="Bible_5f_text"> </text:span><text:span text:style-name="Bible_5f_text"><text:span text:style-name="T598">NI</text:span></text:span><text:span text:style-name="Bible_5f_text"> </text:span><text:span text:style-name="Bible_5f_text"><text:span text:style-name="T597">DESTRUIDA” </text:span></text:span><text:span text:style-name="Bible_5f_text"><text:span text:style-name="T597"><text:note text:id="ftn172" text:note-class="footnote"><text:note-citation>172</text:note-citation><text:note-body><text:p text:style-name="Footnote"><text:bookmark-start text:name="__RefHeading___Toc38409_1836810514"/><text:s/><text:alphabetical-index-mark-start text:id="IMark94385835200224"/><text:span text:style-name="T301">Jeremías 31</text:span><text:alphabetical-index-mark-end text:id="IMark94385835200224"/><text:span text:style-name="T301">:40 </text:span><text:a xlink:type="simple" xlink:href="https://www.biblegateway.com/passage/?search=Jeremias+31%3A40&amp;version=RVA-2015" text:style-name="Internet_20_link" text:visited-style-name="Visited_20_Internet_20_Link"><text:span text:style-name="T301">RVA-2015</text:span></text:a><text:bookmark-end text:name="__RefHeading___Toc38409_1836810514"/></text:p></text:note-body></text:note></text:span></text:span><text:span text:style-name="T294">.</text:span></text:p>
      <text:p text:style-name="P130">Jeremías era un profeta que <text:span text:style-name="T303">anunciaba,</text:span> <text:span text:style-name="T542">según</text:span> Jeremías 21, que <text:span text:style-name="T303">Jehová </text:span>entregaría a lo que quedaba de <text:span text:style-name="T585">Judá</text:span> y Jerusalén a Nabucodonosor, rey de Babilonia, y que este este no los perdonaría ni <text:span text:style-name="T303">tendría</text:span> compasión ni misericordia. Que <text:span text:style-name="T303">Jerusalén </text:span>sería quemada y entregada y que el que se pasara a los caldeos, a los que los tenían sitiados, viviría. <text:span text:style-name="T303">Y que Sedequías, el rey de Judá, seria llevado preso a Babilonia. </text:span>Y en Jeremías 26 se nos narra que <text:span text:style-name="T599">Jeremías </text:span>es amenazado de muerte por profetizar en contra de J<text:span text:style-name="T302">erusalén. También profetiza, según </text:span><text:alphabetical-index-mark-start text:id="IMark94385838871344"/><text:span text:style-name="T302">Jeremías 29</text:span><text:alphabetical-index-mark-end text:id="IMark94385838871344"/><text:span text:style-name="T302">,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4"><text:span text:style-name="T302">Todas estas profecías que nadie quería oír, hacen que termine preso en el patio de la cárcel de la casa de Sedequías, el rey de Judá. Y estando preso, según </text:span><text:alphabetical-index-mark-start text:id="IMark94385839998416"/><text:span text:style-name="T302">Jeremías 32</text:span><text:alphabetical-index-mark-end text:id="IMark94385839998416"/><text:span text:style-name="T302">, Jehová le ordena que compre un terreno de un primo suyo llamado Hanameel como señal de que, algún día, los Israelitas, </text:span><text:span text:style-name="Bible_5f_text"><text:span text:style-name="T302">“SE</text:span></text:span><text:span text:style-name="Bible_5f_text"> </text:span><text:span text:style-name="Bible_5f_text"><text:span text:style-name="T600">COMPRARÁN</text:span></text:span><text:span text:style-name="Bible_5f_text"> casas, y heredades, y viñas en esta tierra</text:span><text:span text:style-name="Bible_5f_text"><text:span text:style-name="T302">” </text:span></text:span><text:span text:style-name="Bible_5f_text"><text:span text:style-name="T302"><text:note text:id="ftn173" text:note-class="footnote"><text:note-citation>173</text:note-citation><text:note-body><text:p text:style-name="Footnote"><text:bookmark-start text:name="__RefHeading___Toc38407_1836810514"/><text:s/><text:alphabetical-index-mark-start text:id="IMark94385864424896"/><text:span text:style-name="T303">Jeremías 32</text:span><text:alphabetical-index-mark-end text:id="IMark94385864424896"/><text:span text:style-name="T303">:15 </text:span><text:a xlink:type="simple" xlink:href="https://www.biblegateway.com/passage/?search=Jeremias+32%3A15&amp;version=RVA" text:style-name="Internet_20_link" text:visited-style-name="Visited_20_Internet_20_Link"><text:span text:style-name="T303">RVA</text:span></text:a><text:bookmark-end text:name="__RefHeading___Toc38407_1836810514"/></text:p></text:note-body></text:note></text:span></text:span><text:span text:style-name="T302"><text:s/>otra vez. </text:span></text:p>
      <text:p text:style-name="P273"><text:soft-page-break/><text:span text:style-name="T302">Jeremías le compra el terreno a su primo, estando preso en la casa del rey y sabiendo que Nabucodonosor está a punto de invadir Jerusalén, como señal de que algún día los Israelitas </text:span><text:span text:style-name="Bible_5f_text"><text:span text:style-name="T302">“ SE COMPRARÁN casas, y heredades, y viñas en esta tierra” </text:span></text:span><text:span text:style-name="Bible_5f_text"><text:span text:style-name="T302"><text:note text:id="ftn174" text:note-class="footnote"><text:note-citation>174</text:note-citation><text:note-body><text:p text:style-name="Footnote"><text:bookmark-start text:name="__RefHeading___Toc38405_1836810514"/><text:s/><text:alphabetical-index-mark-start text:id="IMark94385837953120"/><text:span text:style-name="T303">Jeremías 32</text:span><text:alphabetical-index-mark-end text:id="IMark94385837953120"/><text:span text:style-name="T303">:15 </text:span><text:a xlink:type="simple" xlink:href="https://www.biblegateway.com/passage/?search=Jeremias+32%3A15&amp;version=RVA" text:style-name="Internet_20_link" text:visited-style-name="Visited_20_Internet_20_Link"><text:span text:style-name="T303">RVA</text:span></text:a><text:bookmark-end text:name="__RefHeading___Toc38405_1836810514"/></text:p></text:note-body></text:note></text:span></text:span><text:span text:style-name="T302"><text:s/>otra vez. </text:span></text:p>
      <text:p text:style-name="P249">Esta profecía solo se cumple hasta el siglo 20 después de Jesucristo, hace menos de 100 años, cuando se funda el país Israel en 1948, y los descendientes de Abraham pueden volver a <text:span text:style-name="T600">COMPRAR</text:span> <text:span text:style-name="T600">Y</text:span> <text:span text:style-name="T600">VENDER</text:span> en lo que ahora es Israel. </text:p>
      <text:p text:style-name="P131"><text:span text:style-name="T304">Jehová también anuncia, según </text:span><text:alphabetical-index-mark-start text:id="IMark94385837953200"/><text:span text:style-name="T304">Jeremías 32</text:span><text:alphabetical-index-mark-end text:id="IMark94385837953200"/><text:span text:style-name="T304">, que </text:span><text:span text:style-name="Bible_5f_text"><text:span text:style-name="T304">“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5" text:note-class="footnote"><text:note-citation>175</text:note-citation><text:note-body><text:p text:style-name="Footnote"><text:bookmark-start text:name="__RefHeading___Toc38403_1836810514"/><text:s/><text:alphabetical-index-mark-start text:id="IMark94385865220128"/><text:span text:style-name="T304">Jeremías 32</text:span><text:alphabetical-index-mark-end text:id="IMark94385865220128"/><text:span text:style-name="T304">:37 </text:span><text:a xlink:type="simple" xlink:href="https://www.biblegateway.com/passage/?search=Jeremias+32%3A37&amp;version=RVA" text:style-name="Internet_20_link" text:visited-style-name="Visited_20_Internet_20_Link"><text:span text:style-name="T304">RVA</text:span></text:a><text:bookmark-end text:name="__RefHeading___Toc38403_1836810514"/></text:p></text:note-body></text:note></text:span>, <text:span text:style-name="T304">y que </text:span><text:span text:style-name="Bible_5f_text"><text:span text:style-name="T304">“</text:span></text:span><text:span text:style-name="Bible_5f_text">poseerán heredad en esta tierra de la cual vosotros decís: Está desierta, sin hombres y sin animales</text:span><text:span text:style-name="Bible_5f_text"><text:span text:style-name="T304">” </text:span></text:span><text:span text:style-name="Bible_5f_text"><text:span text:style-name="T304"><text:note text:id="ftn176" text:note-class="footnote"><text:note-citation>176</text:note-citation><text:note-body><text:p text:style-name="Footnote"><text:bookmark-start text:name="__RefHeading___Toc38401_1836810514"/><text:s/><text:alphabetical-index-mark-start text:id="IMark94385827340624"/><text:span text:style-name="T304">Jeremías 32</text:span><text:alphabetical-index-mark-end text:id="IMark94385827340624"/><text:span text:style-name="T304">:43 </text:span><text:a xlink:type="simple" xlink:href="https://www.biblegateway.com/passage/?search=Jeremias+32%3A43&amp;version=RVA" text:style-name="Internet_20_link" text:visited-style-name="Visited_20_Internet_20_Link"><text:span text:style-name="T304">RVA</text:span></text:a><text:bookmark-end text:name="__RefHeading___Toc38401_1836810514"/></text:p></text:note-body></text:note></text:span></text:span><text:span text:style-name="T304">.</text:span></text:p>
      <text:p text:style-name="P236"><text:span text:style-name="T305">Jehová anuncia en </text:span><text:alphabetical-index-mark-start text:id="IMark94385864415008"/><text:span text:style-name="T305">Jeremías 16</text:span><text:alphabetical-index-mark-end text:id="IMark94385864415008"/><text:span text:style-name="T305"> que </text:span><text:span text:style-name="Bible_5f_text"><text:span text:style-name="T305">“</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5">” </text:span></text:span><text:span text:style-name="Bible_5f_text"><text:span text:style-name="T305"><text:note text:id="ftn177" text:note-class="footnote"><text:note-citation>177</text:note-citation><text:note-body><text:p text:style-name="Footnote"><text:bookmark-start text:name="__RefHeading___Toc38399_1836810514"/><text:s/><text:alphabetical-index-mark-start text:id="IMark94385838871344"/><text:span text:style-name="T305">Jeremías 16</text:span><text:alphabetical-index-mark-end text:id="IMark94385838871344"/><text:span text:style-name="T305">:14-15 </text:span><text:a xlink:type="simple" xlink:href="https://www.biblegateway.com/passage/?search=Jeremias+16%3A14-15&amp;version=RVA-2015" text:style-name="Internet_20_link" text:visited-style-name="Visited_20_Internet_20_Link"><text:span text:style-name="T305">RVA-2015</text:span></text:a><text:bookmark-end text:name="__RefHeading___Toc38399_1836810514"/></text:p></text:note-body></text:note></text:span></text:span><text:span text:style-name="T305">. </text:span></text:p>
      <text:p text:style-name="P250">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oft-page-break/><text:span text:style-name="T306">Isaías también profetiza en </text:span><text:alphabetical-index-mark-start text:id="IMark94385866142672"/><text:span text:style-name="T306">Isaías 11</text:span><text:alphabetical-index-mark-end text:id="IMark94385866142672"/><text:span text:style-name="T306"> que Dios </text:span><text:span text:style-name="Bible_5f_text"><text:span text:style-name="T306">“</text:span></text:span><text:bookmark text:name="es-RVA-2015-17864"/><text:span text:style-name="Bible_5f_text">juntará a los desterrados de Israel. Reunirá a los dispersos de Judá desde los cuatro extremos de la tierra</text:span><text:span text:style-name="Bible_5f_text"><text:span text:style-name="T306">” </text:span></text:span><text:span text:style-name="Bible_5f_text"><text:span text:style-name="T306"><text:note text:id="ftn178" text:note-class="footnote"><text:note-citation>178</text:note-citation><text:note-body><text:p text:style-name="Footnote"><text:bookmark-start text:name="__RefHeading___Toc38397_1836810514"/><text:s/><text:alphabetical-index-mark-start text:id="IMark94385835200224"/><text:span text:style-name="T306">Isaías 11</text:span><text:alphabetical-index-mark-end text:id="IMark94385835200224"/><text:span text:style-name="T306">:12 </text:span><text:a xlink:type="simple" xlink:href="https://www.biblegateway.com/passage/?search=Isaías+11%3A12&amp;version=RVA-2015" text:style-name="Internet_20_link" text:visited-style-name="Visited_20_Internet_20_Link"><text:span text:style-name="T306">RVA-2015</text:span></text:a><text:bookmark-end text:name="__RefHeading___Toc38397_1836810514"/></text:p></text:note-body></text:note></text:span></text:span><text:span text:style-name="T306">.</text:span></text:p>
      <text:p text:style-name="P133"><text:span text:style-name="T306">En </text:span><text:alphabetical-index-mark-start text:id="IMark94385837007472"/><text:span text:style-name="T306">Ezequiel 11</text:span><text:alphabetical-index-mark-end text:id="IMark94385837007472"/><text:span text:style-name="T306">, Jehová anuncia que </text:span><text:span text:style-name="Bible_5f_text"><text:span text:style-name="T306">“</text:span></text:span><text:bookmark text:name="es-RVA-20673"/><text:span text:style-name="Bible_5f_text">Yo os recogeré de los pueblos, y os allegaré de las tierras en las cuales estáis esparcidos, y os daré la tierra de Israel</text:span><text:span text:style-name="Bible_5f_text"><text:span text:style-name="T306">” </text:span></text:span><text:span text:style-name="Bible_5f_text"><text:span text:style-name="T306"><text:note text:id="ftn179" text:note-class="footnote"><text:note-citation>179</text:note-citation><text:note-body><text:p text:style-name="Footnote"><text:bookmark-start text:name="__RefHeading___Toc38395_1836810514"/><text:s/><text:alphabetical-index-mark-start text:id="IMark94385865420208"/><text:span text:style-name="T306">Ezequiel 11</text:span><text:alphabetical-index-mark-end text:id="IMark94385865420208"/><text:span text:style-name="T306">:17 </text:span><text:a xlink:type="simple" xlink:href="https://www.biblegateway.com/passage/?search=Ezequiel+11%3A17&amp;version=RVA" text:style-name="Internet_20_link" text:visited-style-name="Visited_20_Internet_20_Link"><text:span text:style-name="T306">RVA</text:span></text:a><text:bookmark-end text:name="__RefHeading___Toc38395_1836810514"/></text:p></text:note-body></text:note></text:span></text:span><text:span text:style-name="T306">. Y en </text:span><text:alphabetical-index-mark-start text:id="IMark94385821554736"/><text:span text:style-name="T306">Ezequiel 37</text:span><text:alphabetical-index-mark-end text:id="IMark94385821554736"/><text:span text:style-name="T306">, Jehová dice que </text:span><text:span text:style-name="Bible_5f_text"><text:span text:style-name="T306">“</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6">” </text:span></text:span><text:span text:style-name="Bible_5f_text"><text:span text:style-name="T306"><text:note text:id="ftn180" text:note-class="footnote"><text:note-citation>180</text:note-citation><text:note-body><text:p text:style-name="Footnote"><text:bookmark-start text:name="__RefHeading___Toc38393_1836810514"/><text:s/><text:alphabetical-index-mark-start text:id="IMark94385838873456"/><text:span text:style-name="T307">Ezequiel 37</text:span><text:alphabetical-index-mark-end text:id="IMark94385838873456"/><text:span text:style-name="T307">:22 </text:span><text:a xlink:type="simple" xlink:href="https://www.biblegateway.com/passage/?search=Ezequiel+37%3A22&amp;version=RVA" text:style-name="Internet_20_link" text:visited-style-name="Visited_20_Internet_20_Link"><text:span text:style-name="T307">RVA</text:span></text:a><text:bookmark-end text:name="__RefHeading___Toc38393_1836810514"/></text:p></text:note-body></text:note></text:span></text:span><text:span text:style-name="T306">. </text:span></text:p>
      <text:p text:style-name="P134"><text:span text:style-name="T308">En </text:span><text:alphabetical-index-mark-start text:id="IMark94385821446816"/><text:span text:style-name="T308">Ezequiel 36</text:span><text:alphabetical-index-mark-end text:id="IMark94385821446816"/><text:span text:style-name="T308">, Dios le dice a Ezequiel que </text:span><text:span text:style-name="Bible_5f_text"><text:span text:style-name="T308">“</text:span></text:span><text:bookmark text:name="es-RVA-21382"/><text:span text:style-name="Bible_5f_text">di á la casa de Israel: Así ha dicho el Señor Jehová: No lo hago por vosotros, oh casa de Israel, </text:span><text:span text:style-name="Bible_5f_text"><text:span text:style-name="T601">SINO</text:span></text:span><text:span text:style-name="Bible_5f_text"> </text:span><text:span text:style-name="Bible_5f_text"><text:span text:style-name="T601">POR</text:span></text:span><text:span text:style-name="Bible_5f_text"> </text:span><text:span text:style-name="Bible_5f_text"><text:span text:style-name="T601">CAUSA</text:span></text:span><text:span text:style-name="Bible_5f_text"> </text:span><text:span text:style-name="Bible_5f_text"><text:span text:style-name="T601">DE</text:span></text:span><text:span text:style-name="Bible_5f_text"> </text:span><text:span text:style-name="Bible_5f_text"><text:span text:style-name="T601">MI</text:span></text:span><text:span text:style-name="Bible_5f_text"> </text:span><text:span text:style-name="Bible_5f_text"><text:span text:style-name="T601">SANTO NOMBRE</text:span></text:span><text:span text:style-name="Bible_5f_text">, el cual profanasteis vosotros entre las gentes á donde habéis llegado</text:span><text:span text:style-name="Bible_5f_text"><text:span text:style-name="T308">” </text:span></text:span><text:span text:style-name="Bible_5f_text"><text:span text:style-name="T308"><text:note text:id="ftn181" text:note-class="footnote"><text:note-citation>181</text:note-citation><text:note-body><text:p text:style-name="Footnote"><text:bookmark-start text:name="__RefHeading___Toc38391_1836810514"/><text:s/><text:alphabetical-index-mark-start text:id="IMark94385865421376"/><text:span text:style-name="T308">Ezequiel 36</text:span><text:alphabetical-index-mark-end text:id="IMark94385865421376"/><text:span text:style-name="T308">:22 </text:span><text:a xlink:type="simple" xlink:href="https://www.biblegateway.com/passage/?search=Ezequiel+36%3A22&amp;version=RVA" text:style-name="Internet_20_link" text:visited-style-name="Visited_20_Internet_20_Link"><text:span text:style-name="T308">RVA</text:span></text:a><text:bookmark-end text:name="__RefHeading___Toc38391_1836810514"/></text:p></text:note-body></text:note></text:span></text:span><text:span text:style-name="T308">, </text:span><text:span text:style-name="Bible_5f_text"><text:span text:style-name="T308">“</text:span></text:span><text:bookmark text:name="es-RVA-21384"/><text:span text:style-name="Bible_5f_text">yo os tomaré de las gentes, y os juntaré de todas las tierras, y os traeré á vuestro país</text:span><text:span text:style-name="Bible_5f_text"><text:span text:style-name="T308">” </text:span></text:span><text:span text:style-name="Bible_5f_text"><text:span text:style-name="T308"><text:note text:id="ftn182" text:note-class="footnote"><text:note-citation>182</text:note-citation><text:note-body><text:p text:style-name="Footnote"><text:bookmark-start text:name="__RefHeading___Toc38389_1836810514"/><text:s/><text:alphabetical-index-mark-start text:id="IMark94385866142672"/><text:span text:style-name="T308">Ezequiel 36</text:span><text:alphabetical-index-mark-end text:id="IMark94385866142672"/><text:span text:style-name="T308">:24 </text:span><text:a xlink:type="simple" xlink:href="https://www.biblegateway.com/passage/?search=Ezequiel+36%3A24&amp;version=RVA" text:style-name="Internet_20_link" text:visited-style-name="Visited_20_Internet_20_Link"><text:span text:style-name="T308">RVA</text:span></text:a><text:bookmark-end text:name="__RefHeading___Toc38389_1836810514"/></text:p></text:note-body></text:note></text:span></text:span><text:span text:style-name="T308">, </text:span><text:span text:style-name="Bible_5f_text"><text:span text:style-name="T308">“</text:span></text:span><text:span text:style-name="Bible_5f_text">No lo hago por vosotros, dice el Señor Jehová, séaos notorio: avergonzaos y confundíos de vuestras iniquidades, casa de Israel</text:span><text:span text:style-name="Bible_5f_text"><text:span text:style-name="T308">” </text:span></text:span><text:span text:style-name="Bible_5f_text"><text:span text:style-name="T308"><text:note text:id="ftn183" text:note-class="footnote"><text:note-citation>183</text:note-citation><text:note-body><text:p text:style-name="Footnote"><text:bookmark-start text:name="__RefHeading___Toc38387_1836810514"/><text:s/><text:alphabetical-index-mark-start text:id="IMark94385837335824"/><text:span text:style-name="T309">Ezequiel 36</text:span><text:alphabetical-index-mark-end text:id="IMark94385837335824"/><text:span text:style-name="T309">:32 </text:span><text:a xlink:type="simple" xlink:href="https://www.biblegateway.com/passage/?search=Ezequiel+36%3A32&amp;version=RVA" text:style-name="Internet_20_link" text:visited-style-name="Visited_20_Internet_20_Link"><text:span text:style-name="T309">RVA</text:span></text:a><text:bookmark-end text:name="__RefHeading___Toc38387_1836810514"/></text:p></text:note-body></text:note></text:span></text:span><text:span text:style-name="T308">. Y que </text:span><text:span text:style-name="Bible_5f_text"><text:span text:style-name="T308">“</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08">” </text:span></text:span><text:span text:style-name="Bible_5f_text"><text:span text:style-name="T308"><text:note text:id="ftn184" text:note-class="footnote"><text:note-citation>184</text:note-citation><text:note-body><text:p text:style-name="Footnote"><text:bookmark-start text:name="__RefHeading___Toc38385_1836810514"/><text:s/><text:alphabetical-index-mark-start text:id="IMark94385865420208"/><text:span text:style-name="T310">Ezequiel 36</text:span><text:alphabetical-index-mark-end text:id="IMark94385865420208"/><text:span text:style-name="T310">:34-36 </text:span><text:a xlink:type="simple" xlink:href="https://www.biblegateway.com/passage/?search=Ezequiel+36%3A34-36&amp;version=RVA" text:style-name="Internet_20_link" text:visited-style-name="Visited_20_Internet_20_Link"><text:span text:style-name="T310">RVA</text:span></text:a><text:bookmark-end text:name="__RefHeading___Toc38385_1836810514"/></text:p></text:note-body></text:note></text:span></text:span><text:span text:style-name="T308">.</text:span></text:p>
      <text:p text:style-name="P251">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6">ó</text:span>igase bien, MILES de años antes de que sucediera. Y conserva su cultura, sus costumbres, su libro sagrado y su lenguaje original.</text:p>
      <text:p text:style-name="P235">No existe otro caso igual en <text:span text:style-name="T543">TODA</text:span> la historia de la <text:span text:style-name="T543">HUMANIDAD</text:span>. <text:span text:style-name="T543">Si esa NO es una </text:span><text:span text:style-name="T582">HIPER-MEGA-SUPER</text:span><text:span text:style-name="T543"> PROFECÍA, yo no se como se llama mi mama.</text:span></text:p>
      <text:p text:style-name="P237">Pero no es todo.</text:p>
      <text:p text:style-name="P235"><text:span text:style-name="T306">En </text:span><text:alphabetical-index-mark-start text:id="IMark94385787555648"/><text:span text:style-name="T306">Amós 9</text:span><text:alphabetical-index-mark-end text:id="IMark94385787555648"/><text:span text:style-name="T306">, Dios anuncia que </text:span><text:span text:style-name="Bible_5f_text"><text:span text:style-name="T306">“</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11">NUNCA</text:span></text:span><text:span text:style-name="Bible_5f_text"> más serán arrancados de su tierra que yo les dí, ha dicho Jehová Dios tuyo</text:span><text:span text:style-name="Bible_5f_text"><text:span text:style-name="T306">” </text:span></text:span><text:span text:style-name="Bible_5f_text"><text:span text:style-name="T306"><text:note text:id="ftn185" text:note-class="footnote"><text:note-citation>185</text:note-citation><text:note-body><text:p text:style-name="Footnote"><text:bookmark-start text:name="__RefHeading___Toc38383_1836810514"/><text:s/><text:alphabetical-index-mark-start text:id="IMark94385834063680"/><text:span text:style-name="T306">Amós 9</text:span><text:alphabetical-index-mark-end text:id="IMark94385834063680"/><text:span text:style-name="T306">:14-15 </text:span><text:a xlink:type="simple" xlink:href="https://www.biblegateway.com/passage/?search=Amos+9%3A14-15&amp;version=RVA" text:style-name="Internet_20_link" text:visited-style-name="Visited_20_Internet_20_Link"><text:span text:style-name="T306">RVA</text:span></text:a><text:bookmark-end text:name="__RefHeading___Toc38383_1836810514"/></text:p></text:note-body></text:note></text:span></text:span><text:span text:style-name="T306">.</text:span></text:p>
      <text:p text:style-name="P135">Israel llegó para quedarse. Promesa del Dios creador del Cielo y de la Tierra.</text:p>
      <text:h text:style-name="P298" text:outline-level="2"><text:bookmark-start text:name="__RefHeading___Toc28329_1627726659"/><text:soft-page-break/>Detalles.<text:bookmark-end text:name="__RefHeading___Toc28329_1627726659"/></text:h>
      <text:p text:style-name="P142">En cuanto a los capítulos de los cuales se tienen dudas, <text:span text:style-name="T544">por aquello de </text:span>los detalles, vale la pena mencionar los siguientes temas:</text:p>
      <text:h text:style-name="Heading_20_5" text:outline-level="5"><text:bookmark-start text:name="__RefHeading___Toc28331_1627726659"/><text:span text:style-name="T332">El parto</text:span>.<text:bookmark-end text:name="__RefHeading___Toc28331_1627726659"/></text:h>
      <text:p text:style-name="P140"><text:span text:style-name="T323">En </text:span><text:alphabetical-index-mark-start text:id="IMark94385865421376"/><text:span text:style-name="T323">Revelación 12</text:span><text:alphabetical-index-mark-end text:id="IMark94385865421376"/><text:span text:style-name="T323"> Juan dice que: </text:span><text:span text:style-name="Bible_5f_text"><text:span text:style-name="T323">“una</text:span></text:span><text:span text:style-name="Bible_5f_text"> grande señal apareció en el cielo: una mujer vestida del sol, y la luna debajo de sus pies, y sobre su cabeza una corona de doce estrellas</text:span><text:span text:style-name="Bible_5f_text"><text:span text:style-name="T322">” </text:span></text:span><text:span text:style-name="Bible_5f_text"><text:span text:style-name="T322"><text:note text:id="ftn186" text:note-class="footnote"><text:note-citation>186</text:note-citation><text:note-body><text:p text:style-name="Footnote"><text:bookmark-start text:name="__RefHeading___Toc38381_1836810514"/><text:s/><text:alphabetical-index-mark-start text:id="IMark94385864357536"/><text:span text:style-name="T322">Revelación 12</text:span><text:alphabetical-index-mark-end text:id="IMark94385864357536"/><text:span text:style-name="T322">:1 </text:span><text:a xlink:type="simple" xlink:href="https://www.biblegateway.com/passage/?search=Apocalipsis+12&amp;version=RVA" text:style-name="Internet_20_link" text:visited-style-name="Visited_20_Internet_20_Link"><text:span text:style-name="T322">RVA</text:span></text:a><text:bookmark-end text:name="__RefHeading___Toc38381_1836810514"/></text:p></text:note-body></text:note></text:span></text:span><text:span text:style-name="T322">.</text:span></text:p>
      <text:p text:style-name="P141"><text:span text:style-name="T324">S</text:span>in llegar a adorar a las estrellas <text:span text:style-name="T324">lo cual </text:span>sería idolatría, <text:span text:style-name="T325">y s</text:span>in llegar a pensar que influencian nuestra personalidad <text:span text:style-name="T324">lo cual </text:span>sería <text:span text:style-name="T324">ocultismo o brujería,</text:span> <text:span text:style-name="T325">a</text:span>lgunos cristianos aceptan que Dios nos da señales usando las estrellas <text:span text:style-name="T324">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385864412352"/><text:span text:style-name="T324">Daniel 12</text:span><text:alphabetical-index-mark-end text:id="IMark94385864412352"/><text:span text:style-name="T324"> </text:span><text:span text:style-name="T324"><text:note text:id="ftn187" text:note-class="footnote"><text:note-citation>187</text:note-citation><text:note-body><text:p text:style-name="Footnote"><text:bookmark-start text:name="__RefHeading___Toc38379_1836810514"/><text:s/><text:alphabetical-index-mark-start text:id="IMark94385706346720"/><text:span text:style-name="T326">Daniel 12</text:span><text:alphabetical-index-mark-end text:id="IMark94385706346720"/><text:span text:style-name="T326">:1 </text:span><text:a xlink:type="simple" xlink:href="https://www.biblegateway.com/passage/?search=Daniel+12%3A1&amp;version=RVA" text:style-name="Internet_20_link" text:visited-style-name="Visited_20_Internet_20_Link"><text:span text:style-name="T326">RVA</text:span></text:a><text:bookmark-end text:name="__RefHeading___Toc38379_1836810514"/></text:p></text:note-body></text:note></text:span><text:span text:style-name="T324"><text:s/>y otro en </text:span><text:alphabetical-index-mark-start text:id="IMark94385864357536"/><text:span text:style-name="T324">Revelación 12</text:span><text:alphabetical-index-mark-end text:id="IMark94385864357536"/><text:span text:style-name="T324"> </text:span><text:span text:style-name="T324"><text:note text:id="ftn188" text:note-class="footnote"><text:note-citation>188</text:note-citation><text:note-body><text:p text:style-name="Footnote"><text:bookmark-start text:name="__RefHeading___Toc38377_1836810514"/><text:s/><text:alphabetical-index-mark-start text:id="IMark94385741565072"/><text:span text:style-name="T327">Revelación 12</text:span><text:alphabetical-index-mark-end text:id="IMark94385741565072"/><text:span text:style-name="T327">:7 </text:span><text:a xlink:type="simple" xlink:href="https://www.biblegateway.com/passage/?search=Apocalipsis+12%3A7&amp;version=RVA" text:style-name="Internet_20_link" text:visited-style-name="Visited_20_Internet_20_Link"><text:span text:style-name="T327">RVA</text:span></text:a><text:bookmark-end text:name="__RefHeading___Toc38377_1836810514"/></text:p></text:note-body></text:note></text:span><text:span text:style-name="T324">, y que en ambas ocurrencias las narraciones parecen referirse a eventos similares, tenemos que ubicar la narración de </text:span><text:alphabetical-index-mark-start text:id="IMark94385821446816"/><text:span text:style-name="T324">Revelación 12</text:span><text:alphabetical-index-mark-end text:id="IMark94385821446816"/><text:span text:style-name="T324"> en sincronía con la de </text:span><text:alphabetical-index-mark-start text:id="IMark94385787555648"/><text:span text:style-name="T324">Daniel 12</text:span><text:alphabetical-index-mark-end text:id="IMark94385787555648"/><text:span text:style-name="T324">.</text:span></text:p>
      <text:p text:style-name="P240">Si hacemos esto, solo hay una posible configuración del firmamento en la cual haya podido ocurrir dicha señal en el cielo: <text:span text:style-name="T333">el </text:span>23 de Septiembre del 2017. <text:span text:style-name="T328">Y como dato significativo esta el hecho de que correspondió con el final de una fiesta bíblica anual muy importante: la fiesta de Trompetas. </text:span></text:p>
      <text:p text:style-name="P252"><text:soft-page-break/>La configuración de <text:alphabetical-index-mark-start text:id="IMark94385838869856"/>Revelación 12<text:alphabetical-index-mark-end text:id="IMark94385838869856"/>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38">La mujer sería Israel y sería el comienzo del nacimiento espiritual de los descendientes de Abraham como nación, <text:span text:style-name="T602">e</text:span>l momento en que <text:span text:style-name="T328">los</text:span> habitantes <text:span text:style-name="T328">de Israel comienzan a </text:span>nace<text:span text:style-name="T602">r</text:span> al reino de los cielos al aceptar a su <text:span text:style-name="T98">Meshiakh</text:span>: <text:span text:style-name="T328">Yeshua Ha</text:span><text:span text:style-name="T98">M</text:span><text:span text:style-name="T133">a</text:span><text:span text:style-name="T98">shiakh</text:span><text:span text:style-name="T328">, mas conocido como Jesucristo</text:span>.</text:p>
      <text:p text:style-name="P252">Este nacimiento espiritual de los Israelitas, según las estadísticas de la primera y única organización en el Israel del 2021 que tiene una escuela bíblica dirigida por personas nacidas en Israel y de creyentes en Yeshua, la organización “<text:span text:style-name="T576">One</text:span> <text:span text:style-name="T576">for</text:span> Israel”, ya comenzó. El crecimiento de nacidos en Israel que son nuevos creyentes en Yeshua parece ser exponencial, según esta organización.</text:p>
      <text:p text:style-name="P239"><text:span text:style-name="T335">Si la sincronía de Miguel es correcta, se puede </text:span>establecer otra gran sincronía en el libro de la <text:span text:style-name="T334">R</text:span>evelación: </text:p>
      <text:list text:style-name="L3">
        <text:list-item>
          <text:p text:style-name="P303">El tiempo de las <text:span text:style-name="T603">6 primeras </text:span>trompetas, </text:p>
        </text:list-item>
        <text:list-item>
          <text:p text:style-name="P304"><text:span text:style-name="T545">El tiempo de los dos testigos de </text:span><text:alphabetical-index-mark-start text:id="IMark94385787555648"/><text:span text:style-name="T545">Revelación 11</text:span><text:alphabetical-index-mark-end text:id="IMark94385787555648"/><text:span text:style-name="T545"> </text:span><text:span text:style-name="T545"><text:note text:id="ftn189" text:note-class="footnote"><text:note-citation>189</text:note-citation><text:note-body><text:p text:style-name="P280"><text:bookmark-start text:name="__RefHeading___Toc38375_1836810514"/><text:s/><text:alphabetical-index-mark-start text:id="IMark94385866143152"/><text:span text:style-name="T329">Revelación 11</text:span><text:alphabetical-index-mark-end text:id="IMark94385866143152"/><text:span text:style-name="T329">:2 </text:span><text:a xlink:type="simple" xlink:href="https://www.biblegateway.com/passage/?search=Apocalipsis+11%3A2&amp;version=RVA" text:style-name="Internet_20_link" text:visited-style-name="Visited_20_Internet_20_Link"><text:span text:style-name="T329">RVA</text:span></text:a><text:span text:style-name="T329"> Revelación 11:3 </text:span><text:a xlink:type="simple" xlink:href="https://www.biblegateway.com/passage/?search=Apocalipsis+11%3A3&amp;version=RVA" text:style-name="Internet_20_link" text:visited-style-name="Visited_20_Internet_20_Link"><text:span text:style-name="T329">RVA</text:span></text:a><text:bookmark-end text:name="__RefHeading___Toc38375_1836810514"/></text:p></text:note-body></text:note></text:span><text:span text:style-name="T545">, </text:span></text:p>
        </text:list-item>
        <text:list-item>
          <text:p text:style-name="P304"><text:soft-page-break/><text:span text:style-name="T545">El tiempo de la mujer en el desierto de </text:span><text:alphabetical-index-mark-start text:id="IMark94385865808592"/><text:span text:style-name="T545">Revelación 12</text:span><text:alphabetical-index-mark-end text:id="IMark94385865808592"/><text:span text:style-name="T545"> </text:span><text:span text:style-name="T545"><text:note text:id="ftn190" text:note-class="footnote"><text:note-citation>190</text:note-citation><text:note-body><text:p text:style-name="P280"><text:bookmark-start text:name="__RefHeading___Toc38373_1836810514"/><text:s/><text:alphabetical-index-mark-start text:id="IMark94385787555648"/><text:span text:style-name="T329">Revelación 12</text:span><text:alphabetical-index-mark-end text:id="IMark94385787555648"/><text:span text:style-name="T329">:6 <text:s/></text:span><text:a xlink:type="simple" xlink:href="https://www.biblegateway.com/passage/?search=Apocalipsis+12%3A6&amp;version=RVA" text:style-name="Internet_20_link" text:visited-style-name="Visited_20_Internet_20_Link"><text:span text:style-name="T329">RVA</text:span></text:a><text:span text:style-name="T329"> Revelación 12:14 </text:span><text:a xlink:type="simple" xlink:href="https://www.biblegateway.com/passage/?search=Apocalipsis+12%3A14&amp;version=RVA" text:style-name="Internet_20_link" text:visited-style-name="Visited_20_Internet_20_Link"><text:span text:style-name="T329">RVA</text:span></text:a><text:bookmark-end text:name="__RefHeading___Toc38373_1836810514"/></text:p></text:note-body></text:note></text:span><text:span text:style-name="T545">, y </text:span></text:p>
        </text:list-item>
        <text:list-item>
          <text:p text:style-name="P304"><text:span text:style-name="T545">El tiempo de la primera bestia de </text:span><text:alphabetical-index-mark-start text:id="IMark94385787555648"/><text:span text:style-name="T545">Revelación 13</text:span><text:alphabetical-index-mark-end text:id="IMark94385787555648"/><text:span text:style-name="T545"> </text:span><text:span text:style-name="T545"><text:note text:id="ftn191" text:note-class="footnote"><text:note-citation>191</text:note-citation><text:note-body><text:p text:style-name="Footnote"><text:bookmark-start text:name="__RefHeading___Toc38371_1836810514"/><text:s/><text:alphabetical-index-mark-start text:id="IMark94385827520704"/><text:span text:style-name="T330">Revelación 13</text:span><text:alphabetical-index-mark-end text:id="IMark94385827520704"/><text:span text:style-name="T330">:5 </text:span><text:a xlink:type="simple" xlink:href="https://www.biblegateway.com/passage/?search=Apocalipsis+13%3A5&amp;version=RVA" text:style-name="Internet_20_link" text:visited-style-name="Visited_20_Internet_20_Link"><text:span text:style-name="T330">RVA</text:span></text:a><text:bookmark-end text:name="__RefHeading___Toc38371_1836810514"/></text:p></text:note-body></text:note></text:span><text:span text:style-name="T545">, </text:span></text:p>
        </text:list-item>
      </text:list>
      <text:p text:style-name="P253">corresponden exactamente al mismo período de tiempo y dura 1260 días. </text:p>
      <text:p text:style-name="P205">Trompetas que ocurren justo después del parto <text:span text:style-name="T546">espiritual</text:span> de Israel, del tiempo en que Israel acepta a su <text:span text:style-name="T98">Meshiakh</text:span>. Parto que ocurre <text:span text:style-name="T546">al final </text:span>de los <text:span text:style-name="T498">6</text:span> primeros sellos del libro de la Revelación y antes del arrebatamiento que ocurre entre el sexto y el séptimo sello.</text:p>
      <text:h text:style-name="Heading_20_5" text:outline-level="5"><text:bookmark-start text:name="__RefHeading___Toc28333_1627726659"/><text:span text:style-name="T331">7 </text:span>mensajeros.<text:bookmark-end text:name="__RefHeading___Toc28333_1627726659"/></text:h>
      <text:p text:style-name="P144"><text:span text:style-name="T336">Si en </text:span><text:alphabetical-index-mark-start text:id="IMark94385827520704"/><text:span text:style-name="T336">Revelación 12</text:span><text:alphabetical-index-mark-end text:id="IMark94385827520704"/><text:span text:style-name="T336"> la frase “señal en el cielo” se refiere a alguna configuración en el firmamento, también en </text:span><text:alphabetical-index-mark-start text:id="IMark94385821550880"/><text:span text:style-name="T336">Revelación 15</text:span><text:alphabetical-index-mark-end text:id="IMark94385821550880"/><text:span text:style-name="T336"> la frase tendría que ser alguna configuración estelar cuando Juan nos dice que: </text:span><text:span text:style-name="Bible_5f_text"><text:span text:style-name="T336">“</text:span></text:span><text:bookmark text:name="es-RVA-30947"/><text:span text:style-name="Bible_5f_text">V</text:span><text:span text:style-name="Bible_5f_text"><text:span text:style-name="T336">i</text:span></text:span><text:span text:style-name="Bible_5f_text"> otra señal en el cielo, grande y admirable, que era siete ángeles que tenían las siete plagas postreras; porque en ellas es consumada la ira de Dio</text:span><text:span text:style-name="Bible_5f_text"><text:span text:style-name="T604">s” </text:span></text:span><text:span text:style-name="Bible_5f_text"><text:span text:style-name="T604"><text:note text:id="ftn192" text:note-class="footnote"><text:note-citation>192</text:note-citation><text:note-body><text:p text:style-name="Footnote"><text:bookmark-start text:name="__RefHeading___Toc38369_1836810514"/><text:s/><text:alphabetical-index-mark-start text:id="IMark94385834063680"/><text:span text:style-name="T336">Revelación 15</text:span><text:alphabetical-index-mark-end text:id="IMark94385834063680"/><text:span text:style-name="T336">:1</text:span> <text:a xlink:type="simple" xlink:href="https://www.biblegateway.com/passage/?search=Apocalipsis+15%3A1&amp;version=RVA" text:style-name="Internet_20_link" text:visited-style-name="Visited_20_Internet_20_Link"><text:span text:style-name="T336">RVA</text:span></text:a><text:bookmark-end text:name="__RefHeading___Toc38369_1836810514"/></text:p></text:note-body></text:note></text:span></text:span><text:span text:style-name="T336">.</text:span></text:p>
      <text:p text:style-name="P143">La única “gran” configuración en el firmamento después del 2017, y bastante extraña en general, es la que ocurrirá el 8 de Septiembre del 2040, <text:span text:style-name="T337">correspondiente a la fiesta de Trompetas de ese año,</text:span> cuando <text:span text:style-name="T494">se de la conjunción de </text:span>las <text:span text:style-name="T500">7</text:span> estrellas <text:span text:style-name="T337">móviles, o planetas clásicos</text:span> de la antigüedad, <text:span text:style-name="T337">que se pueden ver sin la ayuda de un telescopio</text:span>: <text:span text:style-name="T337">Saturno, Júpiter, Marte, Venus, Mercurio, el Sol y la Luna.</text:span></text:p>
      <text:p text:style-name="P145">En menos de 20 grados se observará esta alineación estelar de muy rara ocurrencia. <text:span text:style-name="T344">Con menos de 20 grados de distancia </text:span><text:soft-page-break/><text:span text:style-name="T344">angular entre los objetos. La anterior ocurrió el 3 de Julio del 710. De muy rara ocurrencia.</text:span></text:p>
      <text:p text:style-name="P146">Est<text:span text:style-name="T450">a configuración celestial</text:span> podría ser <text:span text:style-name="T449">el anuncio, la señal, que marca el momento en que </text:span>los <text:span text:style-name="T500">7</text:span> <text:span text:style-name="T449">ángeles </text:span>de <text:alphabetical-index-mark-start text:id="IMark94385866143152"/>Revelación 15<text:alphabetical-index-mark-end text:id="IMark94385866143152"/> <text:span text:style-name="T449">inician su actividad de derramar las 7 copas finales de la ira de Dios</text:span>. <text:span text:style-name="T449">Dicha señal marcaría </text:span>el comienzo de las copas, <text:span text:style-name="T449">es decir</text:span> el <text:span text:style-name="T449">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8">La gran prostituta de </text:span><text:alphabetical-index-mark-start text:id="IMark94385864358112"/><text:span text:style-name="T338">Revelación 17</text:span><text:alphabetical-index-mark-end text:id="IMark94385864358112"/><text:span text:style-name="T338"> y la gran Babilonia de </text:span><text:alphabetical-index-mark-start text:id="IMark94385741532080"/><text:span text:style-name="T338">Revelación 18</text:span><text:alphabetical-index-mark-end text:id="IMark94385741532080"/><text:span text:style-name="T33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385796129008"/><text:span text:style-name="T338">Revelación 18</text:span><text:alphabetical-index-mark-end text:id="IMark94385796129008"/><text:span text:style-name="T338">, Juan dice que: </text:span><text:span text:style-name="Bible_5f_text"><text:span text:style-name="T338">“</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8">” </text:span></text:span><text:span text:style-name="Bible_5f_text"><text:span text:style-name="T338"><text:note text:id="ftn193" text:note-class="footnote"><text:note-citation>193</text:note-citation><text:note-body><text:p text:style-name="Footnote"><text:bookmark-start text:name="__RefHeading___Toc38367_1836810514"/><text:s/><text:alphabetical-index-mark-start text:id="IMark94385775782624"/><text:span text:style-name="T339">Revelación 18</text:span><text:alphabetical-index-mark-end text:id="IMark94385775782624"/><text:span text:style-name="T339">:4 </text:span><text:a xlink:type="simple" xlink:href="https://www.biblegateway.com/passage/?search=Apocalipsis+18%3A4&amp;version=RVA" text:style-name="Internet_20_link" text:visited-style-name="Visited_20_Internet_20_Link"><text:span text:style-name="T339">RVA</text:span></text:a><text:bookmark-end text:name="__RefHeading___Toc38367_1836810514"/></text:p></text:note-body></text:note></text:span></text:span><text:span text:style-name="T338">.</text:span></text:p>
      <text:p text:style-name="P241"><text:span text:style-name="T547">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7">a</text:span> el reinado de Jesucristo desde Israel <text:span text:style-name="T547">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41">de la ira de Dios, de las copas, comienza el reinado. </text:span>Jesucristo baja del cielo con <text:soft-page-break/>toda la multitud incontable y vestida de lino blanco, de la que habla <text:alphabetical-index-mark-start text:id="IMark94385827520704"/>Revelación <text:span text:style-name="T548">7</text:span><text:alphabetical-index-mark-end text:id="IMark94385827520704"/> <text:note text:id="ftn194" text:note-class="footnote"><text:note-citation>194</text:note-citation><text:note-body><text:p text:style-name="Footnote"><text:bookmark-start text:name="__RefHeading___Toc38365_1836810514"/><text:s/><text:alphabetical-index-mark-start text:id="IMark94385796124768"/><text:span text:style-name="T343">Revelación 7</text:span><text:alphabetical-index-mark-end text:id="IMark94385796124768"/><text:span text:style-name="T343"> </text:span><text:a xlink:type="simple" xlink:href="https://www.biblegateway.com/passage/?search=Apocalipsis+7%3A9-17&amp;version=RVA" text:style-name="Internet_20_link" text:visited-style-name="Visited_20_Internet_20_Link"><text:span text:style-name="T343">RVA</text:span></text:a><text:bookmark-end text:name="__RefHeading___Toc38365_1836810514"/></text:p></text:note-body></text:note>, y que salió a recibirlo según Pablo <text:span text:style-name="T215"><text:note text:id="ftn195" text:note-class="footnote"><text:note-citation>195</text:note-citation><text:note-body><text:p text:style-name="Footnote"><text:bookmark-start text:name="__RefHeading___Toc38363_1836810514"/><text:s/><text:alphabetical-index-mark-start text:id="IMark94385838573616"/><text:span text:style-name="T215">1 Tesalonicenses 4</text:span><text:alphabetical-index-mark-end text:id="IMark94385838573616"/><text:span text:style-name="T215">:17 </text:span><text:a xlink:type="simple" xlink:href="https://www.biblegateway.com/passage/?search=1+Tesalonicenses+4%3A17&amp;version=RVA" text:style-name="Internet_20_link" text:visited-style-name="Visited_20_Internet_20_Link"><text:span text:style-name="T215">RVA</text:span></text:a><text:bookmark-end text:name="__RefHeading___Toc38363_1836810514"/></text:p></text:note-body></text:note></text:span>. Todos los que fueron arrebatados al cielo. Multitud que será gobernada por Jesucristo y 144.000 resucitados durante mil años.</text:p>
      <text:p text:style-name="P206"><text:span text:style-name="T338">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8">“c</text:span></text:span><text:span text:style-name="Bible_5f_text">on Cristo estoy juntamente crucificado, y vivo, no ya yo, mas vive Cristo en mí</text:span><text:span text:style-name="Bible_5f_text"><text:span text:style-name="T342">” </text:span></text:span><text:span text:style-name="Bible_5f_text"><text:span text:style-name="T342"><text:note text:id="ftn196" text:note-class="footnote"><text:note-citation>196</text:note-citation><text:note-body><text:p text:style-name="Footnote"><text:bookmark-start text:name="__RefHeading___Toc38361_1836810514"/><text:s/><text:alphabetical-index-mark-start text:id="IMark94385796124768"/><text:span text:style-name="T342">Gálatas 2</text:span><text:alphabetical-index-mark-end text:id="IMark94385796124768"/><text:span text:style-name="T342">:20 </text:span><text:a xlink:type="simple" xlink:href="https://www.biblegateway.com/passage/?search=Galatas+2%3A20&amp;version=RVA" text:style-name="Internet_20_link" text:visited-style-name="Visited_20_Internet_20_Link"><text:span text:style-name="T342">RVA</text:span></text:a><text:bookmark-end text:name="__RefHeading___Toc38361_1836810514"/></text:p></text:note-body></text:note></text:span></text:span><text:span text:style-name="T342">. Pueblos y naciones conformados por personas en los cuales ya reina Cristo en su corazón. </text:span></text:p>
      <text:p text:style-name="P217">Es el comienzo <text:span text:style-name="T548">ESPIRITUAL CON la presencia FÍSICA del rey de reyes, del Meshiakh de YHWH, </text:span>de esa tierra nueva con cielo nuevo que anuncia Isaías en sus dos últimos capítulos. <text:span text:style-name="T510">El comienzo ESPIRITUAL SIN la presencia FÍSICA de Jesucristo comenzó desde su resurrección. Estos comienzos son solo ESPIRITUALES porque aún no ha sido destruida la descendencia de Adam</text:span>. </text:p>
      <text:p text:style-name="P216">El comienzo <text:span text:style-name="T510">FÍSICO</text:span> de esa tierra <text:span text:style-name="T548">NUEVA</text:span> con un cielo <text:span text:style-name="T548">NUEVO</text:span>, <text:span text:style-name="T548">según </text:span><text:alphabetical-index-mark-start text:id="IMark94385866143152"/><text:span text:style-name="T548">Revelación 21</text:span><text:alphabetical-index-mark-end text:id="IMark94385866143152"/><text:span text:style-name="T548">,</text:span> <text:span text:style-name="T548">sucede</text:span> <text:span text:style-name="T548">DESPUÉS</text:span> de la resurrección de TODOS los muertos. Y esto solo sucede hasta pasados los mil años <text:span text:style-name="T548">de reinado de Jesucristo desde Israel, ese que ya está aquí.</text:span></text:p>
      <text:p text:style-name="P211">Jesucristo no llega a reinar sobre nadie que no lo haya aceptado como rey previamente a ese momento. <text:span text:style-name="T340">El no llega a reinar sobre Babilonia.</text:span></text:p>
      <text:p text:style-name="P218"><text:soft-page-break/>Estas son BUENAS noticias <text:span text:style-name="T549">para los que ya tienen a Jesucristo como Rey, </text:span>pero no PARECEN buenas <text:span text:style-name="T549">a los que no lo tienen como Rey.</text:span></text:p>
      <text:p text:style-name="P305"/>
      <text:p text:style-name="P289"><draw:frame draw:style-name="fr1" draw:name="Frame1" text:anchor-type="paragraph" svg:width="136.01mm" style:rel-width="100%" svg:height="62.49mm" style:rel-height="25%" draw:z-index="0"><draw:text-box><text:p text:style-name="Frame_20_contents"/></draw:text-box></draw:frame><text:bookmark-start text:name="__RefHeading___Toc31386_2351945200"/><text:span text:style-name="T512">PARTE 3. PERIFERIA</text:span>.<text:bookmark-end text:name="__RefHeading___Toc31386_2351945200"/></text:p>
      <text:h text:style-name="P291" text:outline-level="1"><text:bookmark-start text:name="__RefHeading___Toc28339_1627726659"/><text:span text:style-name="T482">Creencias</text:span>.<text:bookmark-end text:name="__RefHeading___Toc28339_1627726659"/></text:h>
      <text:p text:style-name="P210">En este momento de l<text:span text:style-name="T634">a</text:span> <text:span text:style-name="T142">presentación</text:span> ya se puede decir que el <text:span text:style-name="T483">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7"><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09"><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09"><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8"><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4"><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7" text:note-class="footnote"><text:note-citation>197</text:note-citation><text:note-body><text:p text:style-name="Footnote"><text:bookmark-start text:name="__RefHeading___Toc38359_1836810514"/><text:s/><text:alphabetical-index-mark-start text:id="IMark94385842615088"/><text:span text:style-name="T150">1 Corintios 15</text:span><text:alphabetical-index-mark-end text:id="IMark94385842615088"/><text:span text:style-name="T150">:14 </text:span><text:a xlink:type="simple" xlink:href="https://www.biblegateway.com/passage/?search=1+Corintios+15%3A14&amp;version=RVA" text:style-name="Internet_20_link" text:visited-style-name="Visited_20_Internet_20_Link"><text:span text:style-name="T150">RVA</text:span></text:a><text:bookmark-end text:name="__RefHeading___Toc38359_1836810514"/></text:p></text:note-body></text:note></text:span></text:span><text:span text:style-name="T129">. </text:span></text:p>
      <text:p text:style-name="P32">Jesucristo hablo de No<text:span text:style-name="T485">é</text:span>, de Jonás, de <text:span text:style-name="T586">Moisés</text:span>, y de <text:span text:style-name="T485">la Torah, la cual incluye al libro del Génesis, </text:span>como algo completamente cierto. <text:span text:style-name="T485">Luego, si Jesucristo está vivo porque resucitó, puede que no entendamos todos los detalles de porqué toda la biblia tiene que ser cierta pero tiene que serlo.</text:span></text:p>
      <text:p text:style-name="P26">Así, los dos <text:span text:style-name="T492">principios</text:span> <text:span text:style-name="T492">fundamentales,</text:span> <text:span text:style-name="T550">que se deben tener en cuenta en cualquier sustentación </text:span>de aquí en adelante, son los que ya se analizaron al comienzo de <text:span text:style-name="T551">esta presentación</text:span>:</text:p>
      <text:list text:style-name="L4">
        <text:list-item>
          <text:p text:style-name="P306">Existe un Creador, <text:span text:style-name="T487">diseñador e inteligente,</text:span> de toda planta, animal y persona de este planeta.</text:p>
        </text:list-item>
        <text:list-item>
          <text:p text:style-name="P307">Jesucristo está vivo porque, <text:span text:style-name="T493">después de morir en la cruz, el Creador lo </text:span>resucitó <text:span text:style-name="T493">al tercer día</text:span>.</text:p>
        </text:list-item>
      </text:list>
      <text:p text:style-name="P27">Si <text:span text:style-name="T488">estos dos puntos fundamentales </text:span>se niegan, se ignoran, o no se tienen en cuenta <text:span text:style-name="T550">en las próximas sustentaciones</text:span>,<text:span text:style-name="T488"> </text:span>es racionalmente <text:span text:style-name="T552">mucho mas difícil </text:span>el poder <text:span text:style-name="T550">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2"><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2"><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3"><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6">La Verdad según la biblia es algo que se vive, que se experimenta. </text:span><text:span text:style-name="T75">Según</text:span><text:span text:style-name="T9"> </text:span><text:alphabetical-index-mark-start text:id="IMark94385838573616"/><text:span text:style-name="T9">Juan 14</text:span><text:alphabetical-index-mark-end text:id="IMark94385838573616"/><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8" text:note-class="footnote"><text:note-citation>198</text:note-citation><text:note-body><text:p text:style-name="Footnote"><text:bookmark-start text:name="__RefHeading___Toc38357_1836810514"/><text:span text:style-name="T9"><text:s/></text:span><text:alphabetical-index-mark-start text:id="IMark94385864356912"/><text:span text:style-name="T11">Juan 14</text:span><text:alphabetical-index-mark-end text:id="IMark94385864356912"/><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9" text:note-class="footnote"><text:note-citation>199</text:note-citation><text:note-body><text:p text:style-name="Footnote"><text:bookmark-start text:name="__RefHeading___Toc38355_1836810514"/><text:s/><text:alphabetical-index-mark-start text:id="IMark94385821551552"/><text:span text:style-name="T345">1 Juan 2</text:span><text:alphabetical-index-mark-end text:id="IMark94385821551552"/><text:span text:style-name="T345">:6 </text:span><text:a xlink:type="simple" xlink:href="https://www.biblegateway.com/passage/?search=1+Juan+2%3A6&amp;version=RVA" text:style-name="Internet_20_link" text:visited-style-name="Visited_20_Internet_20_Link"><text:span text:style-name="T345">RVA</text:span></text:a><text:bookmark-end text:name="__RefHeading___Toc38355_1836810514"/></text:p></text:note-body></text:note></text:span></text:span><text:span text:style-name="T14">. </text:span><text:span text:style-name="T75">El que dice que conoce a Jesucristo debe vivir como el </text:span><text:span text:style-name="T147">lo hace</text:span><text:span text:style-name="T75">. Esta forma de vivir es amando, </text:span><text:span text:style-name="T141">Juan explica</text:span><text:span text:style-name="T75"> en </text:span><text:span text:style-name="T14">1ra Juan </text:span><text:soft-page-break/><text:span text:style-name="T14">4 </text:span><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200" text:note-class="footnote"><text:note-citation>200</text:note-citation><text:note-body><text:p text:style-name="Footnote"><text:bookmark-start text:name="__RefHeading___Toc38353_1836810514"/><text:s/><text:alphabetical-index-mark-start text:id="IMark94385821551552"/><text:span text:style-name="T151">1 Juan 4</text:span><text:alphabetical-index-mark-end text:id="IMark94385821551552"/><text:span text:style-name="T151">:8 </text:span><text:a xlink:type="simple" xlink:href="https://www.biblegateway.com/passage/?search=+1+Juan+4%3A8&amp;version=RVA" text:style-name="Internet_20_link" text:visited-style-name="Visited_20_Internet_20_Link"><text:span text:style-name="T151">RVA</text:span></text:a><text:bookmark-end text:name="__RefHeading___Toc38353_1836810514"/></text:p></text:note-body></text:note></text:span></text:span><text:span text:style-name="T14">. </text:span><text:span text:style-name="T75">Y nos explica Jesucristo según </text:span><text:alphabetical-index-mark-start text:id="IMark94385864360304"/><text:span text:style-name="T75">Juan 15</text:span><text:alphabetical-index-mark-end text:id="IMark94385864360304"/><text:span text:style-name="T75"> que </text:span><text:span text:style-name="Bible_5f_text"><text:span text:style-name="T75">“nadie tiene mayor amor que este, que ponga alguno su vida por sus amigos” </text:span></text:span><text:span text:style-name="Bible_5f_text"><text:span text:style-name="T75"><text:note text:id="ftn201" text:note-class="footnote"><text:note-citation>201</text:note-citation><text:note-body><text:p text:style-name="Footnote"><text:bookmark-start text:name="__RefHeading___Toc38351_1836810514"/><text:s/><text:alphabetical-index-mark-start text:id="IMark94385865421120"/><text:span text:style-name="T346">Juan 15</text:span><text:alphabetical-index-mark-end text:id="IMark94385865421120"/><text:span text:style-name="T346">:13 </text:span><text:a xlink:type="simple" xlink:href="https://www.biblegateway.com/passage/?search=Juan+15%3A13&amp;version=RVA" text:style-name="Internet_20_link" text:visited-style-name="Visited_20_Internet_20_Link"><text:span text:style-name="T346">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4">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52">puede nombrar</text:span> con la palabra “matemáticas”, a dichos modelos se les <text:span text:style-name="T352">puede nombrar</text:span> con la palabra “teorías”, <text:span text:style-name="T355">y </text:span>a dichos objetos se les <text:span text:style-name="T352">puede nombrar</text:span> con la palabra “tecnología<text:span text:style-name="T353">s</text:span>”<text:span text:style-name="T352">.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4">No es lo mismo. Conocer al creador es l</text:span>a razón de nuestro existir, la causa y objetivo, el principio y el fin, lo único que puede satisfacer al <text:span text:style-name="T354">ser </text:span>h<text:span text:style-name="T354">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4">en la Creación.</text:span></text:p>
      <text:p text:style-name="P170">El único modelo mental que puede satisfacer <text:span text:style-name="T356">el conocimiento de la Realidad, de La Verdad, </text:span>es la mente de Jesucristo. El único <text:span text:style-name="T475">nombre</text:span> que se apropia de la razón fundamental del ser humano es Jesucristo mismo. Cuando Jesucristo vive en mi y yo muero a mi mismo, alcanzo La Verdad. Eso que <text:span text:style-name="T354">tanto </text:span>busc<text:span text:style-name="T354">o, eso que tanto deseo</text:span>.</text:p>
      <text:p text:style-name="P171">Estamos en la búsqueda de La Verdad.</text:p>
      <text:h text:style-name="P292" text:outline-level="1"><text:bookmark-start text:name="__RefHeading___Toc30344_2573619770"/><text:span text:style-name="T509">S</text:span>obrenatural.<text:bookmark-end text:name="__RefHeading___Toc30344_2573619770"/></text:h>
      <text:p text:style-name="P213">La posición de su anfitrión respecto a la palabra “milagro” y la palabra “sobrenatural” está basada en los conceptos bíblicos.</text:p>
      <text:p text:style-name="P213">Esto quiere decir que milagro no significa nada diferente de “señal” o “maravilla”. Esto quiere decir que por mas MARAVILLADO que alguien quede con un milagro, esto no significa que no tenga una explicación <text:span text:style-name="T553">RACIONAL</text:span>. Y que es justamente por lo difícil de explicar racionalmente que se considera también una SEÑAL de que es el Creador el que esta interviniendo en el MARAVILLOSO evento.</text:p>
      <text:p text:style-name="P213"><text:soft-page-break/>Esta posición esta directamente relacionada con la palabra “sobrenatural”, <text:span text:style-name="T489">que en realidad no existe en el hebreo. Tiene un origen del latín. La palabra “natura” del latín es tan contraria a la biblia que no aparece una sola vez en el antiguo testamento de la Vulgata. Solo aparece deformada 2 veces como “</text:span><text:span text:style-name="T583">naturae</text:span><text:span text:style-name="T489">” y 1 vez como “</text:span><text:span text:style-name="T583">naturam</text:span><text:span text:style-name="T489">” en el antiguo testamento de la Vulgata. La razón es que la palabra misma significa “nacer” e implica, en su uso generalizado, que no hay un creador. Las cosas “nacen” SOLITAS de alguna manera.</text:span></text:p>
      <text:p text:style-name="P214">Así, para su anfitrión sobre-natural simplemente significa por encima de lo que es “natural”, <text:span text:style-name="T490">de lo que simplemente “nace”, </text:span>es decir que <text:span text:style-name="T508">TIENE</text:span> un <text:span text:style-name="T508">creador</text:span>. Si algo tiene un creador es “sobrenatural”. Así, cualquier cosa creada por el hombre es tan “sobrenatural” como lo creado por nuestro CREADOR. </text:p>
      <text:p text:style-name="P215">Es por eso que su anfitrión evita la palabra “naturaleza” como la plaga. Solo la usa en citas <text:span text:style-name="T554">de otros textos </text:span>o <text:span text:style-name="T554">muy rara vez </text:span>como sinónimo de ESTA creación, lo que se observa en este planeta. Y <text:span text:style-name="T554">en dicho caso </text:span>solo la us<text:span text:style-name="T554">o</text:span> para diferencia<text:span text:style-name="T554">r</text:span> lo creado por nuestro creador de lo creado por nosotros. <text:span text:style-name="T555">En general, prefiero usar la palabra “CREACIÓN”.</text:span></text:p>
      <text:p text:style-name="P215">La mal llamada “naturaleza” es ya de por si algo SOBRENATURAL, porque fue <text:span text:style-name="T554">CREADA</text:span>. A algunos les parece que las plantas, los animales y las personas simplemente “nacier<text:span text:style-name="T554">o</text:span>n”, <text:span text:style-name="T554">entre comillas,</text:span> <text:span text:style-name="T554">SOLITOS.</text:span> <text:span text:style-name="T605">P</text:span>ero si se analiza el proceso se observa la necesidad de un CREADOR. Es por eso que su anfitrión prefiere usar la palabra CREACIÓN en lugar de la palabra “naturaleza”. </text:p>
      <text:p text:style-name="P212">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8">Palabras como</text:span> “ciencia”, <text:span text:style-name="T34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ún para denotar dicha “certeza”, entre comillas.</text:p>
      <text:p text:style-name="P42">Irónicamente el criterio mas popular <text:span text:style-name="T501">para solucionar el problema de demarcación, es decir el criterio </text:span>para determinar si una hipótesis es científica o no, es el criterio “falsibilidad”, es decir que dicha hipótesis sea posible contradecirla por observación o por lógica. <text:span text:style-name="T501">Justamente lo opuesto a la “certeza”: la </text:span>“falsibilidad” <text:span text:style-name="T556">implica</text:span> la ausencia de “certeza”. Y todos los métodos reconocidos como científicos incluyen <text:span text:style-name="T476">el </text:span>po<text:span text:style-name="T476">der</text:span> repetir la observación experimental de los resultados esperados para una hipótesis falsificable. </text:p>
      <text:p text:style-name="P40">Se adquiere confianza a medida que se puede repetir la experimentación y es por eso que se <text:span text:style-name="T477">termina </text:span>relaciona<text:span text:style-name="T477">ndo</text:span> la palabra “ciencia” con la palabra “certeza” a pesar de que una hipótesis científica debe ser falsificable para ser científica, <text:span text:style-name="T501">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6">ENGAÑOSO</text:span>. No hay ni uno bueno.</text:p>
      <text:p text:style-name="P6"><text:span text:style-name="T349">El ser humano</text:span> puede cambiar, reestructurar, rediseñar el sistema que sea, pero si sus partes, el usuario, <text:span text:style-name="T349">o el diseñador</text:span> del mismo, están dañados, <text:span text:style-name="T556">entonces</text:span> el sistema va a fallar.</text:p>
      <text:p text:style-name="P35"><text:span text:style-name="T349">Incluso e</text:span>l criterio presentado en esta presentación<text:span text:style-name="T502">, </text:span>la creatividad técnica, como <text:span text:style-name="T502">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6">MÁQUINAS</text:span> que hacen <text:span text:style-name="T556">MÁQUINAS</text:span>, fábricas que usan máquinas hechas por otras fábricas para construir OBJETOS. Si una disciplina construye <text:span text:style-name="T478">repetidamente </text:span>algo <text:span text:style-name="T478">útil para el ser humano</text:span>, califica como “conocimiento”, califica como “ciencia”.</text:p>
      <text:p text:style-name="P7">La creatividad técnica excluye cualquier disciplina que no construya su objeto de estudio <text:span text:style-name="T495">o algo con sus objetos de estudio</text:span>. Estudia las estrellas pero <text:span text:style-name="T496">¿</text:span>no <text:span text:style-name="T495">las construye y no </text:span>construye nada con ellas?. No <text:soft-page-break/>califica. Estudia l<text:span text:style-name="T507">a</text:span>s <text:span text:style-name="T507">partículas elementales</text:span> pero <text:span text:style-name="T496">¿</text:span>no <text:span text:style-name="T495">las construye y </text:span>no construye nada con ell<text:span text:style-name="T507">a</text:span>s?. No califica. Estudia el tiempo pero <text:span text:style-name="T496">¿</text:span>no <text:span text:style-name="T495">lo construye y </text:span>no construye nada con el?. No califica. Estudia la gravedad pero <text:span text:style-name="T496">¿</text:span>no <text:span text:style-name="T495">la construye y </text:span>no construye nada con ella?. No califica. <text:span text:style-name="T496">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6">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50">estudian</text:span> <text:span text:style-name="T1">el espacio y el tiempo a ese nivel</text:span>.</text:p>
      <text:p text:style-name="P30">Parece mas difícil que <text:span text:style-name="T351">el </text:span>criterio <text:span text:style-name="T351">de creatividad técnica </text:span>falle pero puede fallar. El problema esta en el usuario. <text:span text:style-name="T506">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6">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94385775782720"/><text:span text:style-name="T81">Jeremías 17</text:span><text:alphabetical-index-mark-end text:id="IMark94385775782720"/><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202" text:note-class="footnote"><text:note-citation>202</text:note-citation><text:note-body><text:p text:style-name="Footnote"><text:bookmark-start text:name="__RefHeading___Toc38349_1836810514"/><text:s/><text:alphabetical-index-mark-start text:id="IMark94385741579232"/><text:span text:style-name="T357">Jeremías 17</text:span><text:alphabetical-index-mark-end text:id="IMark94385741579232"/><text:span text:style-name="T357">:9 </text:span><text:a xlink:type="simple" xlink:href="https://www.biblegateway.com/passage/?search=Jeremias+17%3A9&amp;version=RVA" text:style-name="Internet_20_link" text:visited-style-name="Visited_20_Internet_20_Link"><text:span text:style-name="T357">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80">Distancias</text:span>.<text:bookmark-end text:name="__RefHeading___Toc28349_1627726659"/></text:h>
      <text:p text:style-name="P153">Se observan luces en el cielo. <text:span text:style-name="T369">Percibimos </text:span>diferentes frecuencias <text:span text:style-name="T369">de la </text:span>luz <text:span text:style-name="T369">que emiten</text:span>. <text:span text:style-name="T369">¿</text:span>Que tan lejos están?. La respuesta mas sencilla es: NO lo sabemos. Pero el ser humano en vez de admitir su ignorancia, <text:span text:style-name="T358">supone, asume cosas que no puede confirmar y saca conclusiones basadas en esa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6">es decir: ponga en linea a su ojo derecho, la punta de lápiz y el punto en la hoja</text:span>. Sin mover ni cabeza, ni lápiz, ni hoja, ahora cierre el ojo derecho y abra el izquierdo. El lápiz <text:span text:style-name="T376">PARECE</text:span> haberse desplazado respecto al punto en la hoja. <text:span text:style-name="T379">¿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6"><text:soft-page-break/>Si este ángulo se trata de calcular midiendo el <text:span text:style-name="T607">angulo de </text:span>desplazamiento <text:span text:style-name="T606">APARENTE</text:span> de un objeto respecto a un fondo se debe cumplir una de dos: o se conoce la distancia del fondo al objeto o esta distancia debe ser varios ordenes de magnitud mayor que la distancia a calcular <text:span text:style-name="T416">para poder obtener un valor aproximado</text:span>. <text:span text:style-name="T607">Este segundo caso es el origen de la palabra Parallax, porque ASUME que las lineas de visión desde </text:span><text:span text:style-name="T627">cada</text:span><text:span text:style-name="T607"> punto de observación, en este caso </text:span><text:span text:style-name="T627">cada uno de </text:span><text:span text:style-name="T607">su</text:span><text:span text:style-name="T627">s</text:span><text:span text:style-name="T607"> ojo</text:span><text:span text:style-name="T627">s</text:span><text:span text:style-name="T607">, al </text:span><text:span text:style-name="T627">punto de referencia en el </text:span><text:span text:style-name="T607">FONDO, </text:span><text:span text:style-name="T627">en este caso el </text:span><text:span text:style-name="T628">punto en la hoja de papel,</text:span><text:span text:style-name="T607"> eso que debe estar varios ordenes de magnitud mas lejos que la distancia que se desea calcular, son PARALELAS. Se ASUMEN paralelas para poder </text:span><text:span text:style-name="T630">APROXIMAR</text:span><text:span text:style-name="T607"> el angulo medido al angulo entre las lineas de visión de cada ojo, o puntos de observación, al OBJETO. </text:span><text:span text:style-name="T630">El angulo realmente medido</text:span><text:span text:style-name="T607"> es el angulo entre la linea de visión de</text:span><text:span text:style-name="T629">l segundo punto de observaci</text:span><text:span text:style-name="T625">ón, en este caso el ojo izquierdo, </text:span><text:span text:style-name="T607">al </text:span><text:span text:style-name="T629">punto de referencia en el </text:span><text:span text:style-name="T607">FONDO, y la linea de visión del MISMO </text:span><text:span text:style-name="T629">segundo punto de</text:span><text:span text:style-name="T607"> </text:span><text:span text:style-name="T629">observaci</text:span><text:span text:style-name="T625">ón </text:span><text:span text:style-name="T607">al OBJETO. </text:span><text:span text:style-name="T631">Es decir </text:span><text:span text:style-name="T633">que el</text:span><text:span text:style-name="T631"> angulo </text:span><text:span text:style-name="T633">medido </text:span><text:span text:style-name="T632">se APROXIMA al</text:span><text:span text:style-name="T631"> desplazamiento </text:span><text:span text:style-name="T632">angular </text:span><text:span text:style-name="T631">APARENTE. Para esto tambi</text:span><text:span text:style-name="T626">é</text:span><text:span text:style-name="T631">n se ASUME que d</text:span><text:span text:style-name="T630">icho</text:span><text:span text:style-name="T607"> </text:span><text:span text:style-name="T629">objeto no se ha movido respecto al primer punto de observaci</text:span><text:span text:style-name="T625">ón ni respecto al punto de referencia en el fondo.</text:span></text:p>
      <text:p text:style-name="P255"><text:span text:style-name="T557">La</text:span> segunda opción fue la que se uso en los primeros cálculos aproximados de la distancia de la luna a la tierra. Las estrellas eran el fondo y estas se <text:span text:style-name="T608">ASUMÍAN</text:span> varios ordenes de magnitud mas distantes que la luna. <text:span text:style-name="T608">Una suposición razonable para el caso de la luna.</text:span></text:p>
      <text:p text:style-name="P255">Medir el <text:span text:style-name="T609">angulo de </text:span>desplazamiento aparente de un objeto respecto a un fondo del cual <text:span text:style-name="T557">NO</text:span> podemos asumir que este <text:span text:style-name="T609">VARIOS ordenes de magnitud </text:span>mas lejano que el objeto es <text:span text:style-name="T557">ABUSAR</text:span> de l<text:span text:style-name="T479">a</text:span> <text:span text:style-name="T479">aproximación, </text:span><text:soft-page-break/><text:span text:style-name="T479">es ASUMIR DEMASIADO. Ya ni siquiera es una aproximación es una incertidumbre</text:span>. Sin embargo esto <text:span text:style-name="T417">es</text:span> lo que se <text:span text:style-name="T417">hace normalmente</text:span> para calcular el <text:span text:style-name="T480">famoso </text:span>ángulo Parallax con <text:span text:style-name="T557">esas luces que vemos en el cielo, con las</text:span> estrellas.</text:p>
      <text:p text:style-name="P174"><text:span text:style-name="T413">I</text:span>magínese poner el lápiz a 8 kilómetros <text:span text:style-name="T393">o 5 millas </text:span>de distancia <text:span text:style-name="T394">de sus ojos y ubicándolo entre usted y una estrella. El punto en la</text:span> hoja ahora es <text:span text:style-name="T418">la estrella.</text:span> <text:span text:style-name="T394">Y luego</text:span> tratar de medir <text:span text:style-name="T610">el angulo</text:span> que el lápiz PARECE haberse desplazado <text:span text:style-name="T412">respecto a la estrella </text:span>al observarlo <text:span text:style-name="T610">desde el segundo ojo</text:span>, <text:span text:style-name="T392">o al observarlo con la mejor tecnología que se imagine pero separando cada observación solo por 6 centímetros. Y con esa medición </text:span>luego calcular la distancia del lápiz a sus ojos mediante un <text:span text:style-name="T610">calculo</text:span> <text:span text:style-name="T391">trigonométrico.</text:span> <text:span text:style-name="T373">Algo así sería </text:span>lo que <text:span text:style-name="T391">se trata</text:span> de <text:span text:style-name="T557">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4">El método Parallax es solo una aproximación y solo funciona <text:span text:style-name="T414">como aproximación </text:span>si <text:span text:style-name="T414">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5"><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7"><text:span text:style-name="T612">Otra</text:span> alarma en el uso de<text:span text:style-name="T415">l</text:span> método <text:span text:style-name="T415">Parallax para aproximar la distancia de una estrella </text:span>debería ser el valor en dichos ángulos. Son demasiado pequeños. <text:span text:style-name="T611">Y eso que en dichos intentos se trata de separar los puntos de observación lo máximo posible haciendo las observaciones en extremos del ciclo de la tierra al rededor del Sol. </text:span></text:p>
      <text:p text:style-name="P277"><text:span text:style-name="T611">Cuando el lápiz esta muy lejos el ángulo es muy pequeño. Y c</text:span>uando la hoja está muy cerca del lápiz, <text:span text:style-name="T612">es decir cuando el lápiz empieza a estar muy cerca del supuesto fondo,</text:span> este parece moverse casi nada. El fondo no es tan fondo como creíamos. </text:p>
      <text:p text:style-name="P276">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6">Esos ángulos son en realidad EVIDENCIA en contra de la aproximación y por lo tanto del uso del método. <text:span text:style-name="T61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78"><text:soft-page-break/>E<text:span text:style-name="T358">ste método Parallax que asume demasiado y que se usa para hacer un CÁLCULO APROXIMADO e INDIRECTO de la distancia de una estrella </text:span>es lo que <text:span text:style-name="T481">la astronomía, la cosmología, y las supuestas ciencias que estudian las estrellas, </text:span>llama<text:span text:style-name="T481">n</text:span> <text:span text:style-name="T376">MEDICIÓN</text:span> DIRECTA de distancias <text:span text:style-name="T419">estelares.</text:span> <text:span text:style-name="T558">Hágame el favor !. Esa el la DIRECTA !. A hacer un CÁLCULO APROXIMADO e INDIRECTO lo llamamos que dizque MEDIR DIRECTAMENTE !. Es lo mejor que tenemos.</text:span> <text:span text:style-name="T558">I</text:span>magínese ahora las <text:span text:style-name="T481">mediciones INDIRECTAS</text:span>.</text:p>
      <text:p text:style-name="P162">Con base <text:span text:style-name="T374">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59">cósmicas.</text:span> Que no es otra cosa que una escalera de <text:span text:style-name="T375">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8">ESA</text:span> es la <text:span text:style-name="T558">ACTITUD</text:span> que tenemos, <text:span text:style-name="T378">de </text:span>cual es la distancia que tiene una luz que observamos en el cielo.</text:p>
      <text:p text:style-name="P257">La verdad es que NO lo sabemos.</text:p>
      <text:p text:style-name="P171">No podemos alcanzar La Verdad de lo muy lejano, <text:span text:style-name="T410">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81">Para calcular las aproximaciones de la distancia de una estrella a</text:span> veces suponemos que mayor tamaño significa mayor cercanía, <text:span text:style-name="T360">a veces suponemos que objetos conectados luminosamente están a la misma distancia, </text:span>a veces suponemos que mayor <text:span text:style-name="T363">luminosidad percibida</text:span> como emitida por el objeto implica menor distancia, a veces suponemos los mecanismos mediante los cuales <text:span text:style-name="T370">se </text:span>emite luz, <text:span text:style-name="T382">y aveces suponemos que mayor corrimiento al rojo</text:span> <text:span text:style-name="T382">implica una mayor distancia, </text:span>y <text:span text:style-name="T382">basados en estas suposiciones </text:span>inconfirmables<text:span text:style-name="T382"> </text:span>hacemos toda una serie de cálculos para llegar a conclusi<text:span text:style-name="T382">ones</text:span> <text:span text:style-name="T382">que damos como verdaderas</text:span>.</text:p>
      <text:p text:style-name="P155">Pero por la causa de la argumentación <text:span text:style-name="T377">ASUMAMOS, CREAMOS, ACEPTEMOS</text:span> que TODAS, <text:span text:style-name="T377">absolutamente TODAS,</text:span> esas <text:span text:style-name="T378">SUPOSICIONES</text:span> son ciertas.</text:p>
      <text:p text:style-name="P154">En el milenio pasado se llegó a la conclusión de que el universo esta expandiéndose porque una de esas suposiciones <text:span text:style-name="T364">nos dice que:</text:span> el corrimiento al rojo de un grupo de objetos, o de un objeto, <text:span text:style-name="T364">es</text:span> <text:span text:style-name="T360">mayor entre mayor sea la distancia del objeto.</text:span></text:p>
      <text:p text:style-name="P282">Pero ¿Que pasa cuando se encuentran objetos <text:span text:style-name="T613">CONECTADOS</text:span> <text:span text:style-name="T365">luminosamente</text:span> pero con <text:span text:style-name="T613">DIFERENTES</text:span> corrimientos al rojo? ¿Que pasa con <text:span text:style-name="T578">NGC</text:span>-7603 o <text:span text:style-name="T578">NGC</text:span>-4319 <text:span text:style-name="T365">en los que varios objetos están CONECTADOS luminosamente pero tienen DIFERENTES corrimientos al rojo</text:span>? Simple. Se ignoran porque <text:span text:style-name="T367">implican que </text:span>las suposiciones <text:span text:style-name="T367">se contradicen unas a otras. Y eso implica que las conclusiones </text:span><text:span text:style-name="T635">quedan SIN BASE</text:span><text:span text:style-name="T367">.</text:span></text:p>
      <text:p text:style-name="P281"><text:span text:style-name="T361">¿</text:span>Que pasa cuando se hace el diagrama de “brill<text:span text:style-name="T361">o</text:span> aparente” contra “corrimientos al rojo“ de los <text:span text:style-name="T362">C</text:span>uasares que o<text:span text:style-name="T361">b</text:span>servamos y se encuentra que <text:span text:style-name="T361">los puntos en el diagrama están REGADOS por </text:span><text:soft-page-break/><text:span text:style-name="T361">TODO el diagrama y no presentan una correlación estadística? Simple. </text:span>Se ignoran. <text:span text:style-name="T559">P</text:span>orque <text:span text:style-name="T367">implican que </text:span>las suposiciones <text:span text:style-name="T367">se contradicen unas a otras. Y eso implica que las conclusiones </text:span><text:span text:style-name="T635">quedan SIN BASE</text:span><text:span text:style-name="T367">.</text:span></text:p>
      <text:p text:style-name="P160">Si la suposición, de que el “corrimiento al rojo” nos indica “distancia”, es <text:span text:style-name="T559">FALSA</text:span>, <text:span text:style-name="T559">entonces</text:span> el <text:span text:style-name="T559">PRINCIPAL</text:span> argumento para un universo en expansión <text:span text:style-name="T365">es</text:span> <text:span text:style-name="T635">simplemente una </text:span><text:span text:style-name="T636">FALACIA</text:span>.</text:p>
      <text:p text:style-name="P160">Un universo en expansión es el principal argumento para el famoso Big-Bang, esa explosión de absolutamente <text:span text:style-name="T560">NADA </text:span><text:span text:style-name="T637">causada por absolutamente NADA</text:span>, porque antes de la explosión no había <text:span text:style-name="T616">NADA </text:span><text:span text:style-name="T637">y NADA pudo haberla causado</text:span>, y de <text:span text:style-name="T365">la cual supuestamente </text:span>salió <text:span text:style-name="T560">TODO</text:span>. Un absurdo lógico que incluso hoy en día algunos aceptan sin ningún problema porque fue lo que le enseñaron en el colegio: que <text:span text:style-name="T503">TODO</text:span> salió de un explosión de <text:span text:style-name="T503">NADA </text:span><text:span text:style-name="T638">causada por NADA</text:span>.</text:p>
      <text:p text:style-name="P161">La evidencia que muestran los C<text:span text:style-name="T360">uasares </text:span>de que el “corrimiento al rojo” NO indica “distancia” es evidencia <text:span text:style-name="T367">que </text:span>destruye el principal argumento para concluir que el universo está en expansión. <text:span text:style-name="T368">Que a su vez es el principal argumento para concluir que todo empezó con una explosión. Que a su vez es la principal base para calcular su tiempo de existencia. Que a su vez es argumento para … bla, bla, bla, bla, bla.</text:span></text:p>
      <text:p text:style-name="P161">N<text:span text:style-name="T372">O</text:span> <text:span text:style-name="T372">CONOCEMOS</text:span> las distancias de <text:span text:style-name="T371">esas</text:span> <text:span text:style-name="T371">luces</text:span> que vemos en el cielo, pero somos tan orgullosos, <text:span text:style-name="T504">tal altivos, tan soberbios, tan arrogantes, tan ensalzados, tan rebeldes,</text:span> que nos negamos a admitir nuestra ignorancia.<text:span text:style-name="T366">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10">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5">
        <text:list-item>
          <text:p text:style-name="P308">Suponiendo que se conocen las condiciones iniciales.</text:p>
        </text:list-item>
        <text:list-item>
          <text:p text:style-name="P308">Suponiendo que no hay efectos exte<text:span text:style-name="T383">r</text:span>nos que alteren las condiciones de los elementos <text:span text:style-name="T7">químico </text:span>medidos.</text:p>
        </text:list-item>
        <text:list-item>
          <text:p text:style-name="P308">Suponiendo que la velocidad de cambio, <text:span text:style-name="T383">de radiactividad,</text:span> de los elementos <text:span text:style-name="T7">químicos </text:span>medidos se ha mantenido.</text:p>
        </text:list-item>
      </text:list>
      <text:p text:style-name="P4">Entonces:</text:p>
      <text:p text:style-name="P4"><text:span text:style-name="T561"><text:tab/>P</text:span>uedo calcular cuando <text:span text:style-name="T5">ser formaron dichas rocas u objetos que contienen dichos </text:span>elemento<text:span text:style-name="T8">s</text:span> <text:span text:style-name="T5">radioactivos</text:span>.</text:p>
      <text:p text:style-name="P5"><text:span text:style-name="T148">L</text:span>a datación por elementos radiactivos <text:span text:style-name="T149">es una de las maneras mas ABSURDAS de usar alta tecnología para obtener resultados completamente inútiles porque supone demasiadas cosas imposibles de verificar.</text:span></text:p>
      <text:p text:style-name="P157">Pero por la causa de la argumentación <text:span text:style-name="T377">ASUMAMOS, CREAMOS, ACEPTEMOS</text:span> que TODAS, <text:span text:style-name="T377">absolutamente TODAS,</text:span> esas <text:span text:style-name="T378">SUPOSICIONES</text:span> son <text:span text:style-name="T385">válidas</text:span>.</text:p>
      <text:p text:style-name="P9">La velocidad de decaimiento en estos elementos radiactivos se busca aproximar midiendo cada cuanto <text:span text:style-name="T388">tiempo </text:span>el elemento radiactivo se disminuye a la mitad. A este dato se le llama vida media del elemento radiactivo.</text:p>
      <text:p text:style-name="P10"><text:soft-page-break/>Se <text:span text:style-name="T562">ASUME</text:span> que el elemento radiactivo siempre está disminuyendo a la misma velocidad. Se <text:span text:style-name="T562">asume</text:span> que la vida media del elemento radiactivo no cambia. Que ha sido la misma a lo largo de toda la historia y <text:span text:style-name="T562">durante </text:span>los supuestos miles de millones de años que llevan algunas rocas <text:span text:style-name="T389">tiradas por ahí</text:span>. </text:p>
      <text:p text:style-name="P10">ACEPTANDO las suposiciones <text:span text:style-name="T386">necesarias</text:span>, con esta vida media se puede<text:span text:style-name="T384"> determinar cual es la máxima cantidad de tiempo que puede pasar antes de que los átomos, en realidad isótopos, de una cantidad inicial de dicho elemento radiactivo, pierd</text:span>a<text:span text:style-name="T384">n los electrones que lo hacen radioactivo y dicho isótopo decaiga en un átomo o isó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ótopos decayeron en átomos o isótopos de otro elemento. </text:span>A veces es una cadena de decaimientos porque no siempre un elemento radiactivo de<text:span text:style-name="T387">c</text:span>ae en un elemento estable sino en otro también radiactivo.</text:p>
      <text:p text:style-name="P11">Pero ¿Que pasa cuando <text:span text:style-name="T562">para </text:span>un MISMO pedazo de roca, <text:span text:style-name="T562">al</text:span> que se le aplican varios y DIFERENTES métodos de datación radiactiva, <text:span text:style-name="T562">se obtienen</text:span> <text:span text:style-name="T402">resultados que son múltiplos, MÚLTIPLOS, ojo MÚLTIPLOS, unos de otros?</text:span> <text:span text:style-name="T395">Lo ignoramos, porque esto significaría que nuestras suposiciones son falsas. Y </text:span>que NINGUN<text:span text:style-name="T403">A</text:span> de las <text:span text:style-name="T614">dataciones</text:span> es confiable.</text:p>
      <text:p text:style-name="P36"><text:span text:style-name="T390">ACEPTANDO todas las suposiciones necesarias, p</text:span>ara el mas famoso de todos los elementos radiactivos, el Carbono 14, se ha calculado que dicha vida media es de aproximadamente 5730 años. <text:span text:style-name="T390">El Carbono 14 decae en Nitrógeno 14 al perder un electrón y liberar energía en forma de luz. Y para los efectos prácticos de medición, y </text:span><text:soft-page-break/><text:span text:style-name="T390">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7">Nitrógeno</text:span> 14.</text:p>
      <text:p text:style-name="P13"><text:span text:style-name="T563">Pero,</text:span> ¿Que pasa cuando a un animal QUE ACABA DE MORIR se le hace la prueba de Carbono 14 y resulta que supuestamente vivió hace miles de años? <text:span text:style-name="T395">Lo ignoramos, porque significaría que nuestras suposiciones son falsas </text:span>y que el método no funciona<text:span text:style-name="T395">.</text:span></text:p>
      <text:p text:style-name="P14">O ¿Que pasa cuando <text:span text:style-name="T396">se le hace la prueba de Carbono 14 a dos partes DEL MISMO</text:span> <text:span text:style-name="T397">animal </text:span>y <text:span text:style-name="T396">los resultados tienen diferencias de miles de años? Lo ignoramos, porque significaría que nuestras suposiciones son falsas </text:span>y que el método no funciona, <text:span text:style-name="T396">o que una parte del animal vivió miles de años antes que la otra, lo cual es simplemente absurdo.</text:span></text:p>
      <text:p text:style-name="P15">O ¿Que pasa cuando <text:span text:style-name="T563">a una parte de</text:span> un animal <text:span text:style-name="T398">VIVO, ojo que está VIVO,</text:span> se le hace la prueba de Carbono 14 y resulta que supuestamente vivió hace miles de años? <text:span text:style-name="T395">Lo ignoramos, porque significaría que nuestras suposiciones son falsas </text:span>y que el método no funciona<text:span text:style-name="T395">.</text:span></text:p>
      <text:p text:style-name="P12"><text:span text:style-name="T399">O</text:span> ¿Que pasa cuando un MISMO pedazo de <text:span text:style-name="T399">animal</text:span> <text:span text:style-name="T399">se le aplica la datación por Carbono 14 en laboratorios diferentes </text:span>y <text:span text:style-name="T399">una edad resulta ser menor de 20 mil años y la otra mayor de 28 mil años?</text:span> <text:span text:style-name="T395">Lo ignoramos, porque significaría que nuestras suposiciones son falsas y que el método no funciona.</text:span></text:p>
      <text:p text:style-name="P16"><text:span text:style-name="T400">La datación radiométrica </text:span>NO FUNCIONA.</text:p>
      <text:p text:style-name="P158"><text:soft-page-break/>Pero por la causa de la argumentación <text:span text:style-name="T377">ASUMAMOS, CREAMOS, ACEPTEMOS</text:span> que <text:span text:style-name="T400">si funciona. ASUMAMOS que funciona a las mil maravillas</text:span>.</text:p>
      <text:p text:style-name="P25">¿Que pasa cuando <text:span text:style-name="T486">cada vez que se realiza una prueba de Carbono 14 en algún pedazo de </text:span><text:s/>carbón <text:span text:style-name="T486">del planeta encontramos que </text:span>tiene tiene Carbono 14? Lo ignoramos, porque significaría que, <text:span text:style-name="T486">según las suposiciones de las dataciones radiométricas, esos pedazos</text:span> de carbón <text:span text:style-name="T486">NO PUEDEN tener </text:span>mas de 60 mil años. Y <text:span text:style-name="T401">no nos gusta porque, si no creemos la biblia, queremos creer </text:span>lo que nos enseñaron en el colegio.</text:p>
      <text:p text:style-name="P25">O ¿Que pasa cuando <text:span text:style-name="T486">cada vez que se realiza una prueba de Carbono 14 en algún pedazo de </text:span>diamante <text:span text:style-name="T486">encontramos que </text:span>tiene Carbono 14? Lo ignoramos, porque significaría que, <text:span text:style-name="T486">según las suposiciones de las dataciones radiométricas, esos pedazos</text:span> de diamante <text:span text:style-name="T486">NO PUEDEN tener </text:span>mas de 60 mil años. Y <text:span text:style-name="T401">no nos gusta porque, si no creemos la biblia, queremos creer </text:span>lo que nos enseñaron en el colegio.</text:p>
      <text:p text:style-name="P25">O ¿Que pasa cuando <text:span text:style-name="T486">cada vez que se realiza una prueba de Carbono 14 en fósiles de dinosaurio encontramos que tiene </text:span>Carbono 14? Lo ignoramos, porque significaría que, <text:span text:style-name="T486">según las suposiciones de las dataciones radiométricas, esos</text:span> fósil<text:span text:style-name="T486">es</text:span> de dinosaurio <text:span text:style-name="T486">NO PUEDEN </text:span>t<text:span text:style-name="T486">ener</text:span> mas de 60 mil años. Y <text:span text:style-name="T401">no nos gusta porque, si no creemos la biblia, queremos creer </text:span>lo que nos enseñaron en el colegio.</text:p>
      <text:p text:style-name="P17">No podemos alcanzar La Verdad de<text:span text:style-name="T409">l pasado antiguo cuando suponemos algo que no se puede comprobar en el presente.</text:span></text:p>
      <text:h text:style-name="Heading_20_3" text:outline-level="1"><text:bookmark-start text:name="__RefHeading___Toc28355_1627726659"/><text:span text:style-name="T404">Helio</text:span>.<text:bookmark-end text:name="__RefHeading___Toc28355_1627726659"/></text:h>
      <text:p text:style-name="P166">El helio es un gas que se escapa prácticamente de cualquier contenedor. Y entre mayor sea la temperatura es mas fácil que se <text:soft-page-break/>escape.</text:p>
      <text:p text:style-name="P164">Si encontramos globos llenos de helio en el techo de un salón donde hubo una fiesta para niños, preguntamos a que hora fue la fiesta y nos responden que fue hace <text:span text:style-name="T564">8</text:span> <text:span text:style-name="T405">días</text:span>, sabemos que hay evidencia que indica la contrario. Los globos llenos de helio estarían en el piso y no en el techo. </text:p>
      <text:p text:style-name="P169">Claro, <text:span text:style-name="T564">e</text:span>st<text:span text:style-name="T564">a</text:span> conclusión implica haber hecho algunas suposiciones similares a las de datación <text:span text:style-name="T587">radiométrica</text:span>: que la temperatura del helio en los globos no ha variado en grandes cantidades, que los globos no han sido <text:span text:style-name="T565">vueltos a l</text:span>lena<text:span text:style-name="T565">r</text:span> con helio, y que los globos estaban ya llenos de helio cuando la fiesta para niños ocurrió.</text:p>
      <text:p text:style-name="P163">El zircón es un mineral que se encuentra en el granito y en otros tipos de rocas. <text:span text:style-name="T566">Es decir que ese zircón esta regado por todo el planeta en toda montaña que tenga granito. Ese zircón se encuentra en cualquier parte de la corteza terrestre. Esa que esta hecha de granito.</text:span></text:p>
      <text:p text:style-name="P167"><text:span text:style-name="T407">Y s</text:span>imilar <text:span text:style-name="T407">a lo que hicimos con</text:span> las suposiciones de la datación por Carbono 14, ASUM<text:span text:style-name="T407">AMOS</text:span>, ACEPT<text:span text:style-name="T407">EMOS</text:span>, CRE<text:span text:style-name="T407">AMOS</text:span> que las suposiciones de la datación por Uranio en estos pedazos de zirc<text:span text:style-name="T587">ó</text:span>n <text:span text:style-name="T407">se cumplen</text:span>, <text:span text:style-name="T407">y ASUMAMOS que el Helio en esos pedazos de zircón se genera cuando el</text:span> Uranio <text:span text:style-name="T407">que había en el zircón decae en</text:span> Plomo. </text:p>
      <text:p text:style-name="P165">¿Que pasa cuando encontramos <text:span text:style-name="T407">H</text:span>elio en <text:span text:style-name="T407">esos pedazos de</text:span> zircón que <text:span text:style-name="T407">han sido datados en miles de millones de años y que se encontraron</text:span> <text:span text:style-name="T406">a temperaturas entre los 100 y los 270 </text:span>grados cent<text:span text:style-name="T587">í</text:span>grados <text:span text:style-name="T406">entre los 1000 y 4000 metros de profundidad en la corteza terrestre</text:span>? </text:p>
      <text:p text:style-name="P165"><text:span text:style-name="T566">Lo que pasa es q</text:span>ue tenemos evidencia que indica que ese granito no puede haber sido formado <text:span text:style-name="T406">antes de hace </text:span>unos pocos miles de años. <text:span text:style-name="T406">Si hubieran pasado tan solo unos cientos de miles de años, no habría </text:span><text:soft-page-break/><text:span text:style-name="T406">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7">as suposiciones en las que basan las dataciones por Uranio</text:span>, o no debería haber absolutamente <text:span text:style-name="T566">NADA</text:span> de <text:span text:style-name="T408">H</text:span>elio en esos pedazos de Zircón. </text:p>
      <text:p text:style-name="P18">La Verdad de<text:span text:style-name="T409">l pasado antiguo es inalcanzable cuando suponemos cosas que no se pueden comprobar en el presente.</text:span></text:p>
      <text:h text:style-name="P293" text:outline-level="1"><text:bookmark-start text:name="__RefHeading___Toc28357_1627726659"/><text:span text:style-name="T411">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hacerse correcciones de detalles menores después de fabricados. Tiene mecanismos automatizados de control de calidad, de control de entradas y salidas, de transporte y comunicación de información </text:span><text:soft-page-break/><text:span text:style-name="T87">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a un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Los automóviles que produce esta fábrica <text:span text:style-name="T420">tienen una velocidad respectiva a su tamaño 3 veces mayor que la que un automóvil de uso común por seres humanos. Ademas, su eficiencia de trabajo, respecto a la cantidad de energía usada para su funcionamiento, es </text:span><text:soft-page-break/><text:span text:style-name="T420">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21">un</text:span> <text:span text:style-name="T420">automóvil de uso común por seres humanos </text:span>y desarm<text:span text:style-name="T587">é</text:span>mo<text:span text:style-name="T568">s</text:span>lo: <text:span text:style-name="T587">p</text:span>ieza por pieza, <text:span text:style-name="T587">tuerca por tuerca, tornillo por tornillo, circuito por circuito. </text:span></text:p>
      <text:p text:style-name="P20">Supongamos que cada pieza esta cuidadosamente numerada, cada circuito cuidadosamente especificado <text:span text:style-name="T569">y</text:span> numerado, <text:span text:style-name="T569">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22">¿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570">TODAVÍA</text:span> <text:span text:style-name="T570">PODRÍA</text:span> <text:span text:style-name="T570">ARMARLO</text:span>? </text:p>
      <text:p text:style-name="P39"><text:soft-page-break/>Por que mas o menos eso es lo que nos enseñan en el colegio que sucedió con máquinas que ni siquiera entendemos como funcionan. Toda la maquinaria biológica.</text:p>
      <text:p text:style-name="P22">Recuerde que solo estamos tratando de armar un <text:span text:style-name="T420">automóvil de uso común por seres humanos. Ese que entendemos como funciona. </text:span>En el caso de <text:span text:style-name="T424">armar</text:span> un ser humano estamos hablando de una <text:span text:style-name="T424">organismo</text:span> que en la gran mayoría de sus fábricas, de sus células, tiene toda la información de como construir el organismo completo. Que todo el organismo salió de una sola fábrica, de una sola célula, <text:span text:style-name="T425">un óvulo fecundado</text:span>. Que <text:span text:style-name="T423">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6">no solo </text:span>ese automóvil de uso común se armó con mucho tiempo y pura chepa, <text:span text:style-name="T426">sino que también el que creó ese </text:span>automóvil <text:span text:style-name="T427">se armó de la misma manera.</text:span></text:p>
      <text:p text:style-name="P24">El campo de estudio llamado abiogénesis es ahora el encargado de darle un toque científico a ese cuento.</text:p>
      <text:h text:style-name="P294" text:outline-level="1"><text:bookmark-start text:name="__RefHeading___Toc28359_1627726659"/><text:span text:style-name="T97">Monómeros</text:span>.<text:bookmark-end text:name="__RefHeading___Toc28359_1627726659"/></text:h>
      <text:p text:style-name="P197">Los monómeros son las letras y piezas de los sistemas bi<text:span text:style-name="T587">o</text:span>l<text:span text:style-name="T587">ó</text:span>gicos.</text:p>
      <text:p text:style-name="P258">La persona que pretende explicar el proceso mediante el cual puede surgir la vida de la materia, sin la existencia de un creador, <text:span text:style-name="T428">tiene que </text:span><text:soft-page-break/><text:span text:style-name="T428">explicar como formar compuestos orgánicos a partir de la tabla periódica. Es lo mínimo. </text:span></text:p>
      <text:p text:style-name="P262">Si un ser inteligente, diseñador y creativo como se llama a si mismo el ser humano, no puede sintetizar químicamente un compuesto orgánico a partir de la tabla periódica, si ese ser tan inteligente diseñador y creativo no puede <text:span text:style-name="T617">CONSTRUIR</text:span> lo que <text:span text:style-name="T617">supuestamente </text:span>se formó “<text:span text:style-name="T617">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29">Uno de los objetivos de la </text:span>abiogénesis <text:span text:style-name="T429">es</text:span> explicar el proceso, <text:span text:style-name="T618">ANTES</text:span> de la existencia de la bioquímica, <text:span text:style-name="T618">ANTES</text:span> de la existencia de los compuestos orgánicos, mediante el cual se <text:span text:style-name="T429">formaron dichos compuestos orgánicos a partir de los elementos de la tabla periódica.</text:span></text:p>
      <text:p text:style-name="P259">Otro de los objetivos de la abiogénesis es explicar como construir, como sintetizar, como armar, como ensamblar, una célula.</text:p>
      <text:h text:style-name="Heading_20_4" text:outline-level="2"><text:bookmark-start text:name="__RefHeading___Toc34043_4074771781"/>Las <text:span text:style-name="T571">letras</text:span>.<text:bookmark-end text:name="__RefHeading___Toc34043_4074771781"/></text:h>
      <text:p text:style-name="P259">Los compuestos orgánicos <text:span text:style-name="T452">mas simples,</text:span> necesarios y presentes en todos los sistemas biológicos, esos que <text:span text:style-name="T430">son absolutamente necesarios para empezar a armar una célula viva, </text:span>son básicamente <text:span text:style-name="T499">4</text:span> <text:span text:style-name="T452">tipos de monómeros</text:span>: </text:p>
      <text:list text:style-name="L6">
        <text:list-item>
          <text:p text:style-name="P309">los monosac<text:span text:style-name="T587">á</text:span>ridos, </text:p>
        </text:list-item>
        <text:list-item>
          <text:p text:style-name="P309">los aminoácidos, </text:p>
        </text:list-item>
        <text:list-item>
          <text:p text:style-name="P309">los nucleótidos y </text:p>
        </text:list-item>
        <text:list-item>
          <text:p text:style-name="P309"><text:soft-page-break/>el glicerol.</text:p>
        </text:list-item>
      </text:list>
      <text:p text:style-name="P263">Estas son las piezas de las máquinas, y las letras de los programas, que permiten armar células. </text:p>
      <text:p text:style-name="P263">Las máquinas y programas que se necesitan para armar una célula son básicamente 4 tipos de polímeros: </text:p>
      <text:list text:style-name="L7">
        <text:list-item>
          <text:p text:style-name="P312">Los carbohidratos, <text:s/></text:p>
        </text:list-item>
        <text:list-item>
          <text:p text:style-name="P312">Los péptidos, <text:s/></text:p>
        </text:list-item>
        <text:list-item>
          <text:p text:style-name="P312">Los ácidos nucleicos, y </text:p>
        </text:list-item>
        <text:list-item>
          <text:p text:style-name="P312">Los lípidos.</text:p>
        </text:list-item>
      </text:list>
      <text:p text:style-name="P260">Cada uno de estos <text:span text:style-name="T588">polímeros</text:span> se arman a partir de <text:span text:style-name="T588">monómeros.</text:span> <text:span text:style-name="T578">Poli</text:span> significa muchos. Mono significa uno. Un <text:span text:style-name="T578">poli</text:span> se arma de varios monos. Un “muchos” se arma de varios “unos”. Fácil ¿no?</text:p>
      <text:list text:style-name="L8">
        <text:list-item>
          <text:p text:style-name="P310">Los carbohidratos están hechos de <text:span text:style-name="T588">monosacáridos.</text:span> </text:p>
        </text:list-item>
        <text:list-item>
          <text:p text:style-name="P310">Los péptidos o proteínas están hechos de aminoácidos. </text:p>
        </text:list-item>
        <text:list-item>
          <text:p text:style-name="P310">Los ácidos nucleicos están hechos con nucleótidos. </text:p>
        </text:list-item>
        <text:list-item>
          <text:p text:style-name="P310">Los lípidos están hechos de glicerol.</text:p>
        </text:list-item>
      </text:list>
      <text:h text:style-name="Heading_20_4" text:outline-level="2"><text:bookmark-start text:name="__RefHeading___Toc34045_4074771781"/>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19">QUIRAL</text:span>. Y <text:span text:style-name="T434">cuando en</text:span> una muestra de un compuesto químico solo <text:span text:style-name="T434">hay un </text:span>tipo de quiralidad, todos son guantes para la mano derecha o todos son guantes para la izquierda, se dice que la muestra es <text:span text:style-name="T619">HOMOQUIRAL</text:span>. Cuando hay guantes para la derecha y <text:span text:style-name="T433">guantes </text:span><text:soft-page-break/>para la izquierda mezclados en la muestra, se dice que <text:span text:style-name="T432">la muestra </text:span>es <text:span text:style-name="T432">racémica.</text:span></text:p>
      <text:p text:style-name="P181"><text:span text:style-name="T452">Los monómeros, esas</text:span> piezas y letras, <text:span text:style-name="T452">esos que son de 4 tipos: monosacáridos, aminoácidos, nucleótidos y </text:span>el <text:span text:style-name="T431">glicerol, </text:span>que se observan en los sistemas biológicos, tienen esa característica son <text:span text:style-name="T619">HOMOQUIRALES</text:span>. <text:span text:style-name="T432">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5">de energía, de pureza en los reactivos, </text:span>etc para que se pueda dar.</text:p>
      <text:p text:style-name="P182">Algunas reacciones necesitan de la presencia de compuestos específicos que las faciliten <text:span text:style-name="T435">aunque no participan en la reacción. Necesitan facilitadores.</text:span></text:p>
      <text:p text:style-name="P182">Algunas reacciones necesitan ser detenidas porque si continúan no se obtiene el resultado esperado. <text:span text:style-name="T436">Necesitan un cambio en las condiciones para detener la reacción. Necesitan un freno en el momento preciso. </text:span></text:p>
      <text:p text:style-name="P182">Algunas reacciones tienen como resultado una mezcla de varios compuestos donde solo uno de ellos es el deseado y puede que est<text:span text:style-name="T62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6">La basura no se desea.</text:span></text:p>
      <text:p text:style-name="P183"><text:soft-page-break/>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8">ese enlace deseado, </text:span>se de <text:span text:style-name="T438">solo </text:span>por la mano izquierda y no por ninguna otra extremidad. Esto implica una preparación previa a la reacción de cada uno de los reactivos. <text:span text:style-name="T437">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40">¿</text:span>Que pasa entonces cuando en el campo de la abiogénesis, se pretende explicar como se formaron dichas letras y piezas fundamentales, <text:span text:style-name="T444">esos primeros compuestos orgánicos</text:span> que son <text:span text:style-name="T439">los monosacáridos, aminoácidos, nucleótidos y el glicerol, en un planeta MUERTO y BRUTO donde no había laboratorios, </text:span>y para mi siguiente paso en mi cadena de reacciones <text:span text:style-name="T440">químicas </text:span>necesito que el resultado de mi paso anterior este en forma homoquiral, <text:span text:style-name="T440">que tenga</text:span> <text:span text:style-name="T440">la</text:span> pureza <text:span text:style-name="T440">necesaria</text:span>, convenientemente protegido para que se de la siguiente reacción, convenientemente separado de otros compuestos, con las condiciones de temperatura, presión, <text:span text:style-name="T589">acidez</text:span>, etc. <text:span text:style-name="T440">y la reacción en curso no se ha detenido, mi compuesto deseado esta quedando mezclado con otros 4 compuestos basura y en una proporción inferior al 1% respecto a la cantidad que necesito, que no tengo ni idea de como separarlo de los compuestos basura, que está </text:span><text:soft-page-break/><text:span text:style-name="T440">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1">Fácil. Primero hago trampa y lo extraigo de sistemas biológicos existentes, esos que pretendo demostrar como se formaron, mediante los procedimientos destruc<text:span text:style-name="T620">tivos</text:span> que hemos desarrollado para lograr extraer dichos compuestos. Algo así como <text:span text:style-name="T445">destruir un carro para </text:span>quitarle las llantas que necesito, <text:span text:style-name="T445">esos</text:span> que creo que se armaron solitos en millones de años. </text:p>
      <text:p text:style-name="P261">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441">como la necesidad de un ser humano controlando las condiciones de las reacciones,</text:span> y anunciando que ya se logró el objetivo.</text:p>
      <text:p text:style-name="P187">Y esto es solo para demostrar que se puede, en un laboratorio moderno <text:span text:style-name="T442">y con intervención humana</text:span>, construir las letras y piezas de los <text:span text:style-name="T431">programa</text:span>s y maquinas que encontramos en las células.</text:p>
      <text:p text:style-name="P188"><text:span text:style-name="T443">Esa es l</text:span>a verdad de la mentira, la trampa, <text:span text:style-name="T443">y el engaño, de esos artículos sobre abiogénesis.</text:span></text:p>
      <text:h text:style-name="Heading_20_3" text:outline-level="1"><text:bookmark-start text:name="__RefHeading___Toc28361_1627726659"/><text:span text:style-name="T451">Polímeros</text:span>.<text:bookmark-end text:name="__RefHeading___Toc28361_1627726659"/></text:h>
      <text:p text:style-name="P197">Los polímeros son las máquinas y programas de los sistemas <text:span text:style-name="T457">biológicos.</text:span> <text:span text:style-name="T457">Están hechos de monómeros.</text:span></text:p>
      <text:list text:style-name="L9">
        <text:list-item>
          <text:p text:style-name="P311"><text:soft-page-break/>Los carbohidratos están hechos de <text:span text:style-name="T589">monosacáridos.</text:span> </text:p>
        </text:list-item>
        <text:list-item>
          <text:p text:style-name="P311">Los péptidos o proteínas están hechos de aminoácidos. </text:p>
        </text:list-item>
        <text:list-item>
          <text:p text:style-name="P311">Los ácidos nucleicos están hechos con nucleótidos. </text:p>
        </text:list-item>
        <text:list-item>
          <text:p text:style-name="P311">Los lípidos están hechos de glicerol.</text:p>
        </text:list-item>
      </text:list>
      <text:p text:style-name="P192">El ser humano no es capaz de sintetizar l<text:span text:style-name="T455">os monómeros que componen los polímeros esenciales para </text:span>construir una célula <text:span text:style-name="T461">sin usar lo que ya hay en células vivas, en los sistemas biológicos existentes, esos que pretende mostrar como se formaron</text:span>.</text:p>
      <text:p text:style-name="P189">Pero SUPONGAMOS, ACEPTEMOS, CREAMOS que si, que <text:span text:style-name="T460">el hombre ya </text:span>puede construir <text:span text:style-name="T456">monómeros</text:span> sin usar compuestos <text:span text:style-name="T453">extraídos</text:span> de sistemas biológicos. <text:span text:style-name="T456">Que puede sintetizar</text:span> <text:span text:style-name="T589">monosacáridos, aminoácidos, nucleótidos y el glicerol. </text:span>Ese es el menor de los problemas. </text:p>
      <text:p text:style-name="P195">Si pretende negar <text:span text:style-name="T621">a</text:span>l creador, el ser humano tendría que como mínimo, usando toda su inteligencia, diseño y creatividad, <text:span text:style-name="T447">usando toda su tecnología, usando laboratorios modernos, esos que no tiene un planeta MUERTO y BRUTO en el cual supuestamente sucedió todo ESPONTÁNEAMENTE,</text:span> desarrollar procedimientos químicos que permitan reproducir al menos <text:span text:style-name="T451">los polímeros</text:span> mas simples <text:span text:style-name="T446">que se observan en los sistemas biológicos. Polímeros de los cuales ya se conozca la secuencia, sin tener que diseñarla, </text:span>con los que se construye una célula: los <text:span text:style-name="T431">carbohidratos, péptidos, ácidos nucleicos y lípidos. De la célula que considere mas simple, la mas fácil de todas, la que quiera, la que escoja. </text:span></text:p>
      <text:p text:style-name="P266">No puede.</text:p>
      <text:p text:style-name="P266">Le toca hacer trampa. Le toca extraer las maquinas y programas de los sistemas biológicos ya existentes para usarlos en la síntesis de <text:soft-page-break/>dichos polímeros. Esos que supuestamente desea probar que aparecieron en un planeta <text:span text:style-name="T621">MUERTO</text:span> y <text:span text:style-name="T621">BRUTO</text:span> hace millones de años a punta de tiempo, chepa y reacciones químicas que <text:span text:style-name="T621">supuestamente </text:span>suceden <text:span text:style-name="T621">ESPONTÁNEAMENTE</text:span> pero que el hombre no puede ni siquiera hacer con la última tecnología y usando toda su creatividad, inteligencia y diseño.</text:p>
      <text:p text:style-name="P195"><text:span text:style-name="T431">Con esas letras y piezas que son los monosacáridos, aminoácidos, nucleótidos y el glicerol debería poder armar por lo menos </text:span>los <text:span text:style-name="T431">carbohidratos, péptidos, ácidos nucleicos y lípidos de la célula mas simple. </text:span></text:p>
      <text:p text:style-name="P266">Debería poder sintetizarlos. Debería poder polimerizarlos. No puede. <text:span text:style-name="T622">Le toca hacer trampa. Y sin embargo la explicación popular, esa que leemos en la enciclopedia, es que surgieron ESPONTÁNEAMENTE. Puff solitos.</text:span></text:p>
      <text:p text:style-name="P264">Las maquinas que puede crear el hombre para unir letras de un programa biológico tienen el tamaño de una <text:span text:style-name="T572">NEVERA</text:span> y solo pueden unir un máximo 15 a 20 letras antes de que empezar a tener <text:span text:style-name="T451">los mismos </text:span>problemas, <text:span text:style-name="T458">en sus reacciones químicas, que tiene el ser humano para sintetizar los monómeros. </text:span></text:p>
      <text:p text:style-name="P264"><text:span text:style-name="T458">El programa mas largo que puede sintetizar el hombre con sus máquinas llega hasta unas 20 letras</text:span>. <text:span text:style-name="T454">Si quiere cadenas más largas le toca usar las máquinas de los sistemas biológicos. Le toca usar carbohidratos, péptidos, ácidos nucleicos extraídos destructivamente de sistemas biológicos. </text:span></text:p>
      <text:p text:style-name="P267">De hecho, le toca hacer más trampa, porque recordemos que estamos aceptando la trampa de que dichas letras fueran extraídas de sistemas biológicos y adecuadamente protegidas usando compuestos orgánicos también extraídos de sistemas biológicos. </text:p>
      <text:p text:style-name="P264"><text:soft-page-break/>Un programa biológico <text:span text:style-name="T448">de una célula simple </text:span>tiene cientos de miles de letras y las maquinas que se encuentran en los sistemas biológicos tienen tamaños tan pequeños que cientos de miles de estas maquinas caben en una sola célula. </text:p>
      <text:p text:style-name="P268">No estamos ni cerca de poder sintetizar los polímeros necesarios para armar una célula. No podemos ni siquiera aceptando como si pudiéramos lo que no podemos hacer: sintetizar los monómeros. </text:p>
      <text:p text:style-name="P268">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pan text:style-name="T461">Programador</text:span>.<text:bookmark-end text:name="__RefHeading___Toc28363_1627726659"/></text:h>
      <text:p text:style-name="P190">El ser humano n<text:span text:style-name="T573">i siquiera </text:span>es capaz de sintetizar <text:span text:style-name="T455">polímeros esenciales parecidos a los necesarios para </text:span>construir una célula, <text:span text:style-name="T461">sin usar lo que ya hay en células vivas, en los sistemas biológicos existentes, esos que pretende mostrar como se formaron de manera mágica, perdón, espontánea</text:span>.</text:p>
      <text:p text:style-name="P196">Pero SUPONGAMOS, ACEPTEMOS, CREAMOS que si, que <text:span text:style-name="T460">el hombre ya </text:span>puede construir, <text:span text:style-name="T573">sintetizar,</text:span> <text:span text:style-name="T456">polímeros parecidos a los esenciales para </text:span>construir una célula, sin usar compuestos <text:span text:style-name="T453">extraídos</text:span> de sistemas biológicos. <text:span text:style-name="T574">SUPONGAMOS que si puede sintetizar</text:span> <text:span text:style-name="T431">carbohidratos, péptidos, ácidos nucleicos y lípidos. </text:span></text:p>
      <text:p text:style-name="P191">Ese es <text:span text:style-name="T459">apenas el segundo reto</text:span>. <text:span text:style-name="T459">Ese es apenas el poder escribir. </text:span></text:p>
      <text:p text:style-name="P198">La pregunta mas importante d<text:span text:style-name="T462">e</text:span> todas es que va a escribir?</text:p>
      <text:p text:style-name="P200"><text:soft-page-break/>Los programas no se escriben solitos. Y mucho menos al azar, aleatoriamente, de chepa. Algunos creen que si y tratan de demostrarlo escribiendo programas. Programas que tampoco se escribieron solos. <text:span text:style-name="T464">Absurdo ¿no?. </text:span>Programas que buscan ser aleatorios usando una <text:span text:style-name="T497">MAQUINA</text:span>. Usando algo completamente determinista como es un computador. <text:span text:style-name="T464">Mas absurdo ¿no?. </text:span>Usando funciones que pretenden ser aleatorias, funciones pseudo-aleatorias, “casi” pero “<text:span text:style-name="T497">NO</text:span>” aleatorias. </text:p>
      <text:p text:style-name="P199">La pregunta matemática de si existe una moneda justa, una que no este cargada, una función verdaderamente aleatoria, esa que ya no es pseudo, esa que ya no es casi-aleatoria sino que <text:span text:style-name="T463">ES</text:span> aleatoria, se considera un problema abierto. Se considera un problema que no ha sido resuelto. Ni para <text:span text:style-name="T623">SÍ,</text:span> ni para <text:span text:style-name="T623">NO</text:span>. No debería serlo porque <text:span text:style-name="T465">es equivalente a </text:span>problemas que <text:span text:style-name="T505">SÍ</text:span> han sido resueltos. No existe. No la busque. Hay un Creador.</text:p>
      <text:p text:style-name="P193">Pero SUPONGAMOS, ACEPTEMOS, CREAMOS, <text:span text:style-name="T466">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5">MUERTO</text:span> y <text:span text:style-name="T575">BRUTO</text:span> en el cual <text:span text:style-name="T623">supuestamente </text:span>todo sucedió <text:span text:style-name="T623">ESPONTÁNEAMENTE</text:span>, sería uno que pueda por lo menos hacer lo que <text:span text:style-name="T469">el mismo ser humano hace.</text:span> <text:span text:style-name="T469">Debería poder simular, imitar, lo que </text:span>hace un cerebro humano. La famosa inteligencia artificial. Uno que pase el test de Tur<text:span text:style-name="T655">i</text:span>ng. Uno que aprenda a aprender. Uno que procese información de manera indistinguible a como l<text:span text:style-name="T470">o</text:span> hace un ser humano. </text:p>
      <text:p text:style-name="P202">No hemos podido.</text:p>
      <text:p text:style-name="P194"><text:soft-page-break/>Pero SUPONGAMOS, ACEPTEMOS, CREAMOS, <text:span text:style-name="T471">que sí, que el ser humano ya logró crear un programa que procesa información de manera indistinguible a como lo hace un ser humano. </text:span></text:p>
      <text:p text:style-name="P265">En ese caso hipotético, <text:span text:style-name="T575">en el que se necesita CREER y SUPONER mas de lo que se necesita para CREER que Jesucristo está vivo porque resucitó,</text:span> lo ÚNICO que se habrá demostrado es que para crear una inteligencia <text:span text:style-name="T575">REAL</text:span> se necesita de <text:span text:style-name="T575">OTRA</text:span>. </text:p>
      <text:p text:style-name="P265">Lo ÚNICO que habrá demostrado es la necesidad de un programador, la NECESIDAD de un CREADOR.</text:p>
      <text:p text:style-name="P201"><text:span text:style-name="T472">Ese Creador no solo diseñó e</text:span>l programa del ADN. <text:span text:style-name="T472">El ADN</text:span> es solo el programa. Se necesita la maquina en la que se va a ejecutar, y dicha maquina necesita de la <text:span text:style-name="T467">energía</text:span> y el ambiente propicio para que pueda ejecutar el programa. El ovulo fecundado necesita del <text:span text:style-name="T467">útero.</text:span></text:p>
      <text:p text:style-name="P203">Esa fabrica que es el ovulo fecundado empieza a subdividirse siguiendo el programa especifico y después de nueve meses tenemos, tan solo en el cerebro, un programa que no <text:s/>tenemos ni idea de como funciona. <text:span text:style-name="T575">Y</text:span> ni siquiera podemos imitarlo con nuestra mejor tecnología.</text:p>
      <text:p text:style-name="P203">Pero no, algunas personas llegan a creer, porque eso fue lo que le enseñaron de niños <text:span text:style-name="T575">en el colegio</text:span>, que un planeta <text:span text:style-name="T575">MUERTO</text:span> y <text:span text:style-name="T575">BRUTO</text:span> resulto mas vivo e inteligente que nosotros. Absurdo <text:span text:style-name="T575">¿no?. Pero así estamos.</text:span></text:p>
      <text:p text:style-name="P204"><text:span text:style-name="T467">Una persona hace aproximadamente 3 mil años lo entendía mejor que muchos científicos modernos. El </text:span><text:alphabetical-index-mark-start text:id="IMark94385865220128"/><text:span text:style-name="T467">Salmo 100</text:span><text:alphabetical-index-mark-end text:id="IMark94385865220128"/><text:span text:style-name="T467"> nos dice: </text:span><text:span text:style-name="Bible_5f_text"><text:span text:style-name="T467">“</text:span></text:span><text:bookmark text:name="es-RVA-15512"/><text:span text:style-name="Bible_5f_text">Reconoced que Jehová él es Dios: El nos hizo, y no nosotros á nosotros mismos</text:span><text:span text:style-name="Bible_5f_text"><text:span text:style-name="T467">” </text:span></text:span><text:span text:style-name="Bible_5f_text"><text:span text:style-name="T467"><text:note text:id="ftn203" text:note-class="footnote"><text:note-citation>203</text:note-citation><text:note-body><text:p text:style-name="Footnote"><text:bookmark-start text:name="__RefHeading___Toc38347_1836810514"/><text:s/><text:alphabetical-index-mark-start text:id="IMark94385706346624"/><text:span text:style-name="T468">Salmo 100</text:span><text:alphabetical-index-mark-end text:id="IMark94385706346624"/><text:span text:style-name="T468">:3 </text:span><text:a xlink:type="simple" xlink:href="https://www.biblegateway.com/passage/?search=Salmos+100%3A3&amp;version=RVA" text:style-name="Internet_20_link" text:visited-style-name="Visited_20_Internet_20_Link"><text:span text:style-name="T468">RVA</text:span></text:a><text:bookmark-end text:name="__RefHeading___Toc38347_1836810514"/></text:p></text:note-body></text:note></text:span></text:span><text:span text:style-name="T467">.</text:span></text:p>
      <text:p text:style-name="P313"><text:soft-page-break/>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3</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9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9-04T16:01:50.453123040</dc:date>
    <meta:editing-duration>P18DT10H40M35S</meta:editing-duration>
    <meta:editing-cycles>6009</meta:editing-cycles>
    <meta:generator>LibreOffice/7.6.0.3$Linux_X86_64 LibreOffice_project/60$Build-3</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8" meta:word-count="23085" meta:character-count="132499" meta:non-whitespace-character-count="109757"/>
    <meta:user-defined meta:name="Autor">Jose Luis Quiroga</meta:user-defined>
  </office:meta>
</office:document-meta>
</file>